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9965in"/>
    </style:style>
    <style:style style:name="co2" style:family="table-column">
      <style:table-column-properties fo:break-before="auto" style:column-width="3.0555in"/>
    </style:style>
    <style:style style:name="co3" style:family="table-column">
      <style:table-column-properties fo:break-before="auto" style:column-width="0.8945in"/>
    </style:style>
    <style:style style:name="co4" style:family="table-column">
      <style:table-column-properties fo:break-before="auto" style:column-width="2.0189in"/>
    </style:style>
    <style:style style:name="co5" style:family="table-column">
      <style:table-column-properties fo:break-before="auto" style:column-width="1.2547in"/>
    </style:style>
    <style:style style:name="co6" style:family="table-column">
      <style:table-column-properties fo:break-before="auto" style:column-width="1.3425in"/>
    </style:style>
    <style:style style:name="co7" style:family="table-column">
      <style:table-column-properties fo:break-before="auto" style:column-width="1.6256in"/>
    </style:style>
    <style:style style:name="co8" style:family="table-column">
      <style:table-column-properties fo:break-before="auto" style:column-width="2.739in"/>
    </style:style>
    <style:style style:name="co9" style:family="table-column">
      <style:table-column-properties fo:break-before="auto" style:column-width="1.6583in"/>
    </style:style>
    <style:style style:name="co10" style:family="table-column">
      <style:table-column-properties fo:break-before="auto" style:column-width="2.6189in"/>
    </style:style>
    <style:style style:name="co11" style:family="table-column">
      <style:table-column-properties fo:break-before="auto" style:column-width="1.7571in"/>
    </style:style>
    <style:style style:name="co12" style:family="table-column">
      <style:table-column-properties fo:break-before="auto" style:column-width="0.3819in"/>
    </style:style>
    <style:style style:name="co13" style:family="table-column">
      <style:table-column-properties fo:break-before="auto" style:column-width="0.7091in"/>
    </style:style>
    <style:style style:name="co14" style:family="table-column">
      <style:table-column-properties fo:break-before="auto" style:column-width="5.9035in"/>
    </style:style>
    <style:style style:name="co15" style:family="table-column">
      <style:table-column-properties fo:break-before="auto" style:column-width="1.702in"/>
    </style:style>
    <style:style style:name="co16" style:family="table-column">
      <style:table-column-properties fo:break-before="auto" style:column-width="0.8291in"/>
    </style:style>
    <style:style style:name="co17" style:family="table-column">
      <style:table-column-properties fo:break-before="auto" style:column-width="0.6654in"/>
    </style:style>
    <style:style style:name="co18" style:family="table-column">
      <style:table-column-properties fo:break-before="auto" style:column-width="3.6445in"/>
    </style:style>
    <style:style style:name="co19" style:family="table-column">
      <style:table-column-properties fo:break-before="auto" style:column-width="1.7673in"/>
    </style:style>
    <style:style style:name="co20" style:family="table-column">
      <style:table-column-properties fo:break-before="auto" style:column-width="1.102in"/>
    </style:style>
    <style:style style:name="co21" style:family="table-column">
      <style:table-column-properties fo:break-before="auto" style:column-width="1.3965in"/>
    </style:style>
    <style:style style:name="ro1" style:family="table-row">
      <style:table-row-properties style:row-height="1.0154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2398in" fo:break-before="auto" style:use-optimal-row-height="false"/>
    </style:style>
    <style:style style:name="ro6" style:family="table-row">
      <style:table-row-properties style:row-height="0.8492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0.3854in" fo:break-before="auto" style:use-optimal-row-height="false"/>
    </style:style>
    <style:style style:name="ro9" style:family="table-row">
      <style:table-row-properties style:row-height="0.1665in" fo:break-before="auto" style:use-optimal-row-height="false"/>
    </style:style>
    <style:style style:name="ro10" style:family="table-row">
      <style:table-row-properties style:row-height="0.3228in" fo:break-before="auto" style:use-optimal-row-height="false"/>
    </style:style>
    <style:style style:name="ro11" style:family="table-row">
      <style:table-row-properties style:row-height="0.2811in" fo:break-before="auto" style:use-optimal-row-height="false"/>
    </style:style>
    <style:style style:name="ro12" style:family="table-row">
      <style:table-row-properties style:row-height="0.302in" fo:break-before="auto" style:use-optimal-row-height="false"/>
    </style:style>
    <style:style style:name="ro13" style:family="table-row">
      <style:table-row-properties style:row-height="0.3437in" fo:break-before="auto" style:use-optimal-row-height="false"/>
    </style:style>
    <style:style style:name="ro14" style:family="table-row">
      <style:table-row-properties style:row-height="0.1783in" fo:break-before="auto" style:use-optimal-row-height="true"/>
    </style:style>
    <style:style style:name="ta1" style:family="table" style:master-page-name="PageStyle_5f_Transportati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100">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Transportation" table:style-name="ta1" table:print-ranges="Transportation.A1:Transportation.O65536">
        <table:table-column table:style-name="co1" table:default-cell-style-name="ce7"/>
        <table:table-column table:style-name="co2" table:default-cell-style-name="ce11"/>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3" table:default-cell-style-name="ce7"/>
        <table:table-column table:style-name="co9" table:default-cell-style-name="ce7"/>
        <table:table-column table:style-name="co10" table:default-cell-style-name="ce7"/>
        <table:table-column table:style-name="co3" table:number-columns-repeated="2" table:default-cell-style-name="ce7"/>
        <table:table-column table:style-name="co11" table:default-cell-style-name="ce7"/>
        <table:table-column table:style-name="co12" table:default-cell-style-name="ce30"/>
        <table:table-column table:style-name="co13" table:default-cell-style-name="ce7"/>
        <table:table-column table:style-name="co14" table:default-cell-style-name="ce11"/>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62"/>
        <table:table-column table:style-name="co20" table:default-cell-style-name="ce7"/>
        <table:table-column table:style-name="co3" table:number-columns-repeated="8" table:default-cell-style-name="ce7"/>
        <table:table-column table:style-name="co21" table:default-cell-style-name="ce7"/>
        <table:table-column table:style-name="co3" table:number-columns-repeated="224" table:default-cell-style-name="ce7"/>
        <table:table-row table:style-name="ro1">
          <table:table-cell table:style-name="ce1" office:value-type="string">
            <office:annotation draw:style-name="gr1" draw:text-style-name="P1" svg:width="4.1236in" svg:height="322.0087in" svg:x="2.7709in" svg:y="0.1185in" draw:caption-point-x="-2.7709in" draw:caption-point-y="-0.1185in">
              <dc:date>2006-01-01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56in" svg:height="322.0087in" svg:x="5.1961in" svg:y="0.1185in" draw:caption-point-x="-5.1961in" draw:caption-point-y="-0.1185in">
              <dc:date>2006-01-01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2" office:value-type="string">
            <office:annotation draw:style-name="gr1" draw:text-style-name="P1" svg:width="2.4803in" svg:height="322.0087in" svg:x="6.272in" svg:y="0.1185in" draw:caption-point-x="-6.272in" draw:caption-point-y="-0.1185in">
              <dc:date>2006-01-01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20" office:value-type="string">
            <office:annotation draw:style-name="gr1" draw:text-style-name="P1" svg:width="2.0673in" svg:height="322.0087in" svg:x="8.1748in" svg:y="0.1185in" draw:caption-point-x="-8.1748in" draw:caption-point-y="-0.1185in">
              <dc:date>2006-01-01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21" office:value-type="string">
            <office:annotation draw:style-name="gr1" draw:text-style-name="P1" svg:width="1.7965in" svg:height="322.0087in" svg:x="9.435in" svg:y="0.1185in" draw:caption-point-x="-9.435in" draw:caption-point-y="-0.1185in">
              <dc:date>2006-01-01T00:00:00</dc:date>
              <text:p text:style-name="P1"><text:span text:style-name="T1">Property Qualifier:</text:span></text:p>
              <text:p text:style-name="P1"><text:span text:style-name="T1">A qualifier is a word or words which help define and differentiate a Business Information Entity fromother Business Information Entities. </text:span></text:p>
              <text:p text:style-name="P1"><text:span text:style-name="T1">Qualifiers specialise or modify the Property Term. <text:s/>For example, when the BIE is used in another context.</text:span></text:p>
            </office:annotation>
            <text:p>Property Term Qualifier</text:p>
          </table:table-cell>
          <table:table-cell table:style-name="ce22" office:value-type="string">
            <office:annotation draw:style-name="gr1" draw:text-style-name="P1" svg:width="1.7205in" svg:height="322.0087in" svg:x="10.6858in" svg:y="0.1185in" draw:caption-point-x="-10.6858in" draw:caption-point-y="-0.1185in">
              <dc:date>2006-01-01T00:00:00</dc:date>
              <text:p text:style-name="P1"><text:span text:style-name="T1">Property Term Possessive(s).</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ay consist of one or more possessive nouns preceeding the mandatory noun. <text:s/>This ownership creates a meaninginful refinement of the noun to make a meaningful and recognisable business name.</text:span></text:p>
            </office:annotation>
            <text:p>Property Term Possessive Noun</text:p>
          </table:table-cell>
          <table:table-cell table:style-name="ce12" office:value-type="string">
            <office:annotation draw:style-name="gr1" draw:text-style-name="P1" svg:width="1.7291in" svg:height="322.0087in" svg:x="12.3827in" svg:y="0.1185in" draw:caption-point-x="-12.3827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 Primary Noun</text:p>
          </table:table-cell>
          <table:table-cell table:style-name="ce12" office:value-type="string">
            <office:annotation draw:style-name="gr1" draw:text-style-name="P1" svg:width="1.437in" svg:height="322.0087in" svg:x="15.0339in" svg:y="0.1185in" draw:caption-point-x="-15.0339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text:p>
          </table:table-cell>
          <table:table-cell table:style-name="ce12" office:value-type="string">
            <office:annotation draw:style-name="gr1" draw:text-style-name="P1" svg:width="1.4362in" svg:height="322.0087in" svg:x="15.9252in" svg:y="0.1185in" draw:caption-point-x="-15.9252in" draw:caption-point-y="-0.1185in">
              <dc:date>2006-01-01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2" office:value-type="string">
            <text:p>Data Type Qualifier</text:p>
          </table:table-cell>
          <table:table-cell table:style-name="ce12" office:value-type="string">
            <text:p>Data Type</text:p>
          </table:table-cell>
          <table:table-cell table:style-name="ce12" office:value-type="string">
            <office:annotation draw:style-name="gr1" draw:text-style-name="P1" svg:width="3.4142in" svg:height="322.0087in" svg:x="21.0772in" svg:y="0.1185in" draw:caption-point-x="-21.0772in" draw:caption-point-y="-0.1185in">
              <dc:date>2006-01-01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21" office:value-type="string">
            <office:annotation draw:style-name="gr1" draw:text-style-name="P1" svg:width="3.0807in" svg:height="322.0087in" svg:x="22.4469in" svg:y="0.1185in" draw:caption-point-x="-22.4469in" draw:caption-point-y="-0.1185in">
              <dc:date>2006-01-01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2" office:value-type="string">
            <office:annotation draw:style-name="gr1" draw:text-style-name="P1" svg:width="0.6748in" svg:height="322.0087in" svg:x="23.6323in" svg:y="0.1185in" draw:caption-point-x="-23.6323in" draw:caption-point-y="-0.1185in">
              <dc:date>2006-01-01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20" office:value-type="string">
            <office:annotation draw:style-name="gr1" draw:text-style-name="P1" svg:width="5.0189in" svg:height="322.0087in" svg:x="24.0236in" svg:y="0.1185in" draw:caption-point-x="-24.0236in" draw:caption-point-y="-0.1185in">
              <dc:date>2006-01-01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2" office:value-type="string">
            <office:annotation draw:style-name="gr1" draw:text-style-name="P1" svg:width="7.6331in" svg:height="322.0087in" svg:x="25.7402in" svg:y="0.1185in" draw:caption-point-x="-25.7402in" draw:caption-point-y="-0.1185in">
              <dc:date>2006-01-01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22" office:value-type="string">
            <office:annotation draw:style-name="gr1" draw:text-style-name="P1" svg:width="3.6028in" svg:height="322.0087in" svg:x="31.1984in" svg:y="0.1185in" draw:caption-point-x="-31.1984in" draw:caption-point-y="-0.1185in">
              <dc:date>2006-01-01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43" office:value-type="string">
            <text:p>Examples</text:p>
          </table:table-cell>
          <table:table-cell table:style-name="ce43" office:value-type="string">
            <office:annotation draw:style-name="gr1" draw:text-style-name="P1" svg:width="1.252in" svg:height="322.0087in" svg:x="33.1661in" svg:y="0.1185in" draw:caption-point-x="-33.1661in" draw:caption-point-y="-0.1185in">
              <dc:date>2006-01-01T00:00:00</dc:date>
              <text:p text:style-name="P1"><text:span text:style-name="T1">The UN Trade Data Element Dictionary (ISO 7372) code for this BIE.</text:span></text:p>
            </office:annotation>
            <text:p>UN/TDED Code</text:p>
          </table:table-cell>
          <table:table-cell table:style-name="ce43" office:value-type="string">
            <office:annotation draw:style-name="gr1" draw:text-style-name="P1" svg:width="2.124in" svg:height="322.0087in" svg:x="33.872in" svg:y="0.1185in" draw:caption-point-x="-33.872in" draw:caption-point-y="-0.1185in">
              <dc:date>2006-01-01T00:00:00</dc:date>
              <text:p text:style-name="P1"><text:span text:style-name="T1">The version number of this BIE. <text:s/>Can be used to generate change logs.</text:span></text:p>
            </office:annotation>
            <text:p>Current Version</text:p>
          </table:table-cell>
          <table:table-cell table:style-name="ce58" office:value-type="string">
            <office:annotation draw:style-name="gr1" draw:text-style-name="P1" svg:width="2.1417in" svg:height="322.0087in" svg:x="37.6665in" svg:y="0.1185in" draw:caption-point-x="-37.6665in" draw:caption-point-y="-0.1185in">
              <dc:date>2006-01-01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58" office:value-type="string">
            <office:annotation draw:style-name="gr1" draw:text-style-name="P1" svg:width="1.4354in" svg:height="322.0087in" svg:x="39.2634in" svg:y="0.1185in" draw:caption-point-x="-39.2634in" draw:caption-point-y="-0.1185in">
              <dc:date>2006-01-01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Libray spreadsheet model.</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43" office:value-type="string">
            <text:p>Change from Previous Version</text:p>
          </table:table-cell>
          <table:table-cell table:style-name="ce43" office:value-type="string">
            <text:p>Small Business Subset Account Response</text:p>
          </table:table-cell>
          <table:table-cell table:style-name="ce43" office:value-type="string">
            <text:p>Small Business Subset Catalogue</text:p>
          </table:table-cell>
          <table:table-cell table:style-name="ce43" office:value-type="string">
            <text:p>Small Business Subset Credit Note</text:p>
          </table:table-cell>
          <table:table-cell table:style-name="ce43" office:value-type="string">
            <text:p>Small Business Subset Debit Note</text:p>
          </table:table-cell>
          <table:table-cell table:style-name="ce43" office:value-type="string">
            <text:p>Small Business Subset Despatch Advice</text:p>
          </table:table-cell>
          <table:table-cell table:style-name="ce43" office:value-type="string">
            <text:p>Small Business Subset Invoice</text:p>
          </table:table-cell>
          <table:table-cell table:style-name="ce43" office:value-type="string">
            <text:p>Small Business Subset Order</text:p>
          </table:table-cell>
          <table:table-cell table:style-name="ce43" office:value-type="string">
            <text:p>Small Business Subset Order Cancellation</text:p>
          </table:table-cell>
          <table:table-cell table:style-name="ce43" office:value-type="string">
            <text:p>Small Business Subset Order Change</text:p>
          </table:table-cell>
          <table:table-cell table:style-name="ce43" office:value-type="string">
            <text:p>Small Business Subset Order Response</text:p>
          </table:table-cell>
          <table:table-cell table:style-name="ce43" office:value-type="string">
            <text:p>Small Business Subset Order Response Simple</text:p>
          </table:table-cell>
          <table:table-cell table:style-name="ce43" office:value-type="string">
            <text:p>Small Business Subset Quotation</text:p>
          </table:table-cell>
          <table:table-cell table:style-name="ce43" office:value-type="string">
            <text:p>Small Business Subset Receipt Advice</text:p>
          </table:table-cell>
          <table:table-cell table:style-name="ce43" office:value-type="string">
            <text:p>Small Business Subset Remittance Advice</text:p>
          </table:table-cell>
          <table:table-cell table:style-name="ce43" office:value-type="string">
            <text:p>Small Business Subset Request for Quotation</text:p>
          </table:table-cell>
          <table:table-cell table:style-name="ce43" office:value-type="string">
            <text:p>Small Business Subset Self Billed Invoice</text:p>
          </table:table-cell>
          <table:table-cell table:style-name="ce43" office:value-type="string">
            <text:p>Small Business Subset Self Billed Credit Note</text:p>
          </table:table-cell>
          <table:table-cell table:style-name="ce43" office:value-type="string">
            <text:p>Small Business Subset Statement</text:p>
          </table:table-cell>
          <table:table-cell table:style-name="ce14" table:number-columns-repeated="115"/>
          <table:table-cell table:number-columns-repeated="91"/>
        </table:table-row>
        <table:table-row table:style-name="ro2">
          <table:table-cell table:style-name="ce2" table:formula="oooc:=SUBSTITUTE(SUBSTITUTE(CONCATENATE(IF([.C2]=&quot;&quot;;&quot;&quot;;CONCATENATE([.C2];&quot;&quot;));&quot;&quot;;[.D2]);&quot; &quot;;&quot;&quot;);&quot;'&quot;;&quot;&quot;)" office:value-type="string" office:string-value="AirTransport">
            <text:p>AirTransport</text:p>
          </table:table-cell>
          <table:table-cell table:style-name="ce2" office:value-type="string">
            <text:p>Air Transport. Details</text:p>
          </table:table-cell>
          <table:table-cell table:style-name="ce13"/>
          <table:table-cell table:style-name="ce13" office:value-type="string">
            <text:p>Air Transport</text:p>
          </table:table-cell>
          <table:table-cell table:style-name="ce13" table:number-columns-repeated="10"/>
          <table:table-cell table:style-name="ce2"/>
          <table:table-cell table:style-name="ce13" office:value-type="string">
            <text:p>ABIE</text:p>
          </table:table-cell>
          <table:table-cell table:style-name="ce27" office:value-type="string">
            <text:p>Information related to an aircraft</text:p>
          </table:table-cell>
          <table:table-cell table:style-name="ce27" table:number-columns-repeated="2"/>
          <table:table-cell table:style-name="ce47" office:value-type="string">
            <text:p>2.0</text:p>
          </table:table-cell>
          <table:table-cell table:style-name="ce59"/>
          <table:table-cell table:style-name="ce2"/>
          <table:table-cell table:style-name="ce13" office:value-type="string">
            <text:p>Transportation</text:p>
          </table:table-cell>
          <table:table-cell table:style-name="ce13" table:number-columns-repeated="13"/>
          <table:table-cell table:style-name="ce13" office:value-type="string">
            <text:p>Y</text:p>
          </table:table-cell>
          <table:table-cell table:style-name="ce13" table:number-columns-repeated="13"/>
          <table:table-cell table:style-name="ce14" table:number-columns-repeated="114"/>
          <table:table-cell table:number-columns-repeated="92"/>
        </table:table-row>
        <table:table-row table:style-name="ro2">
          <table:table-cell table:style-name="ce3" table:formula="oooc:=SUBSTITUTE(SUBSTITUTE(CONCATENATE(IF([.E3]=&quot;Globally Unique&quot;;&quot;GU&quot;;[.E3]);IF([.G3]&lt;&gt;[.I3];[.H3];[.F3]);CONCATENATE(IF([.I3]=&quot;Identifier&quot;;&quot;ID&quot;;IF([.I3]=&quot;Text&quot;;&quot;&quot;;[.I3]))));&quot; &quot;;&quot;&quot;);&quot;'&quot;;&quot;&quot;)" office:value-type="string" office:string-value="AircraftID">
            <text:p>AircraftID</text:p>
          </table:table-cell>
          <table:table-cell table:style-name="ce8" office:value-type="string">
            <text:p>Air Transport. Aircraft Identifier. Identifier</text:p>
          </table:table-cell>
          <table:table-cell table:style-name="ce14"/>
          <table:table-cell table:style-name="ce14" office:value-type="string">
            <text:p>Air Transport</text:p>
          </table:table-cell>
          <table:table-cell table:style-name="ce14"/>
          <table:table-cell table:style-name="ce14" office:value-type="string">
            <text:p>Aircraft</text:p>
          </table:table-cell>
          <table:table-cell table:style-name="ce14" office:value-type="string">
            <text:p>Identifier</text:p>
          </table:table-cell>
          <table:table-cell table:formula="oooc:=IF([.F3]&lt;&gt;&quot;&quot;;CONCATENATE([.F3];&quot; &quot;;[.G3]);[.G3])" office:value-type="string" office:string-value="Aircraft Identifier">
            <text:p>Aircraft Identifier</text:p>
          </table:table-cell>
          <table:table-cell table:style-name="ce14" office:value-type="string">
            <text:p>Identifier</text:p>
          </table:table-cell>
          <table:table-cell table:style-name="ce14"/>
          <table:table-cell table:formula="oooc:=IF([.J3]&lt;&gt;&quot;&quot;;CONCATENATE([.J3];&quot;_ &quot;;[.I3];&quot;. Type&quot;);CONCATENATE([.I3];&quot;. Type&quot;))" office:value-type="string" office:string-value="Identifier. Type">
            <text:p>Identifier. Type</text:p>
          </table:table-cell>
          <table:table-cell table:style-name="ce14" table:number-columns-repeated="3"/>
          <table:table-cell table:style-name="ce29" office:value-type="string">
            <text:p>1</text:p>
          </table:table-cell>
          <table:table-cell table:style-name="ce14" office:value-type="string">
            <text:p>BBIE</text:p>
          </table:table-cell>
          <table:table-cell table:style-name="ce25" office:value-type="string">
            <text:p>Identifier of a specific aircraft</text:p>
          </table:table-cell>
          <table:table-cell table:style-name="ce14"/>
          <table:table-cell table:style-name="ce14" office:value-type="float" office:value="8213">
            <text:p>8213</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2" table:formula="oooc:=SUBSTITUTE(SUBSTITUTE(CONCATENATE(IF([.C4]=&quot;&quot;;&quot;&quot;;CONCATENATE([.C4];&quot;&quot;));&quot;&quot;;[.D4]);&quot; &quot;;&quot;&quot;);&quot;'&quot;;&quot;&quot;)" office:value-type="string" office:string-value="CertificateOfOriginApplication">
            <text:p>CertificateOfOriginApplication</text:p>
          </table:table-cell>
          <table:table-cell table:style-name="ce2" office:value-type="string">
            <text:p>Certificate Of Origin Application. Details</text:p>
          </table:table-cell>
          <table:table-cell table:style-name="ce15"/>
          <table:table-cell table:style-name="ce15" office:value-type="string">
            <text:p>Certificate Of Origin Application</text:p>
          </table:table-cell>
          <table:table-cell table:style-name="ce15" table:number-columns-repeated="10"/>
          <table:table-cell table:style-name="ce9"/>
          <table:table-cell table:style-name="ce15" office:value-type="string">
            <text:p>ABIE</text:p>
          </table:table-cell>
          <table:table-cell table:style-name="ce26" office:value-type="string">
            <text:p>A document that contains information of CO applicantion.</text:p>
          </table:table-cell>
          <table:table-cell table:style-name="ce26"/>
          <table:table-cell table:style-name="ce45"/>
          <table:table-cell table:style-name="ce49" office:value-type="string">
            <text:p>2.0</text:p>
          </table:table-cell>
          <table:table-cell table:style-name="ce15" table:number-columns-repeated="2"/>
          <table:table-cell table:style-name="ce15" office:value-type="string">
            <text:p>Transportation</text:p>
          </table:table-cell>
          <table:table-cell table:style-name="ce15" table:number-columns-repeated="27"/>
          <table:table-cell table:style-name="ce16" table:number-columns-repeated="119"/>
          <table:table-cell table:number-columns-repeated="87"/>
        </table:table-row>
        <table:table-row table:style-name="ro3">
          <table:table-cell table:style-name="ce3" table:formula="oooc:=SUBSTITUTE(SUBSTITUTE(CONCATENATE(IF([.E5]=&quot;Globally Unique&quot;;&quot;GU&quot;;[.E5]);IF([.G5]&lt;&gt;[.I5];[.H5];[.F5]);CONCATENATE(IF([.I5]=&quot;Identifier&quot;;&quot;ID&quot;;IF([.I5]=&quot;Text&quot;;&quot;&quot;;[.I5]))));&quot; &quot;;&quot;&quot;);&quot;'&quot;;&quot;&quot;)" office:value-type="string" office:string-value="ReferenceID">
            <text:p>ReferenceID</text:p>
          </table:table-cell>
          <table:table-cell table:style-name="ce3" office:value-type="string">
            <text:p>Certificate Of Origin Application. Reference. Identifier</text:p>
          </table:table-cell>
          <table:table-cell/>
          <table:table-cell office:value-type="string">
            <text:p>Certificate Of Origin Application</text:p>
          </table:table-cell>
          <table:table-cell table:number-columns-repeated="2"/>
          <table:table-cell office:value-type="string">
            <text:p>Reference</text:p>
          </table:table-cell>
          <table:table-cell table:formula="oooc:=IF([.F5]&lt;&gt;&quot;&quot;;CONCATENATE([.F5];&quot; &quot;;[.G5]);[.G5])" office:value-type="string" office:string-value="Reference">
            <text:p>Reference</text:p>
          </table:table-cell>
          <table:table-cell office:value-type="string">
            <text:p>Identifier</text:p>
          </table:table-cell>
          <table:table-cell/>
          <table:table-cell table:formula="oooc:=IF([.J5]&lt;&gt;&quot;&quot;;CONCATENATE([.J5];&quot;_ &quot;;[.I5];&quot;. Type&quot;);CONCATENATE([.I5];&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holds the unique number that identifies the Despatch Advice, typically according to the seller's system that generated the Despatch Advice</text:p>
          </table:table-cell>
          <table:table-cell table:number-columns-repeated="2"/>
          <table:table-cell table:style-name="ce50" office:value-type="string">
            <text:p>2.0</text:p>
          </table:table-cell>
          <table:table-cell/>
          <table:table-cell table:style-name="ce7"/>
          <table:table-cell office:value-type="string">
            <text:p>Transportation</text:p>
          </table:table-cell>
          <table:table-cell table:number-columns-repeated="233"/>
        </table:table-row>
        <table:table-row table:style-name="ro2">
          <table:table-cell table:style-name="ce3" table:formula="oooc:=SUBSTITUTE(SUBSTITUTE(CONCATENATE(IF([.E6]=&quot;Globally Unique&quot;;&quot;GU&quot;;[.E6]);IF([.G6]&lt;&gt;[.I6];[.H6];[.F6]);CONCATENATE(IF([.I6]=&quot;Identifier&quot;;&quot;ID&quot;;IF([.I6]=&quot;Text&quot;;&quot;&quot;;[.I6]))));&quot; &quot;;&quot;&quot;);&quot;'&quot;;&quot;&quot;)" office:value-type="string" office:string-value="CertificateType">
            <text:p>CertificateType</text:p>
          </table:table-cell>
          <table:table-cell table:style-name="ce3" office:value-type="string">
            <text:p>Certificate Of Origin Application. Certificate_ Type</text:p>
          </table:table-cell>
          <table:table-cell/>
          <table:table-cell office:value-type="string">
            <text:p>Certificate Of Origin Application</text:p>
          </table:table-cell>
          <table:table-cell office:value-type="string">
            <text:p>Certificate</text:p>
          </table:table-cell>
          <table:table-cell/>
          <table:table-cell office:value-type="string">
            <text:p>Type</text:p>
          </table:table-cell>
          <table:table-cell table:formula="oooc:=IF([.F6]&lt;&gt;&quot;&quot;;CONCATENATE([.F6];&quot; &quot;;[.G6]);[.G6])" office:value-type="string" office:string-value="Type">
            <text:p>Type</text:p>
          </table:table-cell>
          <table:table-cell office:value-type="string">
            <text:p>Text</text:p>
          </table:table-cell>
          <table:table-cell/>
          <table:table-cell table:formula="oooc:=IF([.J6]&lt;&gt;&quot;&quot;;CONCATENATE([.J6];&quot;_ &quot;;[.I6];&quot;. Type&quot;);CONCATENATE([.I6];&quot;. Type&quot;))" office:value-type="string" office:string-value="Text. Type">
            <text:p>Text. Type</text:p>
          </table:table-cell>
          <table:table-cell table:number-columns-repeated="3"/>
          <table:table-cell office:value-type="float" office:value="1">
            <text:p>1</text:p>
          </table:table-cell>
          <table:table-cell office:value-type="string">
            <text:p>BBIE</text:p>
          </table:table-cell>
          <table:table-cell office:value-type="string">
            <text:p>Type of CO. Type could be Ordinary, Re-export, Commonwealth Preferential etc.</text:p>
          </table:table-cell>
          <table:table-cell table:number-columns-repeated="2"/>
          <table:table-cell table:style-name="ce50" office:value-type="string">
            <text:p>2.0</text:p>
          </table:table-cell>
          <table:table-cell/>
          <table:table-cell table:style-name="ce7"/>
          <table:table-cell office:value-type="string">
            <text:p>Transportation</text:p>
          </table:table-cell>
          <table:table-cell table:number-columns-repeated="233"/>
        </table:table-row>
        <table:table-row table:style-name="ro2">
          <table:table-cell table:style-name="ce4" table:formula="oooc:=SUBSTITUTE(SUBSTITUTE(CONCATENATE(IF([.E7]=&quot;Globally Unique&quot;;&quot;GU&quot;;[.E7]);IF([.G7]&lt;&gt;[.I7];[.H7];[.F7]);CONCATENATE(IF([.I7]=&quot;Identifier&quot;;&quot;ID&quot;;IF([.I7]=&quot;Text&quot;;&quot;&quot;;[.I7]))));&quot; &quot;;&quot;&quot;);&quot;'&quot;;&quot;&quot;)" office:value-type="string" office:string-value="StatusCode">
            <text:p>StatusCode</text:p>
          </table:table-cell>
          <table:table-cell table:style-name="ce4" office:value-type="string">
            <text:p>Certificate Of Origin Application. Status. Code</text:p>
          </table:table-cell>
          <table:table-cell table:style-name="ce16"/>
          <table:table-cell table:style-name="ce16" office:value-type="string">
            <text:p>Certificate Of Origin Application</text:p>
          </table:table-cell>
          <table:table-cell table:number-columns-repeated="2" table:style-name="ce16"/>
          <table:table-cell table:style-name="ce16" office:value-type="string">
            <text:p>Status</text:p>
          </table:table-cell>
          <table:table-cell table:style-name="ce16" table:formula="oooc:=IF([.F7]&lt;&gt;&quot;&quot;;CONCATENATE([.F7];&quot; &quot;;[.G7]);[.G7])" office:value-type="string" office:string-value="Status">
            <text:p>Status</text:p>
          </table:table-cell>
          <table:table-cell table:style-name="ce16" office:value-type="string">
            <text:p>Code</text:p>
          </table:table-cell>
          <table:table-cell table:style-name="ce16"/>
          <table:table-cell table:style-name="ce16" table:formula="oooc:=IF([.J7]&lt;&gt;&quot;&quot;;CONCATENATE([.J7];&quot;_ &quot;;[.I7];&quot;. Type&quot;);CONCATENATE([.I7];&quot;. Type&quot;))" office:value-type="string" office:string-value="Code. Type">
            <text:p>Code. Type</text:p>
          </table:table-cell>
          <table:table-cell table:style-name="ce16" table:number-columns-repeated="3"/>
          <table:table-cell table:style-name="ce31" office:value-type="string">
            <text:p>0..1</text:p>
          </table:table-cell>
          <table:table-cell table:style-name="ce16" office:value-type="string">
            <text:p>BBIE</text:p>
          </table:table-cell>
          <table:table-cell table:style-name="ce35" office:value-type="string">
            <text:p>Indicates the status of the application (revision, replacement, etc)</text:p>
          </table:table-cell>
          <table:table-cell table:style-name="ce16" table:number-columns-repeated="2"/>
          <table:table-cell table:style-name="ce51" office:value-type="string">
            <text:p>2.0</text:p>
          </table:table-cell>
          <table:table-cell table:style-name="ce16" table:number-columns-repeated="2"/>
          <table:table-cell table:style-name="ce16" office:value-type="string">
            <text:p>Transportation</text:p>
          </table:table-cell>
          <table:table-cell table:style-name="ce16" table:number-columns-repeated="233"/>
        </table:table-row>
        <table:table-row table:style-name="ro3">
          <table:table-cell table:style-name="ce3" table:formula="oooc:=SUBSTITUTE(SUBSTITUTE(CONCATENATE(IF([.E8]=&quot;Globally Unique&quot;;&quot;GU&quot;;[.E8]);IF([.G8]&lt;&gt;[.I8];[.H8];[.F8]);CONCATENATE(IF([.I8]=&quot;Identifier&quot;;&quot;ID&quot;;IF([.I8]=&quot;Text&quot;;&quot;&quot;;[.I8]))));&quot; &quot;;&quot;&quot;);&quot;'&quot;;&quot;&quot;)" office:value-type="string" office:string-value="OriginalJobID">
            <text:p>OriginalJobID</text:p>
          </table:table-cell>
          <table:table-cell table:style-name="ce3" office:value-type="string">
            <text:p>Certificate Of Origin Application. Original Job. Identifier</text:p>
          </table:table-cell>
          <table:table-cell/>
          <table:table-cell office:value-type="string">
            <text:p>Certificate Of Origin Application</text:p>
          </table:table-cell>
          <table:table-cell/>
          <table:table-cell office:value-type="string">
            <text:p>Original</text:p>
          </table:table-cell>
          <table:table-cell office:value-type="string">
            <text:p>Job</text:p>
          </table:table-cell>
          <table:table-cell table:formula="oooc:=IF([.F8]&lt;&gt;&quot;&quot;;CONCATENATE([.F8];&quot; &quot;;[.G8]);[.G8])" office:value-type="string" office:string-value="Original Job">
            <text:p>Original Job</text:p>
          </table:table-cell>
          <table:table-cell office:value-type="string">
            <text:p>Identifier</text:p>
          </table:table-cell>
          <table:table-cell/>
          <table:table-cell table:formula="oooc:=IF([.J8]&lt;&gt;&quot;&quot;;CONCATENATE([.J8];&quot;_ &quot;;[.I8];&quot;. Type&quot;);CONCATENATE([.I8];&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36" office:value-type="string">
            <text:p>The latest Job Number given to the Origin application. This is used by the system to keep track of the amendments or cancellation of the origin application applied earlier.</text:p>
          </table:table-cell>
          <table:table-cell table:number-columns-repeated="2"/>
          <table:table-cell table:style-name="ce50" office:value-type="string">
            <text:p>2.0</text:p>
          </table:table-cell>
          <table:table-cell/>
          <table:table-cell table:style-name="ce7"/>
          <table:table-cell office:value-type="string">
            <text:p>Transportation</text:p>
          </table:table-cell>
          <table:table-cell table:number-columns-repeated="233"/>
        </table:table-row>
        <table:table-row table:style-name="ro4">
          <table:table-cell table:style-name="ce3" table:formula="oooc:=SUBSTITUTE(SUBSTITUTE(CONCATENATE(IF([.E9]=&quot;Globally Unique&quot;;&quot;GU&quot;;[.E9]);IF([.G9]&lt;&gt;[.I9];[.H9];[.F9]);CONCATENATE(IF([.I9]=&quot;Identifier&quot;;&quot;ID&quot;;IF([.I9]=&quot;Text&quot;;&quot;&quot;;[.I9]))));&quot; &quot;;&quot;&quot;);&quot;'&quot;;&quot;&quot;)" office:value-type="string" office:string-value="PreviousJobID">
            <text:p>PreviousJobID</text:p>
          </table:table-cell>
          <table:table-cell table:style-name="ce3" office:value-type="string">
            <text:p>Certificate Of Origin Application. Previous Job. Identifier</text:p>
          </table:table-cell>
          <table:table-cell/>
          <table:table-cell office:value-type="string">
            <text:p>Certificate Of Origin Application</text:p>
          </table:table-cell>
          <table:table-cell/>
          <table:table-cell office:value-type="string">
            <text:p>Previous</text:p>
          </table:table-cell>
          <table:table-cell office:value-type="string">
            <text:p>Job</text:p>
          </table:table-cell>
          <table:table-cell table:formula="oooc:=IF([.F9]&lt;&gt;&quot;&quot;;CONCATENATE([.F9];&quot; &quot;;[.G9]);[.G9])" office:value-type="string" office:string-value="Previous Job">
            <text:p>Previous Job</text:p>
          </table:table-cell>
          <table:table-cell office:value-type="string">
            <text:p>Identifier</text:p>
          </table:table-cell>
          <table:table-cell/>
          <table:table-cell table:formula="oooc:=IF([.J9]&lt;&gt;&quot;&quot;;CONCATENATE([.J9];&quot;_ &quot;;[.I9];&quot;. Type&quot;);CONCATENATE([.I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6" office:value-type="string">
            <text:p>The previous Job Number assigned in case the application undergoes querry or change. This is used by the system to keep track of the amendments or cancellation of the origin application applied earlier.</text:p>
          </table:table-cell>
          <table:table-cell table:number-columns-repeated="2"/>
          <table:table-cell table:style-name="ce50" office:value-type="string">
            <text:p>2.0</text:p>
          </table:table-cell>
          <table:table-cell/>
          <table:table-cell table:style-name="ce7"/>
          <table:table-cell office:value-type="string">
            <text:p>Transportation</text:p>
          </table:table-cell>
          <table:table-cell table:number-columns-repeated="233"/>
        </table:table-row>
        <table:table-row table:style-name="ro2">
          <table:table-cell table:style-name="ce3" table:formula="oooc:=SUBSTITUTE(SUBSTITUTE(CONCATENATE(IF([.E10]=&quot;Globally Unique&quot;;&quot;GU&quot;;[.E10]);IF([.G10]&lt;&gt;[.I10];[.H10];[.F10]);CONCATENATE(IF([.I10]=&quot;Identifier&quot;;&quot;ID&quot;;IF([.I10]=&quot;Text&quot;;&quot;&quot;;[.I10]))));&quot; &quot;;&quot;&quot;);&quot;'&quot;;&quot;&quot;)" office:value-type="string" office:string-value="Remarks">
            <text:p>Remarks</text:p>
          </table:table-cell>
          <table:table-cell table:style-name="ce3" office:value-type="string">
            <text:p>Certificate Of Origin Application. Remarks</text:p>
          </table:table-cell>
          <table:table-cell/>
          <table:table-cell office:value-type="string">
            <text:p>Certificate Of Origin Application</text:p>
          </table:table-cell>
          <table:table-cell table:number-columns-repeated="2"/>
          <table:table-cell office:value-type="string">
            <text:p>Remarks</text:p>
          </table:table-cell>
          <table:table-cell table:formula="oooc:=IF([.F10]&lt;&gt;&quot;&quot;;CONCATENATE([.F10];&quot; &quot;;[.G10]);[.G10])" office:value-type="string" office:string-value="Remarks">
            <text:p>Remarks</text:p>
          </table:table-cell>
          <table:table-cell office:value-type="string">
            <text:p>Text</text:p>
          </table:table-cell>
          <table:table-cell/>
          <table:table-cell table:formula="oooc:=IF([.J10]&lt;&gt;&quot;&quot;;CONCATENATE([.J10];&quot;_ &quot;;[.I10];&quot;. Type&quot;);CONCATENATE([.I1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6" office:value-type="string">
            <text:p>The remarks by the applicant for the Certificate of Origin Application</text:p>
          </table:table-cell>
          <table:table-cell table:number-columns-repeated="2"/>
          <table:table-cell table:style-name="ce50" office:value-type="string">
            <text:p>2.0</text:p>
          </table:table-cell>
          <table:table-cell/>
          <table:table-cell table:style-name="ce7"/>
          <table:table-cell office:value-type="string">
            <text:p>Transportation</text:p>
          </table:table-cell>
          <table:table-cell table:number-columns-repeated="233"/>
        </table:table-row>
        <table:table-row table:style-name="ro3">
          <table:table-cell table:style-name="ce5" table:formula="oooc:=SUBSTITUTE(SUBSTITUTE(CONCATENATE(IF([.E11]=&quot;Globally Unique&quot;;&quot;GU&quot;;[.E11]);[.F11];IF([.H11]&lt;&gt;[.I11];[.H11];&quot;&quot;);CONCATENATE(IF([.I11]=&quot;Identifier&quot;;&quot;ID&quot;;IF([.I11]=&quot;Text&quot;;&quot;&quot;;[.I11]))));&quot; &quot;;&quot;&quot;);&quot;'&quot;;&quot;&quot;)" office:value-type="string" office:string-value="Shipment">
            <text:p>Shipment</text:p>
          </table:table-cell>
          <table:table-cell table:style-name="ce5" office:value-type="string">
            <text:p>Certificate Of Origin Application. Shipment</text:p>
          </table:table-cell>
          <table:table-cell table:style-name="ce17"/>
          <table:table-cell table:style-name="ce17" office:value-type="string">
            <text:p>Certificate Of Origin Application</text:p>
          </table:table-cell>
          <table:table-cell table:number-columns-repeated="2" table:style-name="ce17"/>
          <table:table-cell table:style-name="ce17"/>
          <table:table-cell table:style-name="ce5" table:formula="oooc:=[.M11]" office:value-type="string" office:string-value="Shipment">
            <text:p>Shipment</text:p>
          </table:table-cell>
          <table:table-cell table:style-name="ce5" table:formula="oooc:=[.M11]" office:value-type="string" office:string-value="Shipment">
            <text:p>Shipment</text:p>
          </table:table-cell>
          <table:table-cell table:style-name="ce5"/>
          <table:table-cell table:style-name="ce17" table:number-columns-repeated="2"/>
          <table:table-cell table:style-name="ce23" office:value-type="string">
            <text:p>Shipment</text:p>
          </table:table-cell>
          <table:table-cell table:style-name="ce17"/>
          <table:table-cell table:style-name="ce32" office:value-type="string">
            <text:p>1</text:p>
          </table:table-cell>
          <table:table-cell table:style-name="ce17" office:value-type="string">
            <text:p>ASBIE</text:p>
          </table:table-cell>
          <table:table-cell table:style-name="ce5" office:value-type="string">
            <text:p>Information about the separately identifiable collection of goods items (available to be) transported from one consignor to one consignee via one or more modes of transport.</text:p>
          </table:table-cell>
          <table:table-cell table:style-name="ce37"/>
          <table:table-cell table:style-name="ce46"/>
          <table:table-cell table:style-name="ce52" office:value-type="string">
            <text:p>2.0</text:p>
          </table:table-cell>
          <table:table-cell table:style-name="ce17" table:number-columns-repeated="2"/>
          <table:table-cell table:style-name="ce17" office:value-type="string">
            <text:p>Transportation</text:p>
          </table:table-cell>
          <table:table-cell table:style-name="ce17" table:number-columns-repeated="27"/>
          <table:table-cell table:number-columns-repeated="206"/>
        </table:table-row>
        <table:table-row table:style-name="ro3">
          <table:table-cell table:style-name="ce5" table:formula="oooc:=SUBSTITUTE(SUBSTITUTE(CONCATENATE(IF([.E12]=&quot;Globally Unique&quot;;&quot;GU&quot;;[.E12]);[.F12];IF([.H12]&lt;&gt;[.I12];[.H12];&quot;&quot;);CONCATENATE(IF([.I12]=&quot;Identifier&quot;;&quot;ID&quot;;IF([.I12]=&quot;Text&quot;;&quot;&quot;;[.I12]))));&quot; &quot;;&quot;&quot;);&quot;'&quot;;&quot;&quot;)" office:value-type="string" office:string-value="EndorserParty">
            <text:p>EndorserParty</text:p>
          </table:table-cell>
          <table:table-cell table:style-name="ce5" office:value-type="string">
            <text:p>Certificate Of Origin Application. Endorser Party</text:p>
          </table:table-cell>
          <table:table-cell table:style-name="ce17"/>
          <table:table-cell table:style-name="ce17" office:value-type="string">
            <text:p>Certificate Of Origin Application</text:p>
          </table:table-cell>
          <table:table-cell table:number-columns-repeated="2" table:style-name="ce17"/>
          <table:table-cell table:style-name="ce17"/>
          <table:table-cell table:style-name="ce5" table:formula="oooc:=[.M12]" office:value-type="string" office:string-value="Endorser Party">
            <text:p>Endorser Party</text:p>
          </table:table-cell>
          <table:table-cell table:style-name="ce5" table:formula="oooc:=[.M12]" office:value-type="string" office:string-value="Endorser Party">
            <text:p>Endorser Party</text:p>
          </table:table-cell>
          <table:table-cell table:style-name="ce5"/>
          <table:table-cell table:style-name="ce17" table:number-columns-repeated="2"/>
          <table:table-cell table:style-name="ce23" office:value-type="string">
            <text:p>Endorser Party</text:p>
          </table:table-cell>
          <table:table-cell table:style-name="ce17"/>
          <table:table-cell table:style-name="ce32" office:value-type="string">
            <text:p>1..n</text:p>
          </table:table-cell>
          <table:table-cell table:style-name="ce17" office:value-type="string">
            <text:p>ASBIE</text:p>
          </table:table-cell>
          <table:table-cell table:style-name="ce37" office:value-type="string">
            <text:p>The party providing the endorsement</text:p>
          </table:table-cell>
          <table:table-cell table:style-name="ce37"/>
          <table:table-cell table:style-name="ce46"/>
          <table:table-cell table:style-name="ce52" office:value-type="string">
            <text:p>2.0</text:p>
          </table:table-cell>
          <table:table-cell table:style-name="ce17" table:number-columns-repeated="2"/>
          <table:table-cell table:style-name="ce17" office:value-type="string">
            <text:p>Transportation</text:p>
          </table:table-cell>
          <table:table-cell table:style-name="ce17" table:number-columns-repeated="27"/>
          <table:table-cell table:number-columns-repeated="206"/>
        </table:table-row>
        <table:table-row table:style-name="ro3">
          <table:table-cell table:style-name="ce5" table:formula="oooc:=SUBSTITUTE(SUBSTITUTE(CONCATENATE(IF([.E13]=&quot;Globally Unique&quot;;&quot;GU&quot;;[.E13]);[.F13];IF([.H13]&lt;&gt;[.I13];[.H13];&quot;&quot;);CONCATENATE(IF([.I13]=&quot;Identifier&quot;;&quot;ID&quot;;IF([.I13]=&quot;Text&quot;;&quot;&quot;;[.I13]))));&quot; &quot;;&quot;&quot;);&quot;'&quot;;&quot;&quot;)" office:value-type="string" office:string-value="PreparationParty">
            <text:p>PreparationParty</text:p>
          </table:table-cell>
          <table:table-cell table:style-name="ce5" office:value-type="string">
            <text:p>Certificate Of Origin Application. Preparation_ Party</text:p>
          </table:table-cell>
          <table:table-cell table:style-name="ce17"/>
          <table:table-cell table:style-name="ce17" office:value-type="string">
            <text:p>Certificate Of Origin Application</text:p>
          </table:table-cell>
          <table:table-cell table:style-name="ce17" office:value-type="string">
            <text:p>Preparation</text:p>
          </table:table-cell>
          <table:table-cell table:style-name="ce17"/>
          <table:table-cell table:style-name="ce17"/>
          <table:table-cell table:style-name="ce5" table:formula="oooc:=[.M13]" office:value-type="string" office:string-value="Party">
            <text:p>Party</text:p>
          </table:table-cell>
          <table:table-cell table:style-name="ce5" table:formula="oooc:=[.M13]" office:value-type="string" office:string-value="Party">
            <text:p>Party</text:p>
          </table:table-cell>
          <table:table-cell table:style-name="ce5"/>
          <table:table-cell table:style-name="ce17" table:number-columns-repeated="2"/>
          <table:table-cell table:style-name="ce23" office:value-type="string">
            <text:p>Party</text:p>
          </table:table-cell>
          <table:table-cell table:style-name="ce17"/>
          <table:table-cell table:style-name="ce32" office:value-type="string">
            <text:p>1</text:p>
          </table:table-cell>
          <table:table-cell table:style-name="ce17" office:value-type="string">
            <text:p>ASBIE</text:p>
          </table:table-cell>
          <table:table-cell table:style-name="ce38" office:value-type="string">
            <text:p>Details of an individual, a group or a body that prepares the Certificate of Origin application.</text:p>
          </table:table-cell>
          <table:table-cell table:style-name="ce37"/>
          <table:table-cell table:style-name="ce46"/>
          <table:table-cell table:style-name="ce52" office:value-type="string">
            <text:p>2.0</text:p>
          </table:table-cell>
          <table:table-cell table:style-name="ce17" table:number-columns-repeated="2"/>
          <table:table-cell table:style-name="ce17" office:value-type="string">
            <text:p>Transportation</text:p>
          </table:table-cell>
          <table:table-cell table:style-name="ce17" table:number-columns-repeated="27"/>
          <table:table-cell table:number-columns-repeated="206"/>
        </table:table-row>
        <table:table-row table:style-name="ro2">
          <table:table-cell table:style-name="ce5" table:formula="oooc:=SUBSTITUTE(SUBSTITUTE(CONCATENATE(IF([.E14]=&quot;Globally Unique&quot;;&quot;GU&quot;;[.E14]);[.F14];IF([.H14]&lt;&gt;[.I14];[.H14];&quot;&quot;);CONCATENATE(IF([.I14]=&quot;Identifier&quot;;&quot;ID&quot;;IF([.I14]=&quot;Text&quot;;&quot;&quot;;[.I14]))));&quot; &quot;;&quot;&quot;);&quot;'&quot;;&quot;&quot;)" office:value-type="string" office:string-value="IssuerParty">
            <text:p>IssuerParty</text:p>
          </table:table-cell>
          <table:table-cell table:style-name="ce5" office:value-type="string">
            <text:p>Certificate Of Origin Application. Issuer_ Party</text:p>
          </table:table-cell>
          <table:table-cell table:style-name="ce17"/>
          <table:table-cell table:style-name="ce17" office:value-type="string">
            <text:p>Certificate Of Origin Application</text:p>
          </table:table-cell>
          <table:table-cell table:style-name="ce17" office:value-type="string">
            <text:p>Issuer</text:p>
          </table:table-cell>
          <table:table-cell table:style-name="ce17"/>
          <table:table-cell table:style-name="ce17"/>
          <table:table-cell table:style-name="ce5" table:formula="oooc:=[.M14]" office:value-type="string" office:string-value="Party">
            <text:p>Party</text:p>
          </table:table-cell>
          <table:table-cell table:style-name="ce5" table:formula="oooc:=[.M14]" office:value-type="string" office:string-value="Party">
            <text:p>Party</text:p>
          </table:table-cell>
          <table:table-cell table:style-name="ce5"/>
          <table:table-cell table:style-name="ce17" table:number-columns-repeated="2"/>
          <table:table-cell table:style-name="ce23" office:value-type="string">
            <text:p>Party</text:p>
          </table:table-cell>
          <table:table-cell table:style-name="ce17"/>
          <table:table-cell table:style-name="ce32" office:value-type="string">
            <text:p>1</text:p>
          </table:table-cell>
          <table:table-cell table:style-name="ce17" office:value-type="string">
            <text:p>ASBIE</text:p>
          </table:table-cell>
          <table:table-cell table:style-name="ce38" office:value-type="string">
            <text:p>Details of authorized organization that issued the Certificate of Origin.</text:p>
          </table:table-cell>
          <table:table-cell table:style-name="ce37"/>
          <table:table-cell table:style-name="ce46"/>
          <table:table-cell table:style-name="ce52" office:value-type="string">
            <text:p>2.0</text:p>
          </table:table-cell>
          <table:table-cell table:style-name="ce17" table:number-columns-repeated="2"/>
          <table:table-cell table:style-name="ce17" office:value-type="string">
            <text:p>Transportation</text:p>
          </table:table-cell>
          <table:table-cell table:style-name="ce17" table:number-columns-repeated="27"/>
          <table:table-cell table:number-columns-repeated="206"/>
        </table:table-row>
        <table:table-row table:style-name="ro3">
          <table:table-cell table:style-name="ce5" table:formula="oooc:=SUBSTITUTE(SUBSTITUTE(CONCATENATE(IF([.E15]=&quot;Globally Unique&quot;;&quot;GU&quot;;[.E15]);[.F15];IF([.H15]&lt;&gt;[.I15];[.H15];&quot;&quot;);CONCATENATE(IF([.I15]=&quot;Identifier&quot;;&quot;ID&quot;;IF([.I15]=&quot;Text&quot;;&quot;&quot;;[.I15]))));&quot; &quot;;&quot;&quot;);&quot;'&quot;;&quot;&quot;)" office:value-type="string" office:string-value="IssuingCountry">
            <text:p>IssuingCountry</text:p>
          </table:table-cell>
          <table:table-cell table:style-name="ce5" office:value-type="string">
            <text:p>Certificate Of Origin Application. Issuing_ Country</text:p>
          </table:table-cell>
          <table:table-cell table:style-name="ce17"/>
          <table:table-cell table:style-name="ce17" office:value-type="string">
            <text:p>Certificate Of Origin Application</text:p>
          </table:table-cell>
          <table:table-cell table:style-name="ce17" office:value-type="string">
            <text:p>Issuing</text:p>
          </table:table-cell>
          <table:table-cell table:style-name="ce17"/>
          <table:table-cell table:style-name="ce17"/>
          <table:table-cell table:style-name="ce5" table:formula="oooc:=[.M15]" office:value-type="string" office:string-value="Country">
            <text:p>Country</text:p>
          </table:table-cell>
          <table:table-cell table:style-name="ce5" table:formula="oooc:=[.M15]" office:value-type="string" office:string-value="Country">
            <text:p>Country</text:p>
          </table:table-cell>
          <table:table-cell table:style-name="ce5"/>
          <table:table-cell table:style-name="ce17" table:number-columns-repeated="2"/>
          <table:table-cell table:style-name="ce23" office:value-type="string">
            <text:p>Country</text:p>
          </table:table-cell>
          <table:table-cell table:style-name="ce17"/>
          <table:table-cell table:style-name="ce32" office:value-type="string">
            <text:p>1</text:p>
          </table:table-cell>
          <table:table-cell table:style-name="ce17" office:value-type="string">
            <text:p>ASBIE</text:p>
          </table:table-cell>
          <table:table-cell table:style-name="ce38" office:value-type="string">
            <text:p>The country for which the Certificate of Origin is issued.</text:p>
          </table:table-cell>
          <table:table-cell table:style-name="ce37"/>
          <table:table-cell table:style-name="ce46"/>
          <table:table-cell table:style-name="ce52" office:value-type="string">
            <text:p>2.0</text:p>
          </table:table-cell>
          <table:table-cell table:style-name="ce17" table:number-columns-repeated="2"/>
          <table:table-cell table:style-name="ce17" office:value-type="string">
            <text:p>Transportation</text:p>
          </table:table-cell>
          <table:table-cell table:style-name="ce17" table:number-columns-repeated="27"/>
          <table:table-cell table:number-columns-repeated="206"/>
        </table:table-row>
        <table:table-row table:style-name="ro3">
          <table:table-cell table:style-name="ce5" table:formula="oooc:=SUBSTITUTE(SUBSTITUTE(CONCATENATE(IF([.E16]=&quot;Globally Unique&quot;;&quot;GU&quot;;[.E16]);[.F16];IF([.H16]&lt;&gt;[.I16];[.H16];&quot;&quot;);CONCATENATE(IF([.I16]=&quot;Identifier&quot;;&quot;ID&quot;;IF([.I16]=&quot;Text&quot;;&quot;&quot;;[.I16]))));&quot; &quot;;&quot;&quot;);&quot;'&quot;;&quot;&quot;)" office:value-type="string" office:string-value="DocumentDistribution">
            <text:p>DocumentDistribution</text:p>
          </table:table-cell>
          <table:table-cell table:style-name="ce5" office:value-type="string">
            <text:p>Certificate Of Origin Application. Document Distribution</text:p>
          </table:table-cell>
          <table:table-cell table:style-name="ce17"/>
          <table:table-cell table:style-name="ce17" office:value-type="string">
            <text:p>Certificate Of Origin Application</text:p>
          </table:table-cell>
          <table:table-cell table:number-columns-repeated="2" table:style-name="ce17"/>
          <table:table-cell table:style-name="ce17"/>
          <table:table-cell table:style-name="ce5" table:formula="oooc:=[.M16]" office:value-type="string" office:string-value="Document Distribution">
            <text:p>Document Distribution</text:p>
          </table:table-cell>
          <table:table-cell table:style-name="ce5" table:formula="oooc:=[.M16]" office:value-type="string" office:string-value="Document Distribution">
            <text:p>Document Distribution</text:p>
          </table:table-cell>
          <table:table-cell table:style-name="ce5"/>
          <table:table-cell table:style-name="ce17" table:number-columns-repeated="2"/>
          <table:table-cell table:style-name="ce23" office:value-type="string">
            <text:p>Document Distribution</text:p>
          </table:table-cell>
          <table:table-cell table:style-name="ce17"/>
          <table:table-cell table:style-name="ce32" office:value-type="string">
            <text:p>0..n</text:p>
          </table:table-cell>
          <table:table-cell table:style-name="ce17" office:value-type="string">
            <text:p>ASBIE</text:p>
          </table:table-cell>
          <table:table-cell table:style-name="ce37" office:value-type="string">
            <text:p>The distribution of the Certificate of Origin to interested parties</text:p>
          </table:table-cell>
          <table:table-cell table:style-name="ce37"/>
          <table:table-cell table:style-name="ce46"/>
          <table:table-cell table:style-name="ce52" office:value-type="string">
            <text:p>2.0</text:p>
          </table:table-cell>
          <table:table-cell table:style-name="ce17" table:number-columns-repeated="2"/>
          <table:table-cell table:style-name="ce17" office:value-type="string">
            <text:p>Transportation</text:p>
          </table:table-cell>
          <table:table-cell table:style-name="ce17" table:number-columns-repeated="27"/>
          <table:table-cell table:number-columns-repeated="206"/>
        </table:table-row>
        <table:table-row table:style-name="ro3">
          <table:table-cell table:style-name="ce5" table:formula="oooc:=SUBSTITUTE(SUBSTITUTE(CONCATENATE(IF([.E17]=&quot;Globally Unique&quot;;&quot;GU&quot;;[.E17]);[.F17];IF([.H17]&lt;&gt;[.I17];[.H17];&quot;&quot;);CONCATENATE(IF([.I17]=&quot;Identifier&quot;;&quot;ID&quot;;IF([.I17]=&quot;Text&quot;;&quot;&quot;;[.I17]))));&quot; &quot;;&quot;&quot;);&quot;'&quot;;&quot;&quot;)" office:value-type="string" office:string-value="SupportingDocumentReference">
            <text:p>SupportingDocumentReference</text:p>
          </table:table-cell>
          <table:table-cell table:style-name="ce5" office:value-type="string">
            <text:p>Certificate Of Origin Application. Supporting_ Document Reference</text:p>
          </table:table-cell>
          <table:table-cell table:style-name="ce17"/>
          <table:table-cell table:style-name="ce17" office:value-type="string">
            <text:p>Certificate Of Origin Application</text:p>
          </table:table-cell>
          <table:table-cell table:style-name="ce17" office:value-type="string">
            <text:p>Supporting</text:p>
          </table:table-cell>
          <table:table-cell table:style-name="ce17"/>
          <table:table-cell table:style-name="ce17"/>
          <table:table-cell table:style-name="ce5" table:formula="oooc:=[.M17]" office:value-type="string" office:string-value="Document Reference">
            <text:p>Document Reference</text:p>
          </table:table-cell>
          <table:table-cell table:style-name="ce5" table:formula="oooc:=[.M17]" office:value-type="string" office:string-value="Document Reference">
            <text:p>Document Reference</text:p>
          </table:table-cell>
          <table:table-cell table:style-name="ce5"/>
          <table:table-cell table:style-name="ce17" table:number-columns-repeated="2"/>
          <table:table-cell table:style-name="ce23" office:value-type="string">
            <text:p>Document Reference</text:p>
          </table:table-cell>
          <table:table-cell table:style-name="ce17"/>
          <table:table-cell table:style-name="ce32" office:value-type="string">
            <text:p>0..n</text:p>
          </table:table-cell>
          <table:table-cell table:style-name="ce17" office:value-type="string">
            <text:p>ASBIE</text:p>
          </table:table-cell>
          <table:table-cell table:style-name="ce38" office:value-type="string">
            <text:p>Information about a supporting document attached as a file by the applicant.</text:p>
          </table:table-cell>
          <table:table-cell table:style-name="ce37"/>
          <table:table-cell table:style-name="ce46"/>
          <table:table-cell table:style-name="ce52" office:value-type="string">
            <text:p>2.0</text:p>
          </table:table-cell>
          <table:table-cell table:style-name="ce17" table:number-columns-repeated="2"/>
          <table:table-cell table:style-name="ce17" office:value-type="string">
            <text:p>Transportation</text:p>
          </table:table-cell>
          <table:table-cell table:style-name="ce17" table:number-columns-repeated="27"/>
          <table:table-cell table:number-columns-repeated="206"/>
        </table:table-row>
        <table:table-row table:style-name="ro2">
          <table:table-cell table:style-name="ce5" table:formula="oooc:=SUBSTITUTE(SUBSTITUTE(CONCATENATE(IF([.E18]=&quot;Globally Unique&quot;;&quot;GU&quot;;[.E18]);[.F18];IF([.H18]&lt;&gt;[.I18];[.H18];&quot;&quot;);CONCATENATE(IF([.I18]=&quot;Identifier&quot;;&quot;ID&quot;;IF([.I18]=&quot;Text&quot;;&quot;&quot;;[.I18]))));&quot; &quot;;&quot;&quot;);&quot;'&quot;;&quot;&quot;)" office:value-type="string" office:string-value="Signature">
            <text:p>Signature</text:p>
          </table:table-cell>
          <table:table-cell table:style-name="ce5" office:value-type="string">
            <text:p>Certificate Of Origin Application. Signature</text:p>
          </table:table-cell>
          <table:table-cell table:style-name="ce17"/>
          <table:table-cell table:style-name="ce17" office:value-type="string">
            <text:p>Certificate Of Origin Application</text:p>
          </table:table-cell>
          <table:table-cell table:number-columns-repeated="2" table:style-name="ce17"/>
          <table:table-cell table:style-name="ce17"/>
          <table:table-cell table:style-name="ce5" table:formula="oooc:=[.M18]" office:value-type="string" office:string-value="Signature">
            <text:p>Signature</text:p>
          </table:table-cell>
          <table:table-cell table:style-name="ce5" table:formula="oooc:=[.M18]" office:value-type="string" office:string-value="Signature">
            <text:p>Signature</text:p>
          </table:table-cell>
          <table:table-cell table:style-name="ce5"/>
          <table:table-cell table:style-name="ce17" table:number-columns-repeated="2"/>
          <table:table-cell table:style-name="ce23" office:value-type="string">
            <text:p>Signature</text:p>
          </table:table-cell>
          <table:table-cell table:style-name="ce17"/>
          <table:table-cell table:style-name="ce32" office:value-type="string">
            <text:p>0..n</text:p>
          </table:table-cell>
          <table:table-cell table:style-name="ce17" office:value-type="string">
            <text:p>ASBIE</text:p>
          </table:table-cell>
          <table:table-cell table:style-name="ce37" office:value-type="string">
            <text:p>One or more signatures applied to the document instance</text:p>
          </table:table-cell>
          <table:table-cell table:style-name="ce37" table:number-columns-repeated="2"/>
          <table:table-cell table:style-name="ce53" office:value-type="string">
            <text:p>2.0</text:p>
          </table:table-cell>
          <table:table-cell table:style-name="ce46"/>
          <table:table-cell table:style-name="ce18"/>
          <table:table-cell table:style-name="ce5" office:value-type="string">
            <text:p>Transportation</text:p>
          </table:table-cell>
          <table:table-cell table:style-name="ce17" table:number-columns-repeated="8"/>
          <table:table-cell table:style-name="ce5" table:number-columns-repeated="4"/>
          <table:table-cell table:style-name="ce37" office:value-type="string">
            <text:p>Y</text:p>
          </table:table-cell>
          <table:table-cell table:style-name="ce5" table:number-columns-repeated="14"/>
          <table:table-cell table:style-name="ce16" table:number-columns-repeated="114"/>
          <table:table-cell table:number-columns-repeated="92"/>
        </table:table-row>
        <table:table-row table:style-name="ro5">
          <table:table-cell table:style-name="ce2" table:formula="oooc:=SUBSTITUTE(SUBSTITUTE(CONCATENATE(IF([.C19]=&quot;&quot;;&quot;&quot;;CONCATENATE([.C19];&quot;&quot;));&quot;&quot;;[.D19]);&quot; &quot;;&quot;&quot;);&quot;'&quot;;&quot;&quot;)" office:value-type="string" office:string-value="Consignment">
            <text:p>Consignment</text:p>
          </table:table-cell>
          <table:table-cell table:style-name="ce2" office:value-type="string">
            <text:p>Consignment. Details</text:p>
          </table:table-cell>
          <table:table-cell table:style-name="ce13"/>
          <table:table-cell table:style-name="ce13" office:value-type="string">
            <text:p>Consignment</text:p>
          </table:table-cell>
          <table:table-cell table:style-name="ce13" table:number-columns-repeated="10"/>
          <table:table-cell table:style-name="ce2"/>
          <table:table-cell table:style-name="ce13" office:value-type="string">
            <text:p>ABIE</text:p>
          </table:table-cell>
          <table:table-cell table:style-name="ce27" office:value-type="string">
            <text:p>A separately identifiable collection of goods items (available to be) transported from one consignor to one consignee via one or more modes of transport.</text:p>
          </table:table-cell>
          <table:table-cell table:style-name="ce27" table:number-columns-repeated="2"/>
          <table:table-cell table:style-name="ce47" office:value-type="string">
            <text:p>2.0</text:p>
          </table:table-cell>
          <table:table-cell table:style-name="ce59"/>
          <table:table-cell table:style-name="ce2"/>
          <table:table-cell table:style-name="ce13" office:value-type="string">
            <text:p>Transportation</text:p>
          </table:table-cell>
          <table:table-cell table:style-name="ce13" table:number-columns-repeated="13"/>
          <table:table-cell table:style-name="ce13" office:value-type="string">
            <text:p>Y</text:p>
          </table:table-cell>
          <table:table-cell table:style-name="ce13" table:number-columns-repeated="9"/>
          <table:table-cell table:style-name="ce13" office:value-type="string">
            <text:p>Y</text:p>
          </table:table-cell>
          <table:table-cell table:style-name="ce13" table:number-columns-repeated="2"/>
          <table:table-cell table:style-name="ce14" table:number-columns-repeated="115"/>
          <table:table-cell table:number-columns-repeated="92"/>
        </table:table-row>
        <table:table-row table:style-name="ro2">
          <table:table-cell table:style-name="ce3" table:formula="oooc:=SUBSTITUTE(SUBSTITUTE(CONCATENATE(IF([.E20]=&quot;Globally Unique&quot;;&quot;GU&quot;;[.E20]);IF([.G20]&lt;&gt;[.I20];[.H20];[.F20]);CONCATENATE(IF([.I20]=&quot;Identifier&quot;;&quot;ID&quot;;IF([.I20]=&quot;Text&quot;;&quot;&quot;;[.I20]))));&quot; &quot;;&quot;&quot;);&quot;'&quot;;&quot;&quot;)" office:value-type="string" office:string-value="ID">
            <text:p>ID</text:p>
          </table:table-cell>
          <table:table-cell table:style-name="ce8" office:value-type="string">
            <text:p>Consignment. Identifier</text:p>
          </table:table-cell>
          <table:table-cell table:style-name="ce14"/>
          <table:table-cell table:style-name="ce14" office:value-type="string">
            <text:p>Consignment</text:p>
          </table:table-cell>
          <table:table-cell table:number-columns-repeated="2" table:style-name="ce14"/>
          <table:table-cell table:style-name="ce14" office:value-type="string">
            <text:p>Identifier</text:p>
          </table:table-cell>
          <table:table-cell table:formula="oooc:=IF([.F20]&lt;&gt;&quot;&quot;;CONCATENATE([.F20];&quot; &quot;;[.G20]);[.G20])" office:value-type="string" office:string-value="Identifier">
            <text:p>Identifier</text:p>
          </table:table-cell>
          <table:table-cell table:style-name="ce14" office:value-type="string">
            <text:p>Identifier</text:p>
          </table:table-cell>
          <table:table-cell table:style-name="ce14"/>
          <table:table-cell table:formula="oooc:=IF([.J20]&lt;&gt;&quot;&quot;;CONCATENATE([.J20];&quot;_ &quot;;[.I20];&quot;. Type&quot;);CONCATENATE([.I20];&quot;. Type&quot;))" office:value-type="string" office:string-value="Identifier. Type">
            <text:p>Identifier. Type</text:p>
          </table:table-cell>
          <table:table-cell table:style-name="ce14" table:number-columns-repeated="2"/>
          <table:table-cell table:style-name="ce14" office:value-type="string">
            <text:p>Unique consignment reference number (UCR)</text:p>
          </table:table-cell>
          <table:table-cell table:style-name="ce29" office:value-type="string">
            <text:p>1</text:p>
          </table:table-cell>
          <table:table-cell table:style-name="ce14" office:value-type="string">
            <text:p>BBIE</text:p>
          </table:table-cell>
          <table:table-cell table:style-name="ce25" office:value-type="string">
            <text:p>Unique number assigned to goods, both for import and export.</text:p>
          </table:table-cell>
          <table:table-cell table:style-name="ce14"/>
          <table:table-cell table:style-name="ce14" office:value-type="float" office:value="1202">
            <text:p>1202</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21]=&quot;Globally Unique&quot;;&quot;GU&quot;;[.E21]);IF([.G21]&lt;&gt;[.I21];[.H21];[.F21]);CONCATENATE(IF([.I21]=&quot;Identifier&quot;;&quot;ID&quot;;IF([.I21]=&quot;Text&quot;;&quot;&quot;;[.I21]))));&quot; &quot;;&quot;&quot;);&quot;'&quot;;&quot;&quot;)" office:value-type="string" office:string-value="SummaryDescription">
            <text:p>SummaryDescription</text:p>
          </table:table-cell>
          <table:table-cell table:style-name="ce8" office:value-type="string">
            <text:p>Consignment. Summary Description. Text</text:p>
          </table:table-cell>
          <table:table-cell table:style-name="ce14"/>
          <table:table-cell table:style-name="ce14" office:value-type="string">
            <text:p>Consignment</text:p>
          </table:table-cell>
          <table:table-cell table:style-name="ce14"/>
          <table:table-cell table:style-name="ce14" office:value-type="string">
            <text:p>Summary</text:p>
          </table:table-cell>
          <table:table-cell table:style-name="ce14" office:value-type="string">
            <text:p>Description</text:p>
          </table:table-cell>
          <table:table-cell table:formula="oooc:=IF([.F21]&lt;&gt;&quot;&quot;;CONCATENATE([.F21];&quot; &quot;;[.G21]);[.G21])" office:value-type="string" office:string-value="Summary Description">
            <text:p>Summary Description</text:p>
          </table:table-cell>
          <table:table-cell table:style-name="ce14" office:value-type="string">
            <text:p>Text</text:p>
          </table:table-cell>
          <table:table-cell table:style-name="ce14"/>
          <table:table-cell table:formula="oooc:=IF([.J21]&lt;&gt;&quot;&quot;;CONCATENATE([.J21];&quot;_ &quot;;[.I21];&quot;. Type&quot;);CONCATENATE([.I21];&quot;. Type&quot;))" office:value-type="string" office:string-value="Text. Type">
            <text:p>Text. Type</text:p>
          </table:table-cell>
          <table:table-cell table:style-name="ce14" table:number-columns-repeated="3"/>
          <table:table-cell table:style-name="ce29" office:value-type="string">
            <text:p>0..n</text:p>
          </table:table-cell>
          <table:table-cell table:style-name="ce14" office:value-type="string">
            <text:p>BBIE</text:p>
          </table:table-cell>
          <table:table-cell table:style-name="ce36" office:value-type="string">
            <text:p>General descriptive text that is not part of any remarks.</text:p>
          </table:table-cell>
          <table:table-cell table:style-name="ce14" table:number-columns-repeated="2"/>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22]=&quot;Globally Unique&quot;;&quot;GU&quot;;[.E22]);IF([.G22]&lt;&gt;[.I22];[.H22];[.F22]);CONCATENATE(IF([.I22]=&quot;Identifier&quot;;&quot;ID&quot;;IF([.I22]=&quot;Text&quot;;&quot;&quot;;[.I22]))));&quot; &quot;;&quot;&quot;);&quot;'&quot;;&quot;&quot;)" office:value-type="string" office:string-value="TotalInvoiceAmount">
            <text:p>TotalInvoiceAmount</text:p>
          </table:table-cell>
          <table:table-cell table:style-name="ce8" office:value-type="string">
            <text:p>Consignment. Total_ Invoice Amount. Amount</text:p>
          </table:table-cell>
          <table:table-cell table:style-name="ce14"/>
          <table:table-cell table:style-name="ce14" office:value-type="string">
            <text:p>Consignment</text:p>
          </table:table-cell>
          <table:table-cell table:style-name="ce14" office:value-type="string">
            <text:p>Total</text:p>
          </table:table-cell>
          <table:table-cell table:style-name="ce14" office:value-type="string">
            <text:p>Invoice</text:p>
          </table:table-cell>
          <table:table-cell table:style-name="ce14" office:value-type="string">
            <text:p>Amount</text:p>
          </table:table-cell>
          <table:table-cell table:formula="oooc:=IF([.F22]&lt;&gt;&quot;&quot;;CONCATENATE([.F22];&quot; &quot;;[.G22]);[.G22])" office:value-type="string" office:string-value="Invoice Amount">
            <text:p>Invoice Amount</text:p>
          </table:table-cell>
          <table:table-cell table:style-name="ce14" office:value-type="string">
            <text:p>Amount</text:p>
          </table:table-cell>
          <table:table-cell table:style-name="ce14"/>
          <table:table-cell table:formula="oooc:=IF([.J22]&lt;&gt;&quot;&quot;;CONCATENATE([.J22];&quot;_ &quot;;[.I22];&quot;. Type&quot;);CONCATENATE([.I22];&quot;. Type&quot;))" office:value-type="string" office:string-value="Amount. Type">
            <text:p>Amount.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36" office:value-type="string">
            <text:p>Total of all invoice amounts declared in a single consignment.</text:p>
          </table:table-cell>
          <table:table-cell table:style-name="ce14"/>
          <table:table-cell table:style-name="ce14" office:value-type="float" office:value="5072">
            <text:p>5072</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4">
          <table:table-cell table:style-name="ce3" table:formula="oooc:=SUBSTITUTE(SUBSTITUTE(CONCATENATE(IF([.E23]=&quot;Globally Unique&quot;;&quot;GU&quot;;[.E23]);IF([.G23]&lt;&gt;[.I23];[.H23];[.F23]);CONCATENATE(IF([.I23]=&quot;Identifier&quot;;&quot;ID&quot;;IF([.I23]=&quot;Text&quot;;&quot;&quot;;[.I23]))));&quot; &quot;;&quot;&quot;);&quot;'&quot;;&quot;&quot;)" office:value-type="string" office:string-value="DeclaredCustomsValueAmount">
            <text:p>DeclaredCustomsValueAmount</text:p>
          </table:table-cell>
          <table:table-cell table:style-name="ce8" office:value-type="string">
            <text:p>Consignment. Declared_ Customs Value. Amount</text:p>
          </table:table-cell>
          <table:table-cell table:style-name="ce14"/>
          <table:table-cell table:style-name="ce14" office:value-type="string">
            <text:p>Consignment</text:p>
          </table:table-cell>
          <table:table-cell table:style-name="ce14" office:value-type="string">
            <text:p>Declared</text:p>
          </table:table-cell>
          <table:table-cell table:style-name="ce14" office:value-type="string">
            <text:p>Customs</text:p>
          </table:table-cell>
          <table:table-cell table:style-name="ce14" office:value-type="string">
            <text:p>Value</text:p>
          </table:table-cell>
          <table:table-cell table:formula="oooc:=IF([.F23]&lt;&gt;&quot;&quot;;CONCATENATE([.F23];&quot; &quot;;[.G23]);[.G23])" office:value-type="string" office:string-value="Customs Value">
            <text:p>Customs Value</text:p>
          </table:table-cell>
          <table:table-cell table:style-name="ce14" office:value-type="string">
            <text:p>Amount</text:p>
          </table:table-cell>
          <table:table-cell table:style-name="ce14"/>
          <table:table-cell table:formula="oooc:=IF([.J23]&lt;&gt;&quot;&quot;;CONCATENATE([.J23];&quot;_ &quot;;[.I23];&quot;. Type&quot;);CONCATENATE([.I23];&quot;. Type&quot;))" office:value-type="string" office:string-value="Amount. Type">
            <text:p>Amount.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36" office:value-type="string">
            <text:p>Amount declared for customs purposes of those goods in a consignment whether or not they are subject to the same customs procedure, tariff/statistical heading, country information and duty regime.</text:p>
          </table:table-cell>
          <table:table-cell table:style-name="ce14"/>
          <table:table-cell table:style-name="ce14" office:value-type="float" office:value="5070">
            <text:p>5070</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24]=&quot;Globally Unique&quot;;&quot;GU&quot;;[.E24]);IF([.G24]&lt;&gt;[.I24];[.H24];[.F24]);CONCATENATE(IF([.I24]=&quot;Identifier&quot;;&quot;ID&quot;;IF([.I24]=&quot;Text&quot;;&quot;&quot;;[.I24]))));&quot; &quot;;&quot;&quot;);&quot;'&quot;;&quot;&quot;)" office:value-type="string" office:string-value="TariffDescription">
            <text:p>TariffDescription</text:p>
          </table:table-cell>
          <table:table-cell table:style-name="ce8" office:value-type="string">
            <text:p>Consignment. Tariff Description. Text</text:p>
          </table:table-cell>
          <table:table-cell table:style-name="ce14"/>
          <table:table-cell table:style-name="ce14" office:value-type="string">
            <text:p>Consignment</text:p>
          </table:table-cell>
          <table:table-cell table:style-name="ce14"/>
          <table:table-cell table:style-name="ce14" office:value-type="string">
            <text:p>Tariff</text:p>
          </table:table-cell>
          <table:table-cell table:style-name="ce14" office:value-type="string">
            <text:p>Description</text:p>
          </table:table-cell>
          <table:table-cell table:formula="oooc:=IF([.F24]&lt;&gt;&quot;&quot;;CONCATENATE([.F24];&quot; &quot;;[.G24]);[.G24])" office:value-type="string" office:string-value="Tariff Description">
            <text:p>Tariff Description</text:p>
          </table:table-cell>
          <table:table-cell table:style-name="ce14" office:value-type="string">
            <text:p>Text</text:p>
          </table:table-cell>
          <table:table-cell table:style-name="ce14"/>
          <table:table-cell table:formula="oooc:=IF([.J24]&lt;&gt;&quot;&quot;;CONCATENATE([.J24];&quot;_ &quot;;[.I24];&quot;. Type&quot;);CONCATENATE([.I24];&quot;. Type&quot;))" office:value-type="string" office:string-value="Text. Type">
            <text:p>Text. Type</text:p>
          </table:table-cell>
          <table:table-cell table:style-name="ce14" table:number-columns-repeated="3"/>
          <table:table-cell table:style-name="ce29" office:value-type="string">
            <text:p>0..n</text:p>
          </table:table-cell>
          <table:table-cell table:style-name="ce14" office:value-type="string">
            <text:p>BBIE</text:p>
          </table:table-cell>
          <table:table-cell table:style-name="ce36" office:value-type="string">
            <text:p>Free text specification of tariff applied to a consignment.</text:p>
          </table:table-cell>
          <table:table-cell table:style-name="ce14"/>
          <table:table-cell table:style-name="ce19" office:value-type="float" office:value="5430">
            <text:p>5430</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25]=&quot;Globally Unique&quot;;&quot;GU&quot;;[.E25]);IF([.G25]&lt;&gt;[.I25];[.H25];[.F25]);CONCATENATE(IF([.I25]=&quot;Identifier&quot;;&quot;ID&quot;;IF([.I25]=&quot;Text&quot;;&quot;&quot;;[.I25]))));&quot; &quot;;&quot;&quot;);&quot;'&quot;;&quot;&quot;)" office:value-type="string" office:string-value="TariffCode">
            <text:p>TariffCode</text:p>
          </table:table-cell>
          <table:table-cell table:style-name="ce8" office:value-type="string">
            <text:p>Consignment. Tariff Code. Code</text:p>
          </table:table-cell>
          <table:table-cell table:style-name="ce14"/>
          <table:table-cell table:style-name="ce14" office:value-type="string">
            <text:p>Consignment</text:p>
          </table:table-cell>
          <table:table-cell table:style-name="ce14"/>
          <table:table-cell table:style-name="ce19" office:value-type="string">
            <text:p>Tariff</text:p>
          </table:table-cell>
          <table:table-cell table:style-name="ce14" office:value-type="string">
            <text:p>Code</text:p>
          </table:table-cell>
          <table:table-cell table:formula="oooc:=IF([.F25]&lt;&gt;&quot;&quot;;CONCATENATE([.F25];&quot; &quot;;[.G25]);[.G25])" office:value-type="string" office:string-value="Tariff Code">
            <text:p>Tariff Code</text:p>
          </table:table-cell>
          <table:table-cell table:style-name="ce14" office:value-type="string">
            <text:p>Code</text:p>
          </table:table-cell>
          <table:table-cell table:style-name="ce14"/>
          <table:table-cell table:formula="oooc:=IF([.J25]&lt;&gt;&quot;&quot;;CONCATENATE([.J25];&quot;_ &quot;;[.I25];&quot;. Type&quot;);CONCATENATE([.I25];&quot;. Type&quot;))" office:value-type="string" office:string-value="Code. Type">
            <text:p>Code. Type</text:p>
          </table:table-cell>
          <table:table-cell table:style-name="ce14" table:number-columns-repeated="2"/>
          <table:table-cell table:style-name="ce14" office:value-type="string">
            <text:p>Tariff code number (WCO ID 145)</text:p>
          </table:table-cell>
          <table:table-cell table:style-name="ce29" office:value-type="string">
            <text:p>0..1</text:p>
          </table:table-cell>
          <table:table-cell table:style-name="ce14" office:value-type="string">
            <text:p>BBIE</text:p>
          </table:table-cell>
          <table:table-cell table:style-name="ce36" office:value-type="string">
            <text:p>Code specifying a tariff applied to a consignment.</text:p>
          </table:table-cell>
          <table:table-cell table:style-name="ce14"/>
          <table:table-cell table:style-name="ce19" office:value-type="float" office:value="5431">
            <text:p>5431</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26]=&quot;Globally Unique&quot;;&quot;GU&quot;;[.E26]);IF([.G26]&lt;&gt;[.I26];[.H26];[.F26]);CONCATENATE(IF([.I26]=&quot;Identifier&quot;;&quot;ID&quot;;IF([.I26]=&quot;Text&quot;;&quot;&quot;;[.I26]))));&quot; &quot;;&quot;&quot;);&quot;'&quot;;&quot;&quot;)" office:value-type="string" office:string-value="InsurancePremiumAmount">
            <text:p>InsurancePremiumAmount</text:p>
          </table:table-cell>
          <table:table-cell table:style-name="ce8" office:value-type="string">
            <text:p>Consignment. Insurance Premium Amount. Amount</text:p>
          </table:table-cell>
          <table:table-cell table:style-name="ce14"/>
          <table:table-cell table:style-name="ce14" office:value-type="string">
            <text:p>Consignment</text:p>
          </table:table-cell>
          <table:table-cell table:style-name="ce14"/>
          <table:table-cell table:style-name="ce14" office:value-type="string">
            <text:p>Insurance Premium</text:p>
          </table:table-cell>
          <table:table-cell table:style-name="ce14" office:value-type="string">
            <text:p>Amount</text:p>
          </table:table-cell>
          <table:table-cell table:formula="oooc:=IF([.F26]&lt;&gt;&quot;&quot;;CONCATENATE([.F26];&quot; &quot;;[.G26]);[.G26])" office:value-type="string" office:string-value="Insurance Premium Amount">
            <text:p>Insurance Premium Amount</text:p>
          </table:table-cell>
          <table:table-cell table:style-name="ce14" office:value-type="string">
            <text:p>Amount</text:p>
          </table:table-cell>
          <table:table-cell table:style-name="ce14"/>
          <table:table-cell table:formula="oooc:=IF([.J26]&lt;&gt;&quot;&quot;;CONCATENATE([.J26];&quot;_ &quot;;[.I26];&quot;. Type&quot;);CONCATENATE([.I26];&quot;. Type&quot;))" office:value-type="string" office:string-value="Amount. Type">
            <text:p>Amount. Type</text:p>
          </table:table-cell>
          <table:table-cell table:style-name="ce14" table:number-columns-repeated="2"/>
          <table:table-cell table:style-name="ce14" office:value-type="string">
            <text:p>Insurance Cost</text:p>
          </table:table-cell>
          <table:table-cell table:style-name="ce29" office:value-type="string">
            <text:p>0..1</text:p>
          </table:table-cell>
          <table:table-cell table:style-name="ce14" office:value-type="string">
            <text:p>BBIE</text:p>
          </table:table-cell>
          <table:table-cell table:style-name="ce36" office:value-type="string">
            <text:p>Amount of premium payable to the insurance company for insuring the goods.</text:p>
          </table:table-cell>
          <table:table-cell table:style-name="ce14"/>
          <table:table-cell table:style-name="ce19" office:value-type="float" office:value="5486">
            <text:p>5486</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27]=&quot;Globally Unique&quot;;&quot;GU&quot;;[.E27]);IF([.G27]&lt;&gt;[.I27];[.H27];[.F27]);CONCATENATE(IF([.I27]=&quot;Identifier&quot;;&quot;ID&quot;;IF([.I27]=&quot;Text&quot;;&quot;&quot;;[.I27]))));&quot; &quot;;&quot;&quot;);&quot;'&quot;;&quot;&quot;)" office:value-type="string" office:string-value="GrossWeightMeasure">
            <text:p>GrossWeightMeasure</text:p>
          </table:table-cell>
          <table:table-cell table:style-name="ce8" office:value-type="string">
            <text:p>Consignment. Gross_ Weight. Measure</text:p>
          </table:table-cell>
          <table:table-cell table:style-name="ce14"/>
          <table:table-cell table:style-name="ce14" office:value-type="string">
            <text:p>Consignment</text:p>
          </table:table-cell>
          <table:table-cell table:style-name="ce14" office:value-type="string">
            <text:p>Gross</text:p>
          </table:table-cell>
          <table:table-cell table:style-name="ce14"/>
          <table:table-cell table:style-name="ce14" office:value-type="string">
            <text:p>Weight</text:p>
          </table:table-cell>
          <table:table-cell table:formula="oooc:=IF([.F27]&lt;&gt;&quot;&quot;;CONCATENATE([.F27];&quot; &quot;;[.G27]);[.G27])" office:value-type="string" office:string-value="Weight">
            <text:p>Weight</text:p>
          </table:table-cell>
          <table:table-cell table:style-name="ce14" office:value-type="string">
            <text:p>Measure</text:p>
          </table:table-cell>
          <table:table-cell table:style-name="ce14"/>
          <table:table-cell table:formula="oooc:=IF([.J27]&lt;&gt;&quot;&quot;;CONCATENATE([.J27];&quot;_ &quot;;[.I27];&quot;. Type&quot;);CONCATENATE([.I27];&quot;. Type&quot;))" office:value-type="string" office:string-value="Measure. Type">
            <text:p>Measure. Type</text:p>
          </table:table-cell>
          <table:table-cell table:style-name="ce14" table:number-columns-repeated="2"/>
          <table:table-cell table:style-name="ce14" office:value-type="string">
            <text:p>Total gross weight (WCO ID 131)</text:p>
          </table:table-cell>
          <table:table-cell table:style-name="ce29" office:value-type="string">
            <text:p>0..1</text:p>
          </table:table-cell>
          <table:table-cell table:style-name="ce14" office:value-type="string">
            <text:p>BBIE</text:p>
          </table:table-cell>
          <table:table-cell table:style-name="ce36" office:value-type="string">
            <text:p>Total weight (mass) of goods including packaging but excluding the carrier's equipment for a declaration.</text:p>
          </table:table-cell>
          <table:table-cell table:style-name="ce14" office:value-type="string">
            <text:p>Total cube of all goods items referred to as one consignment.</text:p>
          </table:table-cell>
          <table:table-cell table:style-name="ce14" office:value-type="float" office:value="6092">
            <text:p>6092</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28]=&quot;Globally Unique&quot;;&quot;GU&quot;;[.E28]);IF([.G28]&lt;&gt;[.I28];[.H28];[.F28]);CONCATENATE(IF([.I28]=&quot;Identifier&quot;;&quot;ID&quot;;IF([.I28]=&quot;Text&quot;;&quot;&quot;;[.I28]))));&quot; &quot;;&quot;&quot;);&quot;'&quot;;&quot;&quot;)" office:value-type="string" office:string-value="NetWeightMeasure">
            <text:p>NetWeightMeasure</text:p>
          </table:table-cell>
          <table:table-cell table:style-name="ce8" office:value-type="string">
            <text:p>Consignment. Net_ Weight. Measure</text:p>
          </table:table-cell>
          <table:table-cell table:style-name="ce14"/>
          <table:table-cell table:style-name="ce14" office:value-type="string">
            <text:p>Consignment</text:p>
          </table:table-cell>
          <table:table-cell table:style-name="ce14" office:value-type="string">
            <text:p>Net</text:p>
          </table:table-cell>
          <table:table-cell table:style-name="ce14"/>
          <table:table-cell table:style-name="ce14" office:value-type="string">
            <text:p>Weight</text:p>
          </table:table-cell>
          <table:table-cell table:formula="oooc:=IF([.F28]&lt;&gt;&quot;&quot;;CONCATENATE([.F28];&quot; &quot;;[.G28]);[.G28])" office:value-type="string" office:string-value="Weight">
            <text:p>Weight</text:p>
          </table:table-cell>
          <table:table-cell table:style-name="ce14" office:value-type="string">
            <text:p>Measure</text:p>
          </table:table-cell>
          <table:table-cell table:style-name="ce14"/>
          <table:table-cell table:formula="oooc:=IF([.J28]&lt;&gt;&quot;&quot;;CONCATENATE([.J28];&quot;_ &quot;;[.I28];&quot;. Type&quot;);CONCATENATE([.I28];&quot;. Type&quot;))" office:value-type="string" office:string-value="Measure. Type">
            <text:p>Measure.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36" office:value-type="string">
            <text:p>Total net weight (mass) of all the goods items referred to as one consignment.</text:p>
          </table:table-cell>
          <table:table-cell table:style-name="ce14"/>
          <table:table-cell table:style-name="ce19" office:value-type="float" office:value="6014">
            <text:p>6014</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29]=&quot;Globally Unique&quot;;&quot;GU&quot;;[.E29]);IF([.G29]&lt;&gt;[.I29];[.H29];[.F29]);CONCATENATE(IF([.I29]=&quot;Identifier&quot;;&quot;ID&quot;;IF([.I29]=&quot;Text&quot;;&quot;&quot;;[.I29]))));&quot; &quot;;&quot;&quot;);&quot;'&quot;;&quot;&quot;)" office:value-type="string" office:string-value="NetNetWeightMeasure">
            <text:p>NetNetWeightMeasure</text:p>
          </table:table-cell>
          <table:table-cell table:style-name="ce8" office:value-type="string">
            <text:p>Consignment. Net Net_ Weight. Measure</text:p>
          </table:table-cell>
          <table:table-cell table:style-name="ce14"/>
          <table:table-cell table:style-name="ce14" office:value-type="string">
            <text:p>Consignment</text:p>
          </table:table-cell>
          <table:table-cell table:style-name="ce14" office:value-type="string">
            <text:p>Net Net</text:p>
          </table:table-cell>
          <table:table-cell table:style-name="ce14"/>
          <table:table-cell table:style-name="ce14" office:value-type="string">
            <text:p>Weight</text:p>
          </table:table-cell>
          <table:table-cell table:formula="oooc:=IF([.F29]&lt;&gt;&quot;&quot;;CONCATENATE([.F29];&quot; &quot;;[.G29]);[.G29])" office:value-type="string" office:string-value="Weight">
            <text:p>Weight</text:p>
          </table:table-cell>
          <table:table-cell table:style-name="ce14" office:value-type="string">
            <text:p>Measure</text:p>
          </table:table-cell>
          <table:table-cell table:style-name="ce14"/>
          <table:table-cell table:formula="oooc:=IF([.J29]&lt;&gt;&quot;&quot;;CONCATENATE([.J29];&quot;_ &quot;;[.I29];&quot;. Type&quot;);CONCATENATE([.I29];&quot;. Type&quot;))" office:value-type="string" office:string-value="Measure. Type">
            <text:p>Measure.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36" office:value-type="string">
            <text:p>Weight (mass) of the goods themselves without any packing.</text:p>
          </table:table-cell>
          <table:table-cell table:style-name="ce14"/>
          <table:table-cell table:style-name="ce19" office:value-type="float" office:value="6048">
            <text:p>6048</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30]=&quot;Globally Unique&quot;;&quot;GU&quot;;[.E30]);IF([.G30]&lt;&gt;[.I30];[.H30];[.F30]);CONCATENATE(IF([.I30]=&quot;Identifier&quot;;&quot;ID&quot;;IF([.I30]=&quot;Text&quot;;&quot;&quot;;[.I30]))));&quot; &quot;;&quot;&quot;);&quot;'&quot;;&quot;&quot;)" office:value-type="string" office:string-value="ChargeableWeightMeasure">
            <text:p>ChargeableWeightMeasure</text:p>
          </table:table-cell>
          <table:table-cell table:style-name="ce8" office:value-type="string">
            <text:p>Consignment. Chargeable_ Weight. Measure</text:p>
          </table:table-cell>
          <table:table-cell table:style-name="ce14"/>
          <table:table-cell table:style-name="ce14" office:value-type="string">
            <text:p>Consignment</text:p>
          </table:table-cell>
          <table:table-cell table:style-name="ce14" office:value-type="string">
            <text:p>Chargeable</text:p>
          </table:table-cell>
          <table:table-cell table:style-name="ce14"/>
          <table:table-cell table:style-name="ce14" office:value-type="string">
            <text:p>Weight</text:p>
          </table:table-cell>
          <table:table-cell table:formula="oooc:=IF([.F30]&lt;&gt;&quot;&quot;;CONCATENATE([.F30];&quot; &quot;;[.G30]);[.G30])" office:value-type="string" office:string-value="Weight">
            <text:p>Weight</text:p>
          </table:table-cell>
          <table:table-cell table:style-name="ce14" office:value-type="string">
            <text:p>Measure</text:p>
          </table:table-cell>
          <table:table-cell table:style-name="ce14"/>
          <table:table-cell table:formula="oooc:=IF([.J30]&lt;&gt;&quot;&quot;;CONCATENATE([.J30];&quot;_ &quot;;[.I30];&quot;. Type&quot;);CONCATENATE([.I30];&quot;. Type&quot;))" office:value-type="string" office:string-value="Measure. Type">
            <text:p>Measure. Type</text:p>
          </table:table-cell>
          <table:table-cell table:style-name="ce14" table:number-columns-repeated="2"/>
          <table:table-cell table:style-name="ce19" office:value-type="string">
            <text:p>Chargeable Weight. Basis.Measure</text:p>
          </table:table-cell>
          <table:table-cell table:style-name="ce29" office:value-type="string">
            <text:p>0..1</text:p>
          </table:table-cell>
          <table:table-cell table:style-name="ce14" office:value-type="string">
            <text:p>BBIE</text:p>
          </table:table-cell>
          <table:table-cell table:style-name="ce36" office:value-type="string">
            <text:p>Gross weight (mass) on which a charge is to be based.</text:p>
          </table:table-cell>
          <table:table-cell table:style-name="ce14"/>
          <table:table-cell table:style-name="ce19" office:value-type="float" office:value="6030">
            <text:p>6030</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31]=&quot;Globally Unique&quot;;&quot;GU&quot;;[.E31]);IF([.G31]&lt;&gt;[.I31];[.H31];[.F31]);CONCATENATE(IF([.I31]=&quot;Identifier&quot;;&quot;ID&quot;;IF([.I31]=&quot;Text&quot;;&quot;&quot;;[.I31]))));&quot; &quot;;&quot;&quot;);&quot;'&quot;;&quot;&quot;)" office:value-type="string" office:string-value="GrossVolumeMeasure">
            <text:p>GrossVolumeMeasure</text:p>
          </table:table-cell>
          <table:table-cell table:style-name="ce8" office:value-type="string">
            <text:p>Consignment. Gross_ Volume. Measure</text:p>
          </table:table-cell>
          <table:table-cell table:style-name="ce14"/>
          <table:table-cell table:style-name="ce14" office:value-type="string">
            <text:p>Consignment</text:p>
          </table:table-cell>
          <table:table-cell table:style-name="ce14" office:value-type="string">
            <text:p>Gross</text:p>
          </table:table-cell>
          <table:table-cell table:style-name="ce14"/>
          <table:table-cell table:style-name="ce14" office:value-type="string">
            <text:p>Volume</text:p>
          </table:table-cell>
          <table:table-cell table:formula="oooc:=IF([.F31]&lt;&gt;&quot;&quot;;CONCATENATE([.F31];&quot; &quot;;[.G31]);[.G31])" office:value-type="string" office:string-value="Volume">
            <text:p>Volume</text:p>
          </table:table-cell>
          <table:table-cell table:style-name="ce14" office:value-type="string">
            <text:p>Measure</text:p>
          </table:table-cell>
          <table:table-cell table:style-name="ce14"/>
          <table:table-cell table:formula="oooc:=IF([.J31]&lt;&gt;&quot;&quot;;CONCATENATE([.J31];&quot;_ &quot;;[.I31];&quot;. Type&quot;);CONCATENATE([.I31];&quot;. Type&quot;))" office:value-type="string" office:string-value="Measure. Type">
            <text:p>Measure. Type</text:p>
          </table:table-cell>
          <table:table-cell table:style-name="ce14" table:number-columns-repeated="2"/>
          <table:table-cell table:style-name="ce14" office:value-type="string">
            <text:p>Cube</text:p>
          </table:table-cell>
          <table:table-cell table:style-name="ce29" office:value-type="string">
            <text:p>0..1</text:p>
          </table:table-cell>
          <table:table-cell table:style-name="ce14" office:value-type="string">
            <text:p>BBIE</text:p>
          </table:table-cell>
          <table:table-cell table:style-name="ce14" office:value-type="string">
            <text:p>Total cube of all goods items referred to as one consignment.</text:p>
          </table:table-cell>
          <table:table-cell table:style-name="ce14"/>
          <table:table-cell table:style-name="ce14" office:value-type="float" office:value="6422">
            <text:p>6422</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32]=&quot;Globally Unique&quot;;&quot;GU&quot;;[.E32]);IF([.G32]&lt;&gt;[.I32];[.H32];[.F32]);CONCATENATE(IF([.I32]=&quot;Identifier&quot;;&quot;ID&quot;;IF([.I32]=&quot;Text&quot;;&quot;&quot;;[.I32]))));&quot; &quot;;&quot;&quot;);&quot;'&quot;;&quot;&quot;)" office:value-type="string" office:string-value="NetVolumeMeasure">
            <text:p>NetVolumeMeasure</text:p>
          </table:table-cell>
          <table:table-cell table:style-name="ce8" office:value-type="string">
            <text:p>Consignment. Net_ Volume. Measure</text:p>
          </table:table-cell>
          <table:table-cell table:style-name="ce14"/>
          <table:table-cell table:style-name="ce14" office:value-type="string">
            <text:p>Consignment</text:p>
          </table:table-cell>
          <table:table-cell table:style-name="ce14" office:value-type="string">
            <text:p>Net</text:p>
          </table:table-cell>
          <table:table-cell table:style-name="ce14"/>
          <table:table-cell table:style-name="ce14" office:value-type="string">
            <text:p>Volume</text:p>
          </table:table-cell>
          <table:table-cell table:formula="oooc:=IF([.F32]&lt;&gt;&quot;&quot;;CONCATENATE([.F32];&quot; &quot;;[.G32]);[.G32])" office:value-type="string" office:string-value="Volume">
            <text:p>Volume</text:p>
          </table:table-cell>
          <table:table-cell table:style-name="ce14" office:value-type="string">
            <text:p>Measure</text:p>
          </table:table-cell>
          <table:table-cell table:style-name="ce14"/>
          <table:table-cell table:formula="oooc:=IF([.J32]&lt;&gt;&quot;&quot;;CONCATENATE([.J32];&quot;_ &quot;;[.I32];&quot;. Type&quot;);CONCATENATE([.I32];&quot;. Type&quot;))" office:value-type="string" office:string-value="Measure. Type">
            <text:p>Measure.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36"/>
          <table:table-cell table:style-name="ce14" table:number-columns-repeated="2"/>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4">
          <table:table-cell table:style-name="ce3" table:formula="oooc:=SUBSTITUTE(SUBSTITUTE(CONCATENATE(IF([.E33]=&quot;Globally Unique&quot;;&quot;GU&quot;;[.E33]);IF([.G33]&lt;&gt;[.I33];[.H33];[.F33]);CONCATENATE(IF([.I33]=&quot;Identifier&quot;;&quot;ID&quot;;IF([.I33]=&quot;Text&quot;;&quot;&quot;;[.I33]))));&quot; &quot;;&quot;&quot;);&quot;'&quot;;&quot;&quot;)" office:value-type="string" office:string-value="LoadingLengthMeasure">
            <text:p>LoadingLengthMeasure</text:p>
          </table:table-cell>
          <table:table-cell table:style-name="ce8" office:value-type="string">
            <text:p>Consignment. Loading_ Length. Measure</text:p>
          </table:table-cell>
          <table:table-cell table:style-name="ce14"/>
          <table:table-cell table:style-name="ce14" office:value-type="string">
            <text:p>Consignment</text:p>
          </table:table-cell>
          <table:table-cell table:style-name="ce14" office:value-type="string">
            <text:p>Loading</text:p>
          </table:table-cell>
          <table:table-cell table:style-name="ce14"/>
          <table:table-cell table:style-name="ce14" office:value-type="string">
            <text:p>Length</text:p>
          </table:table-cell>
          <table:table-cell table:formula="oooc:=IF([.F33]&lt;&gt;&quot;&quot;;CONCATENATE([.F33];&quot; &quot;;[.G33]);[.G33])" office:value-type="string" office:string-value="Length">
            <text:p>Length</text:p>
          </table:table-cell>
          <table:table-cell table:style-name="ce14" office:value-type="string">
            <text:p>Measure</text:p>
          </table:table-cell>
          <table:table-cell table:style-name="ce14"/>
          <table:table-cell table:formula="oooc:=IF([.J33]&lt;&gt;&quot;&quot;;CONCATENATE([.J33];&quot;_ &quot;;[.I33];&quot;. Type&quot;);CONCATENATE([.I33];&quot;. Type&quot;))" office:value-type="string" office:string-value="Measure. Type">
            <text:p>Measure.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36" office:value-type="string">
            <text:p>Total length in a means of transport or a piece of transport equipment whereby the complete width and height over that length is needed for loading all the consignments referred to as one consolidation.</text:p>
          </table:table-cell>
          <table:table-cell table:style-name="ce14"/>
          <table:table-cell table:style-name="ce19" office:value-type="float" office:value="6042">
            <text:p>6042</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34]=&quot;Globally Unique&quot;;&quot;GU&quot;;[.E34]);IF([.G34]&lt;&gt;[.I34];[.H34];[.F34]);CONCATENATE(IF([.I34]=&quot;Identifier&quot;;&quot;ID&quot;;IF([.I34]=&quot;Text&quot;;&quot;&quot;;[.I34]))));&quot; &quot;;&quot;&quot;);&quot;'&quot;;&quot;&quot;)" office:value-type="string" office:string-value="Remarks">
            <text:p>Remarks</text:p>
          </table:table-cell>
          <table:table-cell table:style-name="ce8" office:value-type="string">
            <text:p>Consignment. Remarks. Text</text:p>
          </table:table-cell>
          <table:table-cell table:style-name="ce14"/>
          <table:table-cell table:style-name="ce14" office:value-type="string">
            <text:p>Consignment</text:p>
          </table:table-cell>
          <table:table-cell table:number-columns-repeated="2" table:style-name="ce14"/>
          <table:table-cell table:style-name="ce14" office:value-type="string">
            <text:p>Remarks</text:p>
          </table:table-cell>
          <table:table-cell table:formula="oooc:=IF([.F34]&lt;&gt;&quot;&quot;;CONCATENATE([.F34];&quot; &quot;;[.G34]);[.G34])" office:value-type="string" office:string-value="Remarks">
            <text:p>Remarks</text:p>
          </table:table-cell>
          <table:table-cell table:style-name="ce14" office:value-type="string">
            <text:p>Text</text:p>
          </table:table-cell>
          <table:table-cell table:style-name="ce14"/>
          <table:table-cell table:formula="oooc:=IF([.J34]&lt;&gt;&quot;&quot;;CONCATENATE([.J34];&quot;_ &quot;;[.I34];&quot;. Type&quot;);CONCATENATE([.I34];&quot;. Type&quot;))" office:value-type="string" office:string-value="Text. Type">
            <text:p>Text. Type</text:p>
          </table:table-cell>
          <table:table-cell table:style-name="ce14" table:number-columns-repeated="3"/>
          <table:table-cell table:style-name="ce29" office:value-type="string">
            <text:p>0..n</text:p>
          </table:table-cell>
          <table:table-cell table:style-name="ce14" office:value-type="string">
            <text:p>BBIE</text:p>
          </table:table-cell>
          <table:table-cell table:style-name="ce36" office:value-type="string">
            <text:p>Remarks concerning the complete consignment to be printed on the transport document.</text:p>
          </table:table-cell>
          <table:table-cell table:style-name="ce14"/>
          <table:table-cell table:style-name="ce19" office:value-type="float" office:value="4244">
            <text:p>4244</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35]=&quot;Globally Unique&quot;;&quot;GU&quot;;[.E35]);IF([.G35]&lt;&gt;[.I35];[.H35];[.F35]);CONCATENATE(IF([.I35]=&quot;Identifier&quot;;&quot;ID&quot;;IF([.I35]=&quot;Text&quot;;&quot;&quot;;[.I35]))));&quot; &quot;;&quot;&quot;);&quot;'&quot;;&quot;&quot;)" office:value-type="string" office:string-value="HazardousRiskIndicator">
            <text:p>HazardousRiskIndicator</text:p>
          </table:table-cell>
          <table:table-cell table:style-name="ce8" office:value-type="string">
            <text:p>Consignment. Hazardous Risk Indicator. Indicator</text:p>
          </table:table-cell>
          <table:table-cell table:style-name="ce14"/>
          <table:table-cell table:style-name="ce14" office:value-type="string">
            <text:p>Consignment</text:p>
          </table:table-cell>
          <table:table-cell table:style-name="ce14"/>
          <table:table-cell table:style-name="ce14" office:value-type="string">
            <text:p>Hazardous Risk</text:p>
          </table:table-cell>
          <table:table-cell table:style-name="ce14" office:value-type="string">
            <text:p>Indicator</text:p>
          </table:table-cell>
          <table:table-cell table:formula="oooc:=IF([.F35]&lt;&gt;&quot;&quot;;CONCATENATE([.F35];&quot; &quot;;[.G35]);[.G35])" office:value-type="string" office:string-value="Hazardous Risk Indicator">
            <text:p>Hazardous Risk Indicator</text:p>
          </table:table-cell>
          <table:table-cell table:style-name="ce14" office:value-type="string">
            <text:p>Indicator</text:p>
          </table:table-cell>
          <table:table-cell table:style-name="ce14"/>
          <table:table-cell table:formula="oooc:=IF([.J35]&lt;&gt;&quot;&quot;;CONCATENATE([.J35];&quot;_ &quot;;[.I35];&quot;. Type&quot;);CONCATENATE([.I35];&quot;. Type&quot;))" office:value-type="string" office:string-value="Indicator. Type">
            <text:p>Indicator. Type</text:p>
          </table:table-cell>
          <table:table-cell table:style-name="ce14" table:number-columns-repeated="2"/>
          <table:table-cell table:style-name="ce14" office:value-type="string">
            <text:p>Dangerous Goods RID Indicator</text:p>
          </table:table-cell>
          <table:table-cell table:style-name="ce29" office:value-type="string">
            <text:p>1</text:p>
          </table:table-cell>
          <table:table-cell table:style-name="ce14" office:value-type="string">
            <text:p>BBIE</text:p>
          </table:table-cell>
          <table:table-cell table:style-name="ce19" office:value-type="string">
            <text:p>Indication that the transport is subject to an international regulation concerning the carriage of dangerous goods or not.</text:p>
          </table:table-cell>
          <table:table-cell office:value-type="string">
            <text:p>default is negative</text:p>
          </table:table-cell>
          <table:table-cell table:style-name="ce19" office:value-type="float" office:value="7184">
            <text:p>7184</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5" table:formula="oooc:=SUBSTITUTE(SUBSTITUTE(CONCATENATE(IF([.E36]=&quot;Globally Unique&quot;;&quot;GU&quot;;[.E36]);[.F36];IF([.H36]&lt;&gt;[.I36];[.H36];&quot;&quot;);CONCATENATE(IF([.I36]=&quot;Identifier&quot;;&quot;ID&quot;;IF([.I36]=&quot;Text&quot;;&quot;&quot;;[.I36]))));&quot; &quot;;&quot;&quot;);&quot;'&quot;;&quot;&quot;)" office:value-type="string" office:string-value="ConsigneeParty">
            <text:p>ConsigneeParty</text:p>
          </table:table-cell>
          <table:table-cell table:style-name="ce5" office:value-type="string">
            <text:p>Consignment. Consignee_ Party</text:p>
          </table:table-cell>
          <table:table-cell table:style-name="ce18"/>
          <table:table-cell table:style-name="ce18" office:value-type="string">
            <text:p>Consignment</text:p>
          </table:table-cell>
          <table:table-cell table:style-name="ce5" office:value-type="string">
            <text:p>Consignee</text:p>
          </table:table-cell>
          <table:table-cell table:style-name="ce5"/>
          <table:table-cell table:style-name="ce5"/>
          <table:table-cell table:style-name="ce5" table:formula="oooc:=[.M36]" office:value-type="string" office:string-value="Party">
            <text:p>Party</text:p>
          </table:table-cell>
          <table:table-cell table:style-name="ce5" table:formula="oooc:=[.M36]" office:value-type="string" office:string-value="Party">
            <text:p>Party</text:p>
          </table:table-cell>
          <table:table-cell table:style-name="ce5" table:number-columns-repeated="3"/>
          <table:table-cell table:style-name="ce18" office:value-type="string">
            <text:p>Party</text:p>
          </table:table-cell>
          <table:table-cell table:style-name="ce18" office:value-type="string">
            <text:p>Consignee (WCO ID 51 and 52)</text:p>
          </table:table-cell>
          <table:table-cell table:style-name="ce32" office:value-type="string">
            <text:p>0..1</text:p>
          </table:table-cell>
          <table:table-cell table:style-name="ce5" office:value-type="string">
            <text:p>ASBIE</text:p>
          </table:table-cell>
          <table:table-cell table:style-name="ce5" office:value-type="string">
            <text:p>party to which goods are consigned.</text:p>
          </table:table-cell>
          <table:table-cell table:style-name="ce18"/>
          <table:table-cell table:style-name="ce18" office:value-type="string">
            <text:p><text:s/>3036 and 3039</text:p>
          </table:table-cell>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4">
          <table:table-cell table:style-name="ce5" table:formula="oooc:=SUBSTITUTE(SUBSTITUTE(CONCATENATE(IF([.E37]=&quot;Globally Unique&quot;;&quot;GU&quot;;[.E37]);[.F37];IF([.H37]&lt;&gt;[.I37];[.H37];&quot;&quot;);CONCATENATE(IF([.I37]=&quot;Identifier&quot;;&quot;ID&quot;;IF([.I37]=&quot;Text&quot;;&quot;&quot;;[.I37]))));&quot; &quot;;&quot;&quot;);&quot;'&quot;;&quot;&quot;)" office:value-type="string" office:string-value="ExporterParty">
            <text:p>ExporterParty</text:p>
          </table:table-cell>
          <table:table-cell table:style-name="ce5" office:value-type="string">
            <text:p>Consignment. Exporter_ Party</text:p>
          </table:table-cell>
          <table:table-cell table:style-name="ce18"/>
          <table:table-cell table:style-name="ce18" office:value-type="string">
            <text:p>Consignment</text:p>
          </table:table-cell>
          <table:table-cell table:style-name="ce5" office:value-type="string">
            <text:p>Exporter</text:p>
          </table:table-cell>
          <table:table-cell table:style-name="ce5"/>
          <table:table-cell table:style-name="ce5"/>
          <table:table-cell table:style-name="ce5" table:formula="oooc:=[.M37]" office:value-type="string" office:string-value="Party">
            <text:p>Party</text:p>
          </table:table-cell>
          <table:table-cell table:style-name="ce5" table:formula="oooc:=[.M37]" office:value-type="string" office:string-value="Party">
            <text:p>Party</text:p>
          </table:table-cell>
          <table:table-cell table:style-name="ce5" table:number-columns-repeated="3"/>
          <table:table-cell table:style-name="ce18" office:value-type="string">
            <text:p>Party</text:p>
          </table:table-cell>
          <table:table-cell table:style-name="ce18" office:value-type="string">
            <text:p>Exporter (WCO ID 41 and 42)</text:p>
          </table:table-cell>
          <table:table-cell table:style-name="ce32" office:value-type="string">
            <text:p>0..1</text:p>
          </table:table-cell>
          <table:table-cell table:style-name="ce5" office:value-type="string">
            <text:p>ASBIE</text:p>
          </table:table-cell>
          <table:table-cell table:style-name="ce5" office:value-type="string">
            <text:p>the party who makes - or on whose behalf - the export declaration - is made - and who is the owner of the goods or has similar right of disposal over them at the time when the declaration is accepted.</text:p>
          </table:table-cell>
          <table:table-cell table:style-name="ce18"/>
          <table:table-cell table:style-name="ce18" office:value-type="string">
            <text:p><text:s/>3036 and 3039</text:p>
          </table:table-cell>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3">
          <table:table-cell table:style-name="ce5" table:formula="oooc:=SUBSTITUTE(SUBSTITUTE(CONCATENATE(IF([.E38]=&quot;Globally Unique&quot;;&quot;GU&quot;;[.E38]);[.F38];IF([.H38]&lt;&gt;[.I38];[.H38];&quot;&quot;);CONCATENATE(IF([.I38]=&quot;Identifier&quot;;&quot;ID&quot;;IF([.I38]=&quot;Text&quot;;&quot;&quot;;[.I38]))));&quot; &quot;;&quot;&quot;);&quot;'&quot;;&quot;&quot;)" office:value-type="string" office:string-value="ConsignorParty">
            <text:p>ConsignorParty</text:p>
          </table:table-cell>
          <table:table-cell table:style-name="ce5" office:value-type="string">
            <text:p>Consignment. Consignor_ Party</text:p>
          </table:table-cell>
          <table:table-cell table:style-name="ce18"/>
          <table:table-cell table:style-name="ce18" office:value-type="string">
            <text:p>Consignment</text:p>
          </table:table-cell>
          <table:table-cell table:style-name="ce5" office:value-type="string">
            <text:p>Consignor</text:p>
          </table:table-cell>
          <table:table-cell table:style-name="ce5"/>
          <table:table-cell table:style-name="ce5"/>
          <table:table-cell table:style-name="ce5" table:formula="oooc:=[.M38]" office:value-type="string" office:string-value="Party">
            <text:p>Party</text:p>
          </table:table-cell>
          <table:table-cell table:style-name="ce5" table:formula="oooc:=[.M38]" office:value-type="string" office:string-value="Party">
            <text:p>Party</text:p>
          </table:table-cell>
          <table:table-cell table:style-name="ce5" table:number-columns-repeated="3"/>
          <table:table-cell table:style-name="ce18" office:value-type="string">
            <text:p>Party</text:p>
          </table:table-cell>
          <table:table-cell table:style-name="ce18" office:value-type="string">
            <text:p>Consignor (WCO ID 71 and 72)</text:p>
          </table:table-cell>
          <table:table-cell table:style-name="ce32" office:value-type="string">
            <text:p>0..1</text:p>
          </table:table-cell>
          <table:table-cell table:style-name="ce5" office:value-type="string">
            <text:p>ASBIE</text:p>
          </table:table-cell>
          <table:table-cell table:style-name="ce5" office:value-type="string">
            <text:p>the party consigning goods as stipulated in the transport contract by the party ordering transport.</text:p>
          </table:table-cell>
          <table:table-cell table:style-name="ce18"/>
          <table:table-cell table:style-name="ce18" office:value-type="string">
            <text:p><text:s/>3036 and 3039</text:p>
          </table:table-cell>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4">
          <table:table-cell table:style-name="ce5" table:formula="oooc:=SUBSTITUTE(SUBSTITUTE(CONCATENATE(IF([.E39]=&quot;Globally Unique&quot;;&quot;GU&quot;;[.E39]);[.F39];IF([.H39]&lt;&gt;[.I39];[.H39];&quot;&quot;);CONCATENATE(IF([.I39]=&quot;Identifier&quot;;&quot;ID&quot;;IF([.I39]=&quot;Text&quot;;&quot;&quot;;[.I39]))));&quot; &quot;;&quot;&quot;);&quot;'&quot;;&quot;&quot;)" office:value-type="string" office:string-value="ImporterParty">
            <text:p>ImporterParty</text:p>
          </table:table-cell>
          <table:table-cell table:style-name="ce5" office:value-type="string">
            <text:p>Consignment. Importer_ Party</text:p>
          </table:table-cell>
          <table:table-cell table:style-name="ce18"/>
          <table:table-cell table:style-name="ce18" office:value-type="string">
            <text:p>Consignment</text:p>
          </table:table-cell>
          <table:table-cell table:style-name="ce5" office:value-type="string">
            <text:p>Importer</text:p>
          </table:table-cell>
          <table:table-cell table:style-name="ce5"/>
          <table:table-cell table:style-name="ce5"/>
          <table:table-cell table:style-name="ce5" table:formula="oooc:=[.M39]" office:value-type="string" office:string-value="Party">
            <text:p>Party</text:p>
          </table:table-cell>
          <table:table-cell table:style-name="ce5" table:formula="oooc:=[.M39]" office:value-type="string" office:string-value="Party">
            <text:p>Party</text:p>
          </table:table-cell>
          <table:table-cell table:style-name="ce5" table:number-columns-repeated="3"/>
          <table:table-cell table:style-name="ce18" office:value-type="string">
            <text:p>Party</text:p>
          </table:table-cell>
          <table:table-cell table:style-name="ce18" office:value-type="string">
            <text:p>Importer (WCO ID 39 and 40)</text:p>
          </table:table-cell>
          <table:table-cell table:style-name="ce32" office:value-type="string">
            <text:p>0..1</text:p>
          </table:table-cell>
          <table:table-cell table:style-name="ce5" office:value-type="string">
            <text:p>ASBIE</text:p>
          </table:table-cell>
          <table:table-cell table:style-name="ce5" office:value-type="string">
            <text:p>the party who makes-or on whose behalf a Customs clearing agent or other authorized person makes- an import declaration. This may include a person who has possession of the goods or to whom the goods are consigned.</text:p>
          </table:table-cell>
          <table:table-cell table:style-name="ce18"/>
          <table:table-cell table:style-name="ce18" office:value-type="string">
            <text:p><text:s/>3036 and 3039</text:p>
          </table:table-cell>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6">
          <table:table-cell table:style-name="ce5" table:formula="oooc:=SUBSTITUTE(SUBSTITUTE(CONCATENATE(IF([.E40]=&quot;Globally Unique&quot;;&quot;GU&quot;;[.E40]);[.F40];IF([.H40]&lt;&gt;[.I40];[.H40];&quot;&quot;);CONCATENATE(IF([.I40]=&quot;Identifier&quot;;&quot;ID&quot;;IF([.I40]=&quot;Text&quot;;&quot;&quot;;[.I40]))));&quot; &quot;;&quot;&quot;);&quot;'&quot;;&quot;&quot;)" office:value-type="string" office:string-value="CarrierParty">
            <text:p>CarrierParty</text:p>
          </table:table-cell>
          <table:table-cell table:style-name="ce5" office:value-type="string">
            <text:p>Consignment. Carrier_ Party</text:p>
          </table:table-cell>
          <table:table-cell table:style-name="ce18"/>
          <table:table-cell table:style-name="ce18" office:value-type="string">
            <text:p>Consignment</text:p>
          </table:table-cell>
          <table:table-cell table:style-name="ce5" office:value-type="string">
            <text:p>Carrier</text:p>
          </table:table-cell>
          <table:table-cell table:style-name="ce5"/>
          <table:table-cell table:style-name="ce5"/>
          <table:table-cell table:style-name="ce5" table:formula="oooc:=[.M40]" office:value-type="string" office:string-value="Party">
            <text:p>Party</text:p>
          </table:table-cell>
          <table:table-cell table:style-name="ce5" table:formula="oooc:=[.M40]" office:value-type="string" office:string-value="Party">
            <text:p>Party</text:p>
          </table:table-cell>
          <table:table-cell table:style-name="ce5" table:number-columns-repeated="3"/>
          <table:table-cell table:style-name="ce18" office:value-type="string">
            <text:p>Party</text:p>
          </table:table-cell>
          <table:table-cell table:style-name="ce18" office:value-type="string">
            <text:p>Transport Company, Shipping Line, NVOCC, Airline, <text:s/>Haulier, Courier, Carrier (WCO ID 49 and 50)</text:p>
          </table:table-cell>
          <table:table-cell table:style-name="ce32" office:value-type="string">
            <text:p>0..1</text:p>
          </table:table-cell>
          <table:table-cell table:style-name="ce5" office:value-type="string">
            <text:p>ASBIE</text:p>
          </table:table-cell>
          <table:table-cell table:style-name="ce5" office:value-type="string">
            <text:p>the party providing the transport of goods between named points.</text:p>
          </table:table-cell>
          <table:table-cell table:style-name="ce18"/>
          <table:table-cell table:style-name="ce18" office:value-type="string">
            <text:p><text:s/>3036 and 3039</text:p>
          </table:table-cell>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4">
          <table:table-cell table:style-name="ce5" table:formula="oooc:=SUBSTITUTE(SUBSTITUTE(CONCATENATE(IF([.E41]=&quot;Globally Unique&quot;;&quot;GU&quot;;[.E41]);[.F41];IF([.H41]&lt;&gt;[.I41];[.H41];&quot;&quot;);CONCATENATE(IF([.I41]=&quot;Identifier&quot;;&quot;ID&quot;;IF([.I41]=&quot;Text&quot;;&quot;&quot;;[.I41]))));&quot; &quot;;&quot;&quot;);&quot;'&quot;;&quot;&quot;)" office:value-type="string" office:string-value="FreightForwarderParty">
            <text:p>FreightForwarderParty</text:p>
          </table:table-cell>
          <table:table-cell table:style-name="ce5" office:value-type="string">
            <text:p>Consignment. Freight Forwarder_ Party</text:p>
          </table:table-cell>
          <table:table-cell table:style-name="ce18"/>
          <table:table-cell table:style-name="ce18" office:value-type="string">
            <text:p>Consignment</text:p>
          </table:table-cell>
          <table:table-cell table:style-name="ce5" office:value-type="string">
            <text:p>Freight Forwarder</text:p>
          </table:table-cell>
          <table:table-cell table:style-name="ce5"/>
          <table:table-cell table:style-name="ce5"/>
          <table:table-cell table:style-name="ce5" table:formula="oooc:=[.M41]" office:value-type="string" office:string-value="Party">
            <text:p>Party</text:p>
          </table:table-cell>
          <table:table-cell table:style-name="ce5" table:formula="oooc:=[.M41]" office:value-type="string" office:string-value="Party">
            <text:p>Party</text:p>
          </table:table-cell>
          <table:table-cell table:style-name="ce5" table:number-columns-repeated="3"/>
          <table:table-cell table:style-name="ce18" office:value-type="string">
            <text:p>Party</text:p>
          </table:table-cell>
          <table:table-cell table:style-name="ce18" office:value-type="string">
            <text:p>Consolidator (WCO ID 192 AND 193)</text:p>
          </table:table-cell>
          <table:table-cell table:style-name="ce32" office:value-type="string">
            <text:p>0..1</text:p>
          </table:table-cell>
          <table:table-cell table:style-name="ce5" office:value-type="string">
            <text:p>ASBIE</text:p>
          </table:table-cell>
          <table:table-cell table:style-name="ce5"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18"/>
          <table:table-cell table:style-name="ce18" office:value-type="string">
            <text:p><text:s/>3036 and 3039</text:p>
          </table:table-cell>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3">
          <table:table-cell table:style-name="ce5" table:formula="oooc:=SUBSTITUTE(SUBSTITUTE(CONCATENATE(IF([.E42]=&quot;Globally Unique&quot;;&quot;GU&quot;;[.E42]);[.F42];IF([.H42]&lt;&gt;[.I42];[.H42];&quot;&quot;);CONCATENATE(IF([.I42]=&quot;Identifier&quot;;&quot;ID&quot;;IF([.I42]=&quot;Text&quot;;&quot;&quot;;[.I42]))));&quot; &quot;;&quot;&quot;);&quot;'&quot;;&quot;&quot;)" office:value-type="string" office:string-value="NotifyParty">
            <text:p>NotifyParty</text:p>
          </table:table-cell>
          <table:table-cell table:style-name="ce5" office:value-type="string">
            <text:p>Consignment. Notify_ Party</text:p>
          </table:table-cell>
          <table:table-cell table:style-name="ce18"/>
          <table:table-cell table:style-name="ce18" office:value-type="string">
            <text:p>Consignment</text:p>
          </table:table-cell>
          <table:table-cell table:style-name="ce5" office:value-type="string">
            <text:p>Notify</text:p>
          </table:table-cell>
          <table:table-cell table:style-name="ce5"/>
          <table:table-cell table:style-name="ce5"/>
          <table:table-cell table:style-name="ce5" table:formula="oooc:=[.M42]" office:value-type="string" office:string-value="Party">
            <text:p>Party</text:p>
          </table:table-cell>
          <table:table-cell table:style-name="ce5" table:formula="oooc:=[.M42]" office:value-type="string" office:string-value="Party">
            <text:p>Party</text:p>
          </table:table-cell>
          <table:table-cell table:style-name="ce5" table:number-columns-repeated="3"/>
          <table:table-cell table:style-name="ce18" office:value-type="string">
            <text:p>Party</text:p>
          </table:table-cell>
          <table:table-cell table:style-name="ce18" office:value-type="string">
            <text:p>WCO ID 57 and 58</text:p>
          </table:table-cell>
          <table:table-cell table:style-name="ce32" office:value-type="string">
            <text:p>0..1</text:p>
          </table:table-cell>
          <table:table-cell table:style-name="ce5" office:value-type="string">
            <text:p>ASBIE</text:p>
          </table:table-cell>
          <table:table-cell table:style-name="ce5" office:value-type="string">
            <text:p>the party to be notified.</text:p>
          </table:table-cell>
          <table:table-cell table:style-name="ce18"/>
          <table:table-cell table:style-name="ce18" office:value-type="string">
            <text:p><text:s/>3036 and 3039</text:p>
          </table:table-cell>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2">
          <table:table-cell table:style-name="ce5" table:formula="oooc:=SUBSTITUTE(SUBSTITUTE(CONCATENATE(IF([.E43]=&quot;Globally Unique&quot;;&quot;GU&quot;;[.E43]);[.F43];IF([.H43]&lt;&gt;[.I43];[.H43];&quot;&quot;);CONCATENATE(IF([.I43]=&quot;Identifier&quot;;&quot;ID&quot;;IF([.I43]=&quot;Text&quot;;&quot;&quot;;[.I43]))));&quot; &quot;;&quot;&quot;);&quot;'&quot;;&quot;&quot;)" office:value-type="string" office:string-value="OriginalDespatchParty">
            <text:p>OriginalDespatchParty</text:p>
          </table:table-cell>
          <table:table-cell table:style-name="ce5" office:value-type="string">
            <text:p>Consignment. Original Despatch_ Party</text:p>
          </table:table-cell>
          <table:table-cell table:style-name="ce18"/>
          <table:table-cell table:style-name="ce18" office:value-type="string">
            <text:p>Consignment</text:p>
          </table:table-cell>
          <table:table-cell table:style-name="ce5" office:value-type="string">
            <text:p>Original Despatch</text:p>
          </table:table-cell>
          <table:table-cell table:style-name="ce5"/>
          <table:table-cell table:style-name="ce5"/>
          <table:table-cell table:style-name="ce5" table:formula="oooc:=[.M43]" office:value-type="string" office:string-value="Party">
            <text:p>Party</text:p>
          </table:table-cell>
          <table:table-cell table:style-name="ce5" table:formula="oooc:=[.M43]" office:value-type="string" office:string-value="Party">
            <text:p>Party</text:p>
          </table:table-cell>
          <table:table-cell table:style-name="ce5" table:number-columns-repeated="3"/>
          <table:table-cell table:style-name="ce18" office:value-type="string">
            <text:p>Party</text:p>
          </table:table-cell>
          <table:table-cell table:style-name="ce18"/>
          <table:table-cell table:style-name="ce32" office:value-type="string">
            <text:p>0..1</text:p>
          </table:table-cell>
          <table:table-cell table:style-name="ce5" office:value-type="string">
            <text:p>ASBIE</text:p>
          </table:table-cell>
          <table:table-cell table:style-name="ce5"/>
          <table:table-cell table:style-name="ce18" table:number-columns-repeated="2"/>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2">
          <table:table-cell table:style-name="ce5" table:formula="oooc:=SUBSTITUTE(SUBSTITUTE(CONCATENATE(IF([.E44]=&quot;Globally Unique&quot;;&quot;GU&quot;;[.E44]);[.F44];IF([.H44]&lt;&gt;[.I44];[.H44];&quot;&quot;);CONCATENATE(IF([.I44]=&quot;Identifier&quot;;&quot;ID&quot;;IF([.I44]=&quot;Text&quot;;&quot;&quot;;[.I44]))));&quot; &quot;;&quot;&quot;);&quot;'&quot;;&quot;&quot;)" office:value-type="string" office:string-value="FinalDeliveryParty">
            <text:p>FinalDeliveryParty</text:p>
          </table:table-cell>
          <table:table-cell table:style-name="ce5" office:value-type="string">
            <text:p>Consignment. Final Delivery_ Party</text:p>
          </table:table-cell>
          <table:table-cell table:style-name="ce18"/>
          <table:table-cell table:style-name="ce18" office:value-type="string">
            <text:p>Consignment</text:p>
          </table:table-cell>
          <table:table-cell table:style-name="ce5" office:value-type="string">
            <text:p>Final Delivery</text:p>
          </table:table-cell>
          <table:table-cell table:style-name="ce5"/>
          <table:table-cell table:style-name="ce5"/>
          <table:table-cell table:style-name="ce5" table:formula="oooc:=[.M44]" office:value-type="string" office:string-value="Party">
            <text:p>Party</text:p>
          </table:table-cell>
          <table:table-cell table:style-name="ce5" table:formula="oooc:=[.M44]" office:value-type="string" office:string-value="Party">
            <text:p>Party</text:p>
          </table:table-cell>
          <table:table-cell table:style-name="ce5" table:number-columns-repeated="3"/>
          <table:table-cell table:style-name="ce18" office:value-type="string">
            <text:p>Party</text:p>
          </table:table-cell>
          <table:table-cell table:style-name="ce18"/>
          <table:table-cell table:style-name="ce32" office:value-type="string">
            <text:p>0..1</text:p>
          </table:table-cell>
          <table:table-cell table:style-name="ce5" office:value-type="string">
            <text:p>ASBIE</text:p>
          </table:table-cell>
          <table:table-cell table:style-name="ce5"/>
          <table:table-cell table:style-name="ce18" table:number-columns-repeated="2"/>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3">
          <table:table-cell table:style-name="ce5" table:formula="oooc:=SUBSTITUTE(SUBSTITUTE(CONCATENATE(IF([.E45]=&quot;Globally Unique&quot;;&quot;GU&quot;;[.E45]);[.F45];IF([.H45]&lt;&gt;[.I45];[.H45];&quot;&quot;);CONCATENATE(IF([.I45]=&quot;Identifier&quot;;&quot;ID&quot;;IF([.I45]=&quot;Text&quot;;&quot;&quot;;[.I45]))));&quot; &quot;;&quot;&quot;);&quot;'&quot;;&quot;&quot;)" office:value-type="string" office:string-value="OriginalDepartureCountry">
            <text:p>OriginalDepartureCountry</text:p>
          </table:table-cell>
          <table:table-cell table:style-name="ce5" office:value-type="string">
            <text:p>Consignment. Original Departure_ Country</text:p>
          </table:table-cell>
          <table:table-cell table:style-name="ce18"/>
          <table:table-cell table:style-name="ce18" office:value-type="string">
            <text:p>Consignment</text:p>
          </table:table-cell>
          <table:table-cell table:style-name="ce5" office:value-type="string">
            <text:p>Original Departure</text:p>
          </table:table-cell>
          <table:table-cell table:style-name="ce5"/>
          <table:table-cell table:style-name="ce5"/>
          <table:table-cell table:style-name="ce5" table:formula="oooc:=[.M45]" office:value-type="string" office:string-value="Country">
            <text:p>Country</text:p>
          </table:table-cell>
          <table:table-cell table:style-name="ce5" table:formula="oooc:=[.M45]" office:value-type="string" office:string-value="Country">
            <text:p>Country</text:p>
          </table:table-cell>
          <table:table-cell table:style-name="ce5" table:number-columns-repeated="3"/>
          <table:table-cell table:style-name="ce18" office:value-type="string">
            <text:p>Country</text:p>
          </table:table-cell>
          <table:table-cell table:style-name="ce18" office:value-type="string">
            <text:p>Country of origin (WCO ID 062)</text:p>
          </table:table-cell>
          <table:table-cell table:style-name="ce32" office:value-type="string">
            <text:p>0..1</text:p>
          </table:table-cell>
          <table:table-cell table:style-name="ce5" office:value-type="string">
            <text:p>ASBIE</text:p>
          </table:table-cell>
          <table:table-cell table:style-name="ce5" office:value-type="string">
            <text:p>the country from which the goods are originally exported without any commercial transaction taken place in intermediate countries.</text:p>
          </table:table-cell>
          <table:table-cell table:style-name="ce18"/>
          <table:table-cell table:style-name="ce18" office:value-type="string">
            <text:p>3206 and 3207</text:p>
          </table:table-cell>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7">
          <table:table-cell table:style-name="ce5" table:formula="oooc:=SUBSTITUTE(SUBSTITUTE(CONCATENATE(IF([.E46]=&quot;Globally Unique&quot;;&quot;GU&quot;;[.E46]);[.F46];IF([.H46]&lt;&gt;[.I46];[.H46];&quot;&quot;);CONCATENATE(IF([.I46]=&quot;Identifier&quot;;&quot;ID&quot;;IF([.I46]=&quot;Text&quot;;&quot;&quot;;[.I46]))));&quot; &quot;;&quot;&quot;);&quot;'&quot;;&quot;&quot;)" office:value-type="string" office:string-value="FinalDestinationCountry">
            <text:p>FinalDestinationCountry</text:p>
          </table:table-cell>
          <table:table-cell table:style-name="ce5" office:value-type="string">
            <text:p>Consignment. Final Destination_ Country</text:p>
          </table:table-cell>
          <table:table-cell table:style-name="ce18"/>
          <table:table-cell table:style-name="ce18" office:value-type="string">
            <text:p>Consignment</text:p>
          </table:table-cell>
          <table:table-cell table:style-name="ce5" office:value-type="string">
            <text:p>Final Destination</text:p>
          </table:table-cell>
          <table:table-cell table:style-name="ce5"/>
          <table:table-cell table:style-name="ce5"/>
          <table:table-cell table:style-name="ce5" table:formula="oooc:=[.M46]" office:value-type="string" office:string-value="Country">
            <text:p>Country</text:p>
          </table:table-cell>
          <table:table-cell table:style-name="ce5" table:formula="oooc:=[.M46]" office:value-type="string" office:string-value="Country">
            <text:p>Country</text:p>
          </table:table-cell>
          <table:table-cell table:style-name="ce5" table:number-columns-repeated="3"/>
          <table:table-cell table:style-name="ce18" office:value-type="string">
            <text:p>Country</text:p>
          </table:table-cell>
          <table:table-cell table:style-name="ce18" office:value-type="string">
            <text:p>Ultimate Destination Country, Country of Final Arrival, Country of Destination</text:p>
          </table:table-cell>
          <table:table-cell table:style-name="ce32" office:value-type="string">
            <text:p>0..1</text:p>
          </table:table-cell>
          <table:table-cell table:style-name="ce5" office:value-type="string">
            <text:p>ASBIE</text:p>
          </table:table-cell>
          <table:table-cell table:style-name="ce18" office:value-type="string">
            <text:p>Name of the country to which the goods are to be delivered to the final consignee or buyer.</text:p>
          </table:table-cell>
          <table:table-cell table:style-name="ce18"/>
          <table:table-cell table:style-name="ce18" office:value-type="string">
            <text:p>3216 and 3217</text:p>
          </table:table-cell>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3">
          <table:table-cell table:style-name="ce5" table:formula="oooc:=SUBSTITUTE(SUBSTITUTE(CONCATENATE(IF([.E47]=&quot;Globally Unique&quot;;&quot;GU&quot;;[.E47]);[.F47];IF([.H47]&lt;&gt;[.I47];[.H47];&quot;&quot;);CONCATENATE(IF([.I47]=&quot;Identifier&quot;;&quot;ID&quot;;IF([.I47]=&quot;Text&quot;;&quot;&quot;;[.I47]))));&quot; &quot;;&quot;&quot;);&quot;'&quot;;&quot;&quot;)" office:value-type="string" office:string-value="TransitCountry">
            <text:p>TransitCountry</text:p>
          </table:table-cell>
          <table:table-cell table:style-name="ce5" office:value-type="string">
            <text:p>Consignment. Transit_ Country</text:p>
          </table:table-cell>
          <table:table-cell table:style-name="ce18"/>
          <table:table-cell table:style-name="ce18" office:value-type="string">
            <text:p>Consignment</text:p>
          </table:table-cell>
          <table:table-cell table:style-name="ce5" office:value-type="string">
            <text:p>Transit</text:p>
          </table:table-cell>
          <table:table-cell table:style-name="ce5"/>
          <table:table-cell table:style-name="ce5"/>
          <table:table-cell table:style-name="ce5" table:formula="oooc:=[.M47]" office:value-type="string" office:string-value="Country">
            <text:p>Country</text:p>
          </table:table-cell>
          <table:table-cell table:style-name="ce5" table:formula="oooc:=[.M47]" office:value-type="string" office:string-value="Country">
            <text:p>Country</text:p>
          </table:table-cell>
          <table:table-cell table:style-name="ce5" table:number-columns-repeated="3"/>
          <table:table-cell table:style-name="ce18" office:value-type="string">
            <text:p>Country</text:p>
          </table:table-cell>
          <table:table-cell table:style-name="ce18" office:value-type="string">
            <text:p>Country(ies) of routing (WCO ID 064)</text:p>
          </table:table-cell>
          <table:table-cell table:style-name="ce32" office:value-type="string">
            <text:p>0..n</text:p>
          </table:table-cell>
          <table:table-cell table:style-name="ce5" office:value-type="string">
            <text:p>ASBIE</text:p>
          </table:table-cell>
          <table:table-cell table:style-name="ce5" office:value-type="string">
            <text:p>the countries through which goods or passengers are routed between the country of original departure and final destination.</text:p>
          </table:table-cell>
          <table:table-cell table:style-name="ce18"/>
          <table:table-cell table:style-name="ce18" office:value-type="string">
            <text:p>3263</text:p>
          </table:table-cell>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3">
          <table:table-cell table:style-name="ce5" table:formula="oooc:=SUBSTITUTE(SUBSTITUTE(CONCATENATE(IF([.E48]=&quot;Globally Unique&quot;;&quot;GU&quot;;[.E48]);[.F48];IF([.H48]&lt;&gt;[.I48];[.H48];&quot;&quot;);CONCATENATE(IF([.I48]=&quot;Identifier&quot;;&quot;ID&quot;;IF([.I48]=&quot;Text&quot;;&quot;&quot;;[.I48]))));&quot; &quot;;&quot;&quot;);&quot;'&quot;;&quot;&quot;)" office:value-type="string" office:string-value="OriginalDespatchTransportationService">
            <text:p>OriginalDespatchTransportationService</text:p>
          </table:table-cell>
          <table:table-cell table:style-name="ce5" office:value-type="string">
            <text:p>Consignment. Original Despatch_ Transportation Service</text:p>
          </table:table-cell>
          <table:table-cell table:style-name="ce18"/>
          <table:table-cell table:style-name="ce18" office:value-type="string">
            <text:p>Consignment</text:p>
          </table:table-cell>
          <table:table-cell table:style-name="ce5" office:value-type="string">
            <text:p>Original Despatch</text:p>
          </table:table-cell>
          <table:table-cell table:style-name="ce5"/>
          <table:table-cell table:style-name="ce5"/>
          <table:table-cell table:style-name="ce5" table:formula="oooc:=[.M48]" office:value-type="string" office:string-value="Transportation Service">
            <text:p>Transportation Service</text:p>
          </table:table-cell>
          <table:table-cell table:style-name="ce5" table:formula="oooc:=[.M48]" office:value-type="string" office:string-value="Transportation Service">
            <text:p>Transportation Service</text:p>
          </table:table-cell>
          <table:table-cell table:style-name="ce5" table:number-columns-repeated="3"/>
          <table:table-cell table:style-name="ce18" office:value-type="string">
            <text:p>Transportation Service</text:p>
          </table:table-cell>
          <table:table-cell table:style-name="ce18"/>
          <table:table-cell table:style-name="ce32" office:value-type="string">
            <text:p>0..1</text:p>
          </table:table-cell>
          <table:table-cell table:style-name="ce5" office:value-type="string">
            <text:p>ASBIE</text:p>
          </table:table-cell>
          <table:table-cell table:style-name="ce5" office:value-type="string">
            <text:p>The service for pick-up from the consignor under the transport contract.</text:p>
          </table:table-cell>
          <table:table-cell table:style-name="ce18" office:value-type="string">
            <text:p>"Door-to-door", "Pier-to-door"</text:p>
          </table:table-cell>
          <table:table-cell table:style-name="ce18"/>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3">
          <table:table-cell table:style-name="ce5" table:formula="oooc:=SUBSTITUTE(SUBSTITUTE(CONCATENATE(IF([.E49]=&quot;Globally Unique&quot;;&quot;GU&quot;;[.E49]);[.F49];IF([.H49]&lt;&gt;[.I49];[.H49];&quot;&quot;);CONCATENATE(IF([.I49]=&quot;Identifier&quot;;&quot;ID&quot;;IF([.I49]=&quot;Text&quot;;&quot;&quot;;[.I49]))));&quot; &quot;;&quot;&quot;);&quot;'&quot;;&quot;&quot;)" office:value-type="string" office:string-value="FinalDeliveryTransportationService">
            <text:p>FinalDeliveryTransportationService</text:p>
          </table:table-cell>
          <table:table-cell table:style-name="ce5" office:value-type="string">
            <text:p>Consignment. Final Delivery_ Transportation Service</text:p>
          </table:table-cell>
          <table:table-cell table:style-name="ce18"/>
          <table:table-cell table:style-name="ce18" office:value-type="string">
            <text:p>Consignment</text:p>
          </table:table-cell>
          <table:table-cell table:style-name="ce5" office:value-type="string">
            <text:p>Final Delivery</text:p>
          </table:table-cell>
          <table:table-cell table:style-name="ce5"/>
          <table:table-cell table:style-name="ce5"/>
          <table:table-cell table:style-name="ce5" table:formula="oooc:=[.M49]" office:value-type="string" office:string-value="Transportation Service">
            <text:p>Transportation Service</text:p>
          </table:table-cell>
          <table:table-cell table:style-name="ce5" table:formula="oooc:=[.M49]" office:value-type="string" office:string-value="Transportation Service">
            <text:p>Transportation Service</text:p>
          </table:table-cell>
          <table:table-cell table:style-name="ce5" table:number-columns-repeated="3"/>
          <table:table-cell table:style-name="ce18" office:value-type="string">
            <text:p>Transportation Service</text:p>
          </table:table-cell>
          <table:table-cell table:style-name="ce18"/>
          <table:table-cell table:style-name="ce32" office:value-type="string">
            <text:p>0..1</text:p>
          </table:table-cell>
          <table:table-cell table:style-name="ce5" office:value-type="string">
            <text:p>ASBIE</text:p>
          </table:table-cell>
          <table:table-cell table:style-name="ce5" office:value-type="string">
            <text:p>The service for delivery to the consignee under the transport contract.</text:p>
          </table:table-cell>
          <table:table-cell table:style-name="ce18" office:value-type="string">
            <text:p>"Door-to-door", "Pier-to-door"</text:p>
          </table:table-cell>
          <table:table-cell table:style-name="ce18"/>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3">
          <table:table-cell table:style-name="ce5" table:formula="oooc:=SUBSTITUTE(SUBSTITUTE(CONCATENATE(IF([.E50]=&quot;Globally Unique&quot;;&quot;GU&quot;;[.E50]);[.F50];IF([.H50]&lt;&gt;[.I50];[.H50];&quot;&quot;);CONCATENATE(IF([.I50]=&quot;Identifier&quot;;&quot;ID&quot;;IF([.I50]=&quot;Text&quot;;&quot;&quot;;[.I50]))));&quot; &quot;;&quot;&quot;);&quot;'&quot;;&quot;&quot;)" office:value-type="string" office:string-value="DeliveryTerms">
            <text:p>DeliveryTerms</text:p>
          </table:table-cell>
          <table:table-cell table:style-name="ce5" office:value-type="string">
            <text:p>Consignment. Delivery Terms</text:p>
          </table:table-cell>
          <table:table-cell table:style-name="ce18"/>
          <table:table-cell table:style-name="ce18" office:value-type="string">
            <text:p>Consignment</text:p>
          </table:table-cell>
          <table:table-cell table:number-columns-repeated="2" table:style-name="ce5"/>
          <table:table-cell table:style-name="ce5"/>
          <table:table-cell table:style-name="ce5" table:formula="oooc:=[.M50]" office:value-type="string" office:string-value="Delivery Terms">
            <text:p>Delivery Terms</text:p>
          </table:table-cell>
          <table:table-cell table:style-name="ce5" table:formula="oooc:=[.M50]" office:value-type="string" office:string-value="Delivery Terms">
            <text:p>Delivery Terms</text:p>
          </table:table-cell>
          <table:table-cell table:style-name="ce5" table:number-columns-repeated="3"/>
          <table:table-cell table:style-name="ce18" office:value-type="string">
            <text:p>Delivery Terms</text:p>
          </table:table-cell>
          <table:table-cell table:style-name="ce18" office:value-type="string">
            <text:p>Trade Terms, INCOTERMS</text:p>
          </table:table-cell>
          <table:table-cell table:style-name="ce32" office:value-type="string">
            <text:p>0..1</text:p>
          </table:table-cell>
          <table:table-cell table:style-name="ce5" office:value-type="string">
            <text:p>ASBIE</text:p>
          </table:table-cell>
          <table:table-cell table:style-name="ce5" office:value-type="string">
            <text:p>All the conditions agreed upon between a seller and a buyer with regard to the delivery of goods and/or services, e.g. CIF, FOB, or EXW from the INCOTERMS Terms of Delivery.</text:p>
          </table:table-cell>
          <table:table-cell table:style-name="ce18" table:number-columns-repeated="2"/>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3">
          <table:table-cell table:style-name="ce5" table:formula="oooc:=SUBSTITUTE(SUBSTITUTE(CONCATENATE(IF([.E51]=&quot;Globally Unique&quot;;&quot;GU&quot;;[.E51]);[.F51];IF([.H51]&lt;&gt;[.I51];[.H51];&quot;&quot;);CONCATENATE(IF([.I51]=&quot;Identifier&quot;;&quot;ID&quot;;IF([.I51]=&quot;Text&quot;;&quot;&quot;;[.I51]))));&quot; &quot;;&quot;&quot;);&quot;'&quot;;&quot;&quot;)" office:value-type="string" office:string-value="PaymentTerms">
            <text:p>PaymentTerms</text:p>
          </table:table-cell>
          <table:table-cell table:style-name="ce5" office:value-type="string">
            <text:p>Consignment. Payment Terms</text:p>
          </table:table-cell>
          <table:table-cell table:style-name="ce18"/>
          <table:table-cell table:style-name="ce18" office:value-type="string">
            <text:p>Consignment</text:p>
          </table:table-cell>
          <table:table-cell table:number-columns-repeated="2" table:style-name="ce5"/>
          <table:table-cell table:style-name="ce5"/>
          <table:table-cell table:style-name="ce5" table:formula="oooc:=[.M51]" office:value-type="string" office:string-value="Payment Terms">
            <text:p>Payment Terms</text:p>
          </table:table-cell>
          <table:table-cell table:style-name="ce5" table:formula="oooc:=[.M51]" office:value-type="string" office:string-value="Payment Terms">
            <text:p>Payment Terms</text:p>
          </table:table-cell>
          <table:table-cell table:style-name="ce5" table:number-columns-repeated="3"/>
          <table:table-cell table:style-name="ce18" office:value-type="string">
            <text:p>Payment Terms</text:p>
          </table:table-cell>
          <table:table-cell table:style-name="ce18"/>
          <table:table-cell table:style-name="ce32" office:value-type="string">
            <text:p>0..1</text:p>
          </table:table-cell>
          <table:table-cell table:style-name="ce5" office:value-type="string">
            <text:p>ASBIE</text:p>
          </table:table-cell>
          <table:table-cell table:style-name="ce5" office:value-type="string">
            <text:p>The conditions of payment between the parties in a transaction.</text:p>
          </table:table-cell>
          <table:table-cell table:style-name="ce18" table:number-columns-repeated="2"/>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8">
          <table:table-cell table:style-name="ce5" table:formula="oooc:=SUBSTITUTE(SUBSTITUTE(CONCATENATE(IF([.E52]=&quot;Globally Unique&quot;;&quot;GU&quot;;[.E52]);[.F52];IF([.H52]&lt;&gt;[.I52];[.H52];&quot;&quot;);CONCATENATE(IF([.I52]=&quot;Identifier&quot;;&quot;ID&quot;;IF([.I52]=&quot;Text&quot;;&quot;&quot;;[.I52]))));&quot; &quot;;&quot;&quot;);&quot;'&quot;;&quot;&quot;)" office:value-type="string" office:string-value="FreightAllowanceCharge">
            <text:p>FreightAllowanceCharge</text:p>
          </table:table-cell>
          <table:table-cell table:style-name="ce5" office:value-type="string">
            <text:p>Consignment. Freight_ Allowance Charge</text:p>
          </table:table-cell>
          <table:table-cell table:style-name="ce18"/>
          <table:table-cell table:style-name="ce18" office:value-type="string">
            <text:p>Consignment</text:p>
          </table:table-cell>
          <table:table-cell table:style-name="ce5" office:value-type="string">
            <text:p>Freight</text:p>
          </table:table-cell>
          <table:table-cell table:style-name="ce5"/>
          <table:table-cell table:style-name="ce5"/>
          <table:table-cell table:style-name="ce5" table:formula="oooc:=[.M52]" office:value-type="string" office:string-value="Allowance Charge">
            <text:p>Allowance Charge</text:p>
          </table:table-cell>
          <table:table-cell table:style-name="ce5" table:formula="oooc:=[.M52]" office:value-type="string" office:string-value="Allowance Charge">
            <text:p>Allowance Charge</text:p>
          </table:table-cell>
          <table:table-cell table:style-name="ce5" table:number-columns-repeated="3"/>
          <table:table-cell table:style-name="ce18" office:value-type="string">
            <text:p>Allowance Charge</text:p>
          </table:table-cell>
          <table:table-cell table:style-name="ce18" office:value-type="string">
            <text:p>Freight Costs</text:p>
          </table:table-cell>
          <table:table-cell table:style-name="ce32" office:value-type="string">
            <text:p>0..n</text:p>
          </table:table-cell>
          <table:table-cell table:style-name="ce5" office:value-type="string">
            <text:p>ASBIE</text:p>
          </table:table-cell>
          <table:table-cell table:style-name="ce5"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18"/>
          <table:table-cell table:style-name="ce18" office:value-type="string">
            <text:p>5290</text:p>
          </table:table-cell>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2">
          <table:table-cell table:style-name="ce2" table:formula="oooc:=SUBSTITUTE(SUBSTITUTE(CONCATENATE(IF([.C53]=&quot;&quot;;&quot;&quot;;CONCATENATE([.C53];&quot;&quot;));&quot;&quot;;[.D53]);&quot; &quot;;&quot;&quot;);&quot;'&quot;;&quot;&quot;)" office:value-type="string" office:string-value="Endorsement">
            <text:p>Endorsement</text:p>
          </table:table-cell>
          <table:table-cell table:style-name="ce2" office:value-type="string">
            <text:p>Endorsement. Details</text:p>
          </table:table-cell>
          <table:table-cell table:style-name="ce15"/>
          <table:table-cell table:style-name="ce15" office:value-type="string">
            <text:p>Endorsement</text:p>
          </table:table-cell>
          <table:table-cell table:style-name="ce15" table:number-columns-repeated="10"/>
          <table:table-cell table:style-name="ce9"/>
          <table:table-cell table:style-name="ce15" office:value-type="string">
            <text:p>ABIE</text:p>
          </table:table-cell>
          <table:table-cell table:style-name="ce26" office:value-type="string">
            <text:p>Details of an endorsement on the document.</text:p>
          </table:table-cell>
          <table:table-cell table:style-name="ce26"/>
          <table:table-cell table:style-name="ce45"/>
          <table:table-cell table:style-name="ce49" office:value-type="string">
            <text:p>2.0</text:p>
          </table:table-cell>
          <table:table-cell table:style-name="ce15" table:number-columns-repeated="2"/>
          <table:table-cell table:style-name="ce15" office:value-type="string">
            <text:p>Transportation</text:p>
          </table:table-cell>
          <table:table-cell table:style-name="ce15" table:number-columns-repeated="27"/>
          <table:table-cell table:number-columns-repeated="206"/>
        </table:table-row>
        <table:table-row table:style-name="ro2">
          <table:table-cell table:style-name="ce3" table:formula="oooc:=SUBSTITUTE(SUBSTITUTE(CONCATENATE(IF([.E54]=&quot;Globally Unique&quot;;&quot;GU&quot;;[.E54]);IF([.G54]&lt;&gt;[.I54];[.H54];[.F54]);CONCATENATE(IF([.I54]=&quot;Identifier&quot;;&quot;ID&quot;;IF([.I54]=&quot;Text&quot;;&quot;&quot;;[.I54]))));&quot; &quot;;&quot;&quot;);&quot;'&quot;;&quot;&quot;)" office:value-type="string" office:string-value="DocumentID">
            <text:p>DocumentID</text:p>
          </table:table-cell>
          <table:table-cell table:style-name="ce8" office:value-type="string">
            <text:p>Endorsement. Document. Identifier</text:p>
          </table:table-cell>
          <table:table-cell/>
          <table:table-cell office:value-type="string">
            <text:p>Endorsement</text:p>
          </table:table-cell>
          <table:table-cell table:number-columns-repeated="2"/>
          <table:table-cell office:value-type="string">
            <text:p>Document</text:p>
          </table:table-cell>
          <table:table-cell table:formula="oooc:=IF([.F54]&lt;&gt;&quot;&quot;;CONCATENATE([.F54];&quot; &quot;;[.G54]);[.G54])" office:value-type="string" office:string-value="Document">
            <text:p>Document</text:p>
          </table:table-cell>
          <table:table-cell office:value-type="string">
            <text:p>Identifier</text:p>
          </table:table-cell>
          <table:table-cell/>
          <table:table-cell table:formula="oooc:=IF([.J54]&lt;&gt;&quot;&quot;;CONCATENATE([.J54];&quot;_ &quot;;[.I54];&quot;. Type&quot;);CONCATENATE([.I54];&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6" office:value-type="string">
            <text:p>This identifies the endorsement</text:p>
          </table:table-cell>
          <table:table-cell table:number-columns-repeated="2"/>
          <table:table-cell table:style-name="ce50" office:value-type="string">
            <text:p>2.0</text:p>
          </table:table-cell>
          <table:table-cell/>
          <table:table-cell table:style-name="ce7"/>
          <table:table-cell office:value-type="string">
            <text:p>Transportation</text:p>
          </table:table-cell>
          <table:table-cell table:number-columns-repeated="233"/>
        </table:table-row>
        <table:table-row table:style-name="ro2">
          <table:table-cell table:style-name="ce3" table:formula="oooc:=SUBSTITUTE(SUBSTITUTE(CONCATENATE(IF([.E55]=&quot;Globally Unique&quot;;&quot;GU&quot;;[.E55]);IF([.G55]&lt;&gt;[.I55];[.H55];[.F55]);CONCATENATE(IF([.I55]=&quot;Identifier&quot;;&quot;ID&quot;;IF([.I55]=&quot;Text&quot;;&quot;&quot;;[.I55]))));&quot; &quot;;&quot;&quot;);&quot;'&quot;;&quot;&quot;)" office:value-type="string" office:string-value="ApprovalStatus">
            <text:p>ApprovalStatus</text:p>
          </table:table-cell>
          <table:table-cell table:style-name="ce8" office:value-type="string">
            <text:p>Endorsement. Approval Status</text:p>
          </table:table-cell>
          <table:table-cell/>
          <table:table-cell office:value-type="string">
            <text:p>Endorsement</text:p>
          </table:table-cell>
          <table:table-cell table:number-columns-repeated="2"/>
          <table:table-cell office:value-type="string">
            <text:p>Approval Status</text:p>
          </table:table-cell>
          <table:table-cell table:formula="oooc:=IF([.F55]&lt;&gt;&quot;&quot;;CONCATENATE([.F55];&quot; &quot;;[.G55]);[.G55])" office:value-type="string" office:string-value="Approval Status">
            <text:p>Approval Status</text:p>
          </table:table-cell>
          <table:table-cell office:value-type="string">
            <text:p>Text</text:p>
          </table:table-cell>
          <table:table-cell/>
          <table:table-cell table:formula="oooc:=IF([.J55]&lt;&gt;&quot;&quot;;CONCATENATE([.J55];&quot;_ &quot;;[.I55];&quot;. Type&quot;);CONCATENATE([.I55];&quot;. Type&quot;))" office:value-type="string" office:string-value="Text. Type">
            <text:p>Text. Type</text:p>
          </table:table-cell>
          <table:table-cell table:number-columns-repeated="2"/>
          <table:table-cell office:value-type="string">
            <text:p>Authentication Code</text:p>
          </table:table-cell>
          <table:table-cell office:value-type="float" office:value="1">
            <text:p>1</text:p>
          </table:table-cell>
          <table:table-cell office:value-type="string">
            <text:p>BBIE</text:p>
          </table:table-cell>
          <table:table-cell table:style-name="ce36" office:value-type="string">
            <text:p>This specifies the status of the endorsement</text:p>
          </table:table-cell>
          <table:table-cell/>
          <table:table-cell office:value-type="float" office:value="4427">
            <text:p>4427</text:p>
          </table:table-cell>
          <table:table-cell table:style-name="ce50" office:value-type="string">
            <text:p>2.0</text:p>
          </table:table-cell>
          <table:table-cell/>
          <table:table-cell table:style-name="ce7"/>
          <table:table-cell office:value-type="string">
            <text:p>Transportation</text:p>
          </table:table-cell>
          <table:table-cell table:number-columns-repeated="233"/>
        </table:table-row>
        <table:table-row table:style-name="ro2">
          <table:table-cell table:style-name="ce3" table:formula="oooc:=SUBSTITUTE(SUBSTITUTE(CONCATENATE(IF([.E56]=&quot;Globally Unique&quot;;&quot;GU&quot;;[.E56]);IF([.G56]&lt;&gt;[.I56];[.H56];[.F56]);CONCATENATE(IF([.I56]=&quot;Identifier&quot;;&quot;ID&quot;;IF([.I56]=&quot;Text&quot;;&quot;&quot;;[.I56]))));&quot; &quot;;&quot;&quot;);&quot;'&quot;;&quot;&quot;)" office:value-type="string" office:string-value="Remarks">
            <text:p>Remarks</text:p>
          </table:table-cell>
          <table:table-cell table:style-name="ce8" office:value-type="string">
            <text:p>Endorsement. Remarks</text:p>
          </table:table-cell>
          <table:table-cell/>
          <table:table-cell office:value-type="string">
            <text:p>Endorsement</text:p>
          </table:table-cell>
          <table:table-cell table:number-columns-repeated="2"/>
          <table:table-cell office:value-type="string">
            <text:p>Remarks</text:p>
          </table:table-cell>
          <table:table-cell table:formula="oooc:=IF([.F56]&lt;&gt;&quot;&quot;;CONCATENATE([.F56];&quot; &quot;;[.G56]);[.G56])" office:value-type="string" office:string-value="Remarks">
            <text:p>Remarks</text:p>
          </table:table-cell>
          <table:table-cell office:value-type="string">
            <text:p>Text</text:p>
          </table:table-cell>
          <table:table-cell/>
          <table:table-cell table:formula="oooc:=IF([.J56]&lt;&gt;&quot;&quot;;CONCATENATE([.J56];&quot;_ &quot;;[.I56];&quot;. Type&quot;);CONCATENATE([.I56];&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36" office:value-type="string">
            <text:p>The remarks by the endorsing party</text:p>
          </table:table-cell>
          <table:table-cell/>
          <table:table-cell office:value-type="float" office:value="4428">
            <text:p>4428</text:p>
          </table:table-cell>
          <table:table-cell table:style-name="ce50" office:value-type="string">
            <text:p>2.0</text:p>
          </table:table-cell>
          <table:table-cell/>
          <table:table-cell table:style-name="ce7"/>
          <table:table-cell office:value-type="string">
            <text:p>Transportation</text:p>
          </table:table-cell>
          <table:table-cell table:number-columns-repeated="233"/>
        </table:table-row>
        <table:table-row table:style-name="ro3">
          <table:table-cell table:style-name="ce5" table:formula="oooc:=SUBSTITUTE(SUBSTITUTE(CONCATENATE(IF([.E57]=&quot;Globally Unique&quot;;&quot;GU&quot;;[.E57]);[.F57];IF([.H57]&lt;&gt;[.I57];[.H57];&quot;&quot;);CONCATENATE(IF([.I57]=&quot;Identifier&quot;;&quot;ID&quot;;IF([.I57]=&quot;Text&quot;;&quot;&quot;;[.I57]))));&quot; &quot;;&quot;&quot;);&quot;'&quot;;&quot;&quot;)" office:value-type="string" office:string-value="EndorserParty">
            <text:p>EndorserParty</text:p>
          </table:table-cell>
          <table:table-cell table:style-name="ce5" office:value-type="string">
            <text:p>Endorsement. Endorser Party</text:p>
          </table:table-cell>
          <table:table-cell table:style-name="ce17"/>
          <table:table-cell table:style-name="ce17" office:value-type="string">
            <text:p>Endorsement</text:p>
          </table:table-cell>
          <table:table-cell table:number-columns-repeated="2" table:style-name="ce17"/>
          <table:table-cell table:style-name="ce17"/>
          <table:table-cell table:style-name="ce5" table:formula="oooc:=[.M57]" office:value-type="string" office:string-value="Endorser Party">
            <text:p>Endorser Party</text:p>
          </table:table-cell>
          <table:table-cell table:style-name="ce5" table:formula="oooc:=[.M57]" office:value-type="string" office:string-value="Endorser Party">
            <text:p>Endorser Party</text:p>
          </table:table-cell>
          <table:table-cell table:style-name="ce5"/>
          <table:table-cell table:style-name="ce17" table:number-columns-repeated="2"/>
          <table:table-cell table:style-name="ce23" office:value-type="string">
            <text:p>Endorser Party</text:p>
          </table:table-cell>
          <table:table-cell table:style-name="ce17"/>
          <table:table-cell table:style-name="ce32" office:value-type="string">
            <text:p>1</text:p>
          </table:table-cell>
          <table:table-cell table:style-name="ce17" office:value-type="string">
            <text:p>ASBIE</text:p>
          </table:table-cell>
          <table:table-cell table:style-name="ce37" office:value-type="string">
            <text:p>The type of party providing the endorsement</text:p>
          </table:table-cell>
          <table:table-cell table:style-name="ce37"/>
          <table:table-cell table:style-name="ce46"/>
          <table:table-cell table:style-name="ce52" office:value-type="string">
            <text:p>2.0</text:p>
          </table:table-cell>
          <table:table-cell table:style-name="ce17" table:number-columns-repeated="2"/>
          <table:table-cell table:style-name="ce17" office:value-type="string">
            <text:p>Transportation</text:p>
          </table:table-cell>
          <table:table-cell table:style-name="ce17" table:number-columns-repeated="27"/>
          <table:table-cell table:style-name="ce16" table:number-columns-repeated="119"/>
          <table:table-cell table:number-columns-repeated="87"/>
        </table:table-row>
        <table:table-row table:style-name="ro2">
          <table:table-cell table:style-name="ce5" table:formula="oooc:=SUBSTITUTE(SUBSTITUTE(CONCATENATE(IF([.E58]=&quot;Globally Unique&quot;;&quot;GU&quot;;[.E58]);[.F58];IF([.H58]&lt;&gt;[.I58];[.H58];&quot;&quot;);CONCATENATE(IF([.I58]=&quot;Identifier&quot;;&quot;ID&quot;;IF([.I58]=&quot;Text&quot;;&quot;&quot;;[.I58]))));&quot; &quot;;&quot;&quot;);&quot;'&quot;;&quot;&quot;)" office:value-type="string" office:string-value="Signature">
            <text:p>Signature</text:p>
          </table:table-cell>
          <table:table-cell table:style-name="ce5" office:value-type="string">
            <text:p>Endorsement. Signature</text:p>
          </table:table-cell>
          <table:table-cell table:style-name="ce17"/>
          <table:table-cell table:style-name="ce17" office:value-type="string">
            <text:p>Endorsement</text:p>
          </table:table-cell>
          <table:table-cell table:number-columns-repeated="2" table:style-name="ce17"/>
          <table:table-cell table:style-name="ce17"/>
          <table:table-cell table:style-name="ce5" table:formula="oooc:=[.M58]" office:value-type="string" office:string-value="Signature">
            <text:p>Signature</text:p>
          </table:table-cell>
          <table:table-cell table:style-name="ce5" table:formula="oooc:=[.M58]" office:value-type="string" office:string-value="Signature">
            <text:p>Signature</text:p>
          </table:table-cell>
          <table:table-cell table:style-name="ce5"/>
          <table:table-cell table:style-name="ce17" table:number-columns-repeated="2"/>
          <table:table-cell table:style-name="ce23" office:value-type="string">
            <text:p>Signature</text:p>
          </table:table-cell>
          <table:table-cell table:style-name="ce17"/>
          <table:table-cell table:style-name="ce32" office:value-type="string">
            <text:p>0..n</text:p>
          </table:table-cell>
          <table:table-cell table:style-name="ce17" office:value-type="string">
            <text:p>ASBIE</text:p>
          </table:table-cell>
          <table:table-cell table:style-name="ce37" office:value-type="string">
            <text:p>One or more signatures applied to the endorsement</text:p>
          </table:table-cell>
          <table:table-cell table:style-name="ce37" table:number-columns-repeated="2"/>
          <table:table-cell table:style-name="ce53" office:value-type="string">
            <text:p>2.0</text:p>
          </table:table-cell>
          <table:table-cell table:style-name="ce46"/>
          <table:table-cell table:style-name="ce18"/>
          <table:table-cell table:style-name="ce5" office:value-type="string">
            <text:p>Transportation</text:p>
          </table:table-cell>
          <table:table-cell table:style-name="ce17" table:number-columns-repeated="8"/>
          <table:table-cell table:style-name="ce5" table:number-columns-repeated="4"/>
          <table:table-cell table:style-name="ce37" office:value-type="string">
            <text:p>Y</text:p>
          </table:table-cell>
          <table:table-cell table:style-name="ce5" table:number-columns-repeated="14"/>
          <table:table-cell table:style-name="ce16" table:number-columns-repeated="114"/>
          <table:table-cell table:number-columns-repeated="92"/>
        </table:table-row>
        <table:table-row table:style-name="ro2">
          <table:table-cell table:style-name="ce2" table:formula="oooc:=SUBSTITUTE(SUBSTITUTE(CONCATENATE(IF([.C59]=&quot;&quot;;&quot;&quot;;CONCATENATE([.C59];&quot;&quot;));&quot;&quot;;[.D59]);&quot; &quot;;&quot;&quot;);&quot;'&quot;;&quot;&quot;)" office:value-type="string" office:string-value="EndorserParty">
            <text:p>EndorserParty</text:p>
          </table:table-cell>
          <table:table-cell table:style-name="ce2" office:value-type="string">
            <text:p>Endorser Party. Details</text:p>
          </table:table-cell>
          <table:table-cell table:style-name="ce15"/>
          <table:table-cell table:style-name="ce15" office:value-type="string">
            <text:p>Endorser Party</text:p>
          </table:table-cell>
          <table:table-cell table:style-name="ce15" table:number-columns-repeated="10"/>
          <table:table-cell table:style-name="ce9"/>
          <table:table-cell table:style-name="ce15" office:value-type="string">
            <text:p>ABIE</text:p>
          </table:table-cell>
          <table:table-cell table:style-name="ce26" office:value-type="string">
            <text:p>The party endorsing a document</text:p>
          </table:table-cell>
          <table:table-cell table:style-name="ce26"/>
          <table:table-cell table:style-name="ce45"/>
          <table:table-cell table:style-name="ce49" office:value-type="string">
            <text:p>2.0</text:p>
          </table:table-cell>
          <table:table-cell table:style-name="ce15" table:number-columns-repeated="2"/>
          <table:table-cell table:style-name="ce15" office:value-type="string">
            <text:p>Transportation</text:p>
          </table:table-cell>
          <table:table-cell table:style-name="ce15" table:number-columns-repeated="27"/>
          <table:table-cell table:number-columns-repeated="206"/>
        </table:table-row>
        <table:table-row table:style-name="ro2">
          <table:table-cell table:style-name="ce3" table:formula="oooc:=SUBSTITUTE(SUBSTITUTE(CONCATENATE(IF([.E60]=&quot;Globally Unique&quot;;&quot;GU&quot;;[.E60]);IF([.G60]&lt;&gt;[.I60];[.H60];[.F60]);CONCATENATE(IF([.I60]=&quot;Identifier&quot;;&quot;ID&quot;;IF([.I60]=&quot;Text&quot;;&quot;&quot;;[.I60]))));&quot; &quot;;&quot;&quot;);&quot;'&quot;;&quot;&quot;)" office:value-type="string" office:string-value="RoleCode">
            <text:p>RoleCode</text:p>
          </table:table-cell>
          <table:table-cell table:style-name="ce8" office:value-type="string">
            <text:p>Endorser Party. Role. Code</text:p>
          </table:table-cell>
          <table:table-cell/>
          <table:table-cell office:value-type="string">
            <text:p>Endorser Party</text:p>
          </table:table-cell>
          <table:table-cell table:number-columns-repeated="2"/>
          <table:table-cell office:value-type="string">
            <text:p>Role</text:p>
          </table:table-cell>
          <table:table-cell table:formula="oooc:=IF([.F60]&lt;&gt;&quot;&quot;;CONCATENATE([.F60];&quot; &quot;;[.G60]);[.G60])" office:value-type="string" office:string-value="Role">
            <text:p>Role</text:p>
          </table:table-cell>
          <table:table-cell office:value-type="string">
            <text:p>Code</text:p>
          </table:table-cell>
          <table:table-cell/>
          <table:table-cell table:formula="oooc:=IF([.J60]&lt;&gt;&quot;&quot;;CONCATENATE([.J60];&quot;_ &quot;;[.I60];&quot;. Type&quot;);CONCATENATE([.I60];&quot;. Type&quot;))" office:value-type="string" office:string-value="Code. Type">
            <text:p>Code. Type</text:p>
          </table:table-cell>
          <table:table-cell table:number-columns-repeated="3"/>
          <table:table-cell office:value-type="float" office:value="1">
            <text:p>1</text:p>
          </table:table-cell>
          <table:table-cell office:value-type="string">
            <text:p>BBIE</text:p>
          </table:table-cell>
          <table:table-cell table:style-name="ce36" office:value-type="string">
            <text:p>The role of the party providing the endorsement, eg. Issuer, Embassy, Insurance, etc.</text:p>
          </table:table-cell>
          <table:table-cell table:number-columns-repeated="2"/>
          <table:table-cell table:style-name="ce50" office:value-type="string">
            <text:p>2.0</text:p>
          </table:table-cell>
          <table:table-cell/>
          <table:table-cell table:style-name="ce7"/>
          <table:table-cell office:value-type="string">
            <text:p>Transportation</text:p>
          </table:table-cell>
          <table:table-cell table:number-columns-repeated="233"/>
        </table:table-row>
        <table:table-row table:style-name="ro2">
          <table:table-cell table:style-name="ce3" table:formula="oooc:=SUBSTITUTE(SUBSTITUTE(CONCATENATE(IF([.E61]=&quot;Globally Unique&quot;;&quot;GU&quot;;[.E61]);IF([.G61]&lt;&gt;[.I61];[.H61];[.F61]);CONCATENATE(IF([.I61]=&quot;Identifier&quot;;&quot;ID&quot;;IF([.I61]=&quot;Text&quot;;&quot;&quot;;[.I61]))));&quot; &quot;;&quot;&quot;);&quot;'&quot;;&quot;&quot;)" office:value-type="string" office:string-value="SequenceNumeric">
            <text:p>SequenceNumeric</text:p>
          </table:table-cell>
          <table:table-cell table:style-name="ce8" office:value-type="string">
            <text:p>Endorser Party. Sequence. Numeric</text:p>
          </table:table-cell>
          <table:table-cell/>
          <table:table-cell office:value-type="string">
            <text:p>Endorser Party</text:p>
          </table:table-cell>
          <table:table-cell table:number-columns-repeated="2"/>
          <table:table-cell office:value-type="string">
            <text:p>Sequence</text:p>
          </table:table-cell>
          <table:table-cell table:formula="oooc:=IF([.F61]&lt;&gt;&quot;&quot;;CONCATENATE([.F61];&quot; &quot;;[.G61]);[.G61])" office:value-type="string" office:string-value="Sequence">
            <text:p>Sequence</text:p>
          </table:table-cell>
          <table:table-cell office:value-type="string">
            <text:p>Numeric</text:p>
          </table:table-cell>
          <table:table-cell/>
          <table:table-cell table:formula="oooc:=IF([.J61]&lt;&gt;&quot;&quot;;CONCATENATE([.J61];&quot;_ &quot;;[.I61];&quot;. Type&quot;);CONCATENATE([.I61];&quot;. Type&quot;))" office:value-type="string" office:string-value="Numeric. Type">
            <text:p>Numeric. Type</text:p>
          </table:table-cell>
          <table:table-cell table:number-columns-repeated="3"/>
          <table:table-cell office:value-type="float" office:value="1">
            <text:p>1</text:p>
          </table:table-cell>
          <table:table-cell office:value-type="string">
            <text:p>BBIE</text:p>
          </table:table-cell>
          <table:table-cell table:style-name="ce36" office:value-type="string">
            <text:p>The sequence in which the endorsements are to be applied</text:p>
          </table:table-cell>
          <table:table-cell table:number-columns-repeated="2"/>
          <table:table-cell table:style-name="ce50" office:value-type="string">
            <text:p>2.0</text:p>
          </table:table-cell>
          <table:table-cell/>
          <table:table-cell table:style-name="ce7"/>
          <table:table-cell office:value-type="string">
            <text:p>Transportation</text:p>
          </table:table-cell>
          <table:table-cell table:number-columns-repeated="233"/>
        </table:table-row>
        <table:table-row table:style-name="ro2">
          <table:table-cell table:style-name="ce5" table:formula="oooc:=SUBSTITUTE(SUBSTITUTE(CONCATENATE(IF([.E62]=&quot;Globally Unique&quot;;&quot;GU&quot;;[.E62]);[.F62];IF([.H62]&lt;&gt;[.I62];[.H62];&quot;&quot;);CONCATENATE(IF([.I62]=&quot;Identifier&quot;;&quot;ID&quot;;IF([.I62]=&quot;Text&quot;;&quot;&quot;;[.I62]))));&quot; &quot;;&quot;&quot;);&quot;'&quot;;&quot;&quot;)" office:value-type="string" office:string-value="Party">
            <text:p>Party</text:p>
          </table:table-cell>
          <table:table-cell table:style-name="ce5" office:value-type="string">
            <text:p>Endorser Party. Party</text:p>
          </table:table-cell>
          <table:table-cell table:style-name="ce17"/>
          <table:table-cell table:style-name="ce17" office:value-type="string">
            <text:p>Endorser Party</text:p>
          </table:table-cell>
          <table:table-cell table:number-columns-repeated="2" table:style-name="ce17"/>
          <table:table-cell table:style-name="ce17"/>
          <table:table-cell table:style-name="ce5" table:formula="oooc:=[.M62]" office:value-type="string" office:string-value="Party">
            <text:p>Party</text:p>
          </table:table-cell>
          <table:table-cell table:style-name="ce5" table:formula="oooc:=[.M62]" office:value-type="string" office:string-value="Party">
            <text:p>Party</text:p>
          </table:table-cell>
          <table:table-cell table:style-name="ce5"/>
          <table:table-cell table:style-name="ce17" table:number-columns-repeated="2"/>
          <table:table-cell table:style-name="ce23" office:value-type="string">
            <text:p>Party</text:p>
          </table:table-cell>
          <table:table-cell table:style-name="ce17"/>
          <table:table-cell table:style-name="ce32" office:value-type="string">
            <text:p>1</text:p>
          </table:table-cell>
          <table:table-cell table:style-name="ce17" office:value-type="string">
            <text:p>ASBIE</text:p>
          </table:table-cell>
          <table:table-cell table:style-name="ce38" office:value-type="string">
            <text:p>Details of the party endorsing the application</text:p>
          </table:table-cell>
          <table:table-cell table:style-name="ce37"/>
          <table:table-cell table:style-name="ce46"/>
          <table:table-cell table:style-name="ce52" office:value-type="string">
            <text:p>2.0</text:p>
          </table:table-cell>
          <table:table-cell table:style-name="ce17" table:number-columns-repeated="2"/>
          <table:table-cell table:style-name="ce17" office:value-type="string">
            <text:p>Transportation</text:p>
          </table:table-cell>
          <table:table-cell table:style-name="ce17" table:number-columns-repeated="27"/>
          <table:table-cell table:style-name="ce16" table:number-columns-repeated="119"/>
          <table:table-cell table:number-columns-repeated="87"/>
        </table:table-row>
        <table:table-row table:style-name="ro3">
          <table:table-cell table:style-name="ce5" table:formula="oooc:=SUBSTITUTE(SUBSTITUTE(CONCATENATE(IF([.E63]=&quot;Globally Unique&quot;;&quot;GU&quot;;[.E63]);[.F63];IF([.H63]&lt;&gt;[.I63];[.H63];&quot;&quot;);CONCATENATE(IF([.I63]=&quot;Identifier&quot;;&quot;ID&quot;;IF([.I63]=&quot;Text&quot;;&quot;&quot;;[.I63]))));&quot; &quot;;&quot;&quot;);&quot;'&quot;;&quot;&quot;)" office:value-type="string" office:string-value="SignatoryContact">
            <text:p>SignatoryContact</text:p>
          </table:table-cell>
          <table:table-cell table:style-name="ce5" office:value-type="string">
            <text:p>Endorser Party. Signatory_ Contact</text:p>
          </table:table-cell>
          <table:table-cell table:style-name="ce17"/>
          <table:table-cell table:style-name="ce17" office:value-type="string">
            <text:p>Endorser Party</text:p>
          </table:table-cell>
          <table:table-cell table:style-name="ce17" office:value-type="string">
            <text:p>Signatory</text:p>
          </table:table-cell>
          <table:table-cell table:style-name="ce17"/>
          <table:table-cell table:style-name="ce17"/>
          <table:table-cell table:style-name="ce5" table:formula="oooc:=[.M63]" office:value-type="string" office:string-value="Contact">
            <text:p>Contact</text:p>
          </table:table-cell>
          <table:table-cell table:style-name="ce5" table:formula="oooc:=[.M63]" office:value-type="string" office:string-value="Contact">
            <text:p>Contact</text:p>
          </table:table-cell>
          <table:table-cell table:style-name="ce5"/>
          <table:table-cell table:style-name="ce17" table:number-columns-repeated="2"/>
          <table:table-cell table:style-name="ce23" office:value-type="string">
            <text:p>Contact</text:p>
          </table:table-cell>
          <table:table-cell table:style-name="ce17"/>
          <table:table-cell table:style-name="ce32" office:value-type="string">
            <text:p>1</text:p>
          </table:table-cell>
          <table:table-cell table:style-name="ce17" office:value-type="string">
            <text:p>ASBIE</text:p>
          </table:table-cell>
          <table:table-cell table:style-name="ce37" office:value-type="string">
            <text:p>Details of the individual represents the exporter who signs the Certificate of Origin application before submitting to the Issuer Party.</text:p>
          </table:table-cell>
          <table:table-cell table:style-name="ce37"/>
          <table:table-cell table:style-name="ce46"/>
          <table:table-cell table:style-name="ce52" office:value-type="string">
            <text:p>2.0</text:p>
          </table:table-cell>
          <table:table-cell table:style-name="ce17" table:number-columns-repeated="2"/>
          <table:table-cell table:style-name="ce17" office:value-type="string">
            <text:p>Transportation</text:p>
          </table:table-cell>
          <table:table-cell table:style-name="ce17" table:number-columns-repeated="27"/>
          <table:table-cell table:number-columns-repeated="206"/>
        </table:table-row>
        <table:table-row table:style-name="ro2">
          <table:table-cell table:style-name="ce2" table:formula="oooc:=SUBSTITUTE(SUBSTITUTE(CONCATENATE(IF([.C64]=&quot;&quot;;&quot;&quot;;CONCATENATE([.C64];&quot;&quot;));&quot;&quot;;[.D64]);&quot; &quot;;&quot;&quot;);&quot;'&quot;;&quot;&quot;)" office:value-type="string" office:string-value="GoodsItem">
            <text:p>GoodsItem</text:p>
          </table:table-cell>
          <table:table-cell table:style-name="ce2" office:value-type="string">
            <text:p>Goods Item. Details</text:p>
          </table:table-cell>
          <table:table-cell table:style-name="ce13"/>
          <table:table-cell table:style-name="ce13" office:value-type="string">
            <text:p>Goods Item</text:p>
          </table:table-cell>
          <table:table-cell table:style-name="ce13" table:number-columns-repeated="10"/>
          <table:table-cell table:style-name="ce2"/>
          <table:table-cell table:style-name="ce13" office:value-type="string">
            <text:p>ABIE</text:p>
          </table:table-cell>
          <table:table-cell table:style-name="ce27" office:value-type="string">
            <text:p>A separately identifiable quantity of products of a single product type</text:p>
          </table:table-cell>
          <table:table-cell table:style-name="ce27" table:number-columns-repeated="2"/>
          <table:table-cell table:style-name="ce47" office:value-type="string">
            <text:p>2.0</text:p>
          </table:table-cell>
          <table:table-cell table:style-name="ce59"/>
          <table:table-cell table:style-name="ce2"/>
          <table:table-cell table:style-name="ce13" office:value-type="string">
            <text:p>Transportation</text:p>
          </table:table-cell>
          <table:table-cell table:style-name="ce13" table:number-columns-repeated="13"/>
          <table:table-cell table:style-name="ce13" office:value-type="string">
            <text:p>Y</text:p>
          </table:table-cell>
          <table:table-cell table:style-name="ce13" table:number-columns-repeated="9"/>
          <table:table-cell table:style-name="ce13" office:value-type="string">
            <text:p>Y</text:p>
          </table:table-cell>
          <table:table-cell table:style-name="ce13" table:number-columns-repeated="2"/>
          <table:table-cell table:style-name="ce14" table:number-columns-repeated="115"/>
          <table:table-cell table:number-columns-repeated="92"/>
        </table:table-row>
        <table:table-row table:style-name="ro2">
          <table:table-cell table:style-name="ce3" table:formula="oooc:=SUBSTITUTE(SUBSTITUTE(CONCATENATE(IF([.E65]=&quot;Globally Unique&quot;;&quot;GU&quot;;[.E65]);IF([.G65]&lt;&gt;[.I65];[.H65];[.F65]);CONCATENATE(IF([.I65]=&quot;Identifier&quot;;&quot;ID&quot;;IF([.I65]=&quot;Text&quot;;&quot;&quot;;[.I65]))));&quot; &quot;;&quot;&quot;);&quot;'&quot;;&quot;&quot;)" office:value-type="string" office:string-value="ID">
            <text:p>ID</text:p>
          </table:table-cell>
          <table:table-cell table:style-name="ce8" office:value-type="string">
            <text:p>Goods Item. Identifier. Identifier</text:p>
          </table:table-cell>
          <table:table-cell table:style-name="ce14"/>
          <table:table-cell table:style-name="ce14" office:value-type="string">
            <text:p>Goods Item</text:p>
          </table:table-cell>
          <table:table-cell table:number-columns-repeated="2" table:style-name="ce14"/>
          <table:table-cell table:style-name="ce14" office:value-type="string">
            <text:p>Identifier</text:p>
          </table:table-cell>
          <table:table-cell table:formula="oooc:=IF([.F65]&lt;&gt;&quot;&quot;;CONCATENATE([.F65];&quot; &quot;;[.G65]);[.G65])" office:value-type="string" office:string-value="Identifier">
            <text:p>Identifier</text:p>
          </table:table-cell>
          <table:table-cell table:style-name="ce14" office:value-type="string">
            <text:p>Identifier</text:p>
          </table:table-cell>
          <table:table-cell table:style-name="ce14"/>
          <table:table-cell table:formula="oooc:=IF([.J65]&lt;&gt;&quot;&quot;;CONCATENATE([.J65];&quot;_ &quot;;[.I65];&quot;. Type&quot;);CONCATENATE([.I65];&quot;. Type&quot;))" office:value-type="string" office:string-value="Identifier. Type">
            <text:p>Identifier. Type</text:p>
          </table:table-cell>
          <table:table-cell table:style-name="ce14" table:number-columns-repeated="3"/>
          <table:table-cell table:style-name="ce29" office:value-type="string">
            <text:p>1</text:p>
          </table:table-cell>
          <table:table-cell table:style-name="ce14" office:value-type="string">
            <text:p>BBIE</text:p>
          </table:table-cell>
          <table:table-cell table:style-name="ce36"/>
          <table:table-cell table:style-name="ce14" table:number-columns-repeated="2"/>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66]=&quot;Globally Unique&quot;;&quot;GU&quot;;[.E66]);IF([.G66]&lt;&gt;[.I66];[.H66];[.F66]);CONCATENATE(IF([.I66]=&quot;Identifier&quot;;&quot;ID&quot;;IF([.I66]=&quot;Text&quot;;&quot;&quot;;[.I66]))));&quot; &quot;;&quot;&quot;);&quot;'&quot;;&quot;&quot;)" office:value-type="string" office:string-value="SequenceNumberID">
            <text:p>SequenceNumberID</text:p>
          </table:table-cell>
          <table:table-cell table:style-name="ce8" office:value-type="string">
            <text:p>Goods Item. Sequence Number. Identifier</text:p>
          </table:table-cell>
          <table:table-cell table:style-name="ce14"/>
          <table:table-cell table:style-name="ce14" office:value-type="string">
            <text:p>Goods Item</text:p>
          </table:table-cell>
          <table:table-cell table:style-name="ce14"/>
          <table:table-cell table:style-name="ce14" office:value-type="string">
            <text:p>Sequence</text:p>
          </table:table-cell>
          <table:table-cell table:style-name="ce14" office:value-type="string">
            <text:p>Number</text:p>
          </table:table-cell>
          <table:table-cell table:formula="oooc:=IF([.F66]&lt;&gt;&quot;&quot;;CONCATENATE([.F66];&quot; &quot;;[.G66]);[.G66])" office:value-type="string" office:string-value="Sequence Number">
            <text:p>Sequence Number</text:p>
          </table:table-cell>
          <table:table-cell table:style-name="ce14" office:value-type="string">
            <text:p>Identifier</text:p>
          </table:table-cell>
          <table:table-cell table:style-name="ce14"/>
          <table:table-cell table:formula="oooc:=IF([.J66]&lt;&gt;&quot;&quot;;CONCATENATE([.J66];&quot;_ &quot;;[.I66];&quot;. Type&quot;);CONCATENATE([.I66];&quot;. Type&quot;))" office:value-type="string" office:string-value="Identifier. Type">
            <text:p>Identifier. Type</text:p>
          </table:table-cell>
          <table:table-cell table:style-name="ce14" table:number-columns-repeated="2"/>
          <table:table-cell table:style-name="ce14" office:value-type="string">
            <text:p>Customs item number (WCO ID 021), Sequence Position </text:p>
          </table:table-cell>
          <table:table-cell table:style-name="ce29" office:value-type="string">
            <text:p>0..1</text:p>
          </table:table-cell>
          <table:table-cell table:style-name="ce14" office:value-type="string">
            <text:p>BBIE</text:p>
          </table:table-cell>
          <table:table-cell table:style-name="ce36" office:value-type="string">
            <text:p>Sequence number differentiating a specific goods item within a consignment.</text:p>
          </table:table-cell>
          <table:table-cell table:style-name="ce14"/>
          <table:table-cell table:style-name="ce14" office:value-type="float" office:value="1050">
            <text:p>1050</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67]=&quot;Globally Unique&quot;;&quot;GU&quot;;[.E67]);IF([.G67]&lt;&gt;[.I67];[.H67];[.F67]);CONCATENATE(IF([.I67]=&quot;Identifier&quot;;&quot;ID&quot;;IF([.I67]=&quot;Text&quot;;&quot;&quot;;[.I67]))));&quot; &quot;;&quot;&quot;);&quot;'&quot;;&quot;&quot;)" office:value-type="string" office:string-value="Description">
            <text:p>Description</text:p>
          </table:table-cell>
          <table:table-cell table:style-name="ce8" office:value-type="string">
            <text:p>Goods Item. Description. Text</text:p>
          </table:table-cell>
          <table:table-cell table:style-name="ce14"/>
          <table:table-cell table:style-name="ce14" office:value-type="string">
            <text:p>Goods Item</text:p>
          </table:table-cell>
          <table:table-cell table:number-columns-repeated="2" table:style-name="ce14"/>
          <table:table-cell table:style-name="ce14" office:value-type="string">
            <text:p>Description</text:p>
          </table:table-cell>
          <table:table-cell table:formula="oooc:=IF([.F67]&lt;&gt;&quot;&quot;;CONCATENATE([.F67];&quot; &quot;;[.G67]);[.G67])" office:value-type="string" office:string-value="Description">
            <text:p>Description</text:p>
          </table:table-cell>
          <table:table-cell table:style-name="ce14" office:value-type="string">
            <text:p>Text</text:p>
          </table:table-cell>
          <table:table-cell table:style-name="ce14"/>
          <table:table-cell table:formula="oooc:=IF([.J67]&lt;&gt;&quot;&quot;;CONCATENATE([.J67];&quot;_ &quot;;[.I67];&quot;. Type&quot;);CONCATENATE([.I67];&quot;. Type&quot;))" office:value-type="string" office:string-value="Text. Type">
            <text:p>Text. Type</text:p>
          </table:table-cell>
          <table:table-cell table:style-name="ce14" table:number-columns-repeated="2"/>
          <table:table-cell table:style-name="ce14" office:value-type="string">
            <text:p>Description of goods (WCO ID 137)</text:p>
          </table:table-cell>
          <table:table-cell table:style-name="ce29" office:value-type="string">
            <text:p>0..n</text:p>
          </table:table-cell>
          <table:table-cell table:style-name="ce14" office:value-type="string">
            <text:p>BBIE</text:p>
          </table:table-cell>
          <table:table-cell table:style-name="ce36" office:value-type="string">
            <text:p>Plain language description of the nature of a goods item sufficient to identify it for customs, statistical or transport purposes.</text:p>
          </table:table-cell>
          <table:table-cell table:style-name="ce14"/>
          <table:table-cell table:style-name="ce14" office:value-type="float" office:value="7002">
            <text:p>7002</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9">
          <table:table-cell table:style-name="ce3" table:formula="oooc:=SUBSTITUTE(SUBSTITUTE(CONCATENATE(IF([.E68]=&quot;Globally Unique&quot;;&quot;GU&quot;;[.E68]);IF([.G68]&lt;&gt;[.I68];[.H68];[.F68]);CONCATENATE(IF([.I68]=&quot;Identifier&quot;;&quot;ID&quot;;IF([.I68]=&quot;Text&quot;;&quot;&quot;;[.I68]))));&quot; &quot;;&quot;&quot;);&quot;'&quot;;&quot;&quot;)" office:value-type="string" office:string-value="HazardousRiskIndicator">
            <text:p>HazardousRiskIndicator</text:p>
          </table:table-cell>
          <table:table-cell table:style-name="ce8" office:value-type="string">
            <text:p>Goods Item. Hazardous Risk Indicator. Indicator</text:p>
          </table:table-cell>
          <table:table-cell table:style-name="ce14"/>
          <table:table-cell table:style-name="ce14" office:value-type="string">
            <text:p>Goods Item</text:p>
          </table:table-cell>
          <table:table-cell table:style-name="ce14"/>
          <table:table-cell table:style-name="ce14" office:value-type="string">
            <text:p>Hazardous Risk</text:p>
          </table:table-cell>
          <table:table-cell table:style-name="ce14" office:value-type="string">
            <text:p>Indicator</text:p>
          </table:table-cell>
          <table:table-cell table:formula="oooc:=IF([.F68]&lt;&gt;&quot;&quot;;CONCATENATE([.F68];&quot; &quot;;[.G68]);[.G68])" office:value-type="string" office:string-value="Hazardous Risk Indicator">
            <text:p>Hazardous Risk Indicator</text:p>
          </table:table-cell>
          <table:table-cell table:style-name="ce14" office:value-type="string">
            <text:p>Indicator</text:p>
          </table:table-cell>
          <table:table-cell table:style-name="ce14"/>
          <table:table-cell table:formula="oooc:=IF([.J68]&lt;&gt;&quot;&quot;;CONCATENATE([.J68];&quot;_ &quot;;[.I68];&quot;. Type&quot;);CONCATENATE([.I68];&quot;. Type&quot;))" office:value-type="string" office:string-value="Indicator. Type">
            <text:p>Indicator. Type</text:p>
          </table:table-cell>
          <table:table-cell table:style-name="ce14" table:number-columns-repeated="3"/>
          <table:table-cell table:style-name="ce29" office:value-type="string">
            <text:p>1</text:p>
          </table:table-cell>
          <table:table-cell table:style-name="ce14" office:value-type="string">
            <text:p>BBIE</text:p>
          </table:table-cell>
          <table:table-cell table:style-name="ce36" office:value-type="string">
            <text:p>Indicator as to whether the goods item includes hazardous items (dangerous goods).</text:p>
          </table:table-cell>
          <table:table-cell table:style-name="ce14" office:value-type="string">
            <text:p>default is negative</text:p>
          </table:table-cell>
          <table:table-cell table:style-name="ce14"/>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4">
          <table:table-cell table:style-name="ce3" table:formula="oooc:=SUBSTITUTE(SUBSTITUTE(CONCATENATE(IF([.E69]=&quot;Globally Unique&quot;;&quot;GU&quot;;[.E69]);IF([.G69]&lt;&gt;[.I69];[.H69];[.F69]);CONCATENATE(IF([.I69]=&quot;Identifier&quot;;&quot;ID&quot;;IF([.I69]=&quot;Text&quot;;&quot;&quot;;[.I69]))));&quot; &quot;;&quot;&quot;);&quot;'&quot;;&quot;&quot;)" office:value-type="string" office:string-value="DeclaredCustomsValueAmount">
            <text:p>DeclaredCustomsValueAmount</text:p>
          </table:table-cell>
          <table:table-cell table:style-name="ce8" office:value-type="string">
            <text:p>Goods Item. Declared_ Customs Value. Amount</text:p>
          </table:table-cell>
          <table:table-cell table:style-name="ce14"/>
          <table:table-cell table:style-name="ce14" office:value-type="string">
            <text:p>Goods Item</text:p>
          </table:table-cell>
          <table:table-cell table:style-name="ce14" office:value-type="string">
            <text:p>Declared</text:p>
          </table:table-cell>
          <table:table-cell table:style-name="ce14" office:value-type="string">
            <text:p>Customs</text:p>
          </table:table-cell>
          <table:table-cell table:style-name="ce14" office:value-type="string">
            <text:p>Value</text:p>
          </table:table-cell>
          <table:table-cell table:formula="oooc:=IF([.F69]&lt;&gt;&quot;&quot;;CONCATENATE([.F69];&quot; &quot;;[.G69]);[.G69])" office:value-type="string" office:string-value="Customs Value">
            <text:p>Customs Value</text:p>
          </table:table-cell>
          <table:table-cell table:style-name="ce14" office:value-type="string">
            <text:p>Amount</text:p>
          </table:table-cell>
          <table:table-cell table:style-name="ce14"/>
          <table:table-cell table:formula="oooc:=IF([.J69]&lt;&gt;&quot;&quot;;CONCATENATE([.J69];&quot;_ &quot;;[.I69];&quot;. Type&quot;);CONCATENATE([.I69];&quot;. Type&quot;))" office:value-type="string" office:string-value="Amount. Type">
            <text:p>Amount. Type</text:p>
          </table:table-cell>
          <table:table-cell table:style-name="ce14" table:number-columns-repeated="2"/>
          <table:table-cell table:style-name="ce14" office:value-type="string">
            <text:p>For Customs Value (WCO ID 108)</text:p>
          </table:table-cell>
          <table:table-cell table:style-name="ce29" office:value-type="string">
            <text:p>0..1</text:p>
          </table:table-cell>
          <table:table-cell table:style-name="ce14" office:value-type="string">
            <text:p>BBIE</text:p>
          </table:table-cell>
          <table:table-cell table:style-name="ce36" office:value-type="string">
            <text:p>Amount declared for Customs purposes of those goods in a consignment which are subject to the same Customs procedure, and have the same tariff/statistical heading, country information and duty regime.</text:p>
          </table:table-cell>
          <table:table-cell table:style-name="ce14"/>
          <table:table-cell table:style-name="ce14" office:value-type="float" office:value="5032">
            <text:p>5032</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4">
          <table:table-cell table:style-name="ce3" table:formula="oooc:=SUBSTITUTE(SUBSTITUTE(CONCATENATE(IF([.E70]=&quot;Globally Unique&quot;;&quot;GU&quot;;[.E70]);IF([.G70]&lt;&gt;[.I70];[.H70];[.F70]);CONCATENATE(IF([.I70]=&quot;Identifier&quot;;&quot;ID&quot;;IF([.I70]=&quot;Text&quot;;&quot;&quot;;[.I70]))));&quot; &quot;;&quot;&quot;);&quot;'&quot;;&quot;&quot;)" office:value-type="string" office:string-value="DeclaredForCarriageValueAmount">
            <text:p>DeclaredForCarriageValueAmount</text:p>
          </table:table-cell>
          <table:table-cell table:style-name="ce8" office:value-type="string">
            <text:p>Goods Item. Declared_ For Carriage Value. Amount</text:p>
          </table:table-cell>
          <table:table-cell table:style-name="ce14"/>
          <table:table-cell table:style-name="ce14" office:value-type="string">
            <text:p>Goods Item</text:p>
          </table:table-cell>
          <table:table-cell table:style-name="ce14" office:value-type="string">
            <text:p>Declared</text:p>
          </table:table-cell>
          <table:table-cell table:style-name="ce14" office:value-type="string">
            <text:p>For Carriage</text:p>
          </table:table-cell>
          <table:table-cell table:style-name="ce14" office:value-type="string">
            <text:p>Value</text:p>
          </table:table-cell>
          <table:table-cell table:formula="oooc:=IF([.F70]&lt;&gt;&quot;&quot;;CONCATENATE([.F70];&quot; &quot;;[.G70]);[.G70])" office:value-type="string" office:string-value="For Carriage Value">
            <text:p>For Carriage Value</text:p>
          </table:table-cell>
          <table:table-cell table:style-name="ce14" office:value-type="string">
            <text:p>Amount</text:p>
          </table:table-cell>
          <table:table-cell table:style-name="ce14"/>
          <table:table-cell table:formula="oooc:=IF([.J70]&lt;&gt;&quot;&quot;;CONCATENATE([.J70];&quot;_ &quot;;[.I70];&quot;. Type&quot;);CONCATENATE([.I70];&quot;. Type&quot;))" office:value-type="string" office:string-value="Amount. Type">
            <text:p>Amount. Type</text:p>
          </table:table-cell>
          <table:table-cell table:style-name="ce14" table:number-columns-repeated="2"/>
          <table:table-cell table:style-name="ce14" office:value-type="string">
            <text:p>Interest in delivery, declared value for carriage</text:p>
          </table:table-cell>
          <table:table-cell table:style-name="ce29" office:value-type="string">
            <text:p>0..1</text:p>
          </table:table-cell>
          <table:table-cell table:style-name="ce14" office:value-type="string">
            <text:p>BBIE</text:p>
          </table:table-cell>
          <table:table-cell table:style-name="ce36"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14"/>
          <table:table-cell table:style-name="ce19" office:value-type="float" office:value="5306">
            <text:p>5306</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71]=&quot;Globally Unique&quot;;&quot;GU&quot;;[.E71]);IF([.G71]&lt;&gt;[.I71];[.H71];[.F71]);CONCATENATE(IF([.I71]=&quot;Identifier&quot;;&quot;ID&quot;;IF([.I71]=&quot;Text&quot;;&quot;&quot;;[.I71]))));&quot; &quot;;&quot;&quot;);&quot;'&quot;;&quot;&quot;)" office:value-type="string" office:string-value="DeclaredStatisticsValueAmount">
            <text:p>DeclaredStatisticsValueAmount</text:p>
          </table:table-cell>
          <table:table-cell table:style-name="ce8" office:value-type="string">
            <text:p>Goods Item. Declared_ Statistics Value. Amount</text:p>
          </table:table-cell>
          <table:table-cell table:style-name="ce14"/>
          <table:table-cell table:style-name="ce14" office:value-type="string">
            <text:p>Goods Item</text:p>
          </table:table-cell>
          <table:table-cell table:style-name="ce14" office:value-type="string">
            <text:p>Declared</text:p>
          </table:table-cell>
          <table:table-cell table:style-name="ce14" office:value-type="string">
            <text:p>Statistics</text:p>
          </table:table-cell>
          <table:table-cell table:style-name="ce14" office:value-type="string">
            <text:p>Value</text:p>
          </table:table-cell>
          <table:table-cell table:formula="oooc:=IF([.F71]&lt;&gt;&quot;&quot;;CONCATENATE([.F71];&quot; &quot;;[.G71]);[.G71])" office:value-type="string" office:string-value="Statistics Value">
            <text:p>Statistics Value</text:p>
          </table:table-cell>
          <table:table-cell table:style-name="ce14" office:value-type="string">
            <text:p>Amount</text:p>
          </table:table-cell>
          <table:table-cell table:style-name="ce14"/>
          <table:table-cell table:formula="oooc:=IF([.J71]&lt;&gt;&quot;&quot;;CONCATENATE([.J71];&quot;_ &quot;;[.I71];&quot;. Type&quot;);CONCATENATE([.I71];&quot;. Type&quot;))" office:value-type="string" office:string-value="Amount. Type">
            <text:p>Amount. Type</text:p>
          </table:table-cell>
          <table:table-cell table:style-name="ce14" table:number-columns-repeated="2"/>
          <table:table-cell table:style-name="ce19" office:value-type="string">
            <text:p>Statistical Value (WCO ID 114)</text:p>
          </table:table-cell>
          <table:table-cell table:style-name="ce29" office:value-type="string">
            <text:p>0..1</text:p>
          </table:table-cell>
          <table:table-cell table:style-name="ce14" office:value-type="string">
            <text:p>BBIE</text:p>
          </table:table-cell>
          <table:table-cell table:style-name="ce36" office:value-type="string">
            <text:p>Value declared for statistical purposes of those goods in a consignment which have the same statistical heading.</text:p>
          </table:table-cell>
          <table:table-cell table:style-name="ce14"/>
          <table:table-cell table:style-name="ce14" office:value-type="float" office:value="5218">
            <text:p>5218</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72]=&quot;Globally Unique&quot;;&quot;GU&quot;;[.E72]);IF([.G72]&lt;&gt;[.I72];[.H72];[.F72]);CONCATENATE(IF([.I72]=&quot;Identifier&quot;;&quot;ID&quot;;IF([.I72]=&quot;Text&quot;;&quot;&quot;;[.I72]))));&quot; &quot;;&quot;&quot;);&quot;'&quot;;&quot;&quot;)" office:value-type="string" office:string-value="FreeOnBoardValueAmount">
            <text:p>FreeOnBoardValueAmount</text:p>
          </table:table-cell>
          <table:table-cell table:style-name="ce8" office:value-type="string">
            <text:p>Goods Item. Free On Board Value. Amount</text:p>
          </table:table-cell>
          <table:table-cell table:style-name="ce14"/>
          <table:table-cell table:style-name="ce14" office:value-type="string">
            <text:p>Goods Item</text:p>
          </table:table-cell>
          <table:table-cell table:style-name="ce14"/>
          <table:table-cell table:style-name="ce14" office:value-type="string">
            <text:p>Free On Board</text:p>
          </table:table-cell>
          <table:table-cell table:style-name="ce14" office:value-type="string">
            <text:p>Value</text:p>
          </table:table-cell>
          <table:table-cell table:formula="oooc:=IF([.F72]&lt;&gt;&quot;&quot;;CONCATENATE([.F72];&quot; &quot;;[.G72]);[.G72])" office:value-type="string" office:string-value="Free On Board Value">
            <text:p>Free On Board Value</text:p>
          </table:table-cell>
          <table:table-cell table:style-name="ce14" office:value-type="string">
            <text:p>Amount</text:p>
          </table:table-cell>
          <table:table-cell table:style-name="ce14"/>
          <table:table-cell table:formula="oooc:=IF([.J72]&lt;&gt;&quot;&quot;;CONCATENATE([.J72];&quot;_ &quot;;[.I72];&quot;. Type&quot;);CONCATENATE([.I72];&quot;. Type&quot;))" office:value-type="string" office:string-value="Amount. Type">
            <text:p>Amount. Type</text:p>
          </table:table-cell>
          <table:table-cell table:style-name="ce14" table:number-columns-repeated="2"/>
          <table:table-cell table:style-name="ce14" office:value-type="string">
            <text:p>FOB Value</text:p>
          </table:table-cell>
          <table:table-cell table:style-name="ce29" office:value-type="string">
            <text:p>0..1</text:p>
          </table:table-cell>
          <table:table-cell table:style-name="ce14" office:value-type="string">
            <text:p>BBIE</text:p>
          </table:table-cell>
          <table:table-cell table:style-name="ce36" office:value-type="string">
            <text:p>Monetary amount that has to be or has been paid as calculated under the applicable trade delivery.</text:p>
          </table:table-cell>
          <table:table-cell table:style-name="ce14"/>
          <table:table-cell table:style-name="ce19" office:value-type="float" office:value="5054">
            <text:p>5054</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73]=&quot;Globally Unique&quot;;&quot;GU&quot;;[.E73]);IF([.G73]&lt;&gt;[.I73];[.H73];[.F73]);CONCATENATE(IF([.I73]=&quot;Identifier&quot;;&quot;ID&quot;;IF([.I73]=&quot;Text&quot;;&quot;&quot;;[.I73]))));&quot; &quot;;&quot;&quot;);&quot;'&quot;;&quot;&quot;)" office:value-type="string" office:string-value="InsuranceValueAmount">
            <text:p>InsuranceValueAmount</text:p>
          </table:table-cell>
          <table:table-cell table:style-name="ce8" office:value-type="string">
            <text:p>Goods Item. Insurance Value. Amount</text:p>
          </table:table-cell>
          <table:table-cell table:style-name="ce14"/>
          <table:table-cell table:style-name="ce14" office:value-type="string">
            <text:p>Goods Item</text:p>
          </table:table-cell>
          <table:table-cell table:style-name="ce14"/>
          <table:table-cell table:style-name="ce14" office:value-type="string">
            <text:p>Insurance</text:p>
          </table:table-cell>
          <table:table-cell table:style-name="ce14" office:value-type="string">
            <text:p>Value</text:p>
          </table:table-cell>
          <table:table-cell table:formula="oooc:=IF([.F73]&lt;&gt;&quot;&quot;;CONCATENATE([.F73];&quot; &quot;;[.G73]);[.G73])" office:value-type="string" office:string-value="Insurance Value">
            <text:p>Insurance Value</text:p>
          </table:table-cell>
          <table:table-cell table:style-name="ce14" office:value-type="string">
            <text:p>Amount</text:p>
          </table:table-cell>
          <table:table-cell table:style-name="ce14"/>
          <table:table-cell table:formula="oooc:=IF([.J73]&lt;&gt;&quot;&quot;;CONCATENATE([.J73];&quot;_ &quot;;[.I73];&quot;. Type&quot;);CONCATENATE([.I73];&quot;. Type&quot;))" office:value-type="string" office:string-value="Amount. Type">
            <text:p>Amount. Type</text:p>
          </table:table-cell>
          <table:table-cell table:style-name="ce14" table:number-columns-repeated="2"/>
          <table:table-cell table:style-name="ce14" office:value-type="string">
            <text:p>Value Insured</text:p>
          </table:table-cell>
          <table:table-cell table:style-name="ce29" office:value-type="string">
            <text:p>0..1</text:p>
          </table:table-cell>
          <table:table-cell table:style-name="ce14" office:value-type="string">
            <text:p>BBIE</text:p>
          </table:table-cell>
          <table:table-cell table:style-name="ce36" office:value-type="string">
            <text:p>The amount covered by an insurance for a particular goods item.</text:p>
          </table:table-cell>
          <table:table-cell table:style-name="ce14"/>
          <table:table-cell table:style-name="ce19" office:value-type="float" office:value="5011">
            <text:p>5011</text:p>
          </table:table-cell>
          <table:table-cell table:style-name="ce48" office:value-type="string">
            <text:p>2.0</text:p>
          </table:table-cell>
          <table:table-cell table:style-name="ce19" office:value-type="string">
            <text:p>maybe this at consignment level?</text:p>
          </table:table-cell>
          <table:table-cell table:style-name="ce14"/>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74]=&quot;Globally Unique&quot;;&quot;GU&quot;;[.E74]);IF([.G74]&lt;&gt;[.I74];[.H74];[.F74]);CONCATENATE(IF([.I74]=&quot;Identifier&quot;;&quot;ID&quot;;IF([.I74]=&quot;Text&quot;;&quot;&quot;;[.I74]))));&quot; &quot;;&quot;&quot;);&quot;'&quot;;&quot;&quot;)" office:value-type="string" office:string-value="ValueAmount">
            <text:p>ValueAmount</text:p>
          </table:table-cell>
          <table:table-cell table:style-name="ce8" office:value-type="string">
            <text:p>Goods Item. Value. Amount</text:p>
          </table:table-cell>
          <table:table-cell table:style-name="ce14"/>
          <table:table-cell table:style-name="ce14" office:value-type="string">
            <text:p>Goods Item</text:p>
          </table:table-cell>
          <table:table-cell table:number-columns-repeated="2" table:style-name="ce14"/>
          <table:table-cell table:style-name="ce14" office:value-type="string">
            <text:p>Value</text:p>
          </table:table-cell>
          <table:table-cell table:formula="oooc:=IF([.F74]&lt;&gt;&quot;&quot;;CONCATENATE([.F74];&quot; &quot;;[.G74]);[.G74])" office:value-type="string" office:string-value="Value">
            <text:p>Value</text:p>
          </table:table-cell>
          <table:table-cell table:style-name="ce14" office:value-type="string">
            <text:p>Amount</text:p>
          </table:table-cell>
          <table:table-cell table:style-name="ce14"/>
          <table:table-cell table:formula="oooc:=IF([.J74]&lt;&gt;&quot;&quot;;CONCATENATE([.J74];&quot;_ &quot;;[.I74];&quot;. Type&quot;);CONCATENATE([.I74];&quot;. Type&quot;))" office:value-type="string" office:string-value="Amount. Type">
            <text:p>Amount. Type</text:p>
          </table:table-cell>
          <table:table-cell table:style-name="ce14" table:number-columns-repeated="2"/>
          <table:table-cell table:style-name="ce19" office:value-type="string">
            <text:p>Duty/tax/fee assessment basis in value (WCO ID 116)</text:p>
          </table:table-cell>
          <table:table-cell table:style-name="ce29" office:value-type="string">
            <text:p>0..1</text:p>
          </table:table-cell>
          <table:table-cell table:style-name="ce14" office:value-type="string">
            <text:p>BBIE</text:p>
          </table:table-cell>
          <table:table-cell table:style-name="ce36" office:value-type="string">
            <text:p>To specify the amount on which a duty or tax or fee will be assessed</text:p>
          </table:table-cell>
          <table:table-cell table:style-name="ce14"/>
          <table:table-cell table:style-name="ce19" office:value-type="float" office:value="5286">
            <text:p>5286</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75]=&quot;Globally Unique&quot;;&quot;GU&quot;;[.E75]);IF([.G75]&lt;&gt;[.I75];[.H75];[.F75]);CONCATENATE(IF([.I75]=&quot;Identifier&quot;;&quot;ID&quot;;IF([.I75]=&quot;Text&quot;;&quot;&quot;;[.I75]))));&quot; &quot;;&quot;&quot;);&quot;'&quot;;&quot;&quot;)" office:value-type="string" office:string-value="GrossWeightMeasure">
            <text:p>GrossWeightMeasure</text:p>
          </table:table-cell>
          <table:table-cell table:style-name="ce8" office:value-type="string">
            <text:p>Goods Item. Gross_ Weight. Measure</text:p>
          </table:table-cell>
          <table:table-cell table:style-name="ce14"/>
          <table:table-cell table:style-name="ce14" office:value-type="string">
            <text:p>Goods Item</text:p>
          </table:table-cell>
          <table:table-cell table:style-name="ce14" office:value-type="string">
            <text:p>Gross</text:p>
          </table:table-cell>
          <table:table-cell table:style-name="ce14"/>
          <table:table-cell table:style-name="ce14" office:value-type="string">
            <text:p>Weight</text:p>
          </table:table-cell>
          <table:table-cell table:formula="oooc:=IF([.F75]&lt;&gt;&quot;&quot;;CONCATENATE([.F75];&quot; &quot;;[.G75]);[.G75])" office:value-type="string" office:string-value="Weight">
            <text:p>Weight</text:p>
          </table:table-cell>
          <table:table-cell table:style-name="ce14" office:value-type="string">
            <text:p>Measure</text:p>
          </table:table-cell>
          <table:table-cell table:style-name="ce14"/>
          <table:table-cell table:formula="oooc:=IF([.J75]&lt;&gt;&quot;&quot;;CONCATENATE([.J75];&quot;_ &quot;;[.I75];&quot;. Type&quot;);CONCATENATE([.I75];&quot;. Type&quot;))" office:value-type="string" office:string-value="Measure. Type">
            <text:p>Measure. Type</text:p>
          </table:table-cell>
          <table:table-cell table:style-name="ce14" table:number-columns-repeated="2"/>
          <table:table-cell table:style-name="ce14" office:value-type="string">
            <text:p>Actual Gross Weight</text:p>
          </table:table-cell>
          <table:table-cell table:style-name="ce29" office:value-type="string">
            <text:p>0..1</text:p>
          </table:table-cell>
          <table:table-cell table:style-name="ce14" office:value-type="string">
            <text:p>BBIE</text:p>
          </table:table-cell>
          <table:table-cell table:style-name="ce36" office:value-type="string">
            <text:p>Weight (mass) of goods including packaging but excluding the carrier's equipment.</text:p>
          </table:table-cell>
          <table:table-cell table:style-name="ce14"/>
          <table:table-cell table:style-name="ce14" office:value-type="float" office:value="6292">
            <text:p>6292</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76]=&quot;Globally Unique&quot;;&quot;GU&quot;;[.E76]);IF([.G76]&lt;&gt;[.I76];[.H76];[.F76]);CONCATENATE(IF([.I76]=&quot;Identifier&quot;;&quot;ID&quot;;IF([.I76]=&quot;Text&quot;;&quot;&quot;;[.I76]))));&quot; &quot;;&quot;&quot;);&quot;'&quot;;&quot;&quot;)" office:value-type="string" office:string-value="NetWeightMeasure">
            <text:p>NetWeightMeasure</text:p>
          </table:table-cell>
          <table:table-cell table:style-name="ce8" office:value-type="string">
            <text:p>Goods Item. Net_ Weight. Measure</text:p>
          </table:table-cell>
          <table:table-cell table:style-name="ce14"/>
          <table:table-cell table:style-name="ce14" office:value-type="string">
            <text:p>Goods Item</text:p>
          </table:table-cell>
          <table:table-cell table:style-name="ce14" office:value-type="string">
            <text:p>Net</text:p>
          </table:table-cell>
          <table:table-cell table:style-name="ce14"/>
          <table:table-cell table:style-name="ce14" office:value-type="string">
            <text:p>Weight</text:p>
          </table:table-cell>
          <table:table-cell table:formula="oooc:=IF([.F76]&lt;&gt;&quot;&quot;;CONCATENATE([.F76];&quot; &quot;;[.G76]);[.G76])" office:value-type="string" office:string-value="Weight">
            <text:p>Weight</text:p>
          </table:table-cell>
          <table:table-cell table:style-name="ce14" office:value-type="string">
            <text:p>Measure</text:p>
          </table:table-cell>
          <table:table-cell table:style-name="ce14"/>
          <table:table-cell table:formula="oooc:=IF([.J76]&lt;&gt;&quot;&quot;;CONCATENATE([.J76];&quot;_ &quot;;[.I76];&quot;. Type&quot;);CONCATENATE([.I76];&quot;. Type&quot;))" office:value-type="string" office:string-value="Measure. Type">
            <text:p>Measure.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36" office:value-type="string">
            <text:p>Weight (mass) of goods item excluding all packing but including any packaging that normally goes with the goods. </text:p>
          </table:table-cell>
          <table:table-cell table:style-name="ce14"/>
          <table:table-cell table:style-name="ce14" office:value-type="float" office:value="6016">
            <text:p>6016</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77]=&quot;Globally Unique&quot;;&quot;GU&quot;;[.E77]);IF([.G77]&lt;&gt;[.I77];[.H77];[.F77]);CONCATENATE(IF([.I77]=&quot;Identifier&quot;;&quot;ID&quot;;IF([.I77]=&quot;Text&quot;;&quot;&quot;;[.I77]))));&quot; &quot;;&quot;&quot;);&quot;'&quot;;&quot;&quot;)" office:value-type="string" office:string-value="NetNetWeightMeasure">
            <text:p>NetNetWeightMeasure</text:p>
          </table:table-cell>
          <table:table-cell table:style-name="ce8" office:value-type="string">
            <text:p>Goods Item. Net Net_ Weight. Measure</text:p>
          </table:table-cell>
          <table:table-cell table:style-name="ce14"/>
          <table:table-cell table:style-name="ce14" office:value-type="string">
            <text:p>Goods Item</text:p>
          </table:table-cell>
          <table:table-cell table:style-name="ce14" office:value-type="string">
            <text:p>Net Net</text:p>
          </table:table-cell>
          <table:table-cell table:style-name="ce14"/>
          <table:table-cell table:style-name="ce14" office:value-type="string">
            <text:p>Weight</text:p>
          </table:table-cell>
          <table:table-cell table:formula="oooc:=IF([.F77]&lt;&gt;&quot;&quot;;CONCATENATE([.F77];&quot; &quot;;[.G77]);[.G77])" office:value-type="string" office:string-value="Weight">
            <text:p>Weight</text:p>
          </table:table-cell>
          <table:table-cell table:style-name="ce14" office:value-type="string">
            <text:p>Measure</text:p>
          </table:table-cell>
          <table:table-cell table:style-name="ce14"/>
          <table:table-cell table:formula="oooc:=IF([.J77]&lt;&gt;&quot;&quot;;CONCATENATE([.J77];&quot;_ &quot;;[.I77];&quot;. Type&quot;);CONCATENATE([.I77];&quot;. Type&quot;))" office:value-type="string" office:string-value="Measure. Type">
            <text:p>Measure. Type</text:p>
          </table:table-cell>
          <table:table-cell table:style-name="ce14" table:number-columns-repeated="2"/>
          <table:table-cell table:style-name="ce19" office:value-type="string">
            <text:p>Customs Weight (WCO ID 128)</text:p>
          </table:table-cell>
          <table:table-cell table:style-name="ce29" office:value-type="string">
            <text:p>0..1</text:p>
          </table:table-cell>
          <table:table-cell table:style-name="ce14" office:value-type="string">
            <text:p>BBIE</text:p>
          </table:table-cell>
          <table:table-cell table:style-name="ce36" office:value-type="string">
            <text:p>Weight (mass) of goods without any packaging.</text:p>
          </table:table-cell>
          <table:table-cell table:style-name="ce14"/>
          <table:table-cell table:style-name="ce19" office:value-type="float" office:value="6048">
            <text:p>6048</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78]=&quot;Globally Unique&quot;;&quot;GU&quot;;[.E78]);IF([.G78]&lt;&gt;[.I78];[.H78];[.F78]);CONCATENATE(IF([.I78]=&quot;Identifier&quot;;&quot;ID&quot;;IF([.I78]=&quot;Text&quot;;&quot;&quot;;[.I78]))));&quot; &quot;;&quot;&quot;);&quot;'&quot;;&quot;&quot;)" office:value-type="string" office:string-value="ChargeableWeightMeasure">
            <text:p>ChargeableWeightMeasure</text:p>
          </table:table-cell>
          <table:table-cell table:style-name="ce8" office:value-type="string">
            <text:p>Goods Item. Chargeable_ Weight. Measure</text:p>
          </table:table-cell>
          <table:table-cell table:style-name="ce14"/>
          <table:table-cell table:style-name="ce14" office:value-type="string">
            <text:p>Goods Item</text:p>
          </table:table-cell>
          <table:table-cell table:style-name="ce14" office:value-type="string">
            <text:p>Chargeable</text:p>
          </table:table-cell>
          <table:table-cell table:style-name="ce14"/>
          <table:table-cell table:style-name="ce14" office:value-type="string">
            <text:p>Weight</text:p>
          </table:table-cell>
          <table:table-cell table:formula="oooc:=IF([.F78]&lt;&gt;&quot;&quot;;CONCATENATE([.F78];&quot; &quot;;[.G78]);[.G78])" office:value-type="string" office:string-value="Weight">
            <text:p>Weight</text:p>
          </table:table-cell>
          <table:table-cell table:style-name="ce14" office:value-type="string">
            <text:p>Measure</text:p>
          </table:table-cell>
          <table:table-cell table:style-name="ce14"/>
          <table:table-cell table:formula="oooc:=IF([.J78]&lt;&gt;&quot;&quot;;CONCATENATE([.J78];&quot;_ &quot;;[.I78];&quot;. Type&quot;);CONCATENATE([.I78];&quot;. Type&quot;))" office:value-type="string" office:string-value="Measure. Type">
            <text:p>Measure.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36" office:value-type="string">
            <text:p>Gross weight (mass) on which a charge is to be based.</text:p>
          </table:table-cell>
          <table:table-cell table:style-name="ce14"/>
          <table:table-cell table:style-name="ce19" office:value-type="float" office:value="6030">
            <text:p>6030</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79]=&quot;Globally Unique&quot;;&quot;GU&quot;;[.E79]);IF([.G79]&lt;&gt;[.I79];[.H79];[.F79]);CONCATENATE(IF([.I79]=&quot;Identifier&quot;;&quot;ID&quot;;IF([.I79]=&quot;Text&quot;;&quot;&quot;;[.I79]))));&quot; &quot;;&quot;&quot;);&quot;'&quot;;&quot;&quot;)" office:value-type="string" office:string-value="GrossVolumeMeasure">
            <text:p>GrossVolumeMeasure</text:p>
          </table:table-cell>
          <table:table-cell table:style-name="ce8" office:value-type="string">
            <text:p>Goods Item. Gross_ Volume. Measure</text:p>
          </table:table-cell>
          <table:table-cell table:style-name="ce14"/>
          <table:table-cell table:style-name="ce14" office:value-type="string">
            <text:p>Goods Item</text:p>
          </table:table-cell>
          <table:table-cell table:style-name="ce14" office:value-type="string">
            <text:p>Gross</text:p>
          </table:table-cell>
          <table:table-cell table:style-name="ce14"/>
          <table:table-cell table:style-name="ce14" office:value-type="string">
            <text:p>Volume</text:p>
          </table:table-cell>
          <table:table-cell table:formula="oooc:=IF([.F79]&lt;&gt;&quot;&quot;;CONCATENATE([.F79];&quot; &quot;;[.G79]);[.G79])" office:value-type="string" office:string-value="Volume">
            <text:p>Volume</text:p>
          </table:table-cell>
          <table:table-cell table:style-name="ce14" office:value-type="string">
            <text:p>Measure</text:p>
          </table:table-cell>
          <table:table-cell table:style-name="ce14"/>
          <table:table-cell table:formula="oooc:=IF([.J79]&lt;&gt;&quot;&quot;;CONCATENATE([.J79];&quot;_ &quot;;[.I79];&quot;. Type&quot;);CONCATENATE([.I79];&quot;. Type&quot;))" office:value-type="string" office:string-value="Measure. Type">
            <text:p>Measure. Type</text:p>
          </table:table-cell>
          <table:table-cell table:style-name="ce14" table:number-columns-repeated="2"/>
          <table:table-cell table:style-name="ce19" office:value-type="string">
            <text:p>Volume, Gross Measurement Cube (GMC), Cube (WCO ID 134)</text:p>
          </table:table-cell>
          <table:table-cell table:style-name="ce29" office:value-type="string">
            <text:p>0..1</text:p>
          </table:table-cell>
          <table:table-cell table:style-name="ce14" office:value-type="string">
            <text:p>BBIE</text:p>
          </table:table-cell>
          <table:table-cell table:style-name="ce36" office:value-type="string">
            <text:p>Measurement normally arrived at by multiplying the maximum length, width and height of the goods item.</text:p>
          </table:table-cell>
          <table:table-cell table:style-name="ce14"/>
          <table:table-cell table:style-name="ce19" office:value-type="float" office:value="6322">
            <text:p>6322</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80]=&quot;Globally Unique&quot;;&quot;GU&quot;;[.E80]);IF([.G80]&lt;&gt;[.I80];[.H80];[.F80]);CONCATENATE(IF([.I80]=&quot;Identifier&quot;;&quot;ID&quot;;IF([.I80]=&quot;Text&quot;;&quot;&quot;;[.I80]))));&quot; &quot;;&quot;&quot;);&quot;'&quot;;&quot;&quot;)" office:value-type="string" office:string-value="NetVolumeMeasure">
            <text:p>NetVolumeMeasure</text:p>
          </table:table-cell>
          <table:table-cell table:style-name="ce8" office:value-type="string">
            <text:p>Goods Item. Net_ Volume. Measure</text:p>
          </table:table-cell>
          <table:table-cell table:style-name="ce14"/>
          <table:table-cell table:style-name="ce14" office:value-type="string">
            <text:p>Goods Item</text:p>
          </table:table-cell>
          <table:table-cell table:style-name="ce14" office:value-type="string">
            <text:p>Net</text:p>
          </table:table-cell>
          <table:table-cell table:style-name="ce14"/>
          <table:table-cell table:style-name="ce14" office:value-type="string">
            <text:p>Volume</text:p>
          </table:table-cell>
          <table:table-cell table:formula="oooc:=IF([.F80]&lt;&gt;&quot;&quot;;CONCATENATE([.F80];&quot; &quot;;[.G80]);[.G80])" office:value-type="string" office:string-value="Volume">
            <text:p>Volume</text:p>
          </table:table-cell>
          <table:table-cell table:style-name="ce14" office:value-type="string">
            <text:p>Measure</text:p>
          </table:table-cell>
          <table:table-cell table:style-name="ce14"/>
          <table:table-cell table:formula="oooc:=IF([.J80]&lt;&gt;&quot;&quot;;CONCATENATE([.J80];&quot;_ &quot;;[.I80];&quot;. Type&quot;);CONCATENATE([.I80];&quot;. Type&quot;))" office:value-type="string" office:string-value="Measure. Type">
            <text:p>Measure.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36" office:value-type="string">
            <text:p>The volume contained by a goods item excluding the volume of any packaging material.</text:p>
          </table:table-cell>
          <table:table-cell table:style-name="ce14" table:number-columns-repeated="2"/>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81]=&quot;Globally Unique&quot;;&quot;GU&quot;;[.E81]);IF([.G81]&lt;&gt;[.I81];[.H81];[.F81]);CONCATENATE(IF([.I81]=&quot;Identifier&quot;;&quot;ID&quot;;IF([.I81]=&quot;Text&quot;;&quot;&quot;;[.I81]))));&quot; &quot;;&quot;&quot;);&quot;'&quot;;&quot;&quot;)" office:value-type="string" office:string-value="QuantityNumeric">
            <text:p>QuantityNumeric</text:p>
          </table:table-cell>
          <table:table-cell table:style-name="ce8" office:value-type="string">
            <text:p>Goods Item. Quantity. Numeric</text:p>
          </table:table-cell>
          <table:table-cell table:style-name="ce14"/>
          <table:table-cell table:style-name="ce14" office:value-type="string">
            <text:p>Goods Item</text:p>
          </table:table-cell>
          <table:table-cell table:number-columns-repeated="2" table:style-name="ce14"/>
          <table:table-cell table:style-name="ce14" office:value-type="string">
            <text:p>Quantity</text:p>
          </table:table-cell>
          <table:table-cell table:formula="oooc:=IF([.F81]&lt;&gt;&quot;&quot;;CONCATENATE([.F81];&quot; &quot;;[.G81]);[.G81])" office:value-type="string" office:string-value="Quantity">
            <text:p>Quantity</text:p>
          </table:table-cell>
          <table:table-cell table:style-name="ce14" office:value-type="string">
            <text:p>Numeric</text:p>
          </table:table-cell>
          <table:table-cell table:style-name="ce14"/>
          <table:table-cell table:formula="oooc:=IF([.J81]&lt;&gt;&quot;&quot;;CONCATENATE([.J81];&quot;_ &quot;;[.I81];&quot;. Type&quot;);CONCATENATE([.I81];&quot;. Type&quot;))" office:value-type="string" office:string-value="Numeric. Type">
            <text:p>Numeric.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36" office:value-type="string">
            <text:p>Number of goods item.</text:p>
          </table:table-cell>
          <table:table-cell table:style-name="ce14" table:number-columns-repeated="2"/>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10">
          <table:table-cell table:style-name="ce3" table:formula="oooc:=SUBSTITUTE(SUBSTITUTE(CONCATENATE(IF([.E82]=&quot;Globally Unique&quot;;&quot;GU&quot;;[.E82]);IF([.G82]&lt;&gt;[.I82];[.H82];[.F82]);CONCATENATE(IF([.I82]=&quot;Identifier&quot;;&quot;ID&quot;;IF([.I82]=&quot;Text&quot;;&quot;&quot;;[.I82]))));&quot; &quot;;&quot;&quot;);&quot;'&quot;;&quot;&quot;)" office:value-type="string" office:string-value="PreferenceCriterionCode">
            <text:p>PreferenceCriterionCode</text:p>
          </table:table-cell>
          <table:table-cell table:style-name="ce8" office:value-type="string">
            <text:p>Goods Item. Preference Criterion. Code</text:p>
          </table:table-cell>
          <table:table-cell table:style-name="ce14"/>
          <table:table-cell table:style-name="ce14" office:value-type="string">
            <text:p>Goods Item</text:p>
          </table:table-cell>
          <table:table-cell table:style-name="ce14"/>
          <table:table-cell table:style-name="ce14" office:value-type="string">
            <text:p>Preference</text:p>
          </table:table-cell>
          <table:table-cell table:style-name="ce14" office:value-type="string">
            <text:p>Criterion</text:p>
          </table:table-cell>
          <table:table-cell table:formula="oooc:=IF([.F82]&lt;&gt;&quot;&quot;;CONCATENATE([.F82];&quot; &quot;;[.G82]);[.G82])" office:value-type="string" office:string-value="Preference Criterion">
            <text:p>Preference Criterion</text:p>
          </table:table-cell>
          <table:table-cell table:style-name="ce14" office:value-type="string">
            <text:p>Code</text:p>
          </table:table-cell>
          <table:table-cell table:style-name="ce14"/>
          <table:table-cell table:formula="oooc:=IF([.J82]&lt;&gt;&quot;&quot;;CONCATENATE([.J82];&quot;_ &quot;;[.I82];&quot;. Type&quot;);CONCATENATE([.I82];&quot;. Type&quot;))" office:value-type="string" office:string-value="Code. Type">
            <text:p>Code.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39" office:value-type="string">
            <text:p>Specifies the treatment preference for this good according to international trading agreements.</text:p>
          </table:table-cell>
          <table:table-cell table:style-name="ce39" office:value-type="string">
            <text:p>"Preference Criterion" is used in the following manner in the paper CO of another country (e.g.):</text:p>
            <text:p>"A" - The good is "wholly obtained or produced entirely" in the territory of one or more of the NAFTA countries as reference in Article 415. Note: The purchase of a good in the territory does not necessarily render it "wholly obtained or produced". <text:s/>If the good is an agricultural good, see also criterion F and Annex 703.2. (Reference: Article 401(a), 415).</text:p>
            <text:p>"B" - ...</text:p>
            <text:p>"C" - ...</text:p>
            <text:p>"D" - ...</text:p>
            <text:p>"E" - ...</text:p>
            <text:p>"F" - The good is an originating agricultural good under preference criterion A,B, or C above and is not subjected to quantitative restriction in the importing NAFTA country because....</text:p>
            <text:p>Thus, the column "Preference Criterion" will indicate either A, B, C,...</text:p>
          </table:table-cell>
          <table:table-cell table:style-name="ce14" office:value-type="float" office:value="9285">
            <text:p>9285</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83]=&quot;Globally Unique&quot;;&quot;GU&quot;;[.E83]);IF([.G83]&lt;&gt;[.I83];[.H83];[.F83]);CONCATENATE(IF([.I83]=&quot;Identifier&quot;;&quot;ID&quot;;IF([.I83]=&quot;Text&quot;;&quot;&quot;;[.I83]))));&quot; &quot;;&quot;&quot;);&quot;'&quot;;&quot;&quot;)" office:value-type="string" office:string-value="RequiredCustomsID">
            <text:p>RequiredCustomsID</text:p>
          </table:table-cell>
          <table:table-cell table:style-name="ce8" office:value-type="string">
            <text:p>Goods Item. Required_ Customs Identifier. Identifier</text:p>
          </table:table-cell>
          <table:table-cell table:style-name="ce14"/>
          <table:table-cell table:style-name="ce14" office:value-type="string">
            <text:p>Goods Item</text:p>
          </table:table-cell>
          <table:table-cell table:style-name="ce14" office:value-type="string">
            <text:p>Required</text:p>
          </table:table-cell>
          <table:table-cell table:style-name="ce14" office:value-type="string">
            <text:p>Customs</text:p>
          </table:table-cell>
          <table:table-cell table:style-name="ce14" office:value-type="string">
            <text:p>Identifier</text:p>
          </table:table-cell>
          <table:table-cell table:formula="oooc:=IF([.F83]&lt;&gt;&quot;&quot;;CONCATENATE([.F83];&quot; &quot;;[.G83]);[.G83])" office:value-type="string" office:string-value="Customs Identifier">
            <text:p>Customs Identifier</text:p>
          </table:table-cell>
          <table:table-cell table:style-name="ce14" office:value-type="string">
            <text:p>Identifier</text:p>
          </table:table-cell>
          <table:table-cell table:style-name="ce14"/>
          <table:table-cell table:formula="oooc:=IF([.J83]&lt;&gt;&quot;&quot;;CONCATENATE([.J83];&quot;_ &quot;;[.I83];&quot;. Type&quot;);CONCATENATE([.I83];&quot;. Type&quot;))" office:value-type="string" office:string-value="Identifier. Type">
            <text:p>Identifier. Type</text:p>
          </table:table-cell>
          <table:table-cell table:style-name="ce14" table:number-columns-repeated="2"/>
          <table:table-cell table:style-name="ce14" office:value-type="string">
            <text:p>Tariff code extensions (WCO ID 255)</text:p>
          </table:table-cell>
          <table:table-cell table:style-name="ce29" office:value-type="string">
            <text:p>0..1</text:p>
          </table:table-cell>
          <table:table-cell table:style-name="ce14" office:value-type="string">
            <text:p>BBIE</text:p>
          </table:table-cell>
          <table:table-cell table:style-name="ce36" office:value-type="string">
            <text:p>Additional tariff codes required to specify a type of goods for Customs, transport, statistical or other regulatory purposes.</text:p>
          </table:table-cell>
          <table:table-cell table:style-name="ce14"/>
          <table:table-cell table:style-name="ce14" office:value-type="float" office:value="7361">
            <text:p>7361</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84]=&quot;Globally Unique&quot;;&quot;GU&quot;;[.E84]);IF([.G84]&lt;&gt;[.I84];[.H84];[.F84]);CONCATENATE(IF([.I84]=&quot;Identifier&quot;;&quot;ID&quot;;IF([.I84]=&quot;Text&quot;;&quot;&quot;;[.I84]))));&quot; &quot;;&quot;&quot;);&quot;'&quot;;&quot;&quot;)" office:value-type="string" office:string-value="CustomsStatusCode">
            <text:p>CustomsStatusCode</text:p>
          </table:table-cell>
          <table:table-cell table:style-name="ce8" office:value-type="string">
            <text:p>Goods Item. Customs Status. Code</text:p>
          </table:table-cell>
          <table:table-cell table:style-name="ce14"/>
          <table:table-cell table:style-name="ce14" office:value-type="string">
            <text:p>Goods Item</text:p>
          </table:table-cell>
          <table:table-cell table:style-name="ce14"/>
          <table:table-cell table:style-name="ce19" office:value-type="string">
            <text:p>Customs</text:p>
          </table:table-cell>
          <table:table-cell table:style-name="ce14" office:value-type="string">
            <text:p>Status</text:p>
          </table:table-cell>
          <table:table-cell table:formula="oooc:=IF([.F84]&lt;&gt;&quot;&quot;;CONCATENATE([.F84];&quot; &quot;;[.G84]);[.G84])" office:value-type="string" office:string-value="Customs Status">
            <text:p>Customs Status</text:p>
          </table:table-cell>
          <table:table-cell table:style-name="ce14" office:value-type="string">
            <text:p>Code</text:p>
          </table:table-cell>
          <table:table-cell table:style-name="ce14"/>
          <table:table-cell table:formula="oooc:=IF([.J84]&lt;&gt;&quot;&quot;;CONCATENATE([.J84];&quot;_ &quot;;[.I84];&quot;. Type&quot;);CONCATENATE([.I84];&quot;. Type&quot;))" office:value-type="string" office:string-value="Code. Type">
            <text:p>Code. Type</text:p>
          </table:table-cell>
          <table:table-cell table:style-name="ce14" table:number-columns-repeated="2"/>
          <table:table-cell table:style-name="ce14" office:value-type="string">
            <text:p>Customs status of goods (WCO ID 094)</text:p>
          </table:table-cell>
          <table:table-cell table:style-name="ce29" office:value-type="string">
            <text:p>0..1</text:p>
          </table:table-cell>
          <table:table-cell table:style-name="ce14" office:value-type="string">
            <text:p>BBIE</text:p>
          </table:table-cell>
          <table:table-cell table:style-name="ce36" office:value-type="string">
            <text:p>Status of goods as identified by customs for regulation purposes.</text:p>
          </table:table-cell>
          <table:table-cell table:style-name="ce14"/>
          <table:table-cell table:style-name="ce19" office:value-type="float" office:value="4095">
            <text:p>4095</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85]=&quot;Globally Unique&quot;;&quot;GU&quot;;[.E85]);IF([.G85]&lt;&gt;[.I85];[.H85];[.F85]);CONCATENATE(IF([.I85]=&quot;Identifier&quot;;&quot;ID&quot;;IF([.I85]=&quot;Text&quot;;&quot;&quot;;[.I85]))));&quot; &quot;;&quot;&quot;);&quot;'&quot;;&quot;&quot;)" office:value-type="string" office:string-value="CustomsTariffQuantity">
            <text:p>CustomsTariffQuantity</text:p>
          </table:table-cell>
          <table:table-cell table:style-name="ce8" office:value-type="string">
            <text:p>Goods Item. Customs Tariff Quantity. Quantity</text:p>
          </table:table-cell>
          <table:table-cell table:style-name="ce14"/>
          <table:table-cell table:style-name="ce14" office:value-type="string">
            <text:p>Goods Item</text:p>
          </table:table-cell>
          <table:table-cell table:style-name="ce14"/>
          <table:table-cell table:style-name="ce19" office:value-type="string">
            <text:p>Customs Tariff</text:p>
          </table:table-cell>
          <table:table-cell table:style-name="ce14" office:value-type="string">
            <text:p>Quantity</text:p>
          </table:table-cell>
          <table:table-cell table:formula="oooc:=IF([.F85]&lt;&gt;&quot;&quot;;CONCATENATE([.F85];&quot; &quot;;[.G85]);[.G85])" office:value-type="string" office:string-value="Customs Tariff Quantity">
            <text:p>Customs Tariff Quantity</text:p>
          </table:table-cell>
          <table:table-cell table:style-name="ce14" office:value-type="string">
            <text:p>Quantity</text:p>
          </table:table-cell>
          <table:table-cell table:style-name="ce14"/>
          <table:table-cell table:formula="oooc:=IF([.J85]&lt;&gt;&quot;&quot;;CONCATENATE([.J85];&quot;_ &quot;;[.I85];&quot;. Type&quot;);CONCATENATE([.I85];&quot;. Type&quot;))" office:value-type="string" office:string-value="Quantity. Type">
            <text:p>Quantity.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36" office:value-type="string">
            <text:p>Quantity of the goods in the unit as required by Customs for tariff, statistical or fiscal purposes.</text:p>
          </table:table-cell>
          <table:table-cell table:style-name="ce14"/>
          <table:table-cell table:style-name="ce14" office:value-type="float" office:value="6102">
            <text:p>6102</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5" table:formula="oooc:=SUBSTITUTE(SUBSTITUTE(CONCATENATE(IF([.E86]=&quot;Globally Unique&quot;;&quot;GU&quot;;[.E86]);[.F86];IF([.H86]&lt;&gt;[.I86];[.H86];&quot;&quot;);CONCATENATE(IF([.I86]=&quot;Identifier&quot;;&quot;ID&quot;;IF([.I86]=&quot;Text&quot;;&quot;&quot;;[.I86]))));&quot; &quot;;&quot;&quot;);&quot;'&quot;;&quot;&quot;)" office:value-type="string" office:string-value="Item">
            <text:p>Item</text:p>
          </table:table-cell>
          <table:table-cell table:style-name="ce5" office:value-type="string">
            <text:p>Goods Item. Item</text:p>
          </table:table-cell>
          <table:table-cell table:style-name="ce18"/>
          <table:table-cell table:style-name="ce18" office:value-type="string">
            <text:p>Goods Item</text:p>
          </table:table-cell>
          <table:table-cell table:number-columns-repeated="2" table:style-name="ce5"/>
          <table:table-cell table:style-name="ce5"/>
          <table:table-cell table:style-name="ce5" table:formula="oooc:=[.M86]" office:value-type="string" office:string-value="Item">
            <text:p>Item</text:p>
          </table:table-cell>
          <table:table-cell table:style-name="ce5" table:formula="oooc:=[.M86]" office:value-type="string" office:string-value="Item">
            <text:p>Item</text:p>
          </table:table-cell>
          <table:table-cell table:style-name="ce5" table:number-columns-repeated="3"/>
          <table:table-cell table:style-name="ce18" office:value-type="string">
            <text:p>Item</text:p>
          </table:table-cell>
          <table:table-cell table:style-name="ce18"/>
          <table:table-cell table:style-name="ce32" office:value-type="string">
            <text:p>0..n</text:p>
          </table:table-cell>
          <table:table-cell table:style-name="ce5" office:value-type="string">
            <text:p>ASBIE</text:p>
          </table:table-cell>
          <table:table-cell table:style-name="ce5" office:value-type="string">
            <text:p>Association to a description of the good or service</text:p>
          </table:table-cell>
          <table:table-cell table:style-name="ce18" table:number-columns-repeated="2"/>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3">
          <table:table-cell table:style-name="ce5" table:formula="oooc:=SUBSTITUTE(SUBSTITUTE(CONCATENATE(IF([.E87]=&quot;Globally Unique&quot;;&quot;GU&quot;;[.E87]);[.F87];IF([.H87]&lt;&gt;[.I87];[.H87];&quot;&quot;);CONCATENATE(IF([.I87]=&quot;Identifier&quot;;&quot;ID&quot;;IF([.I87]=&quot;Text&quot;;&quot;&quot;;[.I87]))));&quot; &quot;;&quot;&quot;);&quot;'&quot;;&quot;&quot;)" office:value-type="string" office:string-value="GoodsItemContainer">
            <text:p>GoodsItemContainer</text:p>
          </table:table-cell>
          <table:table-cell table:style-name="ce5" office:value-type="string">
            <text:p>Goods Item. Goods Item Container</text:p>
          </table:table-cell>
          <table:table-cell table:style-name="ce18"/>
          <table:table-cell table:style-name="ce18" office:value-type="string">
            <text:p>Goods Item</text:p>
          </table:table-cell>
          <table:table-cell table:number-columns-repeated="2" table:style-name="ce5"/>
          <table:table-cell table:style-name="ce5"/>
          <table:table-cell table:style-name="ce5" table:formula="oooc:=[.M87]" office:value-type="string" office:string-value="Goods Item Container">
            <text:p>Goods Item Container</text:p>
          </table:table-cell>
          <table:table-cell table:style-name="ce5" table:formula="oooc:=[.M87]" office:value-type="string" office:string-value="Goods Item Container">
            <text:p>Goods Item Container</text:p>
          </table:table-cell>
          <table:table-cell table:style-name="ce5" table:number-columns-repeated="3"/>
          <table:table-cell table:style-name="ce18" office:value-type="string">
            <text:p>Goods Item Container</text:p>
          </table:table-cell>
          <table:table-cell table:style-name="ce18"/>
          <table:table-cell table:style-name="ce32" office:value-type="string">
            <text:p>0..n</text:p>
          </table:table-cell>
          <table:table-cell table:style-name="ce5" office:value-type="string">
            <text:p>ASBIE</text:p>
          </table:table-cell>
          <table:table-cell table:style-name="ce5" office:value-type="string">
            <text:p>Association to describe the transporting of a goods item in a unit of transport equipment (eg container)</text:p>
          </table:table-cell>
          <table:table-cell table:style-name="ce18" table:number-columns-repeated="2"/>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7">
          <table:table-cell table:style-name="ce5" table:formula="oooc:=SUBSTITUTE(SUBSTITUTE(CONCATENATE(IF([.E88]=&quot;Globally Unique&quot;;&quot;GU&quot;;[.E88]);[.F88];IF([.H88]&lt;&gt;[.I88];[.H88];&quot;&quot;);CONCATENATE(IF([.I88]=&quot;Identifier&quot;;&quot;ID&quot;;IF([.I88]=&quot;Text&quot;;&quot;&quot;;[.I88]))));&quot; &quot;;&quot;&quot;);&quot;'&quot;;&quot;&quot;)" office:value-type="string" office:string-value="FreightAllowanceCharge">
            <text:p>FreightAllowanceCharge</text:p>
          </table:table-cell>
          <table:table-cell table:style-name="ce5" office:value-type="string">
            <text:p>Goods Item. Freight_ Allowance Charge</text:p>
          </table:table-cell>
          <table:table-cell table:style-name="ce18"/>
          <table:table-cell table:style-name="ce18" office:value-type="string">
            <text:p>Goods Item</text:p>
          </table:table-cell>
          <table:table-cell table:style-name="ce5" office:value-type="string">
            <text:p>Freight</text:p>
          </table:table-cell>
          <table:table-cell table:style-name="ce5"/>
          <table:table-cell table:style-name="ce5"/>
          <table:table-cell table:style-name="ce5" table:formula="oooc:=[.M88]" office:value-type="string" office:string-value="Allowance Charge">
            <text:p>Allowance Charge</text:p>
          </table:table-cell>
          <table:table-cell table:style-name="ce5" table:formula="oooc:=[.M88]" office:value-type="string" office:string-value="Allowance Charge">
            <text:p>Allowance Charge</text:p>
          </table:table-cell>
          <table:table-cell table:style-name="ce5" table:number-columns-repeated="3"/>
          <table:table-cell table:style-name="ce18" office:value-type="string">
            <text:p>Allowance Charge</text:p>
          </table:table-cell>
          <table:table-cell table:style-name="ce18" office:value-type="string">
            <text:p>Freight Costs</text:p>
          </table:table-cell>
          <table:table-cell table:style-name="ce32" office:value-type="string">
            <text:p>0..n</text:p>
          </table:table-cell>
          <table:table-cell table:style-name="ce5" office:value-type="string">
            <text:p>ASBIE</text:p>
          </table:table-cell>
          <table:table-cell table:style-name="ce5"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18"/>
          <table:table-cell table:style-name="ce18" office:value-type="string">
            <text:p>5290</text:p>
          </table:table-cell>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2">
          <table:table-cell table:style-name="ce5" table:formula="oooc:=SUBSTITUTE(SUBSTITUTE(CONCATENATE(IF([.E89]=&quot;Globally Unique&quot;;&quot;GU&quot;;[.E89]);[.F89];IF([.H89]&lt;&gt;[.I89];[.H89];&quot;&quot;);CONCATENATE(IF([.I89]=&quot;Identifier&quot;;&quot;ID&quot;;IF([.I89]=&quot;Text&quot;;&quot;&quot;;[.I89]))));&quot; &quot;;&quot;&quot;);&quot;'&quot;;&quot;&quot;)" office:value-type="string" office:string-value="InvoiceLine">
            <text:p>InvoiceLine</text:p>
          </table:table-cell>
          <table:table-cell table:style-name="ce5" office:value-type="string">
            <text:p>Goods Item. Invoice Line</text:p>
          </table:table-cell>
          <table:table-cell table:style-name="ce18"/>
          <table:table-cell table:style-name="ce18" office:value-type="string">
            <text:p>Goods Item</text:p>
          </table:table-cell>
          <table:table-cell table:number-columns-repeated="2" table:style-name="ce5"/>
          <table:table-cell table:style-name="ce5"/>
          <table:table-cell table:style-name="ce5" table:formula="oooc:=[.M89]" office:value-type="string" office:string-value="Invoice Line">
            <text:p>Invoice Line</text:p>
          </table:table-cell>
          <table:table-cell table:style-name="ce5" table:formula="oooc:=[.M89]" office:value-type="string" office:string-value="Invoice Line">
            <text:p>Invoice Line</text:p>
          </table:table-cell>
          <table:table-cell table:style-name="ce5" table:number-columns-repeated="3"/>
          <table:table-cell table:style-name="ce18" office:value-type="string">
            <text:p>Invoice Line</text:p>
          </table:table-cell>
          <table:table-cell table:style-name="ce18"/>
          <table:table-cell table:style-name="ce32" office:value-type="string">
            <text:p>0..n</text:p>
          </table:table-cell>
          <table:table-cell table:style-name="ce5" office:value-type="string">
            <text:p>ASBIE</text:p>
          </table:table-cell>
          <table:table-cell table:style-name="ce5" office:value-type="string">
            <text:p>Association to information directly relating to a line item of an invoice.</text:p>
          </table:table-cell>
          <table:table-cell table:style-name="ce18" table:number-columns-repeated="2"/>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3">
          <table:table-cell table:style-name="ce5" table:formula="oooc:=SUBSTITUTE(SUBSTITUTE(CONCATENATE(IF([.E90]=&quot;Globally Unique&quot;;&quot;GU&quot;;[.E90]);[.F90];IF([.H90]&lt;&gt;[.I90];[.H90];&quot;&quot;);CONCATENATE(IF([.I90]=&quot;Identifier&quot;;&quot;ID&quot;;IF([.I90]=&quot;Text&quot;;&quot;&quot;;[.I90]))));&quot; &quot;;&quot;&quot;);&quot;'&quot;;&quot;&quot;)" office:value-type="string" office:string-value="Temperature">
            <text:p>Temperature</text:p>
          </table:table-cell>
          <table:table-cell table:style-name="ce5" office:value-type="string">
            <text:p>Goods Item. Temperature</text:p>
          </table:table-cell>
          <table:table-cell table:style-name="ce18"/>
          <table:table-cell table:style-name="ce18" office:value-type="string">
            <text:p>Goods Item</text:p>
          </table:table-cell>
          <table:table-cell table:number-columns-repeated="2" table:style-name="ce5"/>
          <table:table-cell table:style-name="ce5"/>
          <table:table-cell table:style-name="ce5" table:formula="oooc:=[.M90]" office:value-type="string" office:string-value="Temperature">
            <text:p>Temperature</text:p>
          </table:table-cell>
          <table:table-cell table:style-name="ce5" table:formula="oooc:=[.M90]" office:value-type="string" office:string-value="Temperature">
            <text:p>Temperature</text:p>
          </table:table-cell>
          <table:table-cell table:style-name="ce5" table:number-columns-repeated="3"/>
          <table:table-cell table:style-name="ce18" office:value-type="string">
            <text:p>Temperature</text:p>
          </table:table-cell>
          <table:table-cell table:style-name="ce18"/>
          <table:table-cell table:style-name="ce32" office:value-type="string">
            <text:p>0..n</text:p>
          </table:table-cell>
          <table:table-cell table:style-name="ce5" office:value-type="string">
            <text:p>ASBIE</text:p>
          </table:table-cell>
          <table:table-cell table:style-name="ce5" office:value-type="string">
            <text:p>Any termperatures associated with the goods.</text:p>
          </table:table-cell>
          <table:table-cell table:style-name="ce18" office:value-type="string">
            <text:p>maximum, storage, minimum</text:p>
          </table:table-cell>
          <table:table-cell table:style-name="ce18"/>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2">
          <table:table-cell table:style-name="ce5" table:formula="oooc:=SUBSTITUTE(SUBSTITUTE(CONCATENATE(IF([.E91]=&quot;Globally Unique&quot;;&quot;GU&quot;;[.E91]);[.F91];IF([.H91]&lt;&gt;[.I91];[.H91];&quot;&quot;);CONCATENATE(IF([.I91]=&quot;Identifier&quot;;&quot;ID&quot;;IF([.I91]=&quot;Text&quot;;&quot;&quot;;[.I91]))));&quot; &quot;;&quot;&quot;);&quot;'&quot;;&quot;&quot;)" office:value-type="string" office:string-value="ContainedGoodsItem">
            <text:p>ContainedGoodsItem</text:p>
          </table:table-cell>
          <table:table-cell table:style-name="ce5" office:value-type="string">
            <text:p>Goods Item. Contained_ Goods Item</text:p>
          </table:table-cell>
          <table:table-cell table:style-name="ce18"/>
          <table:table-cell table:style-name="ce18" office:value-type="string">
            <text:p>Goods Item</text:p>
          </table:table-cell>
          <table:table-cell table:style-name="ce5" office:value-type="string">
            <text:p>Contained</text:p>
          </table:table-cell>
          <table:table-cell table:style-name="ce5"/>
          <table:table-cell table:style-name="ce5"/>
          <table:table-cell table:style-name="ce5" table:formula="oooc:=[.M91]" office:value-type="string" office:string-value="Goods Item">
            <text:p>Goods Item</text:p>
          </table:table-cell>
          <table:table-cell table:style-name="ce5" table:formula="oooc:=[.M91]" office:value-type="string" office:string-value="Goods Item">
            <text:p>Goods Item</text:p>
          </table:table-cell>
          <table:table-cell table:style-name="ce5" table:number-columns-repeated="3"/>
          <table:table-cell table:style-name="ce18" office:value-type="string">
            <text:p>Goods Item</text:p>
          </table:table-cell>
          <table:table-cell table:style-name="ce18"/>
          <table:table-cell table:style-name="ce32" office:value-type="string">
            <text:p>0..n</text:p>
          </table:table-cell>
          <table:table-cell table:style-name="ce5" office:value-type="string">
            <text:p>ASBIE</text:p>
          </table:table-cell>
          <table:table-cell table:style-name="ce5" office:value-type="string">
            <text:p>Associates with any other goods items contained in this goods item.</text:p>
          </table:table-cell>
          <table:table-cell table:style-name="ce18" table:number-columns-repeated="2"/>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4">
          <table:table-cell table:style-name="ce5" table:formula="oooc:=SUBSTITUTE(SUBSTITUTE(CONCATENATE(IF([.E92]=&quot;Globally Unique&quot;;&quot;GU&quot;;[.E92]);[.F92];IF([.H92]&lt;&gt;[.I92];[.H92];&quot;&quot;);CONCATENATE(IF([.I92]=&quot;Identifier&quot;;&quot;ID&quot;;IF([.I92]=&quot;Text&quot;;&quot;&quot;;[.I92]))));&quot; &quot;;&quot;&quot;);&quot;'&quot;;&quot;&quot;)" office:value-type="string" office:string-value="OriginAddress">
            <text:p>OriginAddress</text:p>
          </table:table-cell>
          <table:table-cell table:style-name="ce5" office:value-type="string">
            <text:p>Goods Item. Origin_ Address</text:p>
          </table:table-cell>
          <table:table-cell table:style-name="ce17"/>
          <table:table-cell table:style-name="ce18" office:value-type="string">
            <text:p>Goods Item</text:p>
          </table:table-cell>
          <table:table-cell table:style-name="ce17" office:value-type="string">
            <text:p>Origin</text:p>
          </table:table-cell>
          <table:table-cell table:style-name="ce17"/>
          <table:table-cell table:style-name="ce17"/>
          <table:table-cell table:style-name="ce5" table:formula="oooc:=[.M92]" office:value-type="string" office:string-value="Address">
            <text:p>Address</text:p>
          </table:table-cell>
          <table:table-cell table:style-name="ce5" table:formula="oooc:=[.M92]" office:value-type="string" office:string-value="Address">
            <text:p>Address</text:p>
          </table:table-cell>
          <table:table-cell table:style-name="ce5" table:number-columns-repeated="2"/>
          <table:table-cell table:style-name="ce17"/>
          <table:table-cell table:style-name="ce23" office:value-type="string">
            <text:p>Address</text:p>
          </table:table-cell>
          <table:table-cell table:style-name="ce17" office:value-type="string">
            <text:p>Region of origin (WCO ID 066)</text:p>
          </table:table-cell>
          <table:table-cell table:style-name="ce32" office:value-type="string">
            <text:p>0..1</text:p>
          </table:table-cell>
          <table:table-cell table:style-name="ce17" office:value-type="string">
            <text:p>ASBIE</text:p>
          </table:table-cell>
          <table:table-cell table:style-name="ce37" office:value-type="string">
            <text:p>Region in which the goods have been produced or manufactured, according to criteria laid down for the purposes of application of the Customs tariff, or quantitative restrictions, or of any other measure related to trade</text:p>
          </table:table-cell>
          <table:table-cell table:style-name="ce37"/>
          <table:table-cell table:style-name="ce37" office:value-type="float" office:value="3229">
            <text:p>3229</text:p>
          </table:table-cell>
          <table:table-cell table:style-name="ce53" office:value-type="string">
            <text:p>2.0</text:p>
          </table:table-cell>
          <table:table-cell table:style-name="ce46"/>
          <table:table-cell table:style-name="ce18"/>
          <table:table-cell table:style-name="ce5" office:value-type="string">
            <text:p>Transportation</text:p>
          </table:table-cell>
          <table:table-cell table:style-name="ce17" table:number-columns-repeated="26"/>
          <table:table-cell table:number-columns-repeated="207"/>
        </table:table-row>
        <table:table-row table:style-name="ro2">
          <table:table-cell table:style-name="ce2" table:formula="oooc:=SUBSTITUTE(SUBSTITUTE(CONCATENATE(IF([.C93]=&quot;&quot;;&quot;&quot;;CONCATENATE([.C93];&quot;&quot;));&quot;&quot;;[.D93]);&quot; &quot;;&quot;&quot;);&quot;'&quot;;&quot;&quot;)" office:value-type="string" office:string-value="GoodsItemContainer">
            <text:p>GoodsItemContainer</text:p>
          </table:table-cell>
          <table:table-cell table:style-name="ce2" office:value-type="string">
            <text:p>Goods Item Container. Details</text:p>
          </table:table-cell>
          <table:table-cell table:style-name="ce13"/>
          <table:table-cell table:style-name="ce13" office:value-type="string">
            <text:p>Goods Item Container</text:p>
          </table:table-cell>
          <table:table-cell table:style-name="ce13" table:number-columns-repeated="10"/>
          <table:table-cell table:style-name="ce2"/>
          <table:table-cell table:style-name="ce13" office:value-type="string">
            <text:p>ABIE</text:p>
          </table:table-cell>
          <table:table-cell table:style-name="ce27" office:value-type="string">
            <text:p>How goods items are split across transport equipment.</text:p>
          </table:table-cell>
          <table:table-cell table:style-name="ce27" table:number-columns-repeated="2"/>
          <table:table-cell table:style-name="ce47" office:value-type="string">
            <text:p>2.0</text:p>
          </table:table-cell>
          <table:table-cell table:style-name="ce59"/>
          <table:table-cell table:style-name="ce2"/>
          <table:table-cell table:style-name="ce13" office:value-type="string">
            <text:p>Transportation</text:p>
          </table:table-cell>
          <table:table-cell table:style-name="ce13" table:number-columns-repeated="13"/>
          <table:table-cell table:style-name="ce13" office:value-type="string">
            <text:p>Y</text:p>
          </table:table-cell>
          <table:table-cell table:style-name="ce13" table:number-columns-repeated="9"/>
          <table:table-cell table:style-name="ce13" office:value-type="string">
            <text:p>Y</text:p>
          </table:table-cell>
          <table:table-cell table:style-name="ce13" table:number-columns-repeated="2"/>
          <table:table-cell table:style-name="ce14" table:number-columns-repeated="115"/>
          <table:table-cell table:number-columns-repeated="92"/>
        </table:table-row>
        <table:table-row table:style-name="ro2">
          <table:table-cell table:style-name="ce3" table:formula="oooc:=SUBSTITUTE(SUBSTITUTE(CONCATENATE(IF([.E94]=&quot;Globally Unique&quot;;&quot;GU&quot;;[.E94]);IF([.G94]&lt;&gt;[.I94];[.H94];[.F94]);CONCATENATE(IF([.I94]=&quot;Identifier&quot;;&quot;ID&quot;;IF([.I94]=&quot;Text&quot;;&quot;&quot;;[.I94]))));&quot; &quot;;&quot;&quot;);&quot;'&quot;;&quot;&quot;)" office:value-type="string" office:string-value="ID">
            <text:p>ID</text:p>
          </table:table-cell>
          <table:table-cell table:style-name="ce8" office:value-type="string">
            <text:p>Goods Item Container. Identifier. Identifier</text:p>
          </table:table-cell>
          <table:table-cell table:style-name="ce14"/>
          <table:table-cell table:style-name="ce3" office:value-type="string">
            <text:p>Goods Item Container</text:p>
          </table:table-cell>
          <table:table-cell table:number-columns-repeated="2" table:style-name="ce14"/>
          <table:table-cell table:style-name="ce14" office:value-type="string">
            <text:p>Identifier</text:p>
          </table:table-cell>
          <table:table-cell table:formula="oooc:=IF([.F94]&lt;&gt;&quot;&quot;;CONCATENATE([.F94];&quot; &quot;;[.G94]);[.G94])" office:value-type="string" office:string-value="Identifier">
            <text:p>Identifier</text:p>
          </table:table-cell>
          <table:table-cell table:style-name="ce14" office:value-type="string">
            <text:p>Identifier</text:p>
          </table:table-cell>
          <table:table-cell table:style-name="ce14"/>
          <table:table-cell table:formula="oooc:=IF([.J94]&lt;&gt;&quot;&quot;;CONCATENATE([.J94];&quot;_ &quot;;[.I94];&quot;. Type&quot;);CONCATENATE([.I94];&quot;. Type&quot;))" office:value-type="string" office:string-value="Identifier. Type">
            <text:p>Identifier. Type</text:p>
          </table:table-cell>
          <table:table-cell table:style-name="ce14" table:number-columns-repeated="3"/>
          <table:table-cell table:style-name="ce29" office:value-type="string">
            <text:p>1</text:p>
          </table:table-cell>
          <table:table-cell table:style-name="ce14" office:value-type="string">
            <text:p>BBIE</text:p>
          </table:table-cell>
          <table:table-cell table:style-name="ce25" office:value-type="string">
            <text:p>Identifies goods items split across transport equipment.</text:p>
          </table:table-cell>
          <table:table-cell table:style-name="ce14"/>
          <table:table-cell table:style-name="ce14" office:value-type="float" office:value="4223">
            <text:p>4223</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95]=&quot;Globally Unique&quot;;&quot;GU&quot;;[.E95]);IF([.G95]&lt;&gt;[.I95];[.H95];[.F95]);CONCATENATE(IF([.I95]=&quot;Identifier&quot;;&quot;ID&quot;;IF([.I95]=&quot;Text&quot;;&quot;&quot;;[.I95]))));&quot; &quot;;&quot;&quot;);&quot;'&quot;;&quot;&quot;)" office:value-type="string" office:string-value="Quantity">
            <text:p>Quantity</text:p>
          </table:table-cell>
          <table:table-cell table:style-name="ce8" office:value-type="string">
            <text:p>Goods Item Container. Quantity. Quantity</text:p>
          </table:table-cell>
          <table:table-cell table:style-name="ce14"/>
          <table:table-cell table:style-name="ce3" office:value-type="string">
            <text:p>Goods Item Container</text:p>
          </table:table-cell>
          <table:table-cell table:number-columns-repeated="2" table:style-name="ce14"/>
          <table:table-cell table:style-name="ce14" office:value-type="string">
            <text:p>Quantity</text:p>
          </table:table-cell>
          <table:table-cell table:formula="oooc:=IF([.F95]&lt;&gt;&quot;&quot;;CONCATENATE([.F95];&quot; &quot;;[.G95]);[.G95])" office:value-type="string" office:string-value="Quantity">
            <text:p>Quantity</text:p>
          </table:table-cell>
          <table:table-cell table:style-name="ce14" office:value-type="string">
            <text:p>Quantity</text:p>
          </table:table-cell>
          <table:table-cell table:style-name="ce14"/>
          <table:table-cell table:formula="oooc:=IF([.J95]&lt;&gt;&quot;&quot;;CONCATENATE([.J95];&quot;_ &quot;;[.I95];&quot;. Type&quot;);CONCATENATE([.I95];&quot;. Type&quot;))" office:value-type="string" office:string-value="Quantity. Type">
            <text:p>Quantity. Type</text:p>
          </table:table-cell>
          <table:table-cell table:style-name="ce14" table:number-columns-repeated="2"/>
          <table:table-cell table:style-name="ce14" office:value-type="string">
            <text:p>Number of packages stuffed</text:p>
          </table:table-cell>
          <table:table-cell table:style-name="ce29" office:value-type="string">
            <text:p>0..1</text:p>
          </table:table-cell>
          <table:table-cell table:style-name="ce14" office:value-type="string">
            <text:p>BBIE</text:p>
          </table:table-cell>
          <table:table-cell table:style-name="ce25" office:value-type="string">
            <text:p>Number of goods items loaded into or onto one piece of transport equipment as part of, or total of one consignment.</text:p>
          </table:table-cell>
          <table:table-cell table:style-name="ce14"/>
          <table:table-cell table:style-name="ce14" office:value-type="float" office:value="7228">
            <text:p>7228</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5" table:formula="oooc:=SUBSTITUTE(SUBSTITUTE(CONCATENATE(IF([.E96]=&quot;Globally Unique&quot;;&quot;GU&quot;;[.E96]);[.F96];IF([.H96]&lt;&gt;[.I96];[.H96];&quot;&quot;);CONCATENATE(IF([.I96]=&quot;Identifier&quot;;&quot;ID&quot;;IF([.I96]=&quot;Text&quot;;&quot;&quot;;[.I96]))));&quot; &quot;;&quot;&quot;);&quot;'&quot;;&quot;&quot;)" office:value-type="string" office:string-value="TransportEquipment">
            <text:p>TransportEquipment</text:p>
          </table:table-cell>
          <table:table-cell table:style-name="ce5" office:value-type="string">
            <text:p>Goods Item Container. Transport Equipment</text:p>
          </table:table-cell>
          <table:table-cell table:style-name="ce18"/>
          <table:table-cell table:style-name="ce18" office:value-type="string">
            <text:p>Goods Item Container</text:p>
          </table:table-cell>
          <table:table-cell table:number-columns-repeated="2" table:style-name="ce5"/>
          <table:table-cell table:style-name="ce5"/>
          <table:table-cell table:style-name="ce5" table:formula="oooc:=[.M96]" office:value-type="string" office:string-value="Transport Equipment">
            <text:p>Transport Equipment</text:p>
          </table:table-cell>
          <table:table-cell table:style-name="ce5" table:formula="oooc:=[.M96]" office:value-type="string" office:string-value="Transport Equipment">
            <text:p>Transport Equipment</text:p>
          </table:table-cell>
          <table:table-cell table:style-name="ce5" table:number-columns-repeated="3"/>
          <table:table-cell table:style-name="ce18" office:value-type="string">
            <text:p>Transport Equipment</text:p>
          </table:table-cell>
          <table:table-cell table:style-name="ce18"/>
          <table:table-cell table:style-name="ce32" office:value-type="string">
            <text:p>0..n</text:p>
          </table:table-cell>
          <table:table-cell table:style-name="ce5" office:value-type="string">
            <text:p>ASBIE</text:p>
          </table:table-cell>
          <table:table-cell table:style-name="ce5" office:value-type="string">
            <text:p>Associates the containers for a single goods item.</text:p>
          </table:table-cell>
          <table:table-cell table:style-name="ce18" table:number-columns-repeated="2"/>
          <table:table-cell table:style-name="ce52" office:value-type="string">
            <text:p>2.0</text:p>
          </table:table-cell>
          <table:table-cell table:style-name="ce5" office:value-type="string">
            <text:p>Only used as a grandchild of Goods Item (mutually exclusive with Container. Goods Item)</text:p>
          </table:table-cell>
          <table:table-cell table:style-name="ce5"/>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2">
          <table:table-cell table:style-name="ce2" table:formula="oooc:=SUBSTITUTE(SUBSTITUTE(CONCATENATE(IF([.C97]=&quot;&quot;;&quot;&quot;;CONCATENATE([.C97];&quot;&quot;));&quot;&quot;;[.D97]);&quot; &quot;;&quot;&quot;);&quot;'&quot;;&quot;&quot;)" office:value-type="string" office:string-value="HazardousGoodsTransit">
            <text:p>HazardousGoodsTransit</text:p>
          </table:table-cell>
          <table:table-cell table:style-name="ce2" office:value-type="string">
            <text:p>Hazardous Goods Transit. Details</text:p>
          </table:table-cell>
          <table:table-cell table:style-name="ce13"/>
          <table:table-cell table:style-name="ce13" office:value-type="string">
            <text:p>Hazardous Goods Transit</text:p>
          </table:table-cell>
          <table:table-cell table:style-name="ce13" table:number-columns-repeated="10"/>
          <table:table-cell table:style-name="ce2"/>
          <table:table-cell table:style-name="ce13" office:value-type="string">
            <text:p>ABIE</text:p>
          </table:table-cell>
          <table:table-cell table:style-name="ce15" office:value-type="string">
            <text:p>Information about Harzardous Goods Transit</text:p>
          </table:table-cell>
          <table:table-cell table:style-name="ce27" table:number-columns-repeated="2"/>
          <table:table-cell table:style-name="ce54" office:value-type="string">
            <text:p>2.0</text:p>
          </table:table-cell>
          <table:table-cell table:style-name="ce59"/>
          <table:table-cell table:style-name="ce2"/>
          <table:table-cell table:style-name="ce13" office:value-type="string">
            <text:p>Transportation</text:p>
          </table:table-cell>
          <table:table-cell table:style-name="ce13" table:number-columns-repeated="26"/>
          <table:table-cell table:style-name="ce19" table:number-columns-repeated="115"/>
          <table:table-cell table:number-columns-repeated="92"/>
        </table:table-row>
        <table:table-row table:style-name="ro4">
          <table:table-cell table:style-name="ce3" table:formula="oooc:=SUBSTITUTE(SUBSTITUTE(CONCATENATE(IF([.E98]=&quot;Globally Unique&quot;;&quot;GU&quot;;[.E98]);IF([.G98]&lt;&gt;[.I98];[.H98];[.F98]);CONCATENATE(IF([.I98]=&quot;Identifier&quot;;&quot;ID&quot;;IF([.I98]=&quot;Text&quot;;&quot;&quot;;[.I98]))));&quot; &quot;;&quot;&quot;);&quot;'&quot;;&quot;&quot;)" office:value-type="string" office:string-value="TransportEmergencyCardCode">
            <text:p>TransportEmergencyCardCode</text:p>
          </table:table-cell>
          <table:table-cell table:style-name="ce8" office:value-type="string">
            <text:p>Hazardous Goods Transit. Transport Emergency Card. Code</text:p>
          </table:table-cell>
          <table:table-cell table:style-name="ce14"/>
          <table:table-cell table:style-name="ce14" office:value-type="string">
            <text:p>Hazardous Goods Transit</text:p>
          </table:table-cell>
          <table:table-cell table:style-name="ce14"/>
          <table:table-cell table:style-name="ce14" office:value-type="string">
            <text:p>Transport Emergency</text:p>
          </table:table-cell>
          <table:table-cell table:style-name="ce14" office:value-type="string">
            <text:p>Card</text:p>
          </table:table-cell>
          <table:table-cell table:formula="oooc:=IF([.F98]&lt;&gt;&quot;&quot;;CONCATENATE([.F98];&quot; &quot;;[.G98]);[.G98])" office:value-type="string" office:string-value="Transport Emergency Card">
            <text:p>Transport Emergency Card</text:p>
          </table:table-cell>
          <table:table-cell table:style-name="ce14" office:value-type="string">
            <text:p>Code</text:p>
          </table:table-cell>
          <table:table-cell table:style-name="ce14"/>
          <table:table-cell table:formula="oooc:=IF([.J98]&lt;&gt;&quot;&quot;;CONCATENATE([.J98];&quot;_ &quot;;[.I98];&quot;. Type&quot;);CONCATENATE([.I98];&quot;. Type&quot;))" office:value-type="string" office:string-value="Code. Type">
            <text:p>Code. Type</text:p>
          </table:table-cell>
          <table:table-cell table:style-name="ce14" table:number-columns-repeated="2"/>
          <table:table-cell table:style-name="ce14" office:value-type="string">
            <text:p>TREM card</text:p>
          </table:table-cell>
          <table:table-cell table:style-name="ce29" office:value-type="string">
            <text:p>0..1</text:p>
          </table:table-cell>
          <table:table-cell table:style-name="ce14" office:value-type="string">
            <text:p>BBIE</text:p>
          </table:table-cell>
          <table:table-cell table:style-name="ce40" office:value-type="string">
            <text:p>The identifier for a transport emergency card, describing the actions to be taken in an emergency in transporting the Hazardous Goods. <text:s/>May be the identity number of a hazardous emergency response plan assigned by the appropriate authority.</text:p>
          </table:table-cell>
          <table:table-cell table:style-name="ce14"/>
          <table:table-cell table:style-name="ce14" office:value-type="float" office:value="8364">
            <text:p>8364</text:p>
          </table:table-cell>
          <table:table-cell table:style-name="ce48" office:value-type="string">
            <text:p>1.0</text:p>
          </table:table-cell>
          <table:table-cell table:style-name="ce14" table:number-columns-repeated="2"/>
          <table:table-cell table:style-name="ce14" office:value-type="string">
            <text:p>Transportation</text:p>
          </table:table-cell>
          <table:table-cell table:style-name="ce14" table:number-columns-repeated="141"/>
          <table:table-cell table:number-columns-repeated="92"/>
        </table:table-row>
        <table:table-row table:style-name="ro3">
          <table:table-cell table:style-name="ce3" table:formula="oooc:=SUBSTITUTE(SUBSTITUTE(CONCATENATE(IF([.E99]=&quot;Globally Unique&quot;;&quot;GU&quot;;[.E99]);IF([.G99]&lt;&gt;[.I99];[.H99];[.F99]);CONCATENATE(IF([.I99]=&quot;Identifier&quot;;&quot;ID&quot;;IF([.I99]=&quot;Text&quot;;&quot;&quot;;[.I99]))));&quot; &quot;;&quot;&quot;);&quot;'&quot;;&quot;&quot;)" office:value-type="string" office:string-value="PackingCriteriaCode">
            <text:p>PackingCriteriaCode</text:p>
          </table:table-cell>
          <table:table-cell table:style-name="ce8" office:value-type="string">
            <text:p>Hazardous Goods Transit. Packing Criteria. Code</text:p>
          </table:table-cell>
          <table:table-cell table:style-name="ce14"/>
          <table:table-cell table:style-name="ce14" office:value-type="string">
            <text:p>Hazardous Goods Transit</text:p>
          </table:table-cell>
          <table:table-cell table:style-name="ce14"/>
          <table:table-cell table:style-name="ce14" office:value-type="string">
            <text:p>Packing</text:p>
          </table:table-cell>
          <table:table-cell table:style-name="ce14" office:value-type="string">
            <text:p>Criteria</text:p>
          </table:table-cell>
          <table:table-cell table:formula="oooc:=IF([.F99]&lt;&gt;&quot;&quot;;CONCATENATE([.F99];&quot; &quot;;[.G99]);[.G99])" office:value-type="string" office:string-value="Packing Criteria">
            <text:p>Packing Criteria</text:p>
          </table:table-cell>
          <table:table-cell table:style-name="ce14" office:value-type="string">
            <text:p>Code</text:p>
          </table:table-cell>
          <table:table-cell table:style-name="ce14"/>
          <table:table-cell table:formula="oooc:=IF([.J99]&lt;&gt;&quot;&quot;;CONCATENATE([.J99];&quot;_ &quot;;[.I99];&quot;. Type&quot;);CONCATENATE([.I99];&quot;. Type&quot;))" office:value-type="string" office:string-value="Code. Type">
            <text:p>Code. Type</text:p>
          </table:table-cell>
          <table:table-cell table:style-name="ce14" table:number-columns-repeated="2"/>
          <table:table-cell table:style-name="ce14" office:value-type="string">
            <text:p>Packing Group</text:p>
          </table:table-cell>
          <table:table-cell table:style-name="ce29" office:value-type="string">
            <text:p>0..1</text:p>
          </table:table-cell>
          <table:table-cell table:style-name="ce14" office:value-type="string">
            <text:p>BBIE</text:p>
          </table:table-cell>
          <table:table-cell table:style-name="ce40" office:value-type="string">
            <text:p>A code identifying the packaging requirement for the transportation of the Hazardous Goods as assigned by IATA/IMDB/ADR/RID etc.</text:p>
          </table:table-cell>
          <table:table-cell table:style-name="ce14" table:number-columns-repeated="2"/>
          <table:table-cell table:style-name="ce48" office:value-type="string">
            <text:p>1.0</text:p>
          </table:table-cell>
          <table:table-cell table:style-name="ce14" table:number-columns-repeated="2"/>
          <table:table-cell table:style-name="ce14" office:value-type="string">
            <text:p>Transportation</text:p>
          </table:table-cell>
          <table:table-cell table:style-name="ce14" table:number-columns-repeated="141"/>
          <table:table-cell table:number-columns-repeated="92"/>
        </table:table-row>
        <table:table-row table:style-name="ro3">
          <table:table-cell table:style-name="ce3" table:formula="oooc:=SUBSTITUTE(SUBSTITUTE(CONCATENATE(IF([.E100]=&quot;Globally Unique&quot;;&quot;GU&quot;;[.E100]);IF([.G100]&lt;&gt;[.I100];[.H100];[.F100]);CONCATENATE(IF([.I100]=&quot;Identifier&quot;;&quot;ID&quot;;IF([.I100]=&quot;Text&quot;;&quot;&quot;;[.I100]))));&quot; &quot;;&quot;&quot;);&quot;'&quot;;&quot;&quot;)" office:value-type="string" office:string-value="RegulationCode">
            <text:p>RegulationCode</text:p>
          </table:table-cell>
          <table:table-cell table:style-name="ce8" office:value-type="string">
            <text:p>Hazardous Goods Transit. Regulation Code. Code</text:p>
          </table:table-cell>
          <table:table-cell table:style-name="ce14"/>
          <table:table-cell table:style-name="ce14" office:value-type="string">
            <text:p>Hazardous Goods Transit</text:p>
          </table:table-cell>
          <table:table-cell table:style-name="ce14"/>
          <table:table-cell table:style-name="ce14" office:value-type="string">
            <text:p>Regulation</text:p>
          </table:table-cell>
          <table:table-cell table:style-name="ce14" office:value-type="string">
            <text:p>Code</text:p>
          </table:table-cell>
          <table:table-cell table:formula="oooc:=IF([.F100]&lt;&gt;&quot;&quot;;CONCATENATE([.F100];&quot; &quot;;[.G100]);[.G100])" office:value-type="string" office:string-value="Regulation Code">
            <text:p>Regulation Code</text:p>
          </table:table-cell>
          <table:table-cell table:style-name="ce14" office:value-type="string">
            <text:p>Code</text:p>
          </table:table-cell>
          <table:table-cell table:style-name="ce14"/>
          <table:table-cell table:formula="oooc:=IF([.J100]&lt;&gt;&quot;&quot;;CONCATENATE([.J100];&quot;_ &quot;;[.I100];&quot;. Type&quot;);CONCATENATE([.I100];&quot;. Type&quot;))" office:value-type="string" office:string-value="Code. Type">
            <text:p>Code.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40" office:value-type="string">
            <text:p>The identifier for a set of legal regulations which governs the transportation of the Hazardous Goods; expressed as a code</text:p>
          </table:table-cell>
          <table:table-cell table:style-name="ce14" table:number-columns-repeated="2"/>
          <table:table-cell table:style-name="ce48" office:value-type="string">
            <text:p>1.0</text:p>
          </table:table-cell>
          <table:table-cell table:style-name="ce14" table:number-columns-repeated="2"/>
          <table:table-cell table:style-name="ce14" office:value-type="string">
            <text:p>Transportation</text:p>
          </table:table-cell>
          <table:table-cell table:style-name="ce14" table:number-columns-repeated="141"/>
          <table:table-cell table:number-columns-repeated="92"/>
        </table:table-row>
        <table:table-row table:style-name="ro3">
          <table:table-cell table:style-name="ce3" table:formula="oooc:=SUBSTITUTE(SUBSTITUTE(CONCATENATE(IF([.E101]=&quot;Globally Unique&quot;;&quot;GU&quot;;[.E101]);IF([.G101]&lt;&gt;[.I101];[.H101];[.F101]);CONCATENATE(IF([.I101]=&quot;Identifier&quot;;&quot;ID&quot;;IF([.I101]=&quot;Text&quot;;&quot;&quot;;[.I101]))));&quot; &quot;;&quot;&quot;);&quot;'&quot;;&quot;&quot;)" office:value-type="string" office:string-value="InhalationToxicityZoneCode">
            <text:p>InhalationToxicityZoneCode</text:p>
          </table:table-cell>
          <table:table-cell table:style-name="ce8" office:value-type="string">
            <text:p>Hazardous Goods Transit. Inhalation Toxicity Zone. Code</text:p>
          </table:table-cell>
          <table:table-cell table:style-name="ce14"/>
          <table:table-cell table:style-name="ce14" office:value-type="string">
            <text:p>Hazardous Goods Transit</text:p>
          </table:table-cell>
          <table:table-cell table:style-name="ce14"/>
          <table:table-cell table:style-name="ce14" office:value-type="string">
            <text:p>Inhalation Toxicity</text:p>
          </table:table-cell>
          <table:table-cell table:style-name="ce14" office:value-type="string">
            <text:p>Zone</text:p>
          </table:table-cell>
          <table:table-cell table:formula="oooc:=IF([.F101]&lt;&gt;&quot;&quot;;CONCATENATE([.F101];&quot; &quot;;[.G101]);[.G101])" office:value-type="string" office:string-value="Inhalation Toxicity Zone">
            <text:p>Inhalation Toxicity Zone</text:p>
          </table:table-cell>
          <table:table-cell table:style-name="ce14" office:value-type="string">
            <text:p>Code</text:p>
          </table:table-cell>
          <table:table-cell table:style-name="ce14"/>
          <table:table-cell table:formula="oooc:=IF([.J101]&lt;&gt;&quot;&quot;;CONCATENATE([.J101];&quot;_ &quot;;[.I101];&quot;. Type&quot;);CONCATENATE([.I101];&quot;. Type&quot;))" office:value-type="string" office:string-value="Code. Type">
            <text:p>Code.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40" office:value-type="string">
            <text:p>An identifier for the Inhalation Toxicity Hazard Zone for the Hazardous Goods, as defined by the US Department of Transportation; expressed as a code</text:p>
          </table:table-cell>
          <table:table-cell table:style-name="ce14" table:number-columns-repeated="2"/>
          <table:table-cell table:style-name="ce48" office:value-type="string">
            <text:p>1.0</text:p>
          </table:table-cell>
          <table:table-cell table:style-name="ce14" table:number-columns-repeated="2"/>
          <table:table-cell table:style-name="ce14" office:value-type="string">
            <text:p>Transportation</text:p>
          </table:table-cell>
          <table:table-cell table:style-name="ce14" table:number-columns-repeated="141"/>
          <table:table-cell table:number-columns-repeated="92"/>
        </table:table-row>
        <table:table-row table:style-name="ro3">
          <table:table-cell table:style-name="ce3" table:formula="oooc:=SUBSTITUTE(SUBSTITUTE(CONCATENATE(IF([.E102]=&quot;Globally Unique&quot;;&quot;GU&quot;;[.E102]);IF([.G102]&lt;&gt;[.I102];[.H102];[.F102]);CONCATENATE(IF([.I102]=&quot;Identifier&quot;;&quot;ID&quot;;IF([.I102]=&quot;Text&quot;;&quot;&quot;;[.I102]))));&quot; &quot;;&quot;&quot;);&quot;'&quot;;&quot;&quot;)" office:value-type="string" office:string-value="TransportAuthorizationCode">
            <text:p>TransportAuthorizationCode</text:p>
          </table:table-cell>
          <table:table-cell table:style-name="ce8" office:value-type="string">
            <text:p>Hazardous Goods Transit. Transport_ Authorization Code. Code</text:p>
          </table:table-cell>
          <table:table-cell table:style-name="ce14"/>
          <table:table-cell table:style-name="ce14" office:value-type="string">
            <text:p>Hazardous Goods Transit</text:p>
          </table:table-cell>
          <table:table-cell table:style-name="ce14" office:value-type="string">
            <text:p>Transport</text:p>
          </table:table-cell>
          <table:table-cell table:style-name="ce14" office:value-type="string">
            <text:p>Authorization</text:p>
          </table:table-cell>
          <table:table-cell table:style-name="ce14" office:value-type="string">
            <text:p>Code</text:p>
          </table:table-cell>
          <table:table-cell table:formula="oooc:=IF([.F102]&lt;&gt;&quot;&quot;;CONCATENATE([.F102];&quot; &quot;;[.G102]);[.G102])" office:value-type="string" office:string-value="Authorization Code">
            <text:p>Authorization Code</text:p>
          </table:table-cell>
          <table:table-cell table:style-name="ce14" office:value-type="string">
            <text:p>Code</text:p>
          </table:table-cell>
          <table:table-cell table:style-name="ce14"/>
          <table:table-cell table:formula="oooc:=IF([.J102]&lt;&gt;&quot;&quot;;CONCATENATE([.J102];&quot;_ &quot;;[.I102];&quot;. Type&quot;);CONCATENATE([.I102];&quot;. Type&quot;))" office:value-type="string" office:string-value="Code. Type">
            <text:p>Code. Type</text:p>
          </table:table-cell>
          <table:table-cell table:style-name="ce14" table:number-columns-repeated="2"/>
          <table:table-cell table:style-name="ce14" office:value-type="string">
            <text:p>Permission for Transport</text:p>
          </table:table-cell>
          <table:table-cell table:style-name="ce29" office:value-type="string">
            <text:p>0..1</text:p>
          </table:table-cell>
          <table:table-cell table:style-name="ce14" office:value-type="string">
            <text:p>BBIE</text:p>
          </table:table-cell>
          <table:table-cell table:style-name="ce36" office:value-type="string">
            <text:p>Code specifying the authorisation for the transportation of hazardous cargo.</text:p>
          </table:table-cell>
          <table:table-cell table:style-name="ce14"/>
          <table:table-cell table:style-name="ce14" office:value-type="float" office:value="8211">
            <text:p>8211</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141"/>
          <table:table-cell table:number-columns-repeated="92"/>
        </table:table-row>
        <table:table-row table:style-name="ro3">
          <table:table-cell table:style-name="ce5" table:formula="oooc:=SUBSTITUTE(SUBSTITUTE(CONCATENATE(IF([.E103]=&quot;Globally Unique&quot;;&quot;GU&quot;;[.E103]);[.F103];IF([.H103]&lt;&gt;[.I103];[.H103];&quot;&quot;);CONCATENATE(IF([.I103]=&quot;Identifier&quot;;&quot;ID&quot;;IF([.I103]=&quot;Text&quot;;&quot;&quot;;[.I103]))));&quot; &quot;;&quot;&quot;);&quot;'&quot;;&quot;&quot;)" office:value-type="string" office:string-value="MaximumTemperature">
            <text:p>MaximumTemperature</text:p>
          </table:table-cell>
          <table:table-cell table:style-name="ce5" office:value-type="string">
            <text:p>Hazardous Goods Transit. Maximum_ Temperature</text:p>
          </table:table-cell>
          <table:table-cell table:style-name="ce5"/>
          <table:table-cell table:style-name="ce5" office:value-type="string">
            <text:p>Hazardous Goods Transit</text:p>
          </table:table-cell>
          <table:table-cell table:style-name="ce5" office:value-type="string">
            <text:p>Maximum</text:p>
          </table:table-cell>
          <table:table-cell table:style-name="ce5"/>
          <table:table-cell table:style-name="ce5"/>
          <table:table-cell table:style-name="ce5" table:formula="oooc:=[.M103]" office:value-type="string" office:string-value="Temperature">
            <text:p>Temperature</text:p>
          </table:table-cell>
          <table:table-cell table:style-name="ce5" table:formula="oooc:=[.M103]" office:value-type="string" office:string-value="Temperature">
            <text:p>Temperature</text:p>
          </table:table-cell>
          <table:table-cell table:style-name="ce5" table:number-columns-repeated="3"/>
          <table:table-cell table:style-name="ce24" office:value-type="string">
            <text:p>Temperature</text:p>
          </table:table-cell>
          <table:table-cell table:style-name="ce5"/>
          <table:table-cell table:style-name="ce32" office:value-type="string">
            <text:p>0..1</text:p>
          </table:table-cell>
          <table:table-cell table:style-name="ce5" office:value-type="string">
            <text:p>ASBIE</text:p>
          </table:table-cell>
          <table:table-cell table:style-name="ce23" office:value-type="string">
            <text:p>An association to Maximum Temperature (at which the Hazardous Goods can be safely transported)</text:p>
          </table:table-cell>
          <table:table-cell table:style-name="ce44" table:number-columns-repeated="2"/>
          <table:table-cell table:style-name="ce55" office:value-type="string">
            <text:p>1.0</text:p>
          </table:table-cell>
          <table:table-cell table:style-name="ce60"/>
          <table:table-cell table:style-name="ce32"/>
          <table:table-cell table:style-name="ce5" office:value-type="string">
            <text:p>Transportation</text:p>
          </table:table-cell>
          <table:table-cell table:style-name="ce5" table:number-columns-repeated="26"/>
          <table:table-cell table:style-name="ce14" table:number-columns-repeated="115"/>
          <table:table-cell table:number-columns-repeated="92"/>
        </table:table-row>
        <table:table-row table:style-name="ro3">
          <table:table-cell table:style-name="ce5" table:formula="oooc:=SUBSTITUTE(SUBSTITUTE(CONCATENATE(IF([.E104]=&quot;Globally Unique&quot;;&quot;GU&quot;;[.E104]);[.F104];IF([.H104]&lt;&gt;[.I104];[.H104];&quot;&quot;);CONCATENATE(IF([.I104]=&quot;Identifier&quot;;&quot;ID&quot;;IF([.I104]=&quot;Text&quot;;&quot;&quot;;[.I104]))));&quot; &quot;;&quot;&quot;);&quot;'&quot;;&quot;&quot;)" office:value-type="string" office:string-value="MinimumTemperature">
            <text:p>MinimumTemperature</text:p>
          </table:table-cell>
          <table:table-cell table:style-name="ce5" office:value-type="string">
            <text:p>Hazardous Goods Transit. Minimum_ Temperature</text:p>
          </table:table-cell>
          <table:table-cell table:style-name="ce5"/>
          <table:table-cell table:style-name="ce5" office:value-type="string">
            <text:p>Hazardous Goods Transit</text:p>
          </table:table-cell>
          <table:table-cell table:style-name="ce5" office:value-type="string">
            <text:p>Minimum</text:p>
          </table:table-cell>
          <table:table-cell table:style-name="ce5"/>
          <table:table-cell table:style-name="ce5"/>
          <table:table-cell table:style-name="ce5" table:formula="oooc:=[.M104]" office:value-type="string" office:string-value="Temperature">
            <text:p>Temperature</text:p>
          </table:table-cell>
          <table:table-cell table:style-name="ce5" table:formula="oooc:=[.M104]" office:value-type="string" office:string-value="Temperature">
            <text:p>Temperature</text:p>
          </table:table-cell>
          <table:table-cell table:style-name="ce5" table:number-columns-repeated="3"/>
          <table:table-cell table:style-name="ce24" office:value-type="string">
            <text:p>Temperature</text:p>
          </table:table-cell>
          <table:table-cell table:style-name="ce5"/>
          <table:table-cell table:style-name="ce32" office:value-type="string">
            <text:p>0..1</text:p>
          </table:table-cell>
          <table:table-cell table:style-name="ce5" office:value-type="string">
            <text:p>ASBIE</text:p>
          </table:table-cell>
          <table:table-cell table:style-name="ce23" office:value-type="string">
            <text:p>An association to Minimum Temperature (at which the Hazardous Goods can be safely transported)</text:p>
          </table:table-cell>
          <table:table-cell table:style-name="ce44" table:number-columns-repeated="2"/>
          <table:table-cell table:style-name="ce55" office:value-type="string">
            <text:p>1.0</text:p>
          </table:table-cell>
          <table:table-cell table:style-name="ce60"/>
          <table:table-cell table:style-name="ce32"/>
          <table:table-cell table:style-name="ce5" office:value-type="string">
            <text:p>Transportation</text:p>
          </table:table-cell>
          <table:table-cell table:style-name="ce5" table:number-columns-repeated="26"/>
          <table:table-cell table:style-name="ce19" table:number-columns-repeated="115"/>
          <table:table-cell table:number-columns-repeated="92"/>
        </table:table-row>
        <table:table-row table:style-name="ro2">
          <table:table-cell table:style-name="ce2" table:formula="oooc:=SUBSTITUTE(SUBSTITUTE(CONCATENATE(IF([.C105]=&quot;&quot;;&quot;&quot;;CONCATENATE([.C105];&quot;&quot;));&quot;&quot;;[.D105]);&quot; &quot;;&quot;&quot;);&quot;'&quot;;&quot;&quot;)" office:value-type="string" office:string-value="MaritimeTransport">
            <text:p>MaritimeTransport</text:p>
          </table:table-cell>
          <table:table-cell table:style-name="ce2" office:value-type="string">
            <text:p>Maritime Transport. Details</text:p>
          </table:table-cell>
          <table:table-cell table:style-name="ce13"/>
          <table:table-cell table:style-name="ce13" office:value-type="string">
            <text:p>Maritime Transport</text:p>
          </table:table-cell>
          <table:table-cell table:style-name="ce13" table:number-columns-repeated="10"/>
          <table:table-cell table:style-name="ce2"/>
          <table:table-cell table:style-name="ce13" office:value-type="string">
            <text:p>ABIE</text:p>
          </table:table-cell>
          <table:table-cell table:style-name="ce27" office:value-type="string">
            <text:p>Describes a water (including sea, river and canal) transport vessel.</text:p>
          </table:table-cell>
          <table:table-cell table:style-name="ce27" table:number-columns-repeated="2"/>
          <table:table-cell table:style-name="ce47" office:value-type="string">
            <text:p>2.0</text:p>
          </table:table-cell>
          <table:table-cell table:style-name="ce59"/>
          <table:table-cell table:style-name="ce2"/>
          <table:table-cell table:style-name="ce13" office:value-type="string">
            <text:p>Transportation</text:p>
          </table:table-cell>
          <table:table-cell table:style-name="ce13" table:number-columns-repeated="13"/>
          <table:table-cell table:style-name="ce13" office:value-type="string">
            <text:p>Y</text:p>
          </table:table-cell>
          <table:table-cell table:style-name="ce13" table:number-columns-repeated="9"/>
          <table:table-cell table:style-name="ce13" office:value-type="string">
            <text:p>Y</text:p>
          </table:table-cell>
          <table:table-cell table:style-name="ce13" table:number-columns-repeated="2"/>
          <table:table-cell table:style-name="ce14" table:number-columns-repeated="115"/>
          <table:table-cell table:number-columns-repeated="92"/>
        </table:table-row>
        <table:table-row table:style-name="ro2">
          <table:table-cell table:style-name="ce3" table:formula="oooc:=SUBSTITUTE(SUBSTITUTE(CONCATENATE(IF([.E106]=&quot;Globally Unique&quot;;&quot;GU&quot;;[.E106]);IF([.G106]&lt;&gt;[.I106];[.H106];[.F106]);CONCATENATE(IF([.I106]=&quot;Identifier&quot;;&quot;ID&quot;;IF([.I106]=&quot;Text&quot;;&quot;&quot;;[.I106]))));&quot; &quot;;&quot;&quot;);&quot;'&quot;;&quot;&quot;)" office:value-type="string" office:string-value="VesselID">
            <text:p>VesselID</text:p>
          </table:table-cell>
          <table:table-cell table:style-name="ce8" office:value-type="string">
            <text:p>Maritime Transport. Vessel Identifier. Identifer</text:p>
          </table:table-cell>
          <table:table-cell table:style-name="ce14"/>
          <table:table-cell table:style-name="ce19" office:value-type="string">
            <text:p>Maritime Transport</text:p>
          </table:table-cell>
          <table:table-cell table:style-name="ce14"/>
          <table:table-cell table:style-name="ce14" office:value-type="string">
            <text:p>Vessel</text:p>
          </table:table-cell>
          <table:table-cell table:style-name="ce14" office:value-type="string">
            <text:p>Identifier</text:p>
          </table:table-cell>
          <table:table-cell table:formula="oooc:=IF([.F106]&lt;&gt;&quot;&quot;;CONCATENATE([.F106];&quot; &quot;;[.G106]);[.G106])" office:value-type="string" office:string-value="Vessel Identifier">
            <text:p>Vessel Identifier</text:p>
          </table:table-cell>
          <table:table-cell table:style-name="ce14" office:value-type="string">
            <text:p>Identifier</text:p>
          </table:table-cell>
          <table:table-cell table:style-name="ce14"/>
          <table:table-cell table:formula="oooc:=IF([.J106]&lt;&gt;&quot;&quot;;CONCATENATE([.J106];&quot;_ &quot;;[.I106];&quot;. Type&quot;);CONCATENATE([.I106];&quot;. Type&quot;))" office:value-type="string" office:string-value="Identifier. Type">
            <text:p>Identifier. Type</text:p>
          </table:table-cell>
          <table:table-cell table:style-name="ce14" table:number-columns-repeated="2"/>
          <table:table-cell table:style-name="ce14" office:value-type="string">
            <text:p>Lloyds Number, Registration Number (WCO ID 167)</text:p>
          </table:table-cell>
          <table:table-cell table:style-name="ce29" office:value-type="string">
            <text:p>0..1</text:p>
          </table:table-cell>
          <table:table-cell table:style-name="ce14" office:value-type="string">
            <text:p>BBIE</text:p>
          </table:table-cell>
          <table:table-cell table:style-name="ce25" office:value-type="string">
            <text:p>To identify a specific vessel</text:p>
          </table:table-cell>
          <table:table-cell table:style-name="ce14" office:value-type="string">
            <text:p>International Maritime Organisation number of a vessel</text:p>
          </table:table-cell>
          <table:table-cell table:style-name="ce14" office:value-type="float" office:value="8213">
            <text:p>8213</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107]=&quot;Globally Unique&quot;;&quot;GU&quot;;[.E107]);IF([.G107]&lt;&gt;[.I107];[.H107];[.F107]);CONCATENATE(IF([.I107]=&quot;Identifier&quot;;&quot;ID&quot;;IF([.I107]=&quot;Text&quot;;&quot;&quot;;[.I107]))));&quot; &quot;;&quot;&quot;);&quot;'&quot;;&quot;&quot;)" office:value-type="string" office:string-value="VesselName">
            <text:p>VesselName</text:p>
          </table:table-cell>
          <table:table-cell table:style-name="ce8" office:value-type="string">
            <text:p>Maritime Transport. Vessel Name. Name</text:p>
          </table:table-cell>
          <table:table-cell table:style-name="ce14"/>
          <table:table-cell table:style-name="ce19" office:value-type="string">
            <text:p>Maritime Transport</text:p>
          </table:table-cell>
          <table:table-cell table:style-name="ce14"/>
          <table:table-cell table:style-name="ce14" office:value-type="string">
            <text:p>Vessel</text:p>
          </table:table-cell>
          <table:table-cell table:style-name="ce14" office:value-type="string">
            <text:p>Name</text:p>
          </table:table-cell>
          <table:table-cell table:formula="oooc:=IF([.F107]&lt;&gt;&quot;&quot;;CONCATENATE([.F107];&quot; &quot;;[.G107]);[.G107])" office:value-type="string" office:string-value="Vessel Name">
            <text:p>Vessel Name</text:p>
          </table:table-cell>
          <table:table-cell table:style-name="ce14" office:value-type="string">
            <text:p>Name</text:p>
          </table:table-cell>
          <table:table-cell table:style-name="ce14"/>
          <table:table-cell table:formula="oooc:=IF([.J107]&lt;&gt;&quot;&quot;;CONCATENATE([.J107];&quot;_ &quot;;[.I107];&quot;. Type&quot;);CONCATENATE([.I107];&quot;. Type&quot;))" office:value-type="string" office:string-value="Name. Type">
            <text:p>Name. Type</text:p>
          </table:table-cell>
          <table:table-cell table:style-name="ce14" table:number-columns-repeated="2"/>
          <table:table-cell table:style-name="ce14" office:value-type="string">
            <text:p>Ships Name</text:p>
          </table:table-cell>
          <table:table-cell table:style-name="ce29" office:value-type="string">
            <text:p>0..1</text:p>
          </table:table-cell>
          <table:table-cell table:style-name="ce14" office:value-type="string">
            <text:p>BBIE</text:p>
          </table:table-cell>
          <table:table-cell table:style-name="ce25" office:value-type="string">
            <text:p>The name of the vessel</text:p>
          </table:table-cell>
          <table:table-cell table:style-name="ce14"/>
          <table:table-cell table:style-name="ce14" office:value-type="float" office:value="8212">
            <text:p>8212</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11">
          <table:table-cell table:style-name="ce2" table:formula="oooc:=SUBSTITUTE(SUBSTITUTE(CONCATENATE(IF([.C108]=&quot;&quot;;&quot;&quot;;CONCATENATE([.C108];&quot;&quot;));&quot;&quot;;[.D108]);&quot; &quot;;&quot;&quot;);&quot;'&quot;;&quot;&quot;)" office:value-type="string" office:string-value="Port">
            <text:p>Port</text:p>
          </table:table-cell>
          <table:table-cell table:style-name="ce2" office:value-type="string">
            <text:p>Port. Details</text:p>
          </table:table-cell>
          <table:table-cell table:style-name="ce13"/>
          <table:table-cell table:style-name="ce13" office:value-type="string">
            <text:p>Port</text:p>
          </table:table-cell>
          <table:table-cell table:style-name="ce13" table:number-columns-repeated="10"/>
          <table:table-cell table:style-name="ce2"/>
          <table:table-cell table:style-name="ce13" office:value-type="string">
            <text:p>ABIE</text:p>
          </table:table-cell>
          <table:table-cell table:style-name="ce27" office:value-type="string">
            <text:p>A place at which goods are loaded onto or unloaded from the means of transport being used for their carriage.</text:p>
          </table:table-cell>
          <table:table-cell table:style-name="ce27" table:number-columns-repeated="2"/>
          <table:table-cell table:style-name="ce47" office:value-type="string">
            <text:p>2.0</text:p>
          </table:table-cell>
          <table:table-cell table:style-name="ce59"/>
          <table:table-cell table:style-name="ce2"/>
          <table:table-cell table:style-name="ce13" office:value-type="string">
            <text:p>Transportation</text:p>
          </table:table-cell>
          <table:table-cell table:style-name="ce13" table:number-columns-repeated="13"/>
          <table:table-cell table:style-name="ce13" office:value-type="string">
            <text:p>Y</text:p>
          </table:table-cell>
          <table:table-cell table:style-name="ce13" table:number-columns-repeated="9"/>
          <table:table-cell table:style-name="ce13" office:value-type="string">
            <text:p>Y</text:p>
          </table:table-cell>
          <table:table-cell table:style-name="ce13" table:number-columns-repeated="2"/>
          <table:table-cell table:style-name="ce14" table:number-columns-repeated="115"/>
          <table:table-cell table:number-columns-repeated="92"/>
        </table:table-row>
        <table:table-row table:style-name="ro2">
          <table:table-cell table:style-name="ce3" table:formula="oooc:=SUBSTITUTE(SUBSTITUTE(CONCATENATE(IF([.E109]=&quot;Globally Unique&quot;;&quot;GU&quot;;[.E109]);IF([.G109]&lt;&gt;[.I109];[.H109];[.F109]);CONCATENATE(IF([.I109]=&quot;Identifier&quot;;&quot;ID&quot;;IF([.I109]=&quot;Text&quot;;&quot;&quot;;[.I109]))));&quot; &quot;;&quot;&quot;);&quot;'&quot;;&quot;&quot;)" office:value-type="string" office:string-value="ID">
            <text:p>ID</text:p>
          </table:table-cell>
          <table:table-cell table:style-name="ce8" office:value-type="string">
            <text:p>Port. Identifier. Identifier</text:p>
          </table:table-cell>
          <table:table-cell table:style-name="ce14"/>
          <table:table-cell table:style-name="ce14" office:value-type="string">
            <text:p>Port</text:p>
          </table:table-cell>
          <table:table-cell table:number-columns-repeated="2" table:style-name="ce14"/>
          <table:table-cell table:style-name="ce14" office:value-type="string">
            <text:p>Identifier</text:p>
          </table:table-cell>
          <table:table-cell table:formula="oooc:=IF([.F109]&lt;&gt;&quot;&quot;;CONCATENATE([.F109];&quot; &quot;;[.G109]);[.G109])" office:value-type="string" office:string-value="Identifier">
            <text:p>Identifier</text:p>
          </table:table-cell>
          <table:table-cell table:style-name="ce14" office:value-type="string">
            <text:p>Identifier</text:p>
          </table:table-cell>
          <table:table-cell table:style-name="ce14"/>
          <table:table-cell table:formula="oooc:=IF([.J109]&lt;&gt;&quot;&quot;;CONCATENATE([.J109];&quot;_ &quot;;[.I109];&quot;. Type&quot;);CONCATENATE([.I109];&quot;. Type&quot;))" office:value-type="string" office:string-value="Identifier. Type">
            <text:p>Identifier. Type</text:p>
          </table:table-cell>
          <table:table-cell table:style-name="ce14" table:number-columns-repeated="2"/>
          <table:table-cell table:style-name="ce14" office:value-type="string">
            <text:p>UN/LOCODE, Port Code</text:p>
          </table:table-cell>
          <table:table-cell table:style-name="ce29" office:value-type="string">
            <text:p>1</text:p>
          </table:table-cell>
          <table:table-cell table:style-name="ce14" office:value-type="string">
            <text:p>BBIE</text:p>
          </table:table-cell>
          <table:table-cell table:style-name="ce25" office:value-type="string">
            <text:p>Identifier for a seaport, airport, freight terminal, rail station</text:p>
          </table:table-cell>
          <table:table-cell table:style-name="ce14" table:number-columns-repeated="2"/>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110]=&quot;Globally Unique&quot;;&quot;GU&quot;;[.E110]);IF([.G110]&lt;&gt;[.I110];[.H110];[.F110]);CONCATENATE(IF([.I110]=&quot;Identifier&quot;;&quot;ID&quot;;IF([.I110]=&quot;Text&quot;;&quot;&quot;;[.I110]))));&quot; &quot;;&quot;&quot;);&quot;'&quot;;&quot;&quot;)" office:value-type="string" office:string-value="Name">
            <text:p>Name</text:p>
          </table:table-cell>
          <table:table-cell table:style-name="ce8" office:value-type="string">
            <text:p>Port. Name. Name</text:p>
          </table:table-cell>
          <table:table-cell table:style-name="ce14"/>
          <table:table-cell table:style-name="ce14" office:value-type="string">
            <text:p>Port</text:p>
          </table:table-cell>
          <table:table-cell table:number-columns-repeated="2" table:style-name="ce14"/>
          <table:table-cell table:style-name="ce14" office:value-type="string">
            <text:p>Name</text:p>
          </table:table-cell>
          <table:table-cell table:formula="oooc:=IF([.F110]&lt;&gt;&quot;&quot;;CONCATENATE([.F110];&quot; &quot;;[.G110]);[.G110])" office:value-type="string" office:string-value="Name">
            <text:p>Name</text:p>
          </table:table-cell>
          <table:table-cell table:style-name="ce14" office:value-type="string">
            <text:p>Name</text:p>
          </table:table-cell>
          <table:table-cell table:style-name="ce14"/>
          <table:table-cell table:formula="oooc:=IF([.J110]&lt;&gt;&quot;&quot;;CONCATENATE([.J110];&quot;_ &quot;;[.I110];&quot;. Type&quot;);CONCATENATE([.I110];&quot;. Type&quot;))" office:value-type="string" office:string-value="Name. Type">
            <text:p>Name.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25" office:value-type="string">
            <text:p>Name of a seaport, airport, freight terminal, rail station</text:p>
          </table:table-cell>
          <table:table-cell table:style-name="ce14" table:number-columns-repeated="2"/>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111]=&quot;Globally Unique&quot;;&quot;GU&quot;;[.E111]);IF([.G111]&lt;&gt;[.I111];[.H111];[.F111]);CONCATENATE(IF([.I111]=&quot;Identifier&quot;;&quot;ID&quot;;IF([.I111]=&quot;Text&quot;;&quot;&quot;;[.I111]))));&quot; &quot;;&quot;&quot;);&quot;'&quot;;&quot;&quot;)" office:value-type="string" office:string-value="Service">
            <text:p>Service</text:p>
          </table:table-cell>
          <table:table-cell table:style-name="ce8" office:value-type="string">
            <text:p>Port. Service. Text</text:p>
          </table:table-cell>
          <table:table-cell table:style-name="ce14"/>
          <table:table-cell table:style-name="ce14" office:value-type="string">
            <text:p>Port</text:p>
          </table:table-cell>
          <table:table-cell table:number-columns-repeated="2" table:style-name="ce14"/>
          <table:table-cell table:style-name="ce14" office:value-type="string">
            <text:p>Service</text:p>
          </table:table-cell>
          <table:table-cell table:formula="oooc:=IF([.F111]&lt;&gt;&quot;&quot;;CONCATENATE([.F111];&quot; &quot;;[.G111]);[.G111])" office:value-type="string" office:string-value="Service">
            <text:p>Service</text:p>
          </table:table-cell>
          <table:table-cell table:style-name="ce14" office:value-type="string">
            <text:p>Text</text:p>
          </table:table-cell>
          <table:table-cell table:style-name="ce14"/>
          <table:table-cell table:formula="oooc:=IF([.J111]&lt;&gt;&quot;&quot;;CONCATENATE([.J111];&quot;_ &quot;;[.I111];&quot;. Type&quot;);CONCATENATE([.I111];&quot;. Type&quot;))" office:value-type="string" office:string-value="Text. Type">
            <text:p>Text. Type</text:p>
          </table:table-cell>
          <table:table-cell table:style-name="ce14" table:number-columns-repeated="2"/>
          <table:table-cell table:style-name="ce14" office:value-type="string">
            <text:p>Berth, Terminal</text:p>
          </table:table-cell>
          <table:table-cell table:style-name="ce29"/>
          <table:table-cell table:style-name="ce14" office:value-type="string">
            <text:p>BBIE</text:p>
          </table:table-cell>
          <table:table-cell table:style-name="ce25" office:value-type="string">
            <text:p>Describes the type of services offered at the port</text:p>
          </table:table-cell>
          <table:table-cell table:style-name="ce14" table:number-columns-repeated="2"/>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5" table:formula="oooc:=SUBSTITUTE(SUBSTITUTE(CONCATENATE(IF([.E112]=&quot;Globally Unique&quot;;&quot;GU&quot;;[.E112]);[.F112];IF([.H112]&lt;&gt;[.I112];[.H112];&quot;&quot;);CONCATENATE(IF([.I112]=&quot;Identifier&quot;;&quot;ID&quot;;IF([.I112]=&quot;Text&quot;;&quot;&quot;;[.I112]))));&quot; &quot;;&quot;&quot;);&quot;'&quot;;&quot;&quot;)" office:value-type="string" office:string-value="Location">
            <text:p>Location</text:p>
          </table:table-cell>
          <table:table-cell table:style-name="ce5" office:value-type="string">
            <text:p>Port. Location</text:p>
          </table:table-cell>
          <table:table-cell table:style-name="ce18"/>
          <table:table-cell table:style-name="ce18" office:value-type="string">
            <text:p>Port</text:p>
          </table:table-cell>
          <table:table-cell table:number-columns-repeated="2" table:style-name="ce5"/>
          <table:table-cell table:style-name="ce5"/>
          <table:table-cell table:style-name="ce5" table:formula="oooc:=[.M112]" office:value-type="string" office:string-value="Location">
            <text:p>Location</text:p>
          </table:table-cell>
          <table:table-cell table:style-name="ce5" table:formula="oooc:=[.M112]" office:value-type="string" office:string-value="Location">
            <text:p>Location</text:p>
          </table:table-cell>
          <table:table-cell table:style-name="ce5" table:number-columns-repeated="3"/>
          <table:table-cell table:style-name="ce18" office:value-type="string">
            <text:p>Location</text:p>
          </table:table-cell>
          <table:table-cell table:style-name="ce18"/>
          <table:table-cell table:style-name="ce32" office:value-type="string">
            <text:p>0..1</text:p>
          </table:table-cell>
          <table:table-cell table:style-name="ce5" office:value-type="string">
            <text:p>ASBIE</text:p>
          </table:table-cell>
          <table:table-cell table:style-name="ce5" office:value-type="string">
            <text:p>An association to a location within a port </text:p>
          </table:table-cell>
          <table:table-cell table:style-name="ce18"/>
          <table:table-cell table:style-name="ce18" office:value-type="string">
            <text:p>3416</text:p>
          </table:table-cell>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2">
          <table:table-cell table:style-name="ce5" table:formula="oooc:=SUBSTITUTE(SUBSTITUTE(CONCATENATE(IF([.E113]=&quot;Globally Unique&quot;;&quot;GU&quot;;[.E113]);[.F113];IF([.H113]&lt;&gt;[.I113];[.H113];&quot;&quot;);CONCATENATE(IF([.I113]=&quot;Identifier&quot;;&quot;ID&quot;;IF([.I113]=&quot;Text&quot;;&quot;&quot;;[.I113]))));&quot; &quot;;&quot;&quot;);&quot;'&quot;;&quot;&quot;)" office:value-type="string" office:string-value="Country">
            <text:p>Country</text:p>
          </table:table-cell>
          <table:table-cell table:style-name="ce5" office:value-type="string">
            <text:p>Port. Country</text:p>
          </table:table-cell>
          <table:table-cell table:style-name="ce18"/>
          <table:table-cell table:style-name="ce18" office:value-type="string">
            <text:p>Port</text:p>
          </table:table-cell>
          <table:table-cell table:number-columns-repeated="2" table:style-name="ce5"/>
          <table:table-cell table:style-name="ce5"/>
          <table:table-cell table:style-name="ce5" table:formula="oooc:=[.M113]" office:value-type="string" office:string-value="Country">
            <text:p>Country</text:p>
          </table:table-cell>
          <table:table-cell table:style-name="ce5" table:formula="oooc:=[.M113]" office:value-type="string" office:string-value="Country">
            <text:p>Country</text:p>
          </table:table-cell>
          <table:table-cell table:style-name="ce5" table:number-columns-repeated="3"/>
          <table:table-cell table:style-name="ce18" office:value-type="string">
            <text:p>Country</text:p>
          </table:table-cell>
          <table:table-cell table:style-name="ce18"/>
          <table:table-cell table:style-name="ce32" office:value-type="string">
            <text:p>0..1</text:p>
          </table:table-cell>
          <table:table-cell table:style-name="ce5" office:value-type="string">
            <text:p>ASBIE</text:p>
          </table:table-cell>
          <table:table-cell table:style-name="ce5" office:value-type="string">
            <text:p>Association to the port's country</text:p>
          </table:table-cell>
          <table:table-cell table:style-name="ce18" table:number-columns-repeated="2"/>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2">
          <table:table-cell table:style-name="ce2" table:formula="oooc:=SUBSTITUTE(SUBSTITUTE(CONCATENATE(IF([.C114]=&quot;&quot;;&quot;&quot;;CONCATENATE([.C114];&quot;&quot;));&quot;&quot;;[.D114]);&quot; &quot;;&quot;&quot;);&quot;'&quot;;&quot;&quot;)" office:value-type="string" office:string-value="RailTransport">
            <text:p>RailTransport</text:p>
          </table:table-cell>
          <table:table-cell table:style-name="ce2" office:value-type="string">
            <text:p>Rail Transport. Details</text:p>
          </table:table-cell>
          <table:table-cell table:style-name="ce13"/>
          <table:table-cell table:style-name="ce13" office:value-type="string">
            <text:p>Rail Transport</text:p>
          </table:table-cell>
          <table:table-cell table:style-name="ce13" table:number-columns-repeated="10"/>
          <table:table-cell table:style-name="ce2"/>
          <table:table-cell table:style-name="ce13" office:value-type="string">
            <text:p>ABIE</text:p>
          </table:table-cell>
          <table:table-cell table:style-name="ce27" office:value-type="string">
            <text:p>Describes a train</text:p>
          </table:table-cell>
          <table:table-cell table:style-name="ce27" table:number-columns-repeated="2"/>
          <table:table-cell table:style-name="ce47" office:value-type="string">
            <text:p>2.0</text:p>
          </table:table-cell>
          <table:table-cell table:style-name="ce59"/>
          <table:table-cell table:style-name="ce2"/>
          <table:table-cell table:style-name="ce13" office:value-type="string">
            <text:p>Transportation</text:p>
          </table:table-cell>
          <table:table-cell table:style-name="ce13" table:number-columns-repeated="13"/>
          <table:table-cell table:style-name="ce13" office:value-type="string">
            <text:p>Y</text:p>
          </table:table-cell>
          <table:table-cell table:style-name="ce13" table:number-columns-repeated="9"/>
          <table:table-cell table:style-name="ce13" office:value-type="string">
            <text:p>Y</text:p>
          </table:table-cell>
          <table:table-cell table:style-name="ce13" table:number-columns-repeated="2"/>
          <table:table-cell table:style-name="ce14" table:number-columns-repeated="115"/>
          <table:table-cell table:number-columns-repeated="92"/>
        </table:table-row>
        <table:table-row table:style-name="ro2">
          <table:table-cell table:style-name="ce3" table:formula="oooc:=SUBSTITUTE(SUBSTITUTE(CONCATENATE(IF([.E115]=&quot;Globally Unique&quot;;&quot;GU&quot;;[.E115]);IF([.G115]&lt;&gt;[.I115];[.H115];[.F115]);CONCATENATE(IF([.I115]=&quot;Identifier&quot;;&quot;ID&quot;;IF([.I115]=&quot;Text&quot;;&quot;&quot;;[.I115]))));&quot; &quot;;&quot;&quot;);&quot;'&quot;;&quot;&quot;)" office:value-type="string" office:string-value="TrainID">
            <text:p>TrainID</text:p>
          </table:table-cell>
          <table:table-cell table:style-name="ce8" office:value-type="string">
            <text:p>Rail Transport. Train Identifier. Identifier</text:p>
          </table:table-cell>
          <table:table-cell table:style-name="ce14"/>
          <table:table-cell table:style-name="ce14" office:value-type="string">
            <text:p>Rail Transport</text:p>
          </table:table-cell>
          <table:table-cell table:style-name="ce14"/>
          <table:table-cell table:style-name="ce14" office:value-type="string">
            <text:p>Train</text:p>
          </table:table-cell>
          <table:table-cell table:style-name="ce14" office:value-type="string">
            <text:p>Identifier</text:p>
          </table:table-cell>
          <table:table-cell table:formula="oooc:=IF([.F115]&lt;&gt;&quot;&quot;;CONCATENATE([.F115];&quot; &quot;;[.G115]);[.G115])" office:value-type="string" office:string-value="Train Identifier">
            <text:p>Train Identifier</text:p>
          </table:table-cell>
          <table:table-cell table:style-name="ce14" office:value-type="string">
            <text:p>Identifier</text:p>
          </table:table-cell>
          <table:table-cell table:style-name="ce14"/>
          <table:table-cell table:formula="oooc:=IF([.J115]&lt;&gt;&quot;&quot;;CONCATENATE([.J115];&quot;_ &quot;;[.I115];&quot;. Type&quot;);CONCATENATE([.I115];&quot;. Type&quot;))" office:value-type="string" office:string-value="Identifier. Type">
            <text:p>Identifier. Type</text:p>
          </table:table-cell>
          <table:table-cell table:style-name="ce14" table:number-columns-repeated="2"/>
          <table:table-cell table:style-name="ce14" office:value-type="string">
            <text:p>Train Number (WCO ID 167)</text:p>
          </table:table-cell>
          <table:table-cell table:style-name="ce29" office:value-type="string">
            <text:p>1</text:p>
          </table:table-cell>
          <table:table-cell table:style-name="ce14" office:value-type="string">
            <text:p>BBIE</text:p>
          </table:table-cell>
          <table:table-cell table:style-name="ce25" office:value-type="string">
            <text:p>Identifier for a train</text:p>
          </table:table-cell>
          <table:table-cell table:style-name="ce14"/>
          <table:table-cell table:style-name="ce14" office:value-type="float" office:value="8213">
            <text:p>8213</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116]=&quot;Globally Unique&quot;;&quot;GU&quot;;[.E116]);IF([.G116]&lt;&gt;[.I116];[.H116];[.F116]);CONCATENATE(IF([.I116]=&quot;Identifier&quot;;&quot;ID&quot;;IF([.I116]=&quot;Text&quot;;&quot;&quot;;[.I116]))));&quot; &quot;;&quot;&quot;);&quot;'&quot;;&quot;&quot;)" office:value-type="string" office:string-value="RailCarID">
            <text:p>RailCarID</text:p>
          </table:table-cell>
          <table:table-cell table:style-name="ce8" office:value-type="string">
            <text:p>Rail Transport. Rail Car Identifier. Identifier</text:p>
          </table:table-cell>
          <table:table-cell table:style-name="ce14"/>
          <table:table-cell table:style-name="ce14" office:value-type="string">
            <text:p>Rail Transport</text:p>
          </table:table-cell>
          <table:table-cell table:style-name="ce14"/>
          <table:table-cell table:style-name="ce14" office:value-type="string">
            <text:p>Rail Car</text:p>
          </table:table-cell>
          <table:table-cell table:style-name="ce14" office:value-type="string">
            <text:p>Identifier</text:p>
          </table:table-cell>
          <table:table-cell table:formula="oooc:=IF([.F116]&lt;&gt;&quot;&quot;;CONCATENATE([.F116];&quot; &quot;;[.G116]);[.G116])" office:value-type="string" office:string-value="Rail Car Identifier">
            <text:p>Rail Car Identifier</text:p>
          </table:table-cell>
          <table:table-cell table:style-name="ce14" office:value-type="string">
            <text:p>Identifier</text:p>
          </table:table-cell>
          <table:table-cell table:style-name="ce14"/>
          <table:table-cell table:formula="oooc:=IF([.J116]&lt;&gt;&quot;&quot;;CONCATENATE([.J116];&quot;_ &quot;;[.I116];&quot;. Type&quot;);CONCATENATE([.I116];&quot;. Type&quot;))" office:value-type="string" office:string-value="Identifier. Type">
            <text:p>Identifier.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25" office:value-type="string">
            <text:p>The identifer for the rail car on the train used for the means of transport</text:p>
          </table:table-cell>
          <table:table-cell table:style-name="ce14" table:number-columns-repeated="2"/>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2" table:formula="oooc:=SUBSTITUTE(SUBSTITUTE(CONCATENATE(IF([.C117]=&quot;&quot;;&quot;&quot;;CONCATENATE([.C117];&quot;&quot;));&quot;&quot;;[.D117]);&quot; &quot;;&quot;&quot;);&quot;'&quot;;&quot;&quot;)" office:value-type="string" office:string-value="RoadTransport">
            <text:p>RoadTransport</text:p>
          </table:table-cell>
          <table:table-cell table:style-name="ce2" office:value-type="string">
            <text:p>Road Transport. Details</text:p>
          </table:table-cell>
          <table:table-cell table:style-name="ce13"/>
          <table:table-cell table:style-name="ce13" office:value-type="string">
            <text:p>Road Transport</text:p>
          </table:table-cell>
          <table:table-cell table:style-name="ce13" table:number-columns-repeated="10"/>
          <table:table-cell table:style-name="ce2"/>
          <table:table-cell table:style-name="ce13" office:value-type="string">
            <text:p>ABIE</text:p>
          </table:table-cell>
          <table:table-cell table:style-name="ce27" office:value-type="string">
            <text:p>Describes a road transport vehicle</text:p>
          </table:table-cell>
          <table:table-cell table:style-name="ce27" table:number-columns-repeated="2"/>
          <table:table-cell table:style-name="ce47" office:value-type="string">
            <text:p>2.0</text:p>
          </table:table-cell>
          <table:table-cell table:style-name="ce59"/>
          <table:table-cell table:style-name="ce2"/>
          <table:table-cell table:style-name="ce13" office:value-type="string">
            <text:p>Transportation</text:p>
          </table:table-cell>
          <table:table-cell table:style-name="ce13" table:number-columns-repeated="13"/>
          <table:table-cell table:style-name="ce13" office:value-type="string">
            <text:p>Y</text:p>
          </table:table-cell>
          <table:table-cell table:style-name="ce13" table:number-columns-repeated="9"/>
          <table:table-cell table:style-name="ce13" office:value-type="string">
            <text:p>Y</text:p>
          </table:table-cell>
          <table:table-cell table:style-name="ce13" table:number-columns-repeated="2"/>
          <table:table-cell table:style-name="ce14" table:number-columns-repeated="115"/>
          <table:table-cell table:number-columns-repeated="92"/>
        </table:table-row>
        <table:table-row table:style-name="ro12">
          <table:table-cell table:style-name="ce3" table:formula="oooc:=SUBSTITUTE(SUBSTITUTE(CONCATENATE(IF([.E118]=&quot;Globally Unique&quot;;&quot;GU&quot;;[.E118]);IF([.G118]&lt;&gt;[.I118];[.H118];[.F118]);CONCATENATE(IF([.I118]=&quot;Identifier&quot;;&quot;ID&quot;;IF([.I118]=&quot;Text&quot;;&quot;&quot;;[.I118]))));&quot; &quot;;&quot;&quot;);&quot;'&quot;;&quot;&quot;)" office:value-type="string" office:string-value="LicensePlateID">
            <text:p>LicensePlateID</text:p>
          </table:table-cell>
          <table:table-cell table:style-name="ce8" office:value-type="string">
            <text:p>Road Transport. License Plate Identifier. Identifier</text:p>
          </table:table-cell>
          <table:table-cell table:style-name="ce14"/>
          <table:table-cell table:style-name="ce14" office:value-type="string">
            <text:p>Road Transport</text:p>
          </table:table-cell>
          <table:table-cell table:style-name="ce14"/>
          <table:table-cell table:style-name="ce14" office:value-type="string">
            <text:p>License Plate</text:p>
          </table:table-cell>
          <table:table-cell table:style-name="ce14" office:value-type="string">
            <text:p>Identifier</text:p>
          </table:table-cell>
          <table:table-cell table:formula="oooc:=IF([.F118]&lt;&gt;&quot;&quot;;CONCATENATE([.F118];&quot; &quot;;[.G118]);[.G118])" office:value-type="string" office:string-value="License Plate Identifier">
            <text:p>License Plate Identifier</text:p>
          </table:table-cell>
          <table:table-cell table:style-name="ce14" office:value-type="string">
            <text:p>Identifier</text:p>
          </table:table-cell>
          <table:table-cell table:style-name="ce14"/>
          <table:table-cell table:formula="oooc:=IF([.J118]&lt;&gt;&quot;&quot;;CONCATENATE([.J118];&quot;_ &quot;;[.I118];&quot;. Type&quot;);CONCATENATE([.I118];&quot;. Type&quot;))" office:value-type="string" office:string-value="Identifier. Type">
            <text:p>Identifier. Type</text:p>
          </table:table-cell>
          <table:table-cell table:style-name="ce14" table:number-columns-repeated="2"/>
          <table:table-cell table:style-name="ce25" office:value-type="string">
            <text:p>Vehicle registration number (WCO ID 167)</text:p>
          </table:table-cell>
          <table:table-cell table:style-name="ce29" office:value-type="string">
            <text:p>1</text:p>
          </table:table-cell>
          <table:table-cell table:style-name="ce14" office:value-type="string">
            <text:p>BBIE</text:p>
          </table:table-cell>
          <table:table-cell table:style-name="ce25" office:value-type="string">
            <text:p>The identifer for a specific vehicle</text:p>
          </table:table-cell>
          <table:table-cell table:style-name="ce14"/>
          <table:table-cell table:style-name="ce14" office:value-type="float" office:value="8213">
            <text:p>8213</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2" table:formula="oooc:=SUBSTITUTE(SUBSTITUTE(CONCATENATE(IF([.C119]=&quot;&quot;;&quot;&quot;;CONCATENATE([.C119];&quot;&quot;));&quot;&quot;;[.D119]);&quot; &quot;;&quot;&quot;);&quot;'&quot;;&quot;&quot;)" office:value-type="string" office:string-value="Shipment">
            <text:p>Shipment</text:p>
          </table:table-cell>
          <table:table-cell table:style-name="ce9" office:value-type="string">
            <text:p>Shipment. Details</text:p>
          </table:table-cell>
          <table:table-cell table:style-name="ce15"/>
          <table:table-cell table:style-name="ce15" office:value-type="string">
            <text:p>Shipment</text:p>
          </table:table-cell>
          <table:table-cell table:style-name="ce15" table:number-columns-repeated="9"/>
          <table:table-cell table:style-name="ce15" office:value-type="string">
            <text:p>Consignment</text:p>
          </table:table-cell>
          <table:table-cell table:style-name="ce9"/>
          <table:table-cell table:style-name="ce15" office:value-type="string">
            <text:p>ABIE</text:p>
          </table:table-cell>
          <table:table-cell table:style-name="ce15" office:value-type="string">
            <text:p>Information about a Shipment</text:p>
          </table:table-cell>
          <table:table-cell table:style-name="ce26" table:number-columns-repeated="2"/>
          <table:table-cell table:style-name="ce56" office:value-type="string">
            <text:p>2.0</text:p>
          </table:table-cell>
          <table:table-cell table:style-name="ce45"/>
          <table:table-cell table:style-name="ce9"/>
          <table:table-cell table:style-name="ce15" office:value-type="string">
            <text:p>Transportation</text:p>
          </table:table-cell>
          <table:table-cell table:style-name="ce15" table:number-columns-repeated="26"/>
          <table:table-cell table:style-name="ce16" table:number-columns-repeated="115"/>
          <table:table-cell table:number-columns-repeated="92"/>
        </table:table-row>
        <table:table-row table:style-name="ro2">
          <table:table-cell table:style-name="ce3" table:formula="oooc:=SUBSTITUTE(SUBSTITUTE(CONCATENATE(IF([.E120]=&quot;Globally Unique&quot;;&quot;GU&quot;;[.E120]);IF([.G120]&lt;&gt;[.I120];[.H120];[.F120]);CONCATENATE(IF([.I120]=&quot;Identifier&quot;;&quot;ID&quot;;IF([.I120]=&quot;Text&quot;;&quot;&quot;;[.I120]))));&quot; &quot;;&quot;&quot;);&quot;'&quot;;&quot;&quot;)" office:value-type="string" office:string-value="ID">
            <text:p>ID</text:p>
          </table:table-cell>
          <table:table-cell table:style-name="ce8" office:value-type="string">
            <text:p>Shipment. Identifier. Identifier</text:p>
          </table:table-cell>
          <table:table-cell/>
          <table:table-cell office:value-type="string">
            <text:p>Shipment</text:p>
          </table:table-cell>
          <table:table-cell table:number-columns-repeated="2"/>
          <table:table-cell office:value-type="string">
            <text:p>Identifier</text:p>
          </table:table-cell>
          <table:table-cell table:formula="oooc:=IF([.F120]&lt;&gt;&quot;&quot;;CONCATENATE([.F120];&quot; &quot;;[.G120]);[.G120])" office:value-type="string" office:string-value="Identifier">
            <text:p>Identifier</text:p>
          </table:table-cell>
          <table:table-cell office:value-type="string">
            <text:p>Identifier</text:p>
          </table:table-cell>
          <table:table-cell/>
          <table:table-cell table:formula="oooc:=IF([.J120]&lt;&gt;&quot;&quot;;CONCATENATE([.J120];&quot;_ &quot;;[.I120];&quot;. Type&quot;);CONCATENATE([.I120];&quot;. Type&quot;))" office:value-type="string" office:string-value="Identifier. Type">
            <text:p>Identifier. Type</text:p>
          </table:table-cell>
          <table:table-cell table:number-columns-repeated="2"/>
          <table:table-cell office:value-type="string">
            <text:p>Waybill Number</text:p>
          </table:table-cell>
          <table:table-cell office:value-type="float" office:value="1">
            <text:p>1</text:p>
          </table:table-cell>
          <table:table-cell office:value-type="string">
            <text:p>BBIE</text:p>
          </table:table-cell>
          <table:table-cell table:style-name="ce40" office:value-type="string">
            <text:p>The identifier for a Shipment</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6"/>
          <table:table-cell table:style-name="ce16" table:number-columns-repeated="115"/>
          <table:table-cell table:number-columns-repeated="92"/>
        </table:table-row>
        <table:table-row table:style-name="ro2">
          <table:table-cell table:style-name="ce3" table:formula="oooc:=SUBSTITUTE(SUBSTITUTE(CONCATENATE(IF([.E121]=&quot;Globally Unique&quot;;&quot;GU&quot;;[.E121]);IF([.G121]&lt;&gt;[.I121];[.H121];[.F121]);CONCATENATE(IF([.I121]=&quot;Identifier&quot;;&quot;ID&quot;;IF([.I121]=&quot;Text&quot;;&quot;&quot;;[.I121]))));&quot; &quot;;&quot;&quot;);&quot;'&quot;;&quot;&quot;)" office:value-type="string" office:string-value="PriorityLevelCode">
            <text:p>PriorityLevelCode</text:p>
          </table:table-cell>
          <table:table-cell table:style-name="ce8" office:value-type="string">
            <text:p>Shipment. Priority Level. Code</text:p>
          </table:table-cell>
          <table:table-cell/>
          <table:table-cell office:value-type="string">
            <text:p>Shipment</text:p>
          </table:table-cell>
          <table:table-cell/>
          <table:table-cell office:value-type="string">
            <text:p>Priority</text:p>
          </table:table-cell>
          <table:table-cell office:value-type="string">
            <text:p>Level</text:p>
          </table:table-cell>
          <table:table-cell table:formula="oooc:=IF([.F121]&lt;&gt;&quot;&quot;;CONCATENATE([.F121];&quot; &quot;;[.G121]);[.G121])" office:value-type="string" office:string-value="Priority Level">
            <text:p>Priority Level</text:p>
          </table:table-cell>
          <table:table-cell office:value-type="string">
            <text:p>Code</text:p>
          </table:table-cell>
          <table:table-cell/>
          <table:table-cell table:formula="oooc:=IF([.J121]&lt;&gt;&quot;&quot;;CONCATENATE([.J121];&quot;_ &quot;;[.I121];&quot;. Type&quot;);CONCATENATE([.I121];&quot;. Type&quot;))" office:value-type="string" office:string-value="Code. Type">
            <text:p>Code. Type</text:p>
          </table:table-cell>
          <table:table-cell table:number-columns-repeated="2"/>
          <table:table-cell office:value-type="string">
            <text:p>Service Level, Service Priority</text:p>
          </table:table-cell>
          <table:table-cell office:value-type="string">
            <text:p>0..1</text:p>
          </table:table-cell>
          <table:table-cell office:value-type="string">
            <text:p>BBIE</text:p>
          </table:table-cell>
          <table:table-cell table:style-name="ce40" office:value-type="string">
            <text:p>The priority or level of service required for a Shipment expressed as a code</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6"/>
          <table:table-cell table:style-name="ce16" table:number-columns-repeated="115"/>
          <table:table-cell table:number-columns-repeated="92"/>
        </table:table-row>
        <table:table-row table:style-name="ro2">
          <table:table-cell table:style-name="ce3" table:formula="oooc:=SUBSTITUTE(SUBSTITUTE(CONCATENATE(IF([.E122]=&quot;Globally Unique&quot;;&quot;GU&quot;;[.E122]);IF([.G122]&lt;&gt;[.I122];[.H122];[.F122]);CONCATENATE(IF([.I122]=&quot;Identifier&quot;;&quot;ID&quot;;IF([.I122]=&quot;Text&quot;;&quot;&quot;;[.I122]))));&quot; &quot;;&quot;&quot;);&quot;'&quot;;&quot;&quot;)" office:value-type="string" office:string-value="HandlingCode">
            <text:p>HandlingCode</text:p>
          </table:table-cell>
          <table:table-cell table:style-name="ce8" office:value-type="string">
            <text:p>Shipment. Handling Code. Code</text:p>
          </table:table-cell>
          <table:table-cell/>
          <table:table-cell office:value-type="string">
            <text:p>Shipment</text:p>
          </table:table-cell>
          <table:table-cell/>
          <table:table-cell office:value-type="string">
            <text:p>Handling</text:p>
          </table:table-cell>
          <table:table-cell office:value-type="string">
            <text:p>Code</text:p>
          </table:table-cell>
          <table:table-cell table:formula="oooc:=IF([.F122]&lt;&gt;&quot;&quot;;CONCATENATE([.F122];&quot; &quot;;[.G122]);[.G122])" office:value-type="string" office:string-value="Handling Code">
            <text:p>Handling Code</text:p>
          </table:table-cell>
          <table:table-cell office:value-type="string">
            <text:p>Code</text:p>
          </table:table-cell>
          <table:table-cell/>
          <table:table-cell table:formula="oooc:=IF([.J122]&lt;&gt;&quot;&quot;;CONCATENATE([.J122];&quot;_ &quot;;[.I122];&quot;. Type&quot;);CONCATENATE([.I122];&quot;. Type&quot;))" office:value-type="string" office:string-value="Code. Type">
            <text:p>Code. Type</text:p>
          </table:table-cell>
          <table:table-cell table:number-columns-repeated="2"/>
          <table:table-cell office:value-type="string">
            <text:p>Special Handling</text:p>
          </table:table-cell>
          <table:table-cell office:value-type="string">
            <text:p>0..1</text:p>
          </table:table-cell>
          <table:table-cell office:value-type="string">
            <text:p>BBIE</text:p>
          </table:table-cell>
          <table:table-cell table:style-name="ce40" office:value-type="string">
            <text:p>The handling required for a Shipment expressed as a code</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6"/>
          <table:table-cell table:style-name="ce16" table:number-columns-repeated="115"/>
          <table:table-cell table:number-columns-repeated="92"/>
        </table:table-row>
        <table:table-row table:style-name="ro2">
          <table:table-cell table:style-name="ce3" table:formula="oooc:=SUBSTITUTE(SUBSTITUTE(CONCATENATE(IF([.E123]=&quot;Globally Unique&quot;;&quot;GU&quot;;[.E123]);IF([.G123]&lt;&gt;[.I123];[.H123];[.F123]);CONCATENATE(IF([.I123]=&quot;Identifier&quot;;&quot;ID&quot;;IF([.I123]=&quot;Text&quot;;&quot;&quot;;[.I123]))));&quot; &quot;;&quot;&quot;);&quot;'&quot;;&quot;&quot;)" office:value-type="string" office:string-value="HandlingInstructions">
            <text:p>HandlingInstructions</text:p>
          </table:table-cell>
          <table:table-cell table:style-name="ce8" office:value-type="string">
            <text:p>Shipment. Handling Instructions. Text</text:p>
          </table:table-cell>
          <table:table-cell/>
          <table:table-cell office:value-type="string">
            <text:p>Shipment</text:p>
          </table:table-cell>
          <table:table-cell/>
          <table:table-cell office:value-type="string">
            <text:p>Handling</text:p>
          </table:table-cell>
          <table:table-cell office:value-type="string">
            <text:p>Instructions</text:p>
          </table:table-cell>
          <table:table-cell table:formula="oooc:=IF([.F123]&lt;&gt;&quot;&quot;;CONCATENATE([.F123];&quot; &quot;;[.G123]);[.G123])" office:value-type="string" office:string-value="Handling Instructions">
            <text:p>Handling Instructions</text:p>
          </table:table-cell>
          <table:table-cell office:value-type="string">
            <text:p>Text</text:p>
          </table:table-cell>
          <table:table-cell/>
          <table:table-cell table:formula="oooc:=IF([.J123]&lt;&gt;&quot;&quot;;CONCATENATE([.J123];&quot;_ &quot;;[.I123];&quot;. Type&quot;);CONCATENATE([.I12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40" office:value-type="string">
            <text:p>Free form text describing Handling Instructions for a Shipment</text:p>
          </table:table-cell>
          <table:table-cell/>
          <table:table-cell office:value-type="float" office:value="4078">
            <text:p>4078</text:p>
          </table:table-cell>
          <table:table-cell table:style-name="ce50" office:value-type="string">
            <text:p>1.0</text:p>
          </table:table-cell>
          <table:table-cell/>
          <table:table-cell table:style-name="ce7"/>
          <table:table-cell office:value-type="string">
            <text:p>Transportation</text:p>
          </table:table-cell>
          <table:table-cell table:number-columns-repeated="233"/>
        </table:table-row>
        <table:table-row table:style-name="ro3">
          <table:table-cell table:style-name="ce3" table:formula="oooc:=SUBSTITUTE(SUBSTITUTE(CONCATENATE(IF([.E124]=&quot;Globally Unique&quot;;&quot;GU&quot;;[.E124]);IF([.G124]&lt;&gt;[.I124];[.H124];[.F124]);CONCATENATE(IF([.I124]=&quot;Identifier&quot;;&quot;ID&quot;;IF([.I124]=&quot;Text&quot;;&quot;&quot;;[.I124]))));&quot; &quot;;&quot;&quot;);&quot;'&quot;;&quot;&quot;)" office:value-type="string" office:string-value="Information">
            <text:p>Information</text:p>
          </table:table-cell>
          <table:table-cell table:style-name="ce8" office:value-type="string">
            <text:p>Shipment. Information. Text</text:p>
          </table:table-cell>
          <table:table-cell/>
          <table:table-cell office:value-type="string">
            <text:p>Shipment</text:p>
          </table:table-cell>
          <table:table-cell table:number-columns-repeated="2"/>
          <table:table-cell office:value-type="string">
            <text:p>Information</text:p>
          </table:table-cell>
          <table:table-cell table:formula="oooc:=IF([.F124]&lt;&gt;&quot;&quot;;CONCATENATE([.F124];&quot; &quot;;[.G124]);[.G124])" office:value-type="string" office:string-value="Information">
            <text:p>Information</text:p>
          </table:table-cell>
          <table:table-cell office:value-type="string">
            <text:p>Text</text:p>
          </table:table-cell>
          <table:table-cell/>
          <table:table-cell table:formula="oooc:=IF([.J124]&lt;&gt;&quot;&quot;;CONCATENATE([.J124];&quot;_ &quot;;[.I124];&quot;. Type&quot;);CONCATENATE([.I12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35" office:value-type="string">
            <text:p>Free form text applying to a Shipment. This element may contain notes or any other similar information that is not contained explicitly in another structure.</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33"/>
        </table:table-row>
        <table:table-row table:style-name="ro3">
          <table:table-cell table:style-name="ce3" table:formula="oooc:=SUBSTITUTE(SUBSTITUTE(CONCATENATE(IF([.E125]=&quot;Globally Unique&quot;;&quot;GU&quot;;[.E125]);IF([.G125]&lt;&gt;[.I125];[.H125];[.F125]);CONCATENATE(IF([.I125]=&quot;Identifier&quot;;&quot;ID&quot;;IF([.I125]=&quot;Text&quot;;&quot;&quot;;[.I125]))));&quot; &quot;;&quot;&quot;);&quot;'&quot;;&quot;&quot;)" office:value-type="string" office:string-value="GrossWeightMeasure">
            <text:p>GrossWeightMeasure</text:p>
          </table:table-cell>
          <table:table-cell table:style-name="ce8" office:value-type="string">
            <text:p>Shipment. Gross_ Weight. Measure</text:p>
          </table:table-cell>
          <table:table-cell/>
          <table:table-cell office:value-type="string">
            <text:p>Shipment</text:p>
          </table:table-cell>
          <table:table-cell office:value-type="string">
            <text:p>Gross</text:p>
          </table:table-cell>
          <table:table-cell/>
          <table:table-cell office:value-type="string">
            <text:p>Weight</text:p>
          </table:table-cell>
          <table:table-cell table:formula="oooc:=IF([.F125]&lt;&gt;&quot;&quot;;CONCATENATE([.F125];&quot; &quot;;[.G125]);[.G125])" office:value-type="string" office:string-value="Weight">
            <text:p>Weight</text:p>
          </table:table-cell>
          <table:table-cell office:value-type="string">
            <text:p>Measure</text:p>
          </table:table-cell>
          <table:table-cell/>
          <table:table-cell table:formula="oooc:=IF([.J125]&lt;&gt;&quot;&quot;;CONCATENATE([.J125];&quot;_ &quot;;[.I125];&quot;. Type&quot;);CONCATENATE([.I125];&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40" office:value-type="string">
            <text:p>The total gross weight of a Shipment; the weight of the goods + packaging + transport equipment</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33"/>
        </table:table-row>
        <table:table-row table:style-name="ro2">
          <table:table-cell table:style-name="ce3" table:formula="oooc:=SUBSTITUTE(SUBSTITUTE(CONCATENATE(IF([.E126]=&quot;Globally Unique&quot;;&quot;GU&quot;;[.E126]);IF([.G126]&lt;&gt;[.I126];[.H126];[.F126]);CONCATENATE(IF([.I126]=&quot;Identifier&quot;;&quot;ID&quot;;IF([.I126]=&quot;Text&quot;;&quot;&quot;;[.I126]))));&quot; &quot;;&quot;&quot;);&quot;'&quot;;&quot;&quot;)" office:value-type="string" office:string-value="NetWeightMeasure">
            <text:p>NetWeightMeasure</text:p>
          </table:table-cell>
          <table:table-cell table:style-name="ce8" office:value-type="string">
            <text:p>Shipment. Net_ Weight. Measure</text:p>
          </table:table-cell>
          <table:table-cell/>
          <table:table-cell office:value-type="string">
            <text:p>Shipment</text:p>
          </table:table-cell>
          <table:table-cell office:value-type="string">
            <text:p>Net</text:p>
          </table:table-cell>
          <table:table-cell/>
          <table:table-cell office:value-type="string">
            <text:p>Weight</text:p>
          </table:table-cell>
          <table:table-cell table:formula="oooc:=IF([.F126]&lt;&gt;&quot;&quot;;CONCATENATE([.F126];&quot; &quot;;[.G126]);[.G126])" office:value-type="string" office:string-value="Weight">
            <text:p>Weight</text:p>
          </table:table-cell>
          <table:table-cell office:value-type="string">
            <text:p>Measure</text:p>
          </table:table-cell>
          <table:table-cell/>
          <table:table-cell table:formula="oooc:=IF([.J126]&lt;&gt;&quot;&quot;;CONCATENATE([.J126];&quot;_ &quot;;[.I126];&quot;. Type&quot;);CONCATENATE([.I126];&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40" office:value-type="string">
            <text:p>The total net weight of a Shipment; the weight of the goods + packaging</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33"/>
        </table:table-row>
        <table:table-row table:style-name="ro2">
          <table:table-cell table:style-name="ce3" table:formula="oooc:=SUBSTITUTE(SUBSTITUTE(CONCATENATE(IF([.E127]=&quot;Globally Unique&quot;;&quot;GU&quot;;[.E127]);IF([.G127]&lt;&gt;[.I127];[.H127];[.F127]);CONCATENATE(IF([.I127]=&quot;Identifier&quot;;&quot;ID&quot;;IF([.I127]=&quot;Text&quot;;&quot;&quot;;[.I127]))));&quot; &quot;;&quot;&quot;);&quot;'&quot;;&quot;&quot;)" office:value-type="string" office:string-value="NetNetWeightMeasure">
            <text:p>NetNetWeightMeasure</text:p>
          </table:table-cell>
          <table:table-cell table:style-name="ce8" office:value-type="string">
            <text:p>Shipment. Net Net_ Weight. Measure</text:p>
          </table:table-cell>
          <table:table-cell/>
          <table:table-cell office:value-type="string">
            <text:p>Shipment</text:p>
          </table:table-cell>
          <table:table-cell office:value-type="string">
            <text:p>Net Net</text:p>
          </table:table-cell>
          <table:table-cell/>
          <table:table-cell office:value-type="string">
            <text:p>Weight</text:p>
          </table:table-cell>
          <table:table-cell table:formula="oooc:=IF([.F127]&lt;&gt;&quot;&quot;;CONCATENATE([.F127];&quot; &quot;;[.G127]);[.G127])" office:value-type="string" office:string-value="Weight">
            <text:p>Weight</text:p>
          </table:table-cell>
          <table:table-cell office:value-type="string">
            <text:p>Measure</text:p>
          </table:table-cell>
          <table:table-cell/>
          <table:table-cell table:formula="oooc:=IF([.J127]&lt;&gt;&quot;&quot;;CONCATENATE([.J127];&quot;_ &quot;;[.I127];&quot;. Type&quot;);CONCATENATE([.I127];&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40" office:value-type="string">
            <text:p>The weight of the goods net of packaging and transport equipment</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6"/>
          <table:table-cell table:style-name="ce16" table:number-columns-repeated="115"/>
          <table:table-cell table:number-columns-repeated="92"/>
        </table:table-row>
        <table:table-row table:style-name="ro2">
          <table:table-cell table:style-name="ce3" table:formula="oooc:=SUBSTITUTE(SUBSTITUTE(CONCATENATE(IF([.E128]=&quot;Globally Unique&quot;;&quot;GU&quot;;[.E128]);IF([.G128]&lt;&gt;[.I128];[.H128];[.F128]);CONCATENATE(IF([.I128]=&quot;Identifier&quot;;&quot;ID&quot;;IF([.I128]=&quot;Text&quot;;&quot;&quot;;[.I128]))));&quot; &quot;;&quot;&quot;);&quot;'&quot;;&quot;&quot;)" office:value-type="string" office:string-value="GrossVolumeMeasure">
            <text:p>GrossVolumeMeasure</text:p>
          </table:table-cell>
          <table:table-cell table:style-name="ce8" office:value-type="string">
            <text:p>Shipment. Gross_ Volume. Measure</text:p>
          </table:table-cell>
          <table:table-cell/>
          <table:table-cell office:value-type="string">
            <text:p>Shipment</text:p>
          </table:table-cell>
          <table:table-cell office:value-type="string">
            <text:p>Gross</text:p>
          </table:table-cell>
          <table:table-cell/>
          <table:table-cell office:value-type="string">
            <text:p>Volume</text:p>
          </table:table-cell>
          <table:table-cell table:formula="oooc:=IF([.F128]&lt;&gt;&quot;&quot;;CONCATENATE([.F128];&quot; &quot;;[.G128]);[.G128])" office:value-type="string" office:string-value="Volume">
            <text:p>Volume</text:p>
          </table:table-cell>
          <table:table-cell office:value-type="string">
            <text:p>Measure</text:p>
          </table:table-cell>
          <table:table-cell/>
          <table:table-cell table:formula="oooc:=IF([.J128]&lt;&gt;&quot;&quot;;CONCATENATE([.J128];&quot;_ &quot;;[.I128];&quot;. Type&quot;);CONCATENATE([.I128];&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40" office:value-type="string">
            <text:p>The total volume of the goods in a Shipment + packaging</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6"/>
          <table:table-cell table:style-name="ce16" table:number-columns-repeated="115"/>
          <table:table-cell table:number-columns-repeated="92"/>
        </table:table-row>
        <table:table-row table:style-name="ro2">
          <table:table-cell table:style-name="ce3" table:formula="oooc:=SUBSTITUTE(SUBSTITUTE(CONCATENATE(IF([.E129]=&quot;Globally Unique&quot;;&quot;GU&quot;;[.E129]);IF([.G129]&lt;&gt;[.I129];[.H129];[.F129]);CONCATENATE(IF([.I129]=&quot;Identifier&quot;;&quot;ID&quot;;IF([.I129]=&quot;Text&quot;;&quot;&quot;;[.I129]))));&quot; &quot;;&quot;&quot;);&quot;'&quot;;&quot;&quot;)" office:value-type="string" office:string-value="NetVolumeMeasure">
            <text:p>NetVolumeMeasure</text:p>
          </table:table-cell>
          <table:table-cell table:style-name="ce8" office:value-type="string">
            <text:p>Shipment. Net_ Volume. Measure</text:p>
          </table:table-cell>
          <table:table-cell/>
          <table:table-cell office:value-type="string">
            <text:p>Shipment</text:p>
          </table:table-cell>
          <table:table-cell office:value-type="string">
            <text:p>Net</text:p>
          </table:table-cell>
          <table:table-cell/>
          <table:table-cell office:value-type="string">
            <text:p>Volume</text:p>
          </table:table-cell>
          <table:table-cell table:formula="oooc:=IF([.F129]&lt;&gt;&quot;&quot;;CONCATENATE([.F129];&quot; &quot;;[.G129]);[.G129])" office:value-type="string" office:string-value="Volume">
            <text:p>Volume</text:p>
          </table:table-cell>
          <table:table-cell office:value-type="string">
            <text:p>Measure</text:p>
          </table:table-cell>
          <table:table-cell/>
          <table:table-cell table:formula="oooc:=IF([.J129]&lt;&gt;&quot;&quot;;CONCATENATE([.J129];&quot;_ &quot;;[.I129];&quot;. Type&quot;);CONCATENATE([.I129];&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40" office:value-type="string">
            <text:p>The volume of a Shipment net of packaging and transport equipment</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33"/>
        </table:table-row>
        <table:table-row table:style-name="ro3">
          <table:table-cell table:style-name="ce3" table:formula="oooc:=SUBSTITUTE(SUBSTITUTE(CONCATENATE(IF([.E130]=&quot;Globally Unique&quot;;&quot;GU&quot;;[.E130]);IF([.G130]&lt;&gt;[.I130];[.H130];[.F130]);CONCATENATE(IF([.I130]=&quot;Identifier&quot;;&quot;ID&quot;;IF([.I130]=&quot;Text&quot;;&quot;&quot;;[.I130]))));&quot; &quot;;&quot;&quot;);&quot;'&quot;;&quot;&quot;)" office:value-type="string" office:string-value="TotalGoodsItemQuantity">
            <text:p>TotalGoodsItemQuantity</text:p>
          </table:table-cell>
          <table:table-cell table:style-name="ce8" office:value-type="string">
            <text:p>Shipment. Total_ Goods Item Quantity. Quantity</text:p>
          </table:table-cell>
          <table:table-cell table:style-name="ce14"/>
          <table:table-cell office:value-type="string">
            <text:p>Shipment</text:p>
          </table:table-cell>
          <table:table-cell table:style-name="ce19" office:value-type="string">
            <text:p>Total</text:p>
          </table:table-cell>
          <table:table-cell table:style-name="ce14" office:value-type="string">
            <text:p>Goods Item</text:p>
          </table:table-cell>
          <table:table-cell table:style-name="ce14" office:value-type="string">
            <text:p>Quantity</text:p>
          </table:table-cell>
          <table:table-cell table:formula="oooc:=IF([.F130]&lt;&gt;&quot;&quot;;CONCATENATE([.F130];&quot; &quot;;[.G130]);[.G130])" office:value-type="string" office:string-value="Goods Item Quantity">
            <text:p>Goods Item Quantity</text:p>
          </table:table-cell>
          <table:table-cell table:style-name="ce14" office:value-type="string">
            <text:p>Quantity</text:p>
          </table:table-cell>
          <table:table-cell table:style-name="ce14"/>
          <table:table-cell table:formula="oooc:=IF([.J130]&lt;&gt;&quot;&quot;;CONCATENATE([.J130];&quot;_ &quot;;[.I130];&quot;. Type&quot;);CONCATENATE([.I130];&quot;. Type&quot;))" office:value-type="string" office:string-value="Quantity. Type">
            <text:p>Quantity.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36" office:value-type="string">
            <text:p>Count of the total number of goods items within a shipment.</text:p>
          </table:table-cell>
          <table:table-cell table:style-name="ce14"/>
          <table:table-cell table:style-name="ce19" office:value-type="float" office:value="7240">
            <text:p>7240</text:p>
          </table:table-cell>
          <table:table-cell table:style-name="ce48" office:value-type="string">
            <text:p>2.0</text:p>
          </table:table-cell>
          <table:table-cell table:style-name="ce14" table:number-columns-repeated="29"/>
          <table:table-cell table:style-name="ce19" table:number-columns-repeated="115"/>
          <table:table-cell table:number-columns-repeated="92"/>
        </table:table-row>
        <table:table-row table:style-name="ro13">
          <table:table-cell table:style-name="ce3" table:formula="oooc:=SUBSTITUTE(SUBSTITUTE(CONCATENATE(IF([.E131]=&quot;Globally Unique&quot;;&quot;GU&quot;;[.E131]);IF([.G131]&lt;&gt;[.I131];[.H131];[.F131]);CONCATENATE(IF([.I131]=&quot;Identifier&quot;;&quot;ID&quot;;IF([.I131]=&quot;Text&quot;;&quot;&quot;;[.I131]))));&quot; &quot;;&quot;&quot;);&quot;'&quot;;&quot;&quot;)" office:value-type="string" office:string-value="TotalTransportHandlingUnitQuantity">
            <text:p>TotalTransportHandlingUnitQuantity</text:p>
          </table:table-cell>
          <table:table-cell table:style-name="ce8" office:value-type="string">
            <text:p>Shipment. Total_Transport Handling Unit Quantity. Quantity</text:p>
          </table:table-cell>
          <table:table-cell table:style-name="ce14"/>
          <table:table-cell office:value-type="string">
            <text:p>Shipment</text:p>
          </table:table-cell>
          <table:table-cell table:style-name="ce19" office:value-type="string">
            <text:p>Total</text:p>
          </table:table-cell>
          <table:table-cell table:style-name="ce14" office:value-type="string">
            <text:p>Transport Handling Unit</text:p>
          </table:table-cell>
          <table:table-cell table:style-name="ce14" office:value-type="string">
            <text:p>Quantity</text:p>
          </table:table-cell>
          <table:table-cell table:formula="oooc:=IF([.F131]&lt;&gt;&quot;&quot;;CONCATENATE([.F131];&quot; &quot;;[.G131]);[.G131])" office:value-type="string" office:string-value="Transport Handling Unit Quantity">
            <text:p>Transport Handling Unit Quantity</text:p>
          </table:table-cell>
          <table:table-cell table:style-name="ce14" office:value-type="string">
            <text:p>Quantity</text:p>
          </table:table-cell>
          <table:table-cell table:style-name="ce14"/>
          <table:table-cell table:formula="oooc:=IF([.J131]&lt;&gt;&quot;&quot;;CONCATENATE([.J131];&quot;_ &quot;;[.I131];&quot;. Type&quot;);CONCATENATE([.I131];&quot;. Type&quot;))" office:value-type="string" office:string-value="Quantity. Type">
            <text:p>Quantity. Type</text:p>
          </table:table-cell>
          <table:table-cell table:style-name="ce14" table:number-columns-repeated="2"/>
          <table:table-cell table:style-name="ce14" office:value-type="string">
            <text:p>Number of THUs</text:p>
          </table:table-cell>
          <table:table-cell table:style-name="ce29" office:value-type="string">
            <text:p>0..1</text:p>
          </table:table-cell>
          <table:table-cell table:style-name="ce14" office:value-type="string">
            <text:p>BBIE</text:p>
          </table:table-cell>
          <table:table-cell table:style-name="ce36" office:value-type="string">
            <text:p>Count of the number of pieces of transport handling equipment in a shipment, such as pallets, boxes,cases.</text:p>
          </table:table-cell>
          <table:table-cell table:style-name="ce14"/>
          <table:table-cell table:style-name="ce19"/>
          <table:table-cell table:style-name="ce48" office:value-type="string">
            <text:p>2.0</text:p>
          </table:table-cell>
          <table:table-cell table:style-name="ce14" table:number-columns-repeated="29"/>
          <table:table-cell table:style-name="ce19" table:number-columns-repeated="115"/>
          <table:table-cell table:number-columns-repeated="92"/>
        </table:table-row>
        <table:table-row table:style-name="ro2">
          <table:table-cell table:style-name="ce3" table:formula="oooc:=SUBSTITUTE(SUBSTITUTE(CONCATENATE(IF([.E132]=&quot;Globally Unique&quot;;&quot;GU&quot;;[.E132]);IF([.G132]&lt;&gt;[.I132];[.H132];[.F132]);CONCATENATE(IF([.I132]=&quot;Identifier&quot;;&quot;ID&quot;;IF([.I132]=&quot;Text&quot;;&quot;&quot;;[.I132]))));&quot; &quot;;&quot;&quot;);&quot;'&quot;;&quot;&quot;)" office:value-type="string" office:string-value="InsuranceValueAmount">
            <text:p>InsuranceValueAmount</text:p>
          </table:table-cell>
          <table:table-cell table:style-name="ce8" office:value-type="string">
            <text:p>Shipment. Insurance Value. Amount</text:p>
          </table:table-cell>
          <table:table-cell table:style-name="ce14"/>
          <table:table-cell office:value-type="string">
            <text:p>Shipment</text:p>
          </table:table-cell>
          <table:table-cell table:style-name="ce14"/>
          <table:table-cell table:style-name="ce14" office:value-type="string">
            <text:p>Insurance</text:p>
          </table:table-cell>
          <table:table-cell table:style-name="ce14" office:value-type="string">
            <text:p>Value</text:p>
          </table:table-cell>
          <table:table-cell table:formula="oooc:=IF([.F132]&lt;&gt;&quot;&quot;;CONCATENATE([.F132];&quot; &quot;;[.G132]);[.G132])" office:value-type="string" office:string-value="Insurance Value">
            <text:p>Insurance Value</text:p>
          </table:table-cell>
          <table:table-cell table:style-name="ce14" office:value-type="string">
            <text:p>Amount</text:p>
          </table:table-cell>
          <table:table-cell table:style-name="ce14"/>
          <table:table-cell table:formula="oooc:=IF([.J132]&lt;&gt;&quot;&quot;;CONCATENATE([.J132];&quot;_ &quot;;[.I132];&quot;. Type&quot;);CONCATENATE([.I132];&quot;. Type&quot;))" office:value-type="string" office:string-value="Amount. Type">
            <text:p>Amount. Type</text:p>
          </table:table-cell>
          <table:table-cell table:style-name="ce14" table:number-columns-repeated="2"/>
          <table:table-cell table:style-name="ce14" office:value-type="string">
            <text:p>Value Insured</text:p>
          </table:table-cell>
          <table:table-cell table:style-name="ce29" office:value-type="string">
            <text:p>0..1</text:p>
          </table:table-cell>
          <table:table-cell table:style-name="ce14" office:value-type="string">
            <text:p>BBIE</text:p>
          </table:table-cell>
          <table:table-cell table:style-name="ce36" office:value-type="string">
            <text:p>The total sum covered by an insurance for the shipment</text:p>
          </table:table-cell>
          <table:table-cell table:style-name="ce14"/>
          <table:table-cell table:style-name="ce14" office:value-type="float" office:value="5011">
            <text:p>5011</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4">
          <table:table-cell table:style-name="ce3" table:formula="oooc:=SUBSTITUTE(SUBSTITUTE(CONCATENATE(IF([.E133]=&quot;Globally Unique&quot;;&quot;GU&quot;;[.E133]);IF([.G133]&lt;&gt;[.I133];[.H133];[.F133]);CONCATENATE(IF([.I133]=&quot;Identifier&quot;;&quot;ID&quot;;IF([.I133]=&quot;Text&quot;;&quot;&quot;;[.I133]))));&quot; &quot;;&quot;&quot;);&quot;'&quot;;&quot;&quot;)" office:value-type="string" office:string-value="DeclaredCustomsValueAmount">
            <text:p>DeclaredCustomsValueAmount</text:p>
          </table:table-cell>
          <table:table-cell table:style-name="ce8" office:value-type="string">
            <text:p>Shipment. Declared_ Customs Value. Amount</text:p>
          </table:table-cell>
          <table:table-cell table:style-name="ce14"/>
          <table:table-cell office:value-type="string">
            <text:p>Shipment</text:p>
          </table:table-cell>
          <table:table-cell table:style-name="ce14" office:value-type="string">
            <text:p>Declared</text:p>
          </table:table-cell>
          <table:table-cell table:style-name="ce14" office:value-type="string">
            <text:p>Customs</text:p>
          </table:table-cell>
          <table:table-cell table:style-name="ce14" office:value-type="string">
            <text:p>Value</text:p>
          </table:table-cell>
          <table:table-cell table:formula="oooc:=IF([.F133]&lt;&gt;&quot;&quot;;CONCATENATE([.F133];&quot; &quot;;[.G133]);[.G133])" office:value-type="string" office:string-value="Customs Value">
            <text:p>Customs Value</text:p>
          </table:table-cell>
          <table:table-cell table:style-name="ce14" office:value-type="string">
            <text:p>Amount</text:p>
          </table:table-cell>
          <table:table-cell table:style-name="ce14"/>
          <table:table-cell table:formula="oooc:=IF([.J133]&lt;&gt;&quot;&quot;;CONCATENATE([.J133];&quot;_ &quot;;[.I133];&quot;. Type&quot;);CONCATENATE([.I133];&quot;. Type&quot;))" office:value-type="string" office:string-value="Amount. Type">
            <text:p>Amount.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36" office:value-type="string">
            <text:p>Amount declared for customs purposes of those goods in a shipment which are subject to the same customs procedure, and have the same tariff/statistical heading, country information and duty regime.</text:p>
          </table:table-cell>
          <table:table-cell table:style-name="ce14"/>
          <table:table-cell table:style-name="ce14" office:value-type="float" office:value="5032">
            <text:p>5032</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4">
          <table:table-cell table:style-name="ce3" table:formula="oooc:=SUBSTITUTE(SUBSTITUTE(CONCATENATE(IF([.E134]=&quot;Globally Unique&quot;;&quot;GU&quot;;[.E134]);IF([.G134]&lt;&gt;[.I134];[.H134];[.F134]);CONCATENATE(IF([.I134]=&quot;Identifier&quot;;&quot;ID&quot;;IF([.I134]=&quot;Text&quot;;&quot;&quot;;[.I134]))));&quot; &quot;;&quot;&quot;);&quot;'&quot;;&quot;&quot;)" office:value-type="string" office:string-value="DeclaredForCarriageValueAmount">
            <text:p>DeclaredForCarriageValueAmount</text:p>
          </table:table-cell>
          <table:table-cell table:style-name="ce8" office:value-type="string">
            <text:p>Shipment. Declared_ For Carriage Value. Amount</text:p>
          </table:table-cell>
          <table:table-cell table:style-name="ce14"/>
          <table:table-cell office:value-type="string">
            <text:p>Shipment</text:p>
          </table:table-cell>
          <table:table-cell table:style-name="ce14" office:value-type="string">
            <text:p>Declared</text:p>
          </table:table-cell>
          <table:table-cell table:style-name="ce14" office:value-type="string">
            <text:p>For Carriage</text:p>
          </table:table-cell>
          <table:table-cell table:style-name="ce14" office:value-type="string">
            <text:p>Value</text:p>
          </table:table-cell>
          <table:table-cell table:formula="oooc:=IF([.F134]&lt;&gt;&quot;&quot;;CONCATENATE([.F134];&quot; &quot;;[.G134]);[.G134])" office:value-type="string" office:string-value="For Carriage Value">
            <text:p>For Carriage Value</text:p>
          </table:table-cell>
          <table:table-cell table:style-name="ce14" office:value-type="string">
            <text:p>Amount</text:p>
          </table:table-cell>
          <table:table-cell table:style-name="ce14"/>
          <table:table-cell table:formula="oooc:=IF([.J134]&lt;&gt;&quot;&quot;;CONCATENATE([.J134];&quot;_ &quot;;[.I134];&quot;. Type&quot;);CONCATENATE([.I134];&quot;. Type&quot;))" office:value-type="string" office:string-value="Amount. Type">
            <text:p>Amount. Type</text:p>
          </table:table-cell>
          <table:table-cell table:style-name="ce14" table:number-columns-repeated="2"/>
          <table:table-cell table:style-name="ce14" office:value-type="string">
            <text:p>Declared value for carriage, Interest in delivery</text:p>
          </table:table-cell>
          <table:table-cell table:style-name="ce29" office:value-type="string">
            <text:p>0..1</text:p>
          </table:table-cell>
          <table:table-cell table:style-name="ce14" office:value-type="string">
            <text:p>BBIE</text:p>
          </table:table-cell>
          <table:table-cell table:style-name="ce36"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14"/>
          <table:table-cell table:style-name="ce14" office:value-type="float" office:value="5036">
            <text:p>5036</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135]=&quot;Globally Unique&quot;;&quot;GU&quot;;[.E135]);IF([.G135]&lt;&gt;[.I135];[.H135];[.F135]);CONCATENATE(IF([.I135]=&quot;Identifier&quot;;&quot;ID&quot;;IF([.I135]=&quot;Text&quot;;&quot;&quot;;[.I135]))));&quot; &quot;;&quot;&quot;);&quot;'&quot;;&quot;&quot;)" office:value-type="string" office:string-value="DeclaredStatisticsValueAmount">
            <text:p>DeclaredStatisticsValueAmount</text:p>
          </table:table-cell>
          <table:table-cell table:style-name="ce8" office:value-type="string">
            <text:p>Shipment. Declared_ Statistics Value. Amount</text:p>
          </table:table-cell>
          <table:table-cell table:style-name="ce14"/>
          <table:table-cell office:value-type="string">
            <text:p>Shipment</text:p>
          </table:table-cell>
          <table:table-cell table:style-name="ce14" office:value-type="string">
            <text:p>Declared</text:p>
          </table:table-cell>
          <table:table-cell table:style-name="ce14" office:value-type="string">
            <text:p>Statistics</text:p>
          </table:table-cell>
          <table:table-cell table:style-name="ce14" office:value-type="string">
            <text:p>Value</text:p>
          </table:table-cell>
          <table:table-cell table:formula="oooc:=IF([.F135]&lt;&gt;&quot;&quot;;CONCATENATE([.F135];&quot; &quot;;[.G135]);[.G135])" office:value-type="string" office:string-value="Statistics Value">
            <text:p>Statistics Value</text:p>
          </table:table-cell>
          <table:table-cell table:style-name="ce14" office:value-type="string">
            <text:p>Amount</text:p>
          </table:table-cell>
          <table:table-cell table:style-name="ce14"/>
          <table:table-cell table:formula="oooc:=IF([.J135]&lt;&gt;&quot;&quot;;CONCATENATE([.J135];&quot;_ &quot;;[.I135];&quot;. Type&quot;);CONCATENATE([.I135];&quot;. Type&quot;))" office:value-type="string" office:string-value="Amount. Type">
            <text:p>Amount. Type</text:p>
          </table:table-cell>
          <table:table-cell table:style-name="ce14" table:number-columns-repeated="2"/>
          <table:table-cell table:style-name="ce14" office:value-type="string">
            <text:p>Statistical Value</text:p>
          </table:table-cell>
          <table:table-cell table:style-name="ce29" office:value-type="string">
            <text:p>0..1</text:p>
          </table:table-cell>
          <table:table-cell table:style-name="ce14" office:value-type="string">
            <text:p>BBIE</text:p>
          </table:table-cell>
          <table:table-cell table:style-name="ce36" office:value-type="string">
            <text:p>Value declared for statistical purposes of those goods in a consignment which have the same statistical heading.</text:p>
          </table:table-cell>
          <table:table-cell table:style-name="ce14"/>
          <table:table-cell table:style-name="ce14" office:value-type="float" office:value="5218">
            <text:p>5218</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136]=&quot;Globally Unique&quot;;&quot;GU&quot;;[.E136]);IF([.G136]&lt;&gt;[.I136];[.H136];[.F136]);CONCATENATE(IF([.I136]=&quot;Identifier&quot;;&quot;ID&quot;;IF([.I136]=&quot;Text&quot;;&quot;&quot;;[.I136]))));&quot; &quot;;&quot;&quot;);&quot;'&quot;;&quot;&quot;)" office:value-type="string" office:string-value="FreeOnBoardValueAmount">
            <text:p>FreeOnBoardValueAmount</text:p>
          </table:table-cell>
          <table:table-cell table:style-name="ce8" office:value-type="string">
            <text:p>Shipment. Free On Board Value. Amount</text:p>
          </table:table-cell>
          <table:table-cell table:style-name="ce14"/>
          <table:table-cell office:value-type="string">
            <text:p>Shipment</text:p>
          </table:table-cell>
          <table:table-cell table:style-name="ce14"/>
          <table:table-cell table:style-name="ce14" office:value-type="string">
            <text:p>Free On Board</text:p>
          </table:table-cell>
          <table:table-cell table:style-name="ce14" office:value-type="string">
            <text:p>Value</text:p>
          </table:table-cell>
          <table:table-cell table:formula="oooc:=IF([.F136]&lt;&gt;&quot;&quot;;CONCATENATE([.F136];&quot; &quot;;[.G136]);[.G136])" office:value-type="string" office:string-value="Free On Board Value">
            <text:p>Free On Board Value</text:p>
          </table:table-cell>
          <table:table-cell table:style-name="ce14" office:value-type="string">
            <text:p>Amount</text:p>
          </table:table-cell>
          <table:table-cell table:style-name="ce14"/>
          <table:table-cell table:formula="oooc:=IF([.J136]&lt;&gt;&quot;&quot;;CONCATENATE([.J136];&quot;_ &quot;;[.I136];&quot;. Type&quot;);CONCATENATE([.I136];&quot;. Type&quot;))" office:value-type="string" office:string-value="Amount. Type">
            <text:p>Amount. Type</text:p>
          </table:table-cell>
          <table:table-cell table:style-name="ce14" table:number-columns-repeated="2"/>
          <table:table-cell table:style-name="ce14" office:value-type="string">
            <text:p>FOB Value</text:p>
          </table:table-cell>
          <table:table-cell table:style-name="ce29" office:value-type="string">
            <text:p>0..1</text:p>
          </table:table-cell>
          <table:table-cell table:style-name="ce14" office:value-type="string">
            <text:p>BBIE</text:p>
          </table:table-cell>
          <table:table-cell table:style-name="ce36" office:value-type="string">
            <text:p>Monetary amount that has to be or has been paid as calculated under the applicable trade delivery.</text:p>
          </table:table-cell>
          <table:table-cell table:style-name="ce14"/>
          <table:table-cell table:style-name="ce14" office:value-type="float" office:value="5054">
            <text:p>5054</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137]=&quot;Globally Unique&quot;;&quot;GU&quot;;[.E137]);IF([.G137]&lt;&gt;[.I137];[.H137];[.F137]);CONCATENATE(IF([.I137]=&quot;Identifier&quot;;&quot;ID&quot;;IF([.I137]=&quot;Text&quot;;&quot;&quot;;[.I137]))));&quot; &quot;;&quot;&quot;);&quot;'&quot;;&quot;&quot;)" office:value-type="string" office:string-value="SpecialInstructions">
            <text:p>SpecialInstructions</text:p>
          </table:table-cell>
          <table:table-cell table:style-name="ce8" office:value-type="string">
            <text:p>Shipment. Special Instructions. Text</text:p>
          </table:table-cell>
          <table:table-cell table:style-name="ce14"/>
          <table:table-cell office:value-type="string">
            <text:p>Shipment</text:p>
          </table:table-cell>
          <table:table-cell table:style-name="ce14"/>
          <table:table-cell table:style-name="ce14" office:value-type="string">
            <text:p>Special</text:p>
          </table:table-cell>
          <table:table-cell table:style-name="ce14" office:value-type="string">
            <text:p>Instructions</text:p>
          </table:table-cell>
          <table:table-cell table:formula="oooc:=IF([.F137]&lt;&gt;&quot;&quot;;CONCATENATE([.F137];&quot; &quot;;[.G137]);[.G137])" office:value-type="string" office:string-value="Special Instructions">
            <text:p>Special Instructions</text:p>
          </table:table-cell>
          <table:table-cell table:style-name="ce14" office:value-type="string">
            <text:p>Text</text:p>
          </table:table-cell>
          <table:table-cell table:style-name="ce14"/>
          <table:table-cell table:formula="oooc:=IF([.J137]&lt;&gt;&quot;&quot;;CONCATENATE([.J137];&quot;_ &quot;;[.I137];&quot;. Type&quot;);CONCATENATE([.I137];&quot;. Type&quot;))" office:value-type="string" office:string-value="Text. Type">
            <text:p>Text. Type</text:p>
          </table:table-cell>
          <table:table-cell table:style-name="ce14" table:number-columns-repeated="3"/>
          <table:table-cell table:style-name="ce29" office:value-type="string">
            <text:p>0..n</text:p>
          </table:table-cell>
          <table:table-cell table:style-name="ce14" office:value-type="string">
            <text:p>BBIE</text:p>
          </table:table-cell>
          <table:table-cell table:style-name="ce36" office:value-type="string">
            <text:p>Special instructions relating to a shipment.</text:p>
          </table:table-cell>
          <table:table-cell table:style-name="ce14" table:number-columns-repeated="2"/>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138]=&quot;Globally Unique&quot;;&quot;GU&quot;;[.E138]);IF([.G138]&lt;&gt;[.I138];[.H138];[.F138]);CONCATENATE(IF([.I138]=&quot;Identifier&quot;;&quot;ID&quot;;IF([.I138]=&quot;Text&quot;;&quot;&quot;;[.I138]))));&quot; &quot;;&quot;&quot;);&quot;'&quot;;&quot;&quot;)" office:value-type="string" office:string-value="DeliveryInstructions">
            <text:p>DeliveryInstructions</text:p>
          </table:table-cell>
          <table:table-cell table:style-name="ce8" office:value-type="string">
            <text:p>Shipment. Delivery Instructions. Text</text:p>
          </table:table-cell>
          <table:table-cell table:style-name="ce14"/>
          <table:table-cell office:value-type="string">
            <text:p>Shipment</text:p>
          </table:table-cell>
          <table:table-cell table:style-name="ce14"/>
          <table:table-cell table:style-name="ce14" office:value-type="string">
            <text:p>Delivery</text:p>
          </table:table-cell>
          <table:table-cell table:style-name="ce14" office:value-type="string">
            <text:p>Instructions</text:p>
          </table:table-cell>
          <table:table-cell table:formula="oooc:=IF([.F138]&lt;&gt;&quot;&quot;;CONCATENATE([.F138];&quot; &quot;;[.G138]);[.G138])" office:value-type="string" office:string-value="Delivery Instructions">
            <text:p>Delivery Instructions</text:p>
          </table:table-cell>
          <table:table-cell table:style-name="ce14" office:value-type="string">
            <text:p>Text</text:p>
          </table:table-cell>
          <table:table-cell table:style-name="ce14"/>
          <table:table-cell table:formula="oooc:=IF([.J138]&lt;&gt;&quot;&quot;;CONCATENATE([.J138];&quot;_ &quot;;[.I138];&quot;. Type&quot;);CONCATENATE([.I138];&quot;. Type&quot;))" office:value-type="string" office:string-value="Text. Type">
            <text:p>Text. Type</text:p>
          </table:table-cell>
          <table:table-cell table:style-name="ce14" table:number-columns-repeated="3"/>
          <table:table-cell table:style-name="ce29" office:value-type="string">
            <text:p>0..n</text:p>
          </table:table-cell>
          <table:table-cell table:style-name="ce14" office:value-type="string">
            <text:p>BBIE</text:p>
          </table:table-cell>
          <table:table-cell table:style-name="ce36" office:value-type="string">
            <text:p>Delivery instructions relating to a shipment.</text:p>
          </table:table-cell>
          <table:table-cell table:style-name="ce14"/>
          <table:table-cell table:style-name="ce14" office:value-type="float" office:value="4492">
            <text:p>4492</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5" table:formula="oooc:=SUBSTITUTE(SUBSTITUTE(CONCATENATE(IF([.E139]=&quot;Globally Unique&quot;;&quot;GU&quot;;[.E139]);[.F139];IF([.H139]&lt;&gt;[.I139];[.H139];&quot;&quot;);CONCATENATE(IF([.I139]=&quot;Identifier&quot;;&quot;ID&quot;;IF([.I139]=&quot;Text&quot;;&quot;&quot;;[.I139]))));&quot; &quot;;&quot;&quot;);&quot;'&quot;;&quot;&quot;)" office:value-type="string" office:string-value="Consignment">
            <text:p>Consignment</text:p>
          </table:table-cell>
          <table:table-cell table:style-name="ce5" office:value-type="string">
            <text:p>Shipment. Transport Handling Unit</text:p>
          </table:table-cell>
          <table:table-cell table:style-name="ce17"/>
          <table:table-cell table:style-name="ce17" office:value-type="string">
            <text:p>Shipment</text:p>
          </table:table-cell>
          <table:table-cell table:number-columns-repeated="2" table:style-name="ce17"/>
          <table:table-cell table:style-name="ce17"/>
          <table:table-cell table:style-name="ce5" table:formula="oooc:=[.M139]" office:value-type="string" office:string-value="Consignment">
            <text:p>Consignment</text:p>
          </table:table-cell>
          <table:table-cell table:style-name="ce5" table:formula="oooc:=[.M139]" office:value-type="string" office:string-value="Consignment">
            <text:p>Consignment</text:p>
          </table:table-cell>
          <table:table-cell table:style-name="ce5" table:number-columns-repeated="2"/>
          <table:table-cell table:style-name="ce17"/>
          <table:table-cell table:style-name="ce23" office:value-type="string">
            <text:p>Consignment</text:p>
          </table:table-cell>
          <table:table-cell table:style-name="ce17"/>
          <table:table-cell table:style-name="ce32" office:value-type="string">
            <text:p>1</text:p>
          </table:table-cell>
          <table:table-cell table:style-name="ce17" office:value-type="string">
            <text:p>ASBIE</text:p>
          </table:table-cell>
          <table:table-cell table:style-name="ce23" office:value-type="string">
            <text:p>An association to Consignment covering the shipment.</text:p>
          </table:table-cell>
          <table:table-cell table:style-name="ce37" table:number-columns-repeated="2"/>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number-columns-repeated="207"/>
        </table:table-row>
        <table:table-row table:style-name="ro2">
          <table:table-cell table:style-name="ce5" table:formula="oooc:=SUBSTITUTE(SUBSTITUTE(CONCATENATE(IF([.E140]=&quot;Globally Unique&quot;;&quot;GU&quot;;[.E140]);[.F140];IF([.H140]&lt;&gt;[.I140];[.H140];&quot;&quot;);CONCATENATE(IF([.I140]=&quot;Identifier&quot;;&quot;ID&quot;;IF([.I140]=&quot;Text&quot;;&quot;&quot;;[.I140]))));&quot; &quot;;&quot;&quot;);&quot;'&quot;;&quot;&quot;)" office:value-type="string" office:string-value="TransportContract">
            <text:p>TransportContract</text:p>
          </table:table-cell>
          <table:table-cell table:style-name="ce5" office:value-type="string">
            <text:p>Shipment. Transport_ Contract</text:p>
          </table:table-cell>
          <table:table-cell table:style-name="ce17"/>
          <table:table-cell table:style-name="ce17" office:value-type="string">
            <text:p>Shipment</text:p>
          </table:table-cell>
          <table:table-cell table:style-name="ce17" office:value-type="string">
            <text:p>Transport</text:p>
          </table:table-cell>
          <table:table-cell table:style-name="ce17"/>
          <table:table-cell table:style-name="ce17"/>
          <table:table-cell table:style-name="ce5" table:formula="oooc:=[.M140]" office:value-type="string" office:string-value="Contract">
            <text:p>Contract</text:p>
          </table:table-cell>
          <table:table-cell table:style-name="ce5" table:formula="oooc:=[.M140]" office:value-type="string" office:string-value="Contract">
            <text:p>Contract</text:p>
          </table:table-cell>
          <table:table-cell table:style-name="ce5" table:number-columns-repeated="2"/>
          <table:table-cell table:style-name="ce17"/>
          <table:table-cell table:style-name="ce23" office:value-type="string">
            <text:p>Contract</text:p>
          </table:table-cell>
          <table:table-cell table:style-name="ce17"/>
          <table:table-cell table:style-name="ce18" office:value-type="string">
            <text:p>0..1</text:p>
          </table:table-cell>
          <table:table-cell table:style-name="ce17" office:value-type="string">
            <text:p>ASBIE</text:p>
          </table:table-cell>
          <table:table-cell table:style-name="ce23" office:value-type="string">
            <text:p>An association to Transport Contact</text:p>
          </table:table-cell>
          <table:table-cell table:style-name="ce37" table:number-columns-repeated="2"/>
          <table:table-cell table:style-name="ce53" office:value-type="string">
            <text:p>1.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2">
          <table:table-cell table:style-name="ce5" table:formula="oooc:=SUBSTITUTE(SUBSTITUTE(CONCATENATE(IF([.E141]=&quot;Globally Unique&quot;;&quot;GU&quot;;[.E141]);[.F141];IF([.H141]&lt;&gt;[.I141];[.H141];&quot;&quot;);CONCATENATE(IF([.I141]=&quot;Identifier&quot;;&quot;ID&quot;;IF([.I141]=&quot;Text&quot;;&quot;&quot;;[.I141]))));&quot; &quot;;&quot;&quot;);&quot;'&quot;;&quot;&quot;)" office:value-type="string" office:string-value="GoodsItem">
            <text:p>GoodsItem</text:p>
          </table:table-cell>
          <table:table-cell table:style-name="ce5" office:value-type="string">
            <text:p>Shipment. Goods Item</text:p>
          </table:table-cell>
          <table:table-cell table:style-name="ce17"/>
          <table:table-cell table:style-name="ce17" office:value-type="string">
            <text:p>Shipment</text:p>
          </table:table-cell>
          <table:table-cell table:number-columns-repeated="2" table:style-name="ce17"/>
          <table:table-cell table:style-name="ce17"/>
          <table:table-cell table:style-name="ce5" table:formula="oooc:=[.M141]" office:value-type="string" office:string-value="Goods Item">
            <text:p>Goods Item</text:p>
          </table:table-cell>
          <table:table-cell table:style-name="ce5" table:formula="oooc:=[.M141]" office:value-type="string" office:string-value="Goods Item">
            <text:p>Goods Item</text:p>
          </table:table-cell>
          <table:table-cell table:style-name="ce5" table:number-columns-repeated="2"/>
          <table:table-cell table:style-name="ce17"/>
          <table:table-cell table:style-name="ce23" office:value-type="string">
            <text:p>Goods Item</text:p>
          </table:table-cell>
          <table:table-cell table:style-name="ce17"/>
          <table:table-cell table:style-name="ce32" office:value-type="string">
            <text:p>0..n</text:p>
          </table:table-cell>
          <table:table-cell table:style-name="ce17" office:value-type="string">
            <text:p>ASBIE</text:p>
          </table:table-cell>
          <table:table-cell table:style-name="ce23" office:value-type="string">
            <text:p>An association to Goods Item (for Bulk Goods)</text:p>
          </table:table-cell>
          <table:table-cell table:style-name="ce37" table:number-columns-repeated="2"/>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number-columns-repeated="207"/>
        </table:table-row>
        <table:table-row table:style-name="ro3">
          <table:table-cell table:style-name="ce5" table:formula="oooc:=SUBSTITUTE(SUBSTITUTE(CONCATENATE(IF([.E142]=&quot;Globally Unique&quot;;&quot;GU&quot;;[.E142]);[.F142];IF([.H142]&lt;&gt;[.I142];[.H142];&quot;&quot;);CONCATENATE(IF([.I142]=&quot;Identifier&quot;;&quot;ID&quot;;IF([.I142]=&quot;Text&quot;;&quot;&quot;;[.I142]))));&quot; &quot;;&quot;&quot;);&quot;'&quot;;&quot;&quot;)" office:value-type="string" office:string-value="ShipmentStage">
            <text:p>ShipmentStage</text:p>
          </table:table-cell>
          <table:table-cell table:style-name="ce5" office:value-type="string">
            <text:p>Shipment. Shipment Stage</text:p>
          </table:table-cell>
          <table:table-cell table:style-name="ce17"/>
          <table:table-cell table:style-name="ce17" office:value-type="string">
            <text:p>Shipment</text:p>
          </table:table-cell>
          <table:table-cell table:number-columns-repeated="2" table:style-name="ce17"/>
          <table:table-cell table:style-name="ce17"/>
          <table:table-cell table:style-name="ce5" table:formula="oooc:=[.M142]" office:value-type="string" office:string-value="Shipment Stage">
            <text:p>Shipment Stage</text:p>
          </table:table-cell>
          <table:table-cell table:style-name="ce5" table:formula="oooc:=[.M142]" office:value-type="string" office:string-value="Shipment Stage">
            <text:p>Shipment Stage</text:p>
          </table:table-cell>
          <table:table-cell table:style-name="ce5" table:number-columns-repeated="2"/>
          <table:table-cell table:style-name="ce17"/>
          <table:table-cell table:style-name="ce23" office:value-type="string">
            <text:p>Shipment Stage</text:p>
          </table:table-cell>
          <table:table-cell table:style-name="ce17"/>
          <table:table-cell table:style-name="ce32" office:value-type="string">
            <text:p>0..n</text:p>
          </table:table-cell>
          <table:table-cell table:style-name="ce17" office:value-type="string">
            <text:p>ASBIE</text:p>
          </table:table-cell>
          <table:table-cell table:style-name="ce23" office:value-type="string">
            <text:p>An association to Shipment Stage</text:p>
          </table:table-cell>
          <table:table-cell table:style-name="ce37" table:number-columns-repeated="2"/>
          <table:table-cell table:style-name="ce53" office:value-type="string">
            <text:p>1.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2">
          <table:table-cell table:style-name="ce5" table:formula="oooc:=SUBSTITUTE(SUBSTITUTE(CONCATENATE(IF([.E143]=&quot;Globally Unique&quot;;&quot;GU&quot;;[.E143]);[.F143];IF([.H143]&lt;&gt;[.I143];[.H143];&quot;&quot;);CONCATENATE(IF([.I143]=&quot;Identifier&quot;;&quot;ID&quot;;IF([.I143]=&quot;Text&quot;;&quot;&quot;;[.I143]))));&quot; &quot;;&quot;&quot;);&quot;'&quot;;&quot;&quot;)" office:value-type="string" office:string-value="Delivery">
            <text:p>Delivery</text:p>
          </table:table-cell>
          <table:table-cell table:style-name="ce5" office:value-type="string">
            <text:p>Shipment. Delivery</text:p>
          </table:table-cell>
          <table:table-cell table:style-name="ce17"/>
          <table:table-cell table:style-name="ce17" office:value-type="string">
            <text:p>Shipment</text:p>
          </table:table-cell>
          <table:table-cell table:number-columns-repeated="2" table:style-name="ce17"/>
          <table:table-cell table:style-name="ce17"/>
          <table:table-cell table:style-name="ce5" table:formula="oooc:=[.M143]" office:value-type="string" office:string-value="Delivery">
            <text:p>Delivery</text:p>
          </table:table-cell>
          <table:table-cell table:style-name="ce5" table:formula="oooc:=[.M143]" office:value-type="string" office:string-value="Delivery">
            <text:p>Delivery</text:p>
          </table:table-cell>
          <table:table-cell table:style-name="ce5" table:number-columns-repeated="2"/>
          <table:table-cell table:style-name="ce17"/>
          <table:table-cell table:style-name="ce23" office:value-type="string">
            <text:p>Delivery</text:p>
          </table:table-cell>
          <table:table-cell table:style-name="ce17"/>
          <table:table-cell table:style-name="ce18" office:value-type="string">
            <text:p>0..1</text:p>
          </table:table-cell>
          <table:table-cell table:style-name="ce17" office:value-type="string">
            <text:p>ASBIE</text:p>
          </table:table-cell>
          <table:table-cell table:style-name="ce23" office:value-type="string">
            <text:p>An association to Delivery</text:p>
          </table:table-cell>
          <table:table-cell table:style-name="ce37" table:number-columns-repeated="2"/>
          <table:table-cell table:style-name="ce53" office:value-type="string">
            <text:p>1.0</text:p>
          </table:table-cell>
          <table:table-cell table:style-name="ce46"/>
          <table:table-cell table:style-name="ce18"/>
          <table:table-cell table:style-name="ce17" office:value-type="string">
            <text:p>Transportation</text:p>
          </table:table-cell>
          <table:table-cell table:style-name="ce17" table:number-columns-repeated="26"/>
          <table:table-cell table:number-columns-repeated="207"/>
        </table:table-row>
        <table:table-row table:style-name="ro3">
          <table:table-cell table:style-name="ce5" table:formula="oooc:=SUBSTITUTE(SUBSTITUTE(CONCATENATE(IF([.E144]=&quot;Globally Unique&quot;;&quot;GU&quot;;[.E144]);[.F144];IF([.H144]&lt;&gt;[.I144];[.H144];&quot;&quot;);CONCATENATE(IF([.I144]=&quot;Identifier&quot;;&quot;ID&quot;;IF([.I144]=&quot;Text&quot;;&quot;&quot;;[.I144]))));&quot; &quot;;&quot;&quot;);&quot;'&quot;;&quot;&quot;)" office:value-type="string" office:string-value="TransportHandlingUnit">
            <text:p>TransportHandlingUnit</text:p>
          </table:table-cell>
          <table:table-cell table:style-name="ce5" office:value-type="string">
            <text:p>Shipment. Transport Handling Unit</text:p>
          </table:table-cell>
          <table:table-cell table:style-name="ce17"/>
          <table:table-cell table:style-name="ce17" office:value-type="string">
            <text:p>Shipment</text:p>
          </table:table-cell>
          <table:table-cell table:number-columns-repeated="2" table:style-name="ce17"/>
          <table:table-cell table:style-name="ce17"/>
          <table:table-cell table:style-name="ce5" table:formula="oooc:=[.M144]" office:value-type="string" office:string-value="Transport Handling Unit">
            <text:p>Transport Handling Unit</text:p>
          </table:table-cell>
          <table:table-cell table:style-name="ce5" table:formula="oooc:=[.M144]" office:value-type="string" office:string-value="Transport Handling Unit">
            <text:p>Transport Handling Unit</text:p>
          </table:table-cell>
          <table:table-cell table:style-name="ce5" table:number-columns-repeated="2"/>
          <table:table-cell table:style-name="ce17"/>
          <table:table-cell table:style-name="ce23" office:value-type="string">
            <text:p>Transport Handling Unit</text:p>
          </table:table-cell>
          <table:table-cell table:style-name="ce17"/>
          <table:table-cell table:style-name="ce32" office:value-type="string">
            <text:p>0..n</text:p>
          </table:table-cell>
          <table:table-cell table:style-name="ce17" office:value-type="string">
            <text:p>ASBIE</text:p>
          </table:table-cell>
          <table:table-cell table:style-name="ce23" office:value-type="string">
            <text:p>An association to Transport Handling Unit used for loose and containerized goods.</text:p>
          </table:table-cell>
          <table:table-cell table:style-name="ce37" table:number-columns-repeated="2"/>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number-columns-repeated="207"/>
        </table:table-row>
        <table:table-row table:style-name="ro4">
          <table:table-cell table:style-name="ce5" table:formula="oooc:=SUBSTITUTE(SUBSTITUTE(CONCATENATE(IF([.E145]=&quot;Globally Unique&quot;;&quot;GU&quot;;[.E145]);[.F145];IF([.H145]&lt;&gt;[.I145];[.H145];&quot;&quot;);CONCATENATE(IF([.I145]=&quot;Identifier&quot;;&quot;ID&quot;;IF([.I145]=&quot;Text&quot;;&quot;&quot;;[.I145]))));&quot; &quot;;&quot;&quot;);&quot;'&quot;;&quot;&quot;)" office:value-type="string" office:string-value="OriginAddress">
            <text:p>OriginAddress</text:p>
          </table:table-cell>
          <table:table-cell table:style-name="ce5" office:value-type="string">
            <text:p>Shipment. Origin_ Address</text:p>
          </table:table-cell>
          <table:table-cell table:style-name="ce17"/>
          <table:table-cell table:style-name="ce17" office:value-type="string">
            <text:p>Shipment</text:p>
          </table:table-cell>
          <table:table-cell table:style-name="ce17" office:value-type="string">
            <text:p>Origin</text:p>
          </table:table-cell>
          <table:table-cell table:style-name="ce17"/>
          <table:table-cell table:style-name="ce17"/>
          <table:table-cell table:style-name="ce5" table:formula="oooc:=[.M145]" office:value-type="string" office:string-value="Address">
            <text:p>Address</text:p>
          </table:table-cell>
          <table:table-cell table:style-name="ce5" table:formula="oooc:=[.M145]" office:value-type="string" office:string-value="Address">
            <text:p>Address</text:p>
          </table:table-cell>
          <table:table-cell table:style-name="ce5" table:number-columns-repeated="2"/>
          <table:table-cell table:style-name="ce17"/>
          <table:table-cell table:style-name="ce23" office:value-type="string">
            <text:p>Address</text:p>
          </table:table-cell>
          <table:table-cell table:style-name="ce17"/>
          <table:table-cell table:style-name="ce32" office:value-type="string">
            <text:p>0..1</text:p>
          </table:table-cell>
          <table:table-cell table:style-name="ce17" office:value-type="string">
            <text:p>ASBIE</text:p>
          </table:table-cell>
          <table:table-cell table:style-name="ce37" office:value-type="string">
            <text:p>An association to the region in which the goods have been produced or manufactured, according to criteria laid down for the purposes of application of the Customs tariff, or quantitative restrictions, or of any other measure related to trade</text:p>
          </table:table-cell>
          <table:table-cell table:style-name="ce37"/>
          <table:table-cell table:style-name="ce37" office:value-type="float" office:value="3238">
            <text:p>3238</text:p>
          </table:table-cell>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number-columns-repeated="207"/>
        </table:table-row>
        <table:table-row table:style-name="ro3">
          <table:table-cell table:style-name="ce5" table:formula="oooc:=SUBSTITUTE(SUBSTITUTE(CONCATENATE(IF([.E146]=&quot;Globally Unique&quot;;&quot;GU&quot;;[.E146]);[.F146];IF([.H146]&lt;&gt;[.I146];[.H146];&quot;&quot;);CONCATENATE(IF([.I146]=&quot;Identifier&quot;;&quot;ID&quot;;IF([.I146]=&quot;Text&quot;;&quot;&quot;;[.I146]))));&quot; &quot;;&quot;&quot;);&quot;'&quot;;&quot;&quot;)" office:value-type="string" office:string-value="FirstArrivalPort">
            <text:p>FirstArrivalPort</text:p>
          </table:table-cell>
          <table:table-cell table:style-name="ce5" office:value-type="string">
            <text:p>Shipment. First Arrival_ Port</text:p>
          </table:table-cell>
          <table:table-cell table:style-name="ce17"/>
          <table:table-cell table:style-name="ce17" office:value-type="string">
            <text:p>Shipment</text:p>
          </table:table-cell>
          <table:table-cell table:style-name="ce17" office:value-type="string">
            <text:p>First Arrival</text:p>
          </table:table-cell>
          <table:table-cell table:style-name="ce17"/>
          <table:table-cell table:style-name="ce17"/>
          <table:table-cell table:style-name="ce5" table:formula="oooc:=[.M146]" office:value-type="string" office:string-value="Port">
            <text:p>Port</text:p>
          </table:table-cell>
          <table:table-cell table:style-name="ce5" table:formula="oooc:=[.M146]" office:value-type="string" office:string-value="Port">
            <text:p>Port</text:p>
          </table:table-cell>
          <table:table-cell table:style-name="ce5" table:number-columns-repeated="2"/>
          <table:table-cell table:style-name="ce17"/>
          <table:table-cell table:style-name="ce23" office:value-type="string">
            <text:p>Port</text:p>
          </table:table-cell>
          <table:table-cell table:style-name="ce17"/>
          <table:table-cell table:style-name="ce32" office:value-type="string">
            <text:p>0..1</text:p>
          </table:table-cell>
          <table:table-cell table:style-name="ce17" office:value-type="string">
            <text:p>ASBIE</text:p>
          </table:table-cell>
          <table:table-cell table:style-name="ce37" office:value-type="string">
            <text:p>To identify the first arrival location. This would be a port for sea, airport for air and border post for land crossing.</text:p>
          </table:table-cell>
          <table:table-cell table:style-name="ce37"/>
          <table:table-cell table:style-name="ce37" office:value-type="float" office:value="3509">
            <text:p>3509</text:p>
          </table:table-cell>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number-columns-repeated="207"/>
        </table:table-row>
        <table:table-row table:style-name="ro3">
          <table:table-cell table:style-name="ce5" table:formula="oooc:=SUBSTITUTE(SUBSTITUTE(CONCATENATE(IF([.E147]=&quot;Globally Unique&quot;;&quot;GU&quot;;[.E147]);[.F147];IF([.H147]&lt;&gt;[.I147];[.H147];&quot;&quot;);CONCATENATE(IF([.I147]=&quot;Identifier&quot;;&quot;ID&quot;;IF([.I147]=&quot;Text&quot;;&quot;&quot;;[.I147]))));&quot; &quot;;&quot;&quot;);&quot;'&quot;;&quot;&quot;)" office:value-type="string" office:string-value="LastExitPort">
            <text:p>LastExitPort</text:p>
          </table:table-cell>
          <table:table-cell table:style-name="ce5" office:value-type="string">
            <text:p>Shipment. Last Exit_ Port</text:p>
          </table:table-cell>
          <table:table-cell table:style-name="ce17"/>
          <table:table-cell table:style-name="ce17" office:value-type="string">
            <text:p>Shipment</text:p>
          </table:table-cell>
          <table:table-cell table:style-name="ce17" office:value-type="string">
            <text:p>Last Exit</text:p>
          </table:table-cell>
          <table:table-cell table:style-name="ce17"/>
          <table:table-cell table:style-name="ce17"/>
          <table:table-cell table:style-name="ce5" table:formula="oooc:=[.M147]" office:value-type="string" office:string-value="Port">
            <text:p>Port</text:p>
          </table:table-cell>
          <table:table-cell table:style-name="ce5" table:formula="oooc:=[.M147]" office:value-type="string" office:string-value="Port">
            <text:p>Port</text:p>
          </table:table-cell>
          <table:table-cell table:style-name="ce5" table:number-columns-repeated="2"/>
          <table:table-cell table:style-name="ce17"/>
          <table:table-cell table:style-name="ce23" office:value-type="string">
            <text:p>Port</text:p>
          </table:table-cell>
          <table:table-cell table:style-name="ce17"/>
          <table:table-cell table:style-name="ce32" office:value-type="string">
            <text:p>0..1</text:p>
          </table:table-cell>
          <table:table-cell table:style-name="ce17" office:value-type="string">
            <text:p>ASBIE</text:p>
          </table:table-cell>
          <table:table-cell table:style-name="ce37" office:value-type="string">
            <text:p>To identify the final exporting location. This would be a port for sea, airport for air and border post for land crossing.</text:p>
          </table:table-cell>
          <table:table-cell table:style-name="ce37" table:number-columns-repeated="2"/>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number-columns-repeated="207"/>
        </table:table-row>
        <table:table-row table:style-name="ro3">
          <table:table-cell table:style-name="ce5" table:formula="oooc:=SUBSTITUTE(SUBSTITUTE(CONCATENATE(IF([.E148]=&quot;Globally Unique&quot;;&quot;GU&quot;;[.E148]);[.F148];IF([.H148]&lt;&gt;[.I148];[.H148];&quot;&quot;);CONCATENATE(IF([.I148]=&quot;Identifier&quot;;&quot;ID&quot;;IF([.I148]=&quot;Text&quot;;&quot;&quot;;[.I148]))));&quot; &quot;;&quot;&quot;);&quot;'&quot;;&quot;&quot;)" office:value-type="string" office:string-value="ExportCountry">
            <text:p>ExportCountry</text:p>
          </table:table-cell>
          <table:table-cell table:style-name="ce5" office:value-type="string">
            <text:p>Shipment. Export_ Country</text:p>
          </table:table-cell>
          <table:table-cell table:style-name="ce17"/>
          <table:table-cell table:style-name="ce17" office:value-type="string">
            <text:p>Shipment</text:p>
          </table:table-cell>
          <table:table-cell table:style-name="ce17" office:value-type="string">
            <text:p>Export</text:p>
          </table:table-cell>
          <table:table-cell table:style-name="ce17"/>
          <table:table-cell table:style-name="ce17"/>
          <table:table-cell table:style-name="ce5" table:formula="oooc:=[.M148]" office:value-type="string" office:string-value="Country">
            <text:p>Country</text:p>
          </table:table-cell>
          <table:table-cell table:style-name="ce5" table:formula="oooc:=[.M148]" office:value-type="string" office:string-value="Country">
            <text:p>Country</text:p>
          </table:table-cell>
          <table:table-cell table:style-name="ce5" table:number-columns-repeated="2"/>
          <table:table-cell table:style-name="ce17"/>
          <table:table-cell table:style-name="ce23" office:value-type="string">
            <text:p>Country</text:p>
          </table:table-cell>
          <table:table-cell table:style-name="ce17" office:value-type="string">
            <text:p>Country of exportation (WCO ID 062)</text:p>
          </table:table-cell>
          <table:table-cell table:style-name="ce32" office:value-type="string">
            <text:p>0..1</text:p>
          </table:table-cell>
          <table:table-cell table:style-name="ce17" office:value-type="string">
            <text:p>ASBIE</text:p>
          </table:table-cell>
          <table:table-cell table:style-name="ce37" office:value-type="string">
            <text:p>To identify the country from which the goods are originally exported without any commercial transaction taken place in intermediate countries.</text:p>
          </table:table-cell>
          <table:table-cell table:style-name="ce37"/>
          <table:table-cell table:style-name="ce37" office:value-type="float" office:value="3207">
            <text:p>3207</text:p>
          </table:table-cell>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number-columns-repeated="207"/>
        </table:table-row>
        <table:table-row table:style-name="ro7">
          <table:table-cell table:style-name="ce5" table:formula="oooc:=SUBSTITUTE(SUBSTITUTE(CONCATENATE(IF([.E149]=&quot;Globally Unique&quot;;&quot;GU&quot;;[.E149]);[.F149];IF([.H149]&lt;&gt;[.I149];[.H149];&quot;&quot;);CONCATENATE(IF([.I149]=&quot;Identifier&quot;;&quot;ID&quot;;IF([.I149]=&quot;Text&quot;;&quot;&quot;;[.I149]))));&quot; &quot;;&quot;&quot;);&quot;'&quot;;&quot;&quot;)" office:value-type="string" office:string-value="FreightAllowanceCharge">
            <text:p>FreightAllowanceCharge</text:p>
          </table:table-cell>
          <table:table-cell table:style-name="ce5" office:value-type="string">
            <text:p>Shipment. Freight_ Allowance Charge</text:p>
          </table:table-cell>
          <table:table-cell table:style-name="ce18"/>
          <table:table-cell table:style-name="ce17" office:value-type="string">
            <text:p>Shipment</text:p>
          </table:table-cell>
          <table:table-cell table:style-name="ce5" office:value-type="string">
            <text:p>Freight</text:p>
          </table:table-cell>
          <table:table-cell table:style-name="ce5"/>
          <table:table-cell table:style-name="ce5"/>
          <table:table-cell table:style-name="ce5" table:formula="oooc:=[.M149]" office:value-type="string" office:string-value="Allowance Charge">
            <text:p>Allowance Charge</text:p>
          </table:table-cell>
          <table:table-cell table:style-name="ce5" table:formula="oooc:=[.M149]" office:value-type="string" office:string-value="Allowance Charge">
            <text:p>Allowance Charge</text:p>
          </table:table-cell>
          <table:table-cell table:style-name="ce5" table:number-columns-repeated="3"/>
          <table:table-cell table:style-name="ce18" office:value-type="string">
            <text:p>Allowance Charge</text:p>
          </table:table-cell>
          <table:table-cell table:style-name="ce18" office:value-type="string">
            <text:p>Freight Costs</text:p>
          </table:table-cell>
          <table:table-cell table:style-name="ce32" office:value-type="string">
            <text:p>0..n</text:p>
          </table:table-cell>
          <table:table-cell table:style-name="ce5" office:value-type="string">
            <text:p>ASBIE</text:p>
          </table:table-cell>
          <table:table-cell table:style-name="ce5"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18"/>
          <table:table-cell table:style-name="ce18" office:value-type="string">
            <text:p>5290</text:p>
          </table:table-cell>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2">
          <table:table-cell table:style-name="ce2" table:formula="oooc:=SUBSTITUTE(SUBSTITUTE(CONCATENATE(IF([.C150]=&quot;&quot;;&quot;&quot;;CONCATENATE([.C150];&quot;&quot;));&quot;&quot;;[.D150]);&quot; &quot;;&quot;&quot;);&quot;'&quot;;&quot;&quot;)" office:value-type="string" office:string-value="ShipmentStage">
            <text:p>ShipmentStage</text:p>
          </table:table-cell>
          <table:table-cell table:style-name="ce9" office:value-type="string">
            <text:p>Shipment Stage. Details</text:p>
          </table:table-cell>
          <table:table-cell table:style-name="ce15"/>
          <table:table-cell table:style-name="ce15" office:value-type="string">
            <text:p>Shipment Stage</text:p>
          </table:table-cell>
          <table:table-cell table:style-name="ce15" table:number-columns-repeated="10"/>
          <table:table-cell table:style-name="ce9"/>
          <table:table-cell table:style-name="ce15" office:value-type="string">
            <text:p>ABIE</text:p>
          </table:table-cell>
          <table:table-cell table:style-name="ce15" office:value-type="string">
            <text:p>Information about a Shipment Stage</text:p>
          </table:table-cell>
          <table:table-cell table:style-name="ce15"/>
          <table:table-cell table:style-name="ce26"/>
          <table:table-cell table:style-name="ce56" office:value-type="string">
            <text:p>2.0</text:p>
          </table:table-cell>
          <table:table-cell table:style-name="ce45"/>
          <table:table-cell table:style-name="ce9"/>
          <table:table-cell table:style-name="ce15" office:value-type="string">
            <text:p>Transportation</text:p>
          </table:table-cell>
          <table:table-cell table:style-name="ce15" table:number-columns-repeated="26"/>
          <table:table-cell table:number-columns-repeated="207"/>
        </table:table-row>
        <table:table-row table:style-name="ro2">
          <table:table-cell table:style-name="ce3" table:formula="oooc:=SUBSTITUTE(SUBSTITUTE(CONCATENATE(IF([.E151]=&quot;Globally Unique&quot;;&quot;GU&quot;;[.E151]);IF([.G151]&lt;&gt;[.I151];[.H151];[.F151]);CONCATENATE(IF([.I151]=&quot;Identifier&quot;;&quot;ID&quot;;IF([.I151]=&quot;Text&quot;;&quot;&quot;;[.I151]))));&quot; &quot;;&quot;&quot;);&quot;'&quot;;&quot;&quot;)" office:value-type="string" office:string-value="ID">
            <text:p>ID</text:p>
          </table:table-cell>
          <table:table-cell table:style-name="ce8" office:value-type="string">
            <text:p>Shipment Stage. Identifier. Identifier</text:p>
          </table:table-cell>
          <table:table-cell/>
          <table:table-cell office:value-type="string">
            <text:p>Shipment Stage</text:p>
          </table:table-cell>
          <table:table-cell table:number-columns-repeated="2"/>
          <table:table-cell office:value-type="string">
            <text:p>Identifier</text:p>
          </table:table-cell>
          <table:table-cell table:formula="oooc:=IF([.F151]&lt;&gt;&quot;&quot;;CONCATENATE([.F151];&quot; &quot;;[.G151]);[.G151])" office:value-type="string" office:string-value="Identifier">
            <text:p>Identifier</text:p>
          </table:table-cell>
          <table:table-cell office:value-type="string">
            <text:p>Identifier</text:p>
          </table:table-cell>
          <table:table-cell/>
          <table:table-cell table:formula="oooc:=IF([.J151]&lt;&gt;&quot;&quot;;CONCATENATE([.J151];&quot;_ &quot;;[.I151];&quot;. Type&quot;);CONCATENATE([.I151];&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40" office:value-type="string">
            <text:p>The identifier for a Shipment Stage</text:p>
          </table:table-cell>
          <table:table-cell table:style-name="ce40" office:value-type="string">
            <text:p>"1","2", etc..</text:p>
          </table:table-cell>
          <table:table-cell/>
          <table:table-cell table:style-name="ce50" office:value-type="string">
            <text:p>1.0</text:p>
          </table:table-cell>
          <table:table-cell/>
          <table:table-cell table:style-name="ce7"/>
          <table:table-cell office:value-type="string">
            <text:p>Transportation</text:p>
          </table:table-cell>
          <table:table-cell table:number-columns-repeated="233"/>
        </table:table-row>
        <table:table-row table:style-name="ro2">
          <table:table-cell table:style-name="ce3" table:formula="oooc:=SUBSTITUTE(SUBSTITUTE(CONCATENATE(IF([.E152]=&quot;Globally Unique&quot;;&quot;GU&quot;;[.E152]);IF([.G152]&lt;&gt;[.I152];[.H152];[.F152]);CONCATENATE(IF([.I152]=&quot;Identifier&quot;;&quot;ID&quot;;IF([.I152]=&quot;Text&quot;;&quot;&quot;;[.I152]))));&quot; &quot;;&quot;&quot;);&quot;'&quot;;&quot;&quot;)" office:value-type="string" office:string-value="TransportModeCode">
            <text:p>TransportModeCode</text:p>
          </table:table-cell>
          <table:table-cell table:style-name="ce8" office:value-type="string">
            <text:p>Shipment Stage. Transport Mode. Code</text:p>
          </table:table-cell>
          <table:table-cell/>
          <table:table-cell office:value-type="string">
            <text:p>Shipment Stage</text:p>
          </table:table-cell>
          <table:table-cell/>
          <table:table-cell office:value-type="string">
            <text:p>Transport</text:p>
          </table:table-cell>
          <table:table-cell office:value-type="string">
            <text:p>Mode</text:p>
          </table:table-cell>
          <table:table-cell table:formula="oooc:=IF([.F152]&lt;&gt;&quot;&quot;;CONCATENATE([.F152];&quot; &quot;;[.G152]);[.G152])" office:value-type="string" office:string-value="Transport Mode">
            <text:p>Transport Mode</text:p>
          </table:table-cell>
          <table:table-cell office:value-type="string">
            <text:p>Code</text:p>
          </table:table-cell>
          <table:table-cell/>
          <table:table-cell table:formula="oooc:=IF([.J152]&lt;&gt;&quot;&quot;;CONCATENATE([.J152];&quot;_ &quot;;[.I152];&quot;. Type&quot;);CONCATENATE([.I15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40" office:value-type="string">
            <text:p>The method of transport used for a Shipment Stage</text:p>
          </table:table-cell>
          <table:table-cell table:style-name="ce40"/>
          <table:table-cell/>
          <table:table-cell table:style-name="ce50" office:value-type="string">
            <text:p>1.0</text:p>
          </table:table-cell>
          <table:table-cell/>
          <table:table-cell table:style-name="ce7"/>
          <table:table-cell office:value-type="string">
            <text:p>Transportation</text:p>
          </table:table-cell>
          <table:table-cell table:number-columns-repeated="26"/>
          <table:table-cell table:style-name="ce16" table:number-columns-repeated="115"/>
          <table:table-cell table:number-columns-repeated="92"/>
        </table:table-row>
        <table:table-row table:style-name="ro2">
          <table:table-cell table:style-name="ce3" table:formula="oooc:=SUBSTITUTE(SUBSTITUTE(CONCATENATE(IF([.E153]=&quot;Globally Unique&quot;;&quot;GU&quot;;[.E153]);IF([.G153]&lt;&gt;[.I153];[.H153];[.F153]);CONCATENATE(IF([.I153]=&quot;Identifier&quot;;&quot;ID&quot;;IF([.I153]=&quot;Text&quot;;&quot;&quot;;[.I153]))));&quot; &quot;;&quot;&quot;);&quot;'&quot;;&quot;&quot;)" office:value-type="string" office:string-value="TransportMeansTypeCode">
            <text:p>TransportMeansTypeCode</text:p>
          </table:table-cell>
          <table:table-cell table:style-name="ce8" office:value-type="string">
            <text:p>Shipment Stage. Transport Means Type. Code</text:p>
          </table:table-cell>
          <table:table-cell/>
          <table:table-cell office:value-type="string">
            <text:p>Shipment Stage</text:p>
          </table:table-cell>
          <table:table-cell/>
          <table:table-cell office:value-type="string">
            <text:p>Transport Means</text:p>
          </table:table-cell>
          <table:table-cell office:value-type="string">
            <text:p>Type</text:p>
          </table:table-cell>
          <table:table-cell table:formula="oooc:=IF([.F153]&lt;&gt;&quot;&quot;;CONCATENATE([.F153];&quot; &quot;;[.G153]);[.G153])" office:value-type="string" office:string-value="Transport Means Type">
            <text:p>Transport Means Type</text:p>
          </table:table-cell>
          <table:table-cell office:value-type="string">
            <text:p>Code</text:p>
          </table:table-cell>
          <table:table-cell/>
          <table:table-cell table:formula="oooc:=IF([.J153]&lt;&gt;&quot;&quot;;CONCATENATE([.J153];&quot;_ &quot;;[.I153];&quot;. Type&quot;);CONCATENATE([.I153];&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40" office:value-type="string">
            <text:p>The type of vehicle used for a Shipment Stage</text:p>
          </table:table-cell>
          <table:table-cell table:style-name="ce40"/>
          <table:table-cell/>
          <table:table-cell table:style-name="ce50" office:value-type="string">
            <text:p>1.0</text:p>
          </table:table-cell>
          <table:table-cell/>
          <table:table-cell table:style-name="ce7"/>
          <table:table-cell office:value-type="string">
            <text:p>Transportation</text:p>
          </table:table-cell>
          <table:table-cell table:number-columns-repeated="26"/>
          <table:table-cell table:style-name="ce16" table:number-columns-repeated="115"/>
          <table:table-cell table:number-columns-repeated="92"/>
        </table:table-row>
        <table:table-row table:style-name="ro2">
          <table:table-cell table:style-name="ce3" table:formula="oooc:=SUBSTITUTE(SUBSTITUTE(CONCATENATE(IF([.E154]=&quot;Globally Unique&quot;;&quot;GU&quot;;[.E154]);IF([.G154]&lt;&gt;[.I154];[.H154];[.F154]);CONCATENATE(IF([.I154]=&quot;Identifier&quot;;&quot;ID&quot;;IF([.I154]=&quot;Text&quot;;&quot;&quot;;[.I154]))));&quot; &quot;;&quot;&quot;);&quot;'&quot;;&quot;&quot;)" office:value-type="string" office:string-value="TransitDirectionCode">
            <text:p>TransitDirectionCode</text:p>
          </table:table-cell>
          <table:table-cell table:style-name="ce8" office:value-type="string">
            <text:p>Shipment Stage. Transit Direction. Code</text:p>
          </table:table-cell>
          <table:table-cell/>
          <table:table-cell office:value-type="string">
            <text:p>Shipment Stage</text:p>
          </table:table-cell>
          <table:table-cell/>
          <table:table-cell office:value-type="string">
            <text:p>Transit</text:p>
          </table:table-cell>
          <table:table-cell office:value-type="string">
            <text:p>Direction</text:p>
          </table:table-cell>
          <table:table-cell table:formula="oooc:=IF([.F154]&lt;&gt;&quot;&quot;;CONCATENATE([.F154];&quot; &quot;;[.G154]);[.G154])" office:value-type="string" office:string-value="Transit Direction">
            <text:p>Transit Direction</text:p>
          </table:table-cell>
          <table:table-cell office:value-type="string">
            <text:p>Code</text:p>
          </table:table-cell>
          <table:table-cell/>
          <table:table-cell table:formula="oooc:=IF([.J154]&lt;&gt;&quot;&quot;;CONCATENATE([.J154];&quot;_ &quot;;[.I154];&quot;. Type&quot;);CONCATENATE([.I15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40" office:value-type="string">
            <text:p>The direction of transit for a Shipment Stage</text:p>
          </table:table-cell>
          <table:table-cell table:style-name="ce40"/>
          <table:table-cell/>
          <table:table-cell table:style-name="ce50" office:value-type="string">
            <text:p>1.0</text:p>
          </table:table-cell>
          <table:table-cell/>
          <table:table-cell table:style-name="ce7"/>
          <table:table-cell office:value-type="string">
            <text:p>Transportation</text:p>
          </table:table-cell>
          <table:table-cell table:number-columns-repeated="233"/>
        </table:table-row>
        <table:table-row table:style-name="ro3">
          <table:table-cell table:style-name="ce3" table:formula="oooc:=SUBSTITUTE(SUBSTITUTE(CONCATENATE(IF([.E155]=&quot;Globally Unique&quot;;&quot;GU&quot;;[.E155]);IF([.G155]&lt;&gt;[.I155];[.H155];[.F155]);CONCATENATE(IF([.I155]=&quot;Identifier&quot;;&quot;ID&quot;;IF([.I155]=&quot;Text&quot;;&quot;&quot;;[.I155]))));&quot; &quot;;&quot;&quot;);&quot;'&quot;;&quot;&quot;)" office:value-type="string" office:string-value="PreCarriageIndicator">
            <text:p>PreCarriageIndicator</text:p>
          </table:table-cell>
          <table:table-cell table:style-name="ce8" office:value-type="string">
            <text:p>Shipment Stage. Pre Carriage Indicator. Indicator</text:p>
          </table:table-cell>
          <table:table-cell/>
          <table:table-cell office:value-type="string">
            <text:p>Shipment Stage</text:p>
          </table:table-cell>
          <table:table-cell/>
          <table:table-cell office:value-type="string">
            <text:p>Pre Carriage</text:p>
          </table:table-cell>
          <table:table-cell office:value-type="string">
            <text:p>Indicator</text:p>
          </table:table-cell>
          <table:table-cell table:formula="oooc:=IF([.F155]&lt;&gt;&quot;&quot;;CONCATENATE([.F155];&quot; &quot;;[.G155]);[.G155])" office:value-type="string" office:string-value="Pre Carriage Indicator">
            <text:p>Pre Carriage Indicator</text:p>
          </table:table-cell>
          <table:table-cell office:value-type="string">
            <text:p>Indicator</text:p>
          </table:table-cell>
          <table:table-cell/>
          <table:table-cell table:formula="oooc:=IF([.J155]&lt;&gt;&quot;&quot;;CONCATENATE([.J155];&quot;_ &quot;;[.I155];&quot;. Type&quot;);CONCATENATE([.I155];&quot;. Type&quot;))" office:value-type="string" office:string-value="Indicator. Type">
            <text:p>Indicator. Type</text:p>
          </table:table-cell>
          <table:table-cell table:number-columns-repeated="3"/>
          <table:table-cell office:value-type="string">
            <text:p>1</text:p>
          </table:table-cell>
          <table:table-cell office:value-type="string">
            <text:p>BBIE</text:p>
          </table:table-cell>
          <table:table-cell office:value-type="string">
            <text:p>An indicator as the whether the stage is before the main carriage of the shipment </text:p>
          </table:table-cell>
          <table:table-cell office:value-type="string">
            <text:p>Truck delivery to wharf</text:p>
          </table:table-cell>
          <table:table-cell/>
          <table:table-cell table:style-name="ce50" office:value-type="string">
            <text:p>2.0</text:p>
          </table:table-cell>
          <table:table-cell/>
          <table:table-cell table:style-name="ce7"/>
          <table:table-cell office:value-type="string">
            <text:p>Transportation</text:p>
          </table:table-cell>
          <table:table-cell table:number-columns-repeated="233"/>
        </table:table-row>
        <table:table-row table:style-name="ro3">
          <table:table-cell table:style-name="ce3" table:formula="oooc:=SUBSTITUTE(SUBSTITUTE(CONCATENATE(IF([.E156]=&quot;Globally Unique&quot;;&quot;GU&quot;;[.E156]);IF([.G156]&lt;&gt;[.I156];[.H156];[.F156]);CONCATENATE(IF([.I156]=&quot;Identifier&quot;;&quot;ID&quot;;IF([.I156]=&quot;Text&quot;;&quot;&quot;;[.I156]))));&quot; &quot;;&quot;&quot;);&quot;'&quot;;&quot;&quot;)" office:value-type="string" office:string-value="OnCarriageIndicator">
            <text:p>OnCarriageIndicator</text:p>
          </table:table-cell>
          <table:table-cell table:style-name="ce8" office:value-type="string">
            <text:p>Shipment Stage. On Carriage Indicator. Indicator</text:p>
          </table:table-cell>
          <table:table-cell/>
          <table:table-cell office:value-type="string">
            <text:p>Shipment Stage</text:p>
          </table:table-cell>
          <table:table-cell/>
          <table:table-cell office:value-type="string">
            <text:p>On Carriage</text:p>
          </table:table-cell>
          <table:table-cell office:value-type="string">
            <text:p>Indicator</text:p>
          </table:table-cell>
          <table:table-cell table:formula="oooc:=IF([.F156]&lt;&gt;&quot;&quot;;CONCATENATE([.F156];&quot; &quot;;[.G156]);[.G156])" office:value-type="string" office:string-value="On Carriage Indicator">
            <text:p>On Carriage Indicator</text:p>
          </table:table-cell>
          <table:table-cell office:value-type="string">
            <text:p>Indicator</text:p>
          </table:table-cell>
          <table:table-cell/>
          <table:table-cell table:formula="oooc:=IF([.J156]&lt;&gt;&quot;&quot;;CONCATENATE([.J156];&quot;_ &quot;;[.I156];&quot;. Type&quot;);CONCATENATE([.I156];&quot;. Type&quot;))" office:value-type="string" office:string-value="Indicator. Type">
            <text:p>Indicator. Type</text:p>
          </table:table-cell>
          <table:table-cell table:number-columns-repeated="3"/>
          <table:table-cell office:value-type="string">
            <text:p>1</text:p>
          </table:table-cell>
          <table:table-cell office:value-type="string">
            <text:p>BBIE</text:p>
          </table:table-cell>
          <table:table-cell office:value-type="string">
            <text:p>An indicator as the whether the stage is after the main carriage of the shipment </text:p>
          </table:table-cell>
          <table:table-cell office:value-type="string">
            <text:p>Truck delivery from wharf</text:p>
          </table:table-cell>
          <table:table-cell/>
          <table:table-cell table:style-name="ce50" office:value-type="string">
            <text:p>2.0</text:p>
          </table:table-cell>
          <table:table-cell/>
          <table:table-cell table:style-name="ce7"/>
          <table:table-cell office:value-type="string">
            <text:p>Transportation</text:p>
          </table:table-cell>
          <table:table-cell table:number-columns-repeated="233"/>
        </table:table-row>
        <table:table-row table:style-name="ro2">
          <table:table-cell table:style-name="ce5" table:formula="oooc:=SUBSTITUTE(SUBSTITUTE(CONCATENATE(IF([.E157]=&quot;Globally Unique&quot;;&quot;GU&quot;;[.E157]);[.F157];IF([.H157]&lt;&gt;[.I157];[.H157];&quot;&quot;);CONCATENATE(IF([.I157]=&quot;Identifier&quot;;&quot;ID&quot;;IF([.I157]=&quot;Text&quot;;&quot;&quot;;[.I157]))));&quot; &quot;;&quot;&quot;);&quot;'&quot;;&quot;&quot;)" office:value-type="string" office:string-value="TransitPeriod">
            <text:p>TransitPeriod</text:p>
          </table:table-cell>
          <table:table-cell table:style-name="ce5" office:value-type="string">
            <text:p>Shipment Stage. Transit_ Period</text:p>
          </table:table-cell>
          <table:table-cell table:style-name="ce17"/>
          <table:table-cell table:style-name="ce17" office:value-type="string">
            <text:p>Shipment Stage</text:p>
          </table:table-cell>
          <table:table-cell table:style-name="ce17" office:value-type="string">
            <text:p>Transit</text:p>
          </table:table-cell>
          <table:table-cell table:style-name="ce17"/>
          <table:table-cell table:style-name="ce17"/>
          <table:table-cell table:style-name="ce5" table:formula="oooc:=[.M157]" office:value-type="string" office:string-value="Period">
            <text:p>Period</text:p>
          </table:table-cell>
          <table:table-cell table:style-name="ce5" table:formula="oooc:=[.M157]" office:value-type="string" office:string-value="Period">
            <text:p>Period</text:p>
          </table:table-cell>
          <table:table-cell table:style-name="ce5" table:number-columns-repeated="2"/>
          <table:table-cell table:style-name="ce17"/>
          <table:table-cell table:style-name="ce23" office:value-type="string">
            <text:p>Period</text:p>
          </table:table-cell>
          <table:table-cell table:style-name="ce17"/>
          <table:table-cell table:style-name="ce18" office:value-type="string">
            <text:p>0..1</text:p>
          </table:table-cell>
          <table:table-cell table:style-name="ce17" office:value-type="string">
            <text:p>ASBIE</text:p>
          </table:table-cell>
          <table:table-cell table:style-name="ce23" office:value-type="string">
            <text:p>An association to Transit Period</text:p>
          </table:table-cell>
          <table:table-cell table:style-name="ce23"/>
          <table:table-cell table:style-name="ce37"/>
          <table:table-cell table:style-name="ce53" office:value-type="string">
            <text:p>1.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2">
          <table:table-cell table:style-name="ce5" table:formula="oooc:=SUBSTITUTE(SUBSTITUTE(CONCATENATE(IF([.E158]=&quot;Globally Unique&quot;;&quot;GU&quot;;[.E158]);[.F158];IF([.H158]&lt;&gt;[.I158];[.H158];&quot;&quot;);CONCATENATE(IF([.I158]=&quot;Identifier&quot;;&quot;ID&quot;;IF([.I158]=&quot;Text&quot;;&quot;&quot;;[.I158]))));&quot; &quot;;&quot;&quot;);&quot;'&quot;;&quot;&quot;)" office:value-type="string" office:string-value="CarrierParty">
            <text:p>CarrierParty</text:p>
          </table:table-cell>
          <table:table-cell table:style-name="ce5" office:value-type="string">
            <text:p>Shipment Stage. Carrier_ Party</text:p>
          </table:table-cell>
          <table:table-cell table:style-name="ce17"/>
          <table:table-cell table:style-name="ce17" office:value-type="string">
            <text:p>Shipment Stage</text:p>
          </table:table-cell>
          <table:table-cell table:style-name="ce17" office:value-type="string">
            <text:p>Carrier</text:p>
          </table:table-cell>
          <table:table-cell table:style-name="ce17"/>
          <table:table-cell table:style-name="ce17"/>
          <table:table-cell table:style-name="ce5" table:formula="oooc:=[.M158]" office:value-type="string" office:string-value="Party">
            <text:p>Party</text:p>
          </table:table-cell>
          <table:table-cell table:style-name="ce5" table:formula="oooc:=[.M158]" office:value-type="string" office:string-value="Party">
            <text:p>Party</text:p>
          </table:table-cell>
          <table:table-cell table:style-name="ce5" table:number-columns-repeated="2"/>
          <table:table-cell table:style-name="ce17"/>
          <table:table-cell table:style-name="ce23" office:value-type="string">
            <text:p>Party</text:p>
          </table:table-cell>
          <table:table-cell table:style-name="ce17"/>
          <table:table-cell table:style-name="ce18" office:value-type="string">
            <text:p>0..n</text:p>
          </table:table-cell>
          <table:table-cell table:style-name="ce17" office:value-type="string">
            <text:p>ASBIE</text:p>
          </table:table-cell>
          <table:table-cell table:style-name="ce23" office:value-type="string">
            <text:p>An association to the Carrier</text:p>
          </table:table-cell>
          <table:table-cell table:style-name="ce23"/>
          <table:table-cell table:style-name="ce37"/>
          <table:table-cell table:style-name="ce53" office:value-type="string">
            <text:p>1.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3">
          <table:table-cell table:style-name="ce5" table:formula="oooc:=SUBSTITUTE(SUBSTITUTE(CONCATENATE(IF([.E159]=&quot;Globally Unique&quot;;&quot;GU&quot;;[.E159]);[.F159];IF([.H159]&lt;&gt;[.I159];[.H159];&quot;&quot;);CONCATENATE(IF([.I159]=&quot;Identifier&quot;;&quot;ID&quot;;IF([.I159]=&quot;Text&quot;;&quot;&quot;;[.I159]))));&quot; &quot;;&quot;&quot;);&quot;'&quot;;&quot;&quot;)" office:value-type="string" office:string-value="TransportMeans">
            <text:p>TransportMeans</text:p>
          </table:table-cell>
          <table:table-cell table:style-name="ce5" office:value-type="string">
            <text:p>Shipment Stage. Transport Means</text:p>
          </table:table-cell>
          <table:table-cell table:style-name="ce17"/>
          <table:table-cell table:style-name="ce17" office:value-type="string">
            <text:p>Shipment Stage</text:p>
          </table:table-cell>
          <table:table-cell table:number-columns-repeated="2" table:style-name="ce17"/>
          <table:table-cell table:style-name="ce17"/>
          <table:table-cell table:style-name="ce5" table:formula="oooc:=[.M159]" office:value-type="string" office:string-value="Transport Means">
            <text:p>Transport Means</text:p>
          </table:table-cell>
          <table:table-cell table:style-name="ce5" table:formula="oooc:=[.M159]" office:value-type="string" office:string-value="Transport Means">
            <text:p>Transport Means</text:p>
          </table:table-cell>
          <table:table-cell table:style-name="ce5" table:number-columns-repeated="2"/>
          <table:table-cell table:style-name="ce17"/>
          <table:table-cell table:style-name="ce23" office:value-type="string">
            <text:p>Transport Means</text:p>
          </table:table-cell>
          <table:table-cell table:style-name="ce17"/>
          <table:table-cell table:style-name="ce18" office:value-type="string">
            <text:p>0..1</text:p>
          </table:table-cell>
          <table:table-cell table:style-name="ce17" office:value-type="string">
            <text:p>ASBIE</text:p>
          </table:table-cell>
          <table:table-cell table:style-name="ce23" office:value-type="string">
            <text:p>An association to the means of transport</text:p>
          </table:table-cell>
          <table:table-cell table:style-name="ce23"/>
          <table:table-cell table:style-name="ce37"/>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2">
          <table:table-cell table:style-name="ce5" table:formula="oooc:=SUBSTITUTE(SUBSTITUTE(CONCATENATE(IF([.E160]=&quot;Globally Unique&quot;;&quot;GU&quot;;[.E160]);[.F160];IF([.H160]&lt;&gt;[.I160];[.H160];&quot;&quot;);CONCATENATE(IF([.I160]=&quot;Identifier&quot;;&quot;ID&quot;;IF([.I160]=&quot;Text&quot;;&quot;&quot;;[.I160]))));&quot; &quot;;&quot;&quot;);&quot;'&quot;;&quot;&quot;)" office:value-type="string" office:string-value="LoadingPort">
            <text:p>LoadingPort</text:p>
          </table:table-cell>
          <table:table-cell table:style-name="ce5" office:value-type="string">
            <text:p>Shipment Stage. Loading_ Port</text:p>
          </table:table-cell>
          <table:table-cell table:style-name="ce17"/>
          <table:table-cell table:style-name="ce17" office:value-type="string">
            <text:p>Shipment Stage</text:p>
          </table:table-cell>
          <table:table-cell table:style-name="ce17" office:value-type="string">
            <text:p>Loading</text:p>
          </table:table-cell>
          <table:table-cell table:style-name="ce17"/>
          <table:table-cell table:style-name="ce17"/>
          <table:table-cell table:style-name="ce5" table:formula="oooc:=[.M160]" office:value-type="string" office:string-value="Port">
            <text:p>Port</text:p>
          </table:table-cell>
          <table:table-cell table:style-name="ce5" table:formula="oooc:=[.M160]" office:value-type="string" office:string-value="Port">
            <text:p>Port</text:p>
          </table:table-cell>
          <table:table-cell table:style-name="ce5" table:number-columns-repeated="2"/>
          <table:table-cell table:style-name="ce17"/>
          <table:table-cell table:style-name="ce23" office:value-type="string">
            <text:p>Port</text:p>
          </table:table-cell>
          <table:table-cell table:style-name="ce17"/>
          <table:table-cell table:style-name="ce18" office:value-type="string">
            <text:p>0..1</text:p>
          </table:table-cell>
          <table:table-cell table:style-name="ce17" office:value-type="string">
            <text:p>ASBIE</text:p>
          </table:table-cell>
          <table:table-cell table:style-name="ce23" office:value-type="string">
            <text:p>An association to the port of loading</text:p>
          </table:table-cell>
          <table:table-cell table:style-name="ce23"/>
          <table:table-cell table:style-name="ce37"/>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2">
          <table:table-cell table:style-name="ce5" table:formula="oooc:=SUBSTITUTE(SUBSTITUTE(CONCATENATE(IF([.E161]=&quot;Globally Unique&quot;;&quot;GU&quot;;[.E161]);[.F161];IF([.H161]&lt;&gt;[.I161];[.H161];&quot;&quot;);CONCATENATE(IF([.I161]=&quot;Identifier&quot;;&quot;ID&quot;;IF([.I161]=&quot;Text&quot;;&quot;&quot;;[.I161]))));&quot; &quot;;&quot;&quot;);&quot;'&quot;;&quot;&quot;)" office:value-type="string" office:string-value="UnloadingPort">
            <text:p>UnloadingPort</text:p>
          </table:table-cell>
          <table:table-cell table:style-name="ce5" office:value-type="string">
            <text:p>Shipment Stage. Unloading_ Port</text:p>
          </table:table-cell>
          <table:table-cell table:style-name="ce17"/>
          <table:table-cell table:style-name="ce17" office:value-type="string">
            <text:p>Shipment Stage</text:p>
          </table:table-cell>
          <table:table-cell table:style-name="ce17" office:value-type="string">
            <text:p>Unloading</text:p>
          </table:table-cell>
          <table:table-cell table:style-name="ce17"/>
          <table:table-cell table:style-name="ce17"/>
          <table:table-cell table:style-name="ce5" table:formula="oooc:=[.M161]" office:value-type="string" office:string-value="Port">
            <text:p>Port</text:p>
          </table:table-cell>
          <table:table-cell table:style-name="ce5" table:formula="oooc:=[.M161]" office:value-type="string" office:string-value="Port">
            <text:p>Port</text:p>
          </table:table-cell>
          <table:table-cell table:style-name="ce5" table:number-columns-repeated="2"/>
          <table:table-cell table:style-name="ce17"/>
          <table:table-cell table:style-name="ce23" office:value-type="string">
            <text:p>Port</text:p>
          </table:table-cell>
          <table:table-cell table:style-name="ce17"/>
          <table:table-cell table:style-name="ce18" office:value-type="string">
            <text:p>0..1</text:p>
          </table:table-cell>
          <table:table-cell table:style-name="ce17" office:value-type="string">
            <text:p>ASBIE</text:p>
          </table:table-cell>
          <table:table-cell table:style-name="ce23" office:value-type="string">
            <text:p>An association to the port of unloading</text:p>
          </table:table-cell>
          <table:table-cell table:style-name="ce23"/>
          <table:table-cell table:style-name="ce37"/>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2">
          <table:table-cell table:style-name="ce5" table:formula="oooc:=SUBSTITUTE(SUBSTITUTE(CONCATENATE(IF([.E162]=&quot;Globally Unique&quot;;&quot;GU&quot;;[.E162]);[.F162];IF([.H162]&lt;&gt;[.I162];[.H162];&quot;&quot;);CONCATENATE(IF([.I162]=&quot;Identifier&quot;;&quot;ID&quot;;IF([.I162]=&quot;Text&quot;;&quot;&quot;;[.I162]))));&quot; &quot;;&quot;&quot;);&quot;'&quot;;&quot;&quot;)" office:value-type="string" office:string-value="TransshipPort">
            <text:p>TransshipPort</text:p>
          </table:table-cell>
          <table:table-cell table:style-name="ce5" office:value-type="string">
            <text:p>Shipment Stage. Transship_ Port</text:p>
          </table:table-cell>
          <table:table-cell table:style-name="ce17"/>
          <table:table-cell table:style-name="ce17" office:value-type="string">
            <text:p>Shipment Stage</text:p>
          </table:table-cell>
          <table:table-cell table:style-name="ce17" office:value-type="string">
            <text:p>Transship</text:p>
          </table:table-cell>
          <table:table-cell table:style-name="ce17"/>
          <table:table-cell table:style-name="ce17"/>
          <table:table-cell table:style-name="ce5" table:formula="oooc:=[.M162]" office:value-type="string" office:string-value="Port">
            <text:p>Port</text:p>
          </table:table-cell>
          <table:table-cell table:style-name="ce5" table:formula="oooc:=[.M162]" office:value-type="string" office:string-value="Port">
            <text:p>Port</text:p>
          </table:table-cell>
          <table:table-cell table:style-name="ce5" table:number-columns-repeated="2"/>
          <table:table-cell table:style-name="ce17"/>
          <table:table-cell table:style-name="ce23" office:value-type="string">
            <text:p>Port</text:p>
          </table:table-cell>
          <table:table-cell table:style-name="ce17"/>
          <table:table-cell table:style-name="ce18" office:value-type="string">
            <text:p>0..1</text:p>
          </table:table-cell>
          <table:table-cell table:style-name="ce17" office:value-type="string">
            <text:p>ASBIE</text:p>
          </table:table-cell>
          <table:table-cell table:style-name="ce23" office:value-type="string">
            <text:p>An association to the port of transshipment</text:p>
          </table:table-cell>
          <table:table-cell table:style-name="ce23"/>
          <table:table-cell table:style-name="ce37"/>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12">
          <table:table-cell table:style-name="ce2" table:formula="oooc:=SUBSTITUTE(SUBSTITUTE(CONCATENATE(IF([.C163]=&quot;&quot;;&quot;&quot;;CONCATENATE([.C163];&quot;&quot;));&quot;&quot;;[.D163]);&quot; &quot;;&quot;&quot;);&quot;'&quot;;&quot;&quot;)" office:value-type="string" office:string-value="Stowage">
            <text:p>Stowage</text:p>
          </table:table-cell>
          <table:table-cell table:style-name="ce2" office:value-type="string">
            <text:p>Stowage. Details</text:p>
          </table:table-cell>
          <table:table-cell table:style-name="ce13"/>
          <table:table-cell table:style-name="ce13" office:value-type="string">
            <text:p>Stowage</text:p>
          </table:table-cell>
          <table:table-cell table:style-name="ce13" table:number-columns-repeated="10"/>
          <table:table-cell table:style-name="ce2"/>
          <table:table-cell table:style-name="ce13" office:value-type="string">
            <text:p>ABIE</text:p>
          </table:table-cell>
          <table:table-cell table:style-name="ce27" office:value-type="string">
            <text:p>A location on board a means of transport where specified goods or transport equipment have been or are to be stowed.</text:p>
          </table:table-cell>
          <table:table-cell table:style-name="ce27" table:number-columns-repeated="2"/>
          <table:table-cell table:style-name="ce47" office:value-type="string">
            <text:p>2.0</text:p>
          </table:table-cell>
          <table:table-cell table:style-name="ce59"/>
          <table:table-cell table:style-name="ce2"/>
          <table:table-cell table:style-name="ce13" office:value-type="string">
            <text:p>Transportation</text:p>
          </table:table-cell>
          <table:table-cell table:style-name="ce13" table:number-columns-repeated="13"/>
          <table:table-cell table:style-name="ce13" office:value-type="string">
            <text:p>Y</text:p>
          </table:table-cell>
          <table:table-cell table:style-name="ce13" table:number-columns-repeated="9"/>
          <table:table-cell table:style-name="ce13" office:value-type="string">
            <text:p>Y</text:p>
          </table:table-cell>
          <table:table-cell table:style-name="ce13" table:number-columns-repeated="2"/>
          <table:table-cell table:style-name="ce14" table:number-columns-repeated="115"/>
          <table:table-cell table:number-columns-repeated="92"/>
        </table:table-row>
        <table:table-row table:style-name="ro3">
          <table:table-cell table:style-name="ce3" table:formula="oooc:=SUBSTITUTE(SUBSTITUTE(CONCATENATE(IF([.E164]=&quot;Globally Unique&quot;;&quot;GU&quot;;[.E164]);IF([.G164]&lt;&gt;[.I164];[.H164];[.F164]);CONCATENATE(IF([.I164]=&quot;Identifier&quot;;&quot;ID&quot;;IF([.I164]=&quot;Text&quot;;&quot;&quot;;[.I164]))));&quot; &quot;;&quot;&quot;);&quot;'&quot;;&quot;&quot;)" office:value-type="string" office:string-value="LocationID">
            <text:p>LocationID</text:p>
          </table:table-cell>
          <table:table-cell table:style-name="ce8" office:value-type="string">
            <text:p>Stowage. Location Identifier. Identifier</text:p>
          </table:table-cell>
          <table:table-cell table:style-name="ce14"/>
          <table:table-cell table:style-name="ce19" office:value-type="string">
            <text:p>Stowage</text:p>
          </table:table-cell>
          <table:table-cell table:style-name="ce14"/>
          <table:table-cell table:style-name="ce19" office:value-type="string">
            <text:p>Location</text:p>
          </table:table-cell>
          <table:table-cell table:style-name="ce14" office:value-type="string">
            <text:p>Identifier</text:p>
          </table:table-cell>
          <table:table-cell table:formula="oooc:=IF([.F164]&lt;&gt;&quot;&quot;;CONCATENATE([.F164];&quot; &quot;;[.G164]);[.G164])" office:value-type="string" office:string-value="Location Identifier">
            <text:p>Location Identifier</text:p>
          </table:table-cell>
          <table:table-cell table:style-name="ce14" office:value-type="string">
            <text:p>Identifier</text:p>
          </table:table-cell>
          <table:table-cell table:style-name="ce14"/>
          <table:table-cell table:formula="oooc:=IF([.J164]&lt;&gt;&quot;&quot;;CONCATENATE([.J164];&quot;_ &quot;;[.I164];&quot;. Type&quot;);CONCATENATE([.I164];&quot;. Type&quot;))" office:value-type="string" office:string-value="Identifier. Type">
            <text:p>Identifier. Type</text:p>
          </table:table-cell>
          <table:table-cell table:style-name="ce14" table:number-columns-repeated="2"/>
          <table:table-cell table:style-name="ce14" office:value-type="string">
            <text:p>Cell Location, coded</text:p>
          </table:table-cell>
          <table:table-cell table:style-name="ce29" office:value-type="string">
            <text:p>0..1</text:p>
          </table:table-cell>
          <table:table-cell table:style-name="ce14" office:value-type="string">
            <text:p>BBIE</text:p>
          </table:table-cell>
          <table:table-cell table:style-name="ce25" office:value-type="string">
            <text:p>To identify a location on board a means of transport where specified goods or transport equipment have been or are to be stowed.</text:p>
          </table:table-cell>
          <table:table-cell table:style-name="ce14"/>
          <table:table-cell table:style-name="ce14" office:value-type="float" office:value="8043">
            <text:p>8043</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165]=&quot;Globally Unique&quot;;&quot;GU&quot;;[.E165]);IF([.G165]&lt;&gt;[.I165];[.H165];[.F165]);CONCATENATE(IF([.I165]=&quot;Identifier&quot;;&quot;ID&quot;;IF([.I165]=&quot;Text&quot;;&quot;&quot;;[.I165]))));&quot; &quot;;&quot;&quot;);&quot;'&quot;;&quot;&quot;)" office:value-type="string" office:string-value="Location">
            <text:p>Location</text:p>
          </table:table-cell>
          <table:table-cell table:style-name="ce8" office:value-type="string">
            <text:p>Stowage. Location. Text</text:p>
          </table:table-cell>
          <table:table-cell table:style-name="ce14"/>
          <table:table-cell table:style-name="ce19" office:value-type="string">
            <text:p>Stowage</text:p>
          </table:table-cell>
          <table:table-cell table:style-name="ce14"/>
          <table:table-cell table:style-name="ce19"/>
          <table:table-cell table:style-name="ce19" office:value-type="string">
            <text:p>Location</text:p>
          </table:table-cell>
          <table:table-cell table:formula="oooc:=IF([.F165]&lt;&gt;&quot;&quot;;CONCATENATE([.F165];&quot; &quot;;[.G165]);[.G165])" office:value-type="string" office:string-value="Location">
            <text:p>Location</text:p>
          </table:table-cell>
          <table:table-cell table:style-name="ce14" office:value-type="string">
            <text:p>Text</text:p>
          </table:table-cell>
          <table:table-cell table:style-name="ce14"/>
          <table:table-cell table:formula="oooc:=IF([.J165]&lt;&gt;&quot;&quot;;CONCATENATE([.J165];&quot;_ &quot;;[.I165];&quot;. Type&quot;);CONCATENATE([.I165];&quot;. Type&quot;))" office:value-type="string" office:string-value="Text. Type">
            <text:p>Text. Type</text:p>
          </table:table-cell>
          <table:table-cell table:style-name="ce14" table:number-columns-repeated="2"/>
          <table:table-cell table:style-name="ce14" office:value-type="string">
            <text:p>Cell Location</text:p>
          </table:table-cell>
          <table:table-cell table:style-name="ce29" office:value-type="string">
            <text:p>0..n</text:p>
          </table:table-cell>
          <table:table-cell table:style-name="ce14" office:value-type="string">
            <text:p>BBIE</text:p>
          </table:table-cell>
          <table:table-cell table:style-name="ce25" office:value-type="string">
            <text:p>Description of a location on board a means of transport where specified goods or transport equipment have been or are to be stowed.</text:p>
          </table:table-cell>
          <table:table-cell table:style-name="ce14"/>
          <table:table-cell table:style-name="ce14" office:value-type="float" office:value="8042">
            <text:p>8042</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5" table:formula="oooc:=SUBSTITUTE(SUBSTITUTE(CONCATENATE(IF([.E166]=&quot;Globally Unique&quot;;&quot;GU&quot;;[.E166]);[.F166];IF([.H166]&lt;&gt;[.I166];[.H166];&quot;&quot;);CONCATENATE(IF([.I166]=&quot;Identifier&quot;;&quot;ID&quot;;IF([.I166]=&quot;Text&quot;;&quot;&quot;;[.I166]))));&quot; &quot;;&quot;&quot;);&quot;'&quot;;&quot;&quot;)" office:value-type="string" office:string-value="MeasurementDimension">
            <text:p>MeasurementDimension</text:p>
          </table:table-cell>
          <table:table-cell table:style-name="ce5" office:value-type="string">
            <text:p>Stowage. Measurement_ Dimension</text:p>
          </table:table-cell>
          <table:table-cell table:style-name="ce18"/>
          <table:table-cell table:style-name="ce18" office:value-type="string">
            <text:p>Stowage</text:p>
          </table:table-cell>
          <table:table-cell table:style-name="ce5" office:value-type="string">
            <text:p>Measurement</text:p>
          </table:table-cell>
          <table:table-cell table:style-name="ce5"/>
          <table:table-cell table:style-name="ce5"/>
          <table:table-cell table:style-name="ce5" table:formula="oooc:=[.M166]" office:value-type="string" office:string-value="Dimension">
            <text:p>Dimension</text:p>
          </table:table-cell>
          <table:table-cell table:style-name="ce5" table:formula="oooc:=[.M166]" office:value-type="string" office:string-value="Dimension">
            <text:p>Dimension</text:p>
          </table:table-cell>
          <table:table-cell table:style-name="ce5" table:number-columns-repeated="3"/>
          <table:table-cell table:style-name="ce18" office:value-type="string">
            <text:p>Dimension</text:p>
          </table:table-cell>
          <table:table-cell table:style-name="ce18"/>
          <table:table-cell table:style-name="ce32" office:value-type="string">
            <text:p>0..n</text:p>
          </table:table-cell>
          <table:table-cell table:style-name="ce5" office:value-type="string">
            <text:p>ASBIE</text:p>
          </table:table-cell>
          <table:table-cell table:style-name="ce5" office:value-type="string">
            <text:p>Associates any meaurements (including lengths, mass and volume) for this stowage.</text:p>
          </table:table-cell>
          <table:table-cell table:style-name="ce18" table:number-columns-repeated="2"/>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7">
          <table:table-cell table:style-name="ce2" table:formula="oooc:=SUBSTITUTE(SUBSTITUTE(CONCATENATE(IF([.C167]=&quot;&quot;;&quot;&quot;;CONCATENATE([.C167];&quot;&quot;));&quot;&quot;;[.D167]);&quot; &quot;;&quot;&quot;);&quot;'&quot;;&quot;&quot;)" office:value-type="string" office:string-value="TransportEquipment">
            <text:p>TransportEquipment</text:p>
          </table:table-cell>
          <table:table-cell table:style-name="ce9" office:value-type="string">
            <text:p>Transport Equipment. Details</text:p>
          </table:table-cell>
          <table:table-cell table:style-name="ce15"/>
          <table:table-cell table:style-name="ce15" office:value-type="string">
            <text:p>Transport Equipment</text:p>
          </table:table-cell>
          <table:table-cell table:style-name="ce15" table:number-columns-repeated="9"/>
          <table:table-cell table:style-name="ce26" office:value-type="string">
            <text:p>Shipping Container, Sea Container, Rail Wagon, Pallet, Trailer, Unit Load Device, ULD</text:p>
          </table:table-cell>
          <table:table-cell table:style-name="ce9"/>
          <table:table-cell table:style-name="ce15" office:value-type="string">
            <text:p>ABIE</text:p>
          </table:table-cell>
          <table:table-cell table:style-name="ce15" office:value-type="string">
            <text:p>Information about Transport Equipment; a piece of equipment used to transport goods</text:p>
          </table:table-cell>
          <table:table-cell table:style-name="ce26" table:number-columns-repeated="2"/>
          <table:table-cell table:style-name="ce56" office:value-type="string">
            <text:p>2.0</text:p>
          </table:table-cell>
          <table:table-cell table:style-name="ce45"/>
          <table:table-cell table:style-name="ce9"/>
          <table:table-cell table:style-name="ce15" office:value-type="string">
            <text:p>Transportation</text:p>
          </table:table-cell>
          <table:table-cell table:style-name="ce15" table:number-columns-repeated="26"/>
          <table:table-cell table:number-columns-repeated="207"/>
        </table:table-row>
        <table:table-row table:style-name="ro2">
          <table:table-cell table:style-name="ce3" table:formula="oooc:=SUBSTITUTE(SUBSTITUTE(CONCATENATE(IF([.E168]=&quot;Globally Unique&quot;;&quot;GU&quot;;[.E168]);IF([.G168]&lt;&gt;[.I168];[.H168];[.F168]);CONCATENATE(IF([.I168]=&quot;Identifier&quot;;&quot;ID&quot;;IF([.I168]=&quot;Text&quot;;&quot;&quot;;[.I168]))));&quot; &quot;;&quot;&quot;);&quot;'&quot;;&quot;&quot;)" office:value-type="string" office:string-value="ID">
            <text:p>ID</text:p>
          </table:table-cell>
          <table:table-cell table:style-name="ce8" office:value-type="string">
            <text:p>Transport Equipment. Identifier. Identifier</text:p>
          </table:table-cell>
          <table:table-cell/>
          <table:table-cell office:value-type="string">
            <text:p>Transport Equipment</text:p>
          </table:table-cell>
          <table:table-cell table:number-columns-repeated="2"/>
          <table:table-cell office:value-type="string">
            <text:p>Identifier</text:p>
          </table:table-cell>
          <table:table-cell table:formula="oooc:=IF([.F168]&lt;&gt;&quot;&quot;;CONCATENATE([.F168];&quot; &quot;;[.G168]);[.G168])" office:value-type="string" office:string-value="Identifier">
            <text:p>Identifier</text:p>
          </table:table-cell>
          <table:table-cell office:value-type="string">
            <text:p>Identifier</text:p>
          </table:table-cell>
          <table:table-cell/>
          <table:table-cell table:formula="oooc:=IF([.J168]&lt;&gt;&quot;&quot;;CONCATENATE([.J168];&quot;_ &quot;;[.I168];&quot;. Type&quot;);CONCATENATE([.I16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40" office:value-type="string">
            <text:p>The identifier for Transport Equipment</text:p>
          </table:table-cell>
          <table:table-cell office:value-type="string">
            <text:p>"OCLU 1234567"</text:p>
          </table:table-cell>
          <table:table-cell/>
          <table:table-cell table:style-name="ce50" office:value-type="string">
            <text:p>1.0</text:p>
          </table:table-cell>
          <table:table-cell/>
          <table:table-cell table:style-name="ce7"/>
          <table:table-cell office:value-type="string">
            <text:p>Transportation</text:p>
          </table:table-cell>
          <table:table-cell table:number-columns-repeated="233"/>
        </table:table-row>
        <table:table-row table:style-name="ro2">
          <table:table-cell table:style-name="ce3" table:formula="oooc:=SUBSTITUTE(SUBSTITUTE(CONCATENATE(IF([.E169]=&quot;Globally Unique&quot;;&quot;GU&quot;;[.E169]);IF([.G169]&lt;&gt;[.I169];[.H169];[.F169]);CONCATENATE(IF([.I169]=&quot;Identifier&quot;;&quot;ID&quot;;IF([.I169]=&quot;Text&quot;;&quot;&quot;;[.I169]))));&quot; &quot;;&quot;&quot;);&quot;'&quot;;&quot;&quot;)" office:value-type="string" office:string-value="ProviderTypeCode">
            <text:p>ProviderTypeCode</text:p>
          </table:table-cell>
          <table:table-cell table:style-name="ce8" office:value-type="string">
            <text:p>Transport Equipment. Provider Type. Code</text:p>
          </table:table-cell>
          <table:table-cell/>
          <table:table-cell office:value-type="string">
            <text:p>Transport Equipment</text:p>
          </table:table-cell>
          <table:table-cell/>
          <table:table-cell office:value-type="string">
            <text:p>Provider</text:p>
          </table:table-cell>
          <table:table-cell office:value-type="string">
            <text:p>Type</text:p>
          </table:table-cell>
          <table:table-cell table:formula="oooc:=IF([.F169]&lt;&gt;&quot;&quot;;CONCATENATE([.F169];&quot; &quot;;[.G169]);[.G169])" office:value-type="string" office:string-value="Provider Type">
            <text:p>Provider Type</text:p>
          </table:table-cell>
          <table:table-cell office:value-type="string">
            <text:p>Code</text:p>
          </table:table-cell>
          <table:table-cell/>
          <table:table-cell table:formula="oooc:=IF([.J169]&lt;&gt;&quot;&quot;;CONCATENATE([.J169];&quot;_ &quot;;[.I169];&quot;. Type&quot;);CONCATENATE([.I16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40" office:value-type="string">
            <text:p>An identifier for the type of provider for the Transport Equipment</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33"/>
        </table:table-row>
        <table:table-row table:style-name="ro2">
          <table:table-cell table:style-name="ce3" table:formula="oooc:=SUBSTITUTE(SUBSTITUTE(CONCATENATE(IF([.E170]=&quot;Globally Unique&quot;;&quot;GU&quot;;[.E170]);IF([.G170]&lt;&gt;[.I170];[.H170];[.F170]);CONCATENATE(IF([.I170]=&quot;Identifier&quot;;&quot;ID&quot;;IF([.I170]=&quot;Text&quot;;&quot;&quot;;[.I170]))));&quot; &quot;;&quot;&quot;);&quot;'&quot;;&quot;&quot;)" office:value-type="string" office:string-value="OwnerTypeCode">
            <text:p>OwnerTypeCode</text:p>
          </table:table-cell>
          <table:table-cell table:style-name="ce8" office:value-type="string">
            <text:p>Transport Equipment. Owner Type. Code</text:p>
          </table:table-cell>
          <table:table-cell/>
          <table:table-cell office:value-type="string">
            <text:p>Transport Equipment</text:p>
          </table:table-cell>
          <table:table-cell/>
          <table:table-cell office:value-type="string">
            <text:p>Owner</text:p>
          </table:table-cell>
          <table:table-cell office:value-type="string">
            <text:p>Type</text:p>
          </table:table-cell>
          <table:table-cell table:formula="oooc:=IF([.F170]&lt;&gt;&quot;&quot;;CONCATENATE([.F170];&quot; &quot;;[.G170]);[.G170])" office:value-type="string" office:string-value="Owner Type">
            <text:p>Owner Type</text:p>
          </table:table-cell>
          <table:table-cell office:value-type="string">
            <text:p>Code</text:p>
          </table:table-cell>
          <table:table-cell/>
          <table:table-cell table:formula="oooc:=IF([.J170]&lt;&gt;&quot;&quot;;CONCATENATE([.J170];&quot;_ &quot;;[.I170];&quot;. Type&quot;);CONCATENATE([.I17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40" office:value-type="string">
            <text:p>An identifier for the type of owner of a piece of Transport Equipment</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6"/>
          <table:table-cell table:style-name="ce16" table:number-columns-repeated="115"/>
          <table:table-cell table:number-columns-repeated="92"/>
        </table:table-row>
        <table:table-row table:style-name="ro2">
          <table:table-cell table:style-name="ce3" table:formula="oooc:=SUBSTITUTE(SUBSTITUTE(CONCATENATE(IF([.E171]=&quot;Globally Unique&quot;;&quot;GU&quot;;[.E171]);IF([.G171]&lt;&gt;[.I171];[.H171];[.F171]);CONCATENATE(IF([.I171]=&quot;Identifier&quot;;&quot;ID&quot;;IF([.I171]=&quot;Text&quot;;&quot;&quot;;[.I171]))));&quot; &quot;;&quot;&quot;);&quot;'&quot;;&quot;&quot;)" office:value-type="string" office:string-value="SizeTypeCode">
            <text:p>SizeTypeCode</text:p>
          </table:table-cell>
          <table:table-cell table:style-name="ce8" office:value-type="string">
            <text:p>Transport Equipment. Size Type. Code</text:p>
          </table:table-cell>
          <table:table-cell/>
          <table:table-cell office:value-type="string">
            <text:p>Transport Equipment</text:p>
          </table:table-cell>
          <table:table-cell table:number-columns-repeated="2"/>
          <table:table-cell office:value-type="string">
            <text:p>Size Type</text:p>
          </table:table-cell>
          <table:table-cell table:formula="oooc:=IF([.F171]&lt;&gt;&quot;&quot;;CONCATENATE([.F171];&quot; &quot;;[.G171]);[.G171])" office:value-type="string" office:string-value="Size Type">
            <text:p>Size Type</text:p>
          </table:table-cell>
          <table:table-cell office:value-type="string">
            <text:p>Code</text:p>
          </table:table-cell>
          <table:table-cell/>
          <table:table-cell table:formula="oooc:=IF([.J171]&lt;&gt;&quot;&quot;;CONCATENATE([.J171];&quot;_ &quot;;[.I171];&quot;. Type&quot;);CONCATENATE([.I17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40" office:value-type="string">
            <text:p>The size and type of a piece of Transport Equipment expressed as a code</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33"/>
        </table:table-row>
        <table:table-row table:style-name="ro2">
          <table:table-cell table:style-name="ce3" table:formula="oooc:=SUBSTITUTE(SUBSTITUTE(CONCATENATE(IF([.E172]=&quot;Globally Unique&quot;;&quot;GU&quot;;[.E172]);IF([.G172]&lt;&gt;[.I172];[.H172];[.F172]);CONCATENATE(IF([.I172]=&quot;Identifier&quot;;&quot;ID&quot;;IF([.I172]=&quot;Text&quot;;&quot;&quot;;[.I172]))));&quot; &quot;;&quot;&quot;);&quot;'&quot;;&quot;&quot;)" office:value-type="string" office:string-value="DispositionCode">
            <text:p>DispositionCode</text:p>
          </table:table-cell>
          <table:table-cell table:style-name="ce8" office:value-type="string">
            <text:p>Transport Equipment. Disposition. Code</text:p>
          </table:table-cell>
          <table:table-cell/>
          <table:table-cell office:value-type="string">
            <text:p>Transport Equipment</text:p>
          </table:table-cell>
          <table:table-cell table:number-columns-repeated="2"/>
          <table:table-cell office:value-type="string">
            <text:p>Disposition</text:p>
          </table:table-cell>
          <table:table-cell table:formula="oooc:=IF([.F172]&lt;&gt;&quot;&quot;;CONCATENATE([.F172];&quot; &quot;;[.G172]);[.G172])" office:value-type="string" office:string-value="Disposition">
            <text:p>Disposition</text:p>
          </table:table-cell>
          <table:table-cell office:value-type="string">
            <text:p>Code</text:p>
          </table:table-cell>
          <table:table-cell/>
          <table:table-cell table:formula="oooc:=IF([.J172]&lt;&gt;&quot;&quot;;CONCATENATE([.J172];&quot;_ &quot;;[.I172];&quot;. Type&quot;);CONCATENATE([.I172];&quot;. Type&quot;))" office:value-type="string" office:string-value="Code. Type">
            <text:p>Code. Type</text:p>
          </table:table-cell>
          <table:table-cell table:number-columns-repeated="2"/>
          <table:table-cell office:value-type="string">
            <text:p>Status</text:p>
          </table:table-cell>
          <table:table-cell office:value-type="string">
            <text:p>0..1</text:p>
          </table:table-cell>
          <table:table-cell office:value-type="string">
            <text:p>BBIE</text:p>
          </table:table-cell>
          <table:table-cell table:style-name="ce40" office:value-type="string">
            <text:p>The current disposition of the Transport Equipment expressed as a code</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33"/>
        </table:table-row>
        <table:table-row table:style-name="ro2">
          <table:table-cell table:style-name="ce3" table:formula="oooc:=SUBSTITUTE(SUBSTITUTE(CONCATENATE(IF([.E173]=&quot;Globally Unique&quot;;&quot;GU&quot;;[.E173]);IF([.G173]&lt;&gt;[.I173];[.H173];[.F173]);CONCATENATE(IF([.I173]=&quot;Identifier&quot;;&quot;ID&quot;;IF([.I173]=&quot;Text&quot;;&quot;&quot;;[.I173]))));&quot; &quot;;&quot;&quot;);&quot;'&quot;;&quot;&quot;)" office:value-type="string" office:string-value="FullnessIndicationCode">
            <text:p>FullnessIndicationCode</text:p>
          </table:table-cell>
          <table:table-cell table:style-name="ce8" office:value-type="string">
            <text:p>Transport Equipment. Fullness Indication. Code</text:p>
          </table:table-cell>
          <table:table-cell/>
          <table:table-cell office:value-type="string">
            <text:p>Transport Equipment</text:p>
          </table:table-cell>
          <table:table-cell/>
          <table:table-cell office:value-type="string">
            <text:p>Fullness</text:p>
          </table:table-cell>
          <table:table-cell office:value-type="string">
            <text:p>Indication</text:p>
          </table:table-cell>
          <table:table-cell table:formula="oooc:=IF([.F173]&lt;&gt;&quot;&quot;;CONCATENATE([.F173];&quot; &quot;;[.G173]);[.G173])" office:value-type="string" office:string-value="Fullness Indication">
            <text:p>Fullness Indication</text:p>
          </table:table-cell>
          <table:table-cell office:value-type="string">
            <text:p>Code</text:p>
          </table:table-cell>
          <table:table-cell/>
          <table:table-cell table:formula="oooc:=IF([.J173]&lt;&gt;&quot;&quot;;CONCATENATE([.J173];&quot;_ &quot;;[.I173];&quot;. Type&quot;);CONCATENATE([.I173];&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40" office:value-type="string">
            <text:p>A code indicating whether a piece of transport equipment is full, partially full or empty</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6"/>
          <table:table-cell table:style-name="ce16" table:number-columns-repeated="115"/>
          <table:table-cell table:number-columns-repeated="92"/>
        </table:table-row>
        <table:table-row table:style-name="ro3">
          <table:table-cell table:style-name="ce3" table:formula="oooc:=SUBSTITUTE(SUBSTITUTE(CONCATENATE(IF([.E174]=&quot;Globally Unique&quot;;&quot;GU&quot;;[.E174]);IF([.G174]&lt;&gt;[.I174];[.H174];[.F174]);CONCATENATE(IF([.I174]=&quot;Identifier&quot;;&quot;ID&quot;;IF([.I174]=&quot;Text&quot;;&quot;&quot;;[.I174]))));&quot; &quot;;&quot;&quot;);&quot;'&quot;;&quot;&quot;)" office:value-type="string" office:string-value="RefrigerationOnIndicator">
            <text:p>RefrigerationOnIndicator</text:p>
          </table:table-cell>
          <table:table-cell table:style-name="ce8" office:value-type="string">
            <text:p>Transport Equipment. Refrigeration On Indicator. Indicator</text:p>
          </table:table-cell>
          <table:table-cell/>
          <table:table-cell office:value-type="string">
            <text:p>Transport Equipment</text:p>
          </table:table-cell>
          <table:table-cell/>
          <table:table-cell office:value-type="string">
            <text:p>Refrigeration On</text:p>
          </table:table-cell>
          <table:table-cell office:value-type="string">
            <text:p>Indicator</text:p>
          </table:table-cell>
          <table:table-cell table:formula="oooc:=IF([.F174]&lt;&gt;&quot;&quot;;CONCATENATE([.F174];&quot; &quot;;[.G174]);[.G174])" office:value-type="string" office:string-value="Refrigeration On Indicator">
            <text:p>Refrigeration On Indicator</text:p>
          </table:table-cell>
          <table:table-cell office:value-type="string">
            <text:p>Indicator</text:p>
          </table:table-cell>
          <table:table-cell/>
          <table:table-cell table:formula="oooc:=IF([.J174]&lt;&gt;&quot;&quot;;CONCATENATE([.J174];&quot;_ &quot;;[.I174];&quot;. Type&quot;);CONCATENATE([.I174];&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40" office:value-type="string">
            <text:p>Indicates whether refrigeration is on (true) or off (false) for the Transportation equipment</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6"/>
          <table:table-cell table:style-name="ce16" table:number-columns-repeated="115"/>
          <table:table-cell table:number-columns-repeated="92"/>
        </table:table-row>
        <table:table-row table:style-name="ro2">
          <table:table-cell table:style-name="ce3" table:formula="oooc:=SUBSTITUTE(SUBSTITUTE(CONCATENATE(IF([.E175]=&quot;Globally Unique&quot;;&quot;GU&quot;;[.E175]);IF([.G175]&lt;&gt;[.I175];[.H175];[.F175]);CONCATENATE(IF([.I175]=&quot;Identifier&quot;;&quot;ID&quot;;IF([.I175]=&quot;Text&quot;;&quot;&quot;;[.I175]))));&quot; &quot;;&quot;&quot;);&quot;'&quot;;&quot;&quot;)" office:value-type="string" office:string-value="Information">
            <text:p>Information</text:p>
          </table:table-cell>
          <table:table-cell table:style-name="ce8" office:value-type="string">
            <text:p>Transport Equipment. Information. Text</text:p>
          </table:table-cell>
          <table:table-cell/>
          <table:table-cell office:value-type="string">
            <text:p>Transport Equipment</text:p>
          </table:table-cell>
          <table:table-cell table:number-columns-repeated="2"/>
          <table:table-cell office:value-type="string">
            <text:p>Information</text:p>
          </table:table-cell>
          <table:table-cell table:formula="oooc:=IF([.F175]&lt;&gt;&quot;&quot;;CONCATENATE([.F175];&quot; &quot;;[.G175]);[.G175])" office:value-type="string" office:string-value="Information">
            <text:p>Information</text:p>
          </table:table-cell>
          <table:table-cell office:value-type="string">
            <text:p>Text</text:p>
          </table:table-cell>
          <table:table-cell/>
          <table:table-cell table:formula="oooc:=IF([.J175]&lt;&gt;&quot;&quot;;CONCATENATE([.J175];&quot;_ &quot;;[.I175];&quot;. Type&quot;);CONCATENATE([.I17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40" office:value-type="string">
            <text:p>Additional information about the Transport Equipment</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6"/>
          <table:table-cell table:style-name="ce16" table:number-columns-repeated="115"/>
          <table:table-cell table:number-columns-repeated="92"/>
        </table:table-row>
        <table:table-row table:style-name="ro3">
          <table:table-cell table:style-name="ce3" table:formula="oooc:=SUBSTITUTE(SUBSTITUTE(CONCATENATE(IF([.E176]=&quot;Globally Unique&quot;;&quot;GU&quot;;[.E176]);IF([.G176]&lt;&gt;[.I176];[.H176];[.F176]);CONCATENATE(IF([.I176]=&quot;Identifier&quot;;&quot;ID&quot;;IF([.I176]=&quot;Text&quot;;&quot;&quot;;[.I176]))));&quot; &quot;;&quot;&quot;);&quot;'&quot;;&quot;&quot;)" office:value-type="string" office:string-value="ReturnabilityIndicator">
            <text:p>ReturnabilityIndicator</text:p>
          </table:table-cell>
          <table:table-cell table:style-name="ce8" office:value-type="string">
            <text:p>Transport Equipment. Returnability Indicator. Indicator</text:p>
          </table:table-cell>
          <table:table-cell/>
          <table:table-cell office:value-type="string">
            <text:p>Transport Equipment</text:p>
          </table:table-cell>
          <table:table-cell/>
          <table:table-cell office:value-type="string">
            <text:p>Returnability</text:p>
          </table:table-cell>
          <table:table-cell office:value-type="string">
            <text:p>Indicator</text:p>
          </table:table-cell>
          <table:table-cell table:formula="oooc:=IF([.F176]&lt;&gt;&quot;&quot;;CONCATENATE([.F176];&quot; &quot;;[.G176]);[.G176])" office:value-type="string" office:string-value="Returnability Indicator">
            <text:p>Returnability Indicator</text:p>
          </table:table-cell>
          <table:table-cell office:value-type="string">
            <text:p>Indicator</text:p>
          </table:table-cell>
          <table:table-cell/>
          <table:table-cell table:formula="oooc:=IF([.J176]&lt;&gt;&quot;&quot;;CONCATENATE([.J176];&quot;_ &quot;;[.I176];&quot;. Type&quot;);CONCATENATE([.I176];&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ion as to whether or not a particular item of transport equipment is returnable.</text:p>
          </table:table-cell>
          <table:table-cell/>
          <table:table-cell office:value-type="float" office:value="8036">
            <text:p>8036</text:p>
          </table:table-cell>
          <table:table-cell table:style-name="ce50" office:value-type="string">
            <text:p>2.0</text:p>
          </table:table-cell>
          <table:table-cell/>
          <table:table-cell table:style-name="ce7"/>
          <table:table-cell office:value-type="string">
            <text:p>Transportation</text:p>
          </table:table-cell>
          <table:table-cell table:number-columns-repeated="233"/>
        </table:table-row>
        <table:table-row table:style-name="ro3">
          <table:table-cell table:style-name="ce3" table:formula="oooc:=SUBSTITUTE(SUBSTITUTE(CONCATENATE(IF([.E177]=&quot;Globally Unique&quot;;&quot;GU&quot;;[.E177]);IF([.G177]&lt;&gt;[.I177];[.H177];[.F177]);CONCATENATE(IF([.I177]=&quot;Identifier&quot;;&quot;ID&quot;;IF([.I177]=&quot;Text&quot;;&quot;&quot;;[.I177]))));&quot; &quot;;&quot;&quot;);&quot;'&quot;;&quot;&quot;)" office:value-type="string" office:string-value="LegalStatusIndicator">
            <text:p>LegalStatusIndicator</text:p>
          </table:table-cell>
          <table:table-cell table:style-name="ce8" office:value-type="string">
            <text:p>Transport Equipment. Legal Status Indicator. Indicator</text:p>
          </table:table-cell>
          <table:table-cell/>
          <table:table-cell office:value-type="string">
            <text:p>Transport Equipment</text:p>
          </table:table-cell>
          <table:table-cell/>
          <table:table-cell office:value-type="string">
            <text:p>Legal Status</text:p>
          </table:table-cell>
          <table:table-cell office:value-type="string">
            <text:p>Indicator</text:p>
          </table:table-cell>
          <table:table-cell table:formula="oooc:=IF([.F177]&lt;&gt;&quot;&quot;;CONCATENATE([.F177];&quot; &quot;;[.G177]);[.G177])" office:value-type="string" office:string-value="Legal Status Indicator">
            <text:p>Legal Status Indicator</text:p>
          </table:table-cell>
          <table:table-cell office:value-type="string">
            <text:p>Indicator</text:p>
          </table:table-cell>
          <table:table-cell/>
          <table:table-cell table:formula="oooc:=IF([.J177]&lt;&gt;&quot;&quot;;CONCATENATE([.J177];&quot;_ &quot;;[.I177];&quot;. Type&quot;);CONCATENATE([.I17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Legal status of the transport equipment with respect to the Container Convention code.</text:p>
          </table:table-cell>
          <table:table-cell/>
          <table:table-cell office:value-type="float" office:value="8193">
            <text:p>8193</text:p>
          </table:table-cell>
          <table:table-cell table:style-name="ce50" office:value-type="string">
            <text:p>2.0</text:p>
          </table:table-cell>
          <table:table-cell/>
          <table:table-cell table:style-name="ce7"/>
          <table:table-cell office:value-type="string">
            <text:p>Transportation</text:p>
          </table:table-cell>
          <table:table-cell table:number-columns-repeated="26"/>
          <table:table-cell table:style-name="ce16" table:number-columns-repeated="115"/>
          <table:table-cell table:number-columns-repeated="92"/>
        </table:table-row>
        <table:table-row table:style-name="ro3">
          <table:table-cell table:style-name="ce5" table:formula="oooc:=SUBSTITUTE(SUBSTITUTE(CONCATENATE(IF([.E178]=&quot;Globally Unique&quot;;&quot;GU&quot;;[.E178]);[.F178];IF([.H178]&lt;&gt;[.I178];[.H178];&quot;&quot;);CONCATENATE(IF([.I178]=&quot;Identifier&quot;;&quot;ID&quot;;IF([.I178]=&quot;Text&quot;;&quot;&quot;;[.I178]))));&quot; &quot;;&quot;&quot;);&quot;'&quot;;&quot;&quot;)" office:value-type="string" office:string-value="MeasurementDimension">
            <text:p>MeasurementDimension</text:p>
          </table:table-cell>
          <table:table-cell table:style-name="ce5" office:value-type="string">
            <text:p>Transport Equipment. Measurement_ Dimension</text:p>
          </table:table-cell>
          <table:table-cell table:style-name="ce17"/>
          <table:table-cell table:style-name="ce17" office:value-type="string">
            <text:p>Transport Equipment</text:p>
          </table:table-cell>
          <table:table-cell table:style-name="ce17" office:value-type="string">
            <text:p>Measurement</text:p>
          </table:table-cell>
          <table:table-cell table:style-name="ce17"/>
          <table:table-cell table:style-name="ce17"/>
          <table:table-cell table:style-name="ce5" table:formula="oooc:=[.M178]" office:value-type="string" office:string-value="Dimension">
            <text:p>Dimension</text:p>
          </table:table-cell>
          <table:table-cell table:style-name="ce5" table:formula="oooc:=[.M178]" office:value-type="string" office:string-value="Dimension">
            <text:p>Dimension</text:p>
          </table:table-cell>
          <table:table-cell table:style-name="ce5" table:number-columns-repeated="2"/>
          <table:table-cell table:style-name="ce17"/>
          <table:table-cell table:style-name="ce23" office:value-type="string">
            <text:p>Dimension</text:p>
          </table:table-cell>
          <table:table-cell table:style-name="ce17"/>
          <table:table-cell table:style-name="ce32" office:value-type="string">
            <text:p>0..n</text:p>
          </table:table-cell>
          <table:table-cell table:style-name="ce17" office:value-type="string">
            <text:p>ASBIE</text:p>
          </table:table-cell>
          <table:table-cell table:style-name="ce23" office:value-type="string">
            <text:p>An association to Dimension</text:p>
          </table:table-cell>
          <table:table-cell table:style-name="ce37" table:number-columns-repeated="2"/>
          <table:table-cell table:style-name="ce53" office:value-type="string">
            <text:p>1.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4">
          <table:table-cell table:style-name="ce5" table:formula="oooc:=SUBSTITUTE(SUBSTITUTE(CONCATENATE(IF([.E179]=&quot;Globally Unique&quot;;&quot;GU&quot;;[.E179]);[.F179];IF([.H179]&lt;&gt;[.I179];[.H179];&quot;&quot;);CONCATENATE(IF([.I179]=&quot;Identifier&quot;;&quot;ID&quot;;IF([.I179]=&quot;Text&quot;;&quot;&quot;;[.I179]))));&quot; &quot;;&quot;&quot;);&quot;'&quot;;&quot;&quot;)" office:value-type="string" office:string-value="TransportEquipmentSeal">
            <text:p>TransportEquipmentSeal</text:p>
          </table:table-cell>
          <table:table-cell table:style-name="ce5" office:value-type="string">
            <text:p>Transport Equipment. Transport Equipment Seal</text:p>
          </table:table-cell>
          <table:table-cell table:style-name="ce17"/>
          <table:table-cell table:style-name="ce17" office:value-type="string">
            <text:p>Transport Equipment</text:p>
          </table:table-cell>
          <table:table-cell table:number-columns-repeated="2" table:style-name="ce17"/>
          <table:table-cell table:style-name="ce17"/>
          <table:table-cell table:style-name="ce5" table:formula="oooc:=[.M179]" office:value-type="string" office:string-value="Transport Equipment Seal">
            <text:p>Transport Equipment Seal</text:p>
          </table:table-cell>
          <table:table-cell table:style-name="ce5" table:formula="oooc:=[.M179]" office:value-type="string" office:string-value="Transport Equipment Seal">
            <text:p>Transport Equipment Seal</text:p>
          </table:table-cell>
          <table:table-cell table:style-name="ce5" table:number-columns-repeated="2"/>
          <table:table-cell table:style-name="ce17"/>
          <table:table-cell table:style-name="ce23" office:value-type="string">
            <text:p>Transport Equipment Seal</text:p>
          </table:table-cell>
          <table:table-cell table:style-name="ce17"/>
          <table:table-cell table:style-name="ce32" office:value-type="string">
            <text:p>0..n</text:p>
          </table:table-cell>
          <table:table-cell table:style-name="ce17" office:value-type="string">
            <text:p>ASBIE</text:p>
          </table:table-cell>
          <table:table-cell table:style-name="ce23" office:value-type="string">
            <text:p>An association to Transport Equiment Seal</text:p>
          </table:table-cell>
          <table:table-cell table:style-name="ce37" table:number-columns-repeated="2"/>
          <table:table-cell table:style-name="ce53" office:value-type="string">
            <text:p>1.0</text:p>
          </table:table-cell>
          <table:table-cell table:style-name="ce46"/>
          <table:table-cell table:style-name="ce18"/>
          <table:table-cell table:style-name="ce17" office:value-type="string">
            <text:p>Transportation</text:p>
          </table:table-cell>
          <table:table-cell table:style-name="ce17" table:number-columns-repeated="26"/>
          <table:table-cell table:number-columns-repeated="207"/>
        </table:table-row>
        <table:table-row table:style-name="ro2">
          <table:table-cell table:style-name="ce5" table:formula="oooc:=SUBSTITUTE(SUBSTITUTE(CONCATENATE(IF([.E180]=&quot;Globally Unique&quot;;&quot;GU&quot;;[.E180]);[.F180];IF([.H180]&lt;&gt;[.I180];[.H180];&quot;&quot;);CONCATENATE(IF([.I180]=&quot;Identifier&quot;;&quot;ID&quot;;IF([.I180]=&quot;Text&quot;;&quot;&quot;;[.I180]))));&quot; &quot;;&quot;&quot;);&quot;'&quot;;&quot;&quot;)" office:value-type="string" office:string-value="MinimumTemperature">
            <text:p>MinimumTemperature</text:p>
          </table:table-cell>
          <table:table-cell table:style-name="ce5" office:value-type="string">
            <text:p>Transport Equipment. Minimum_ Temperature</text:p>
          </table:table-cell>
          <table:table-cell table:style-name="ce17"/>
          <table:table-cell table:style-name="ce17" office:value-type="string">
            <text:p>Transport Equipment</text:p>
          </table:table-cell>
          <table:table-cell table:style-name="ce17" office:value-type="string">
            <text:p>Minimum</text:p>
          </table:table-cell>
          <table:table-cell table:style-name="ce17"/>
          <table:table-cell table:style-name="ce17"/>
          <table:table-cell table:style-name="ce5" table:formula="oooc:=[.M180]" office:value-type="string" office:string-value="Temperature">
            <text:p>Temperature</text:p>
          </table:table-cell>
          <table:table-cell table:style-name="ce5" table:formula="oooc:=[.M180]" office:value-type="string" office:string-value="Temperature">
            <text:p>Temperature</text:p>
          </table:table-cell>
          <table:table-cell table:style-name="ce5" table:number-columns-repeated="2"/>
          <table:table-cell table:style-name="ce17"/>
          <table:table-cell table:style-name="ce23" office:value-type="string">
            <text:p>Temperature</text:p>
          </table:table-cell>
          <table:table-cell table:style-name="ce17"/>
          <table:table-cell table:style-name="ce18" office:value-type="string">
            <text:p>0..1</text:p>
          </table:table-cell>
          <table:table-cell table:style-name="ce17" office:value-type="string">
            <text:p>ASBIE</text:p>
          </table:table-cell>
          <table:table-cell table:style-name="ce37" office:value-type="string">
            <text:p>The minimum required operating temperature for the container (Reefer)</text:p>
          </table:table-cell>
          <table:table-cell table:style-name="ce37" table:number-columns-repeated="2"/>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2">
          <table:table-cell table:style-name="ce5" table:formula="oooc:=SUBSTITUTE(SUBSTITUTE(CONCATENATE(IF([.E181]=&quot;Globally Unique&quot;;&quot;GU&quot;;[.E181]);[.F181];IF([.H181]&lt;&gt;[.I181];[.H181];&quot;&quot;);CONCATENATE(IF([.I181]=&quot;Identifier&quot;;&quot;ID&quot;;IF([.I181]=&quot;Text&quot;;&quot;&quot;;[.I181]))));&quot; &quot;;&quot;&quot;);&quot;'&quot;;&quot;&quot;)" office:value-type="string" office:string-value="MaximumTemperature">
            <text:p>MaximumTemperature</text:p>
          </table:table-cell>
          <table:table-cell table:style-name="ce5" office:value-type="string">
            <text:p>Transport Equipment. Maximum_ Temperature</text:p>
          </table:table-cell>
          <table:table-cell table:style-name="ce17"/>
          <table:table-cell table:style-name="ce17" office:value-type="string">
            <text:p>Transport Equipment</text:p>
          </table:table-cell>
          <table:table-cell table:style-name="ce17" office:value-type="string">
            <text:p>Maximum</text:p>
          </table:table-cell>
          <table:table-cell table:style-name="ce17"/>
          <table:table-cell table:style-name="ce17"/>
          <table:table-cell table:style-name="ce5" table:formula="oooc:=[.M181]" office:value-type="string" office:string-value="Temperature">
            <text:p>Temperature</text:p>
          </table:table-cell>
          <table:table-cell table:style-name="ce5" table:formula="oooc:=[.M181]" office:value-type="string" office:string-value="Temperature">
            <text:p>Temperature</text:p>
          </table:table-cell>
          <table:table-cell table:style-name="ce5" table:number-columns-repeated="2"/>
          <table:table-cell table:style-name="ce17"/>
          <table:table-cell table:style-name="ce23" office:value-type="string">
            <text:p>Temperature</text:p>
          </table:table-cell>
          <table:table-cell table:style-name="ce17"/>
          <table:table-cell table:style-name="ce18" office:value-type="string">
            <text:p>0..1</text:p>
          </table:table-cell>
          <table:table-cell table:style-name="ce17" office:value-type="string">
            <text:p>ASBIE</text:p>
          </table:table-cell>
          <table:table-cell table:style-name="ce37" office:value-type="string">
            <text:p>The maximum required operating termperature for the container (Reefer)</text:p>
          </table:table-cell>
          <table:table-cell table:style-name="ce37" table:number-columns-repeated="2"/>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2">
          <table:table-cell table:style-name="ce5" table:formula="oooc:=SUBSTITUTE(SUBSTITUTE(CONCATENATE(IF([.E182]=&quot;Globally Unique&quot;;&quot;GU&quot;;[.E182]);[.F182];IF([.H182]&lt;&gt;[.I182];[.H182];&quot;&quot;);CONCATENATE(IF([.I182]=&quot;Identifier&quot;;&quot;ID&quot;;IF([.I182]=&quot;Text&quot;;&quot;&quot;;[.I182]))));&quot; &quot;;&quot;&quot;);&quot;'&quot;;&quot;&quot;)" office:value-type="string" office:string-value="ProviderParty">
            <text:p>ProviderParty</text:p>
          </table:table-cell>
          <table:table-cell table:style-name="ce5" office:value-type="string">
            <text:p>Transport Equipment. Provider_ Party</text:p>
          </table:table-cell>
          <table:table-cell table:style-name="ce17"/>
          <table:table-cell table:style-name="ce17" office:value-type="string">
            <text:p>Transport Equipment</text:p>
          </table:table-cell>
          <table:table-cell table:style-name="ce17" office:value-type="string">
            <text:p>Provider</text:p>
          </table:table-cell>
          <table:table-cell table:style-name="ce17"/>
          <table:table-cell table:style-name="ce17"/>
          <table:table-cell table:style-name="ce5" table:formula="oooc:=[.M182]" office:value-type="string" office:string-value="Party">
            <text:p>Party</text:p>
          </table:table-cell>
          <table:table-cell table:style-name="ce5" table:formula="oooc:=[.M182]" office:value-type="string" office:string-value="Party">
            <text:p>Party</text:p>
          </table:table-cell>
          <table:table-cell table:style-name="ce5" table:number-columns-repeated="2"/>
          <table:table-cell table:style-name="ce17"/>
          <table:table-cell table:style-name="ce23" office:value-type="string">
            <text:p>Party</text:p>
          </table:table-cell>
          <table:table-cell table:style-name="ce17"/>
          <table:table-cell table:style-name="ce18" office:value-type="string">
            <text:p>0..1</text:p>
          </table:table-cell>
          <table:table-cell table:style-name="ce17" office:value-type="string">
            <text:p>ASBIE</text:p>
          </table:table-cell>
          <table:table-cell table:style-name="ce37" table:number-columns-repeated="3"/>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3">
          <table:table-cell table:style-name="ce5" table:formula="oooc:=SUBSTITUTE(SUBSTITUTE(CONCATENATE(IF([.E183]=&quot;Globally Unique&quot;;&quot;GU&quot;;[.E183]);[.F183];IF([.H183]&lt;&gt;[.I183];[.H183];&quot;&quot;);CONCATENATE(IF([.I183]=&quot;Identifier&quot;;&quot;ID&quot;;IF([.I183]=&quot;Text&quot;;&quot;&quot;;[.I183]))));&quot; &quot;;&quot;&quot;);&quot;'&quot;;&quot;&quot;)" office:value-type="string" office:string-value="LoadingProofParty">
            <text:p>LoadingProofParty</text:p>
          </table:table-cell>
          <table:table-cell table:style-name="ce5" office:value-type="string">
            <text:p>Transport Equipment. Loading Proof_ Party</text:p>
          </table:table-cell>
          <table:table-cell table:style-name="ce17"/>
          <table:table-cell table:style-name="ce17" office:value-type="string">
            <text:p>Transport Equipment</text:p>
          </table:table-cell>
          <table:table-cell table:style-name="ce17" office:value-type="string">
            <text:p>Loading Proof</text:p>
          </table:table-cell>
          <table:table-cell table:style-name="ce17"/>
          <table:table-cell table:style-name="ce17"/>
          <table:table-cell table:style-name="ce5" table:formula="oooc:=[.M183]" office:value-type="string" office:string-value="Party">
            <text:p>Party</text:p>
          </table:table-cell>
          <table:table-cell table:style-name="ce5" table:formula="oooc:=[.M183]" office:value-type="string" office:string-value="Party">
            <text:p>Party</text:p>
          </table:table-cell>
          <table:table-cell table:style-name="ce5" table:number-columns-repeated="2"/>
          <table:table-cell table:style-name="ce17"/>
          <table:table-cell table:style-name="ce23" office:value-type="string">
            <text:p>Party</text:p>
          </table:table-cell>
          <table:table-cell table:style-name="ce17" office:value-type="string">
            <text:p>Party responsible for proof of vanning (WCO ID 059)</text:p>
          </table:table-cell>
          <table:table-cell table:style-name="ce18" office:value-type="string">
            <text:p>0..1</text:p>
          </table:table-cell>
          <table:table-cell table:style-name="ce17" office:value-type="string">
            <text:p>ASBIE</text:p>
          </table:table-cell>
          <table:table-cell table:style-name="ce37" office:value-type="string">
            <text:p>the authorized party responsible for certifying that the goods were loaded into the transport equipment</text:p>
          </table:table-cell>
          <table:table-cell table:style-name="ce37"/>
          <table:table-cell table:style-name="ce37" office:value-type="float" office:value="3036">
            <text:p>3036</text:p>
          </table:table-cell>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3">
          <table:table-cell table:style-name="ce5" table:formula="oooc:=SUBSTITUTE(SUBSTITUTE(CONCATENATE(IF([.E184]=&quot;Globally Unique&quot;;&quot;GU&quot;;[.E184]);[.F184];IF([.H184]&lt;&gt;[.I184];[.H184];&quot;&quot;);CONCATENATE(IF([.I184]=&quot;Identifier&quot;;&quot;ID&quot;;IF([.I184]=&quot;Text&quot;;&quot;&quot;;[.I184]))));&quot; &quot;;&quot;&quot;);&quot;'&quot;;&quot;&quot;)" office:value-type="string" office:string-value="LoadingLocation">
            <text:p>LoadingLocation</text:p>
          </table:table-cell>
          <table:table-cell table:style-name="ce5" office:value-type="string">
            <text:p>Transport Equipment. Loading_ Location</text:p>
          </table:table-cell>
          <table:table-cell table:style-name="ce17"/>
          <table:table-cell table:style-name="ce17" office:value-type="string">
            <text:p>Transport Equipment</text:p>
          </table:table-cell>
          <table:table-cell table:style-name="ce17" office:value-type="string">
            <text:p>Loading</text:p>
          </table:table-cell>
          <table:table-cell table:style-name="ce17"/>
          <table:table-cell table:style-name="ce17"/>
          <table:table-cell table:style-name="ce5" table:formula="oooc:=[.M184]" office:value-type="string" office:string-value="Location">
            <text:p>Location</text:p>
          </table:table-cell>
          <table:table-cell table:style-name="ce5" table:formula="oooc:=[.M184]" office:value-type="string" office:string-value="Location">
            <text:p>Location</text:p>
          </table:table-cell>
          <table:table-cell table:style-name="ce5" table:number-columns-repeated="2"/>
          <table:table-cell table:style-name="ce17"/>
          <table:table-cell table:style-name="ce23" office:value-type="string">
            <text:p>Location</text:p>
          </table:table-cell>
          <table:table-cell table:style-name="ce17" office:value-type="string">
            <text:p>Vanning address (WCO ID 068), Stuffing location</text:p>
          </table:table-cell>
          <table:table-cell table:style-name="ce18" office:value-type="string">
            <text:p>0..1</text:p>
          </table:table-cell>
          <table:table-cell table:style-name="ce17" office:value-type="string">
            <text:p>ASBIE</text:p>
          </table:table-cell>
          <table:table-cell table:style-name="ce37" office:value-type="string">
            <text:p>To identify the location where the goods are loaded into the transport equipment.</text:p>
          </table:table-cell>
          <table:table-cell table:style-name="ce37"/>
          <table:table-cell table:style-name="ce37" office:value-type="float" office:value="3268">
            <text:p>3268</text:p>
          </table:table-cell>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3">
          <table:table-cell table:style-name="ce2" table:formula="oooc:=SUBSTITUTE(SUBSTITUTE(CONCATENATE(IF([.C185]=&quot;&quot;;&quot;&quot;;CONCATENATE([.C185];&quot;&quot;));&quot;&quot;;[.D185]);&quot; &quot;;&quot;&quot;);&quot;'&quot;;&quot;&quot;)" office:value-type="string" office:string-value="TransportEquipmentSeal">
            <text:p>TransportEquipmentSeal</text:p>
          </table:table-cell>
          <table:table-cell table:style-name="ce9" office:value-type="string">
            <text:p>Transport Equipment Seal. Details</text:p>
          </table:table-cell>
          <table:table-cell table:style-name="ce15"/>
          <table:table-cell table:style-name="ce15" office:value-type="string">
            <text:p>Transport Equipment Seal</text:p>
          </table:table-cell>
          <table:table-cell table:style-name="ce15" table:number-columns-repeated="9"/>
          <table:table-cell table:style-name="ce15" office:value-type="string">
            <text:p>Container Seal</text:p>
          </table:table-cell>
          <table:table-cell table:style-name="ce9"/>
          <table:table-cell table:style-name="ce15" office:value-type="string">
            <text:p>ABIE</text:p>
          </table:table-cell>
          <table:table-cell table:style-name="ce15" office:value-type="string">
            <text:p>Information about a Transport Equipment Seal. <text:s/>A security device attached to the doors of a shipping container.</text:p>
          </table:table-cell>
          <table:table-cell table:style-name="ce15"/>
          <table:table-cell table:style-name="ce26"/>
          <table:table-cell table:style-name="ce56" office:value-type="string">
            <text:p>2.0</text:p>
          </table:table-cell>
          <table:table-cell table:style-name="ce45"/>
          <table:table-cell table:style-name="ce9"/>
          <table:table-cell table:style-name="ce15" office:value-type="string">
            <text:p>Transportation</text:p>
          </table:table-cell>
          <table:table-cell table:style-name="ce15" table:number-columns-repeated="26"/>
          <table:table-cell table:number-columns-repeated="207"/>
        </table:table-row>
        <table:table-row table:style-name="ro2">
          <table:table-cell table:style-name="ce3" table:formula="oooc:=SUBSTITUTE(SUBSTITUTE(CONCATENATE(IF([.E186]=&quot;Globally Unique&quot;;&quot;GU&quot;;[.E186]);IF([.G186]&lt;&gt;[.I186];[.H186];[.F186]);CONCATENATE(IF([.I186]=&quot;Identifier&quot;;&quot;ID&quot;;IF([.I186]=&quot;Text&quot;;&quot;&quot;;[.I186]))));&quot; &quot;;&quot;&quot;);&quot;'&quot;;&quot;&quot;)" office:value-type="string" office:string-value="ID">
            <text:p>ID</text:p>
          </table:table-cell>
          <table:table-cell table:style-name="ce8" office:value-type="string">
            <text:p>Transport Equipment Seal. Identifier. Identifier</text:p>
          </table:table-cell>
          <table:table-cell/>
          <table:table-cell office:value-type="string">
            <text:p>Transport Equipment Seal</text:p>
          </table:table-cell>
          <table:table-cell table:number-columns-repeated="2"/>
          <table:table-cell office:value-type="string">
            <text:p>Identifier</text:p>
          </table:table-cell>
          <table:table-cell table:formula="oooc:=IF([.F186]&lt;&gt;&quot;&quot;;CONCATENATE([.F186];&quot; &quot;;[.G186]);[.G186])" office:value-type="string" office:string-value="Identifier">
            <text:p>Identifier</text:p>
          </table:table-cell>
          <table:table-cell office:value-type="string">
            <text:p>Identifier</text:p>
          </table:table-cell>
          <table:table-cell/>
          <table:table-cell table:formula="oooc:=IF([.J186]&lt;&gt;&quot;&quot;;CONCATENATE([.J186];&quot;_ &quot;;[.I186];&quot;. Type&quot;);CONCATENATE([.I18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40" office:value-type="string">
            <text:p>The identifier for the seal</text:p>
          </table:table-cell>
          <table:table-cell table:style-name="ce40" office:value-type="string">
            <text:p>"ACS1234"</text:p>
          </table:table-cell>
          <table:table-cell/>
          <table:table-cell table:style-name="ce50" office:value-type="string">
            <text:p>1.0</text:p>
          </table:table-cell>
          <table:table-cell/>
          <table:table-cell table:style-name="ce7"/>
          <table:table-cell office:value-type="string">
            <text:p>Transportation</text:p>
          </table:table-cell>
          <table:table-cell table:number-columns-repeated="233"/>
        </table:table-row>
        <table:table-row table:style-name="ro2">
          <table:table-cell table:style-name="ce3" table:formula="oooc:=SUBSTITUTE(SUBSTITUTE(CONCATENATE(IF([.E187]=&quot;Globally Unique&quot;;&quot;GU&quot;;[.E187]);IF([.G187]&lt;&gt;[.I187];[.H187];[.F187]);CONCATENATE(IF([.I187]=&quot;Identifier&quot;;&quot;ID&quot;;IF([.I187]=&quot;Text&quot;;&quot;&quot;;[.I187]))));&quot; &quot;;&quot;&quot;);&quot;'&quot;;&quot;&quot;)" office:value-type="string" office:string-value="SealIssuerTypeCode">
            <text:p>SealIssuerTypeCode</text:p>
          </table:table-cell>
          <table:table-cell table:style-name="ce8" office:value-type="string">
            <text:p>Transport Equipment Seal. Issuer Type. Code</text:p>
          </table:table-cell>
          <table:table-cell/>
          <table:table-cell office:value-type="string">
            <text:p>Transport Equipment Seal</text:p>
          </table:table-cell>
          <table:table-cell/>
          <table:table-cell office:value-type="string">
            <text:p>Seal Issuer</text:p>
          </table:table-cell>
          <table:table-cell office:value-type="string">
            <text:p>Type</text:p>
          </table:table-cell>
          <table:table-cell table:formula="oooc:=IF([.F187]&lt;&gt;&quot;&quot;;CONCATENATE([.F187];&quot; &quot;;[.G187]);[.G187])" office:value-type="string" office:string-value="Seal Issuer Type">
            <text:p>Seal Issuer Type</text:p>
          </table:table-cell>
          <table:table-cell office:value-type="string">
            <text:p>Code</text:p>
          </table:table-cell>
          <table:table-cell/>
          <table:table-cell table:formula="oooc:=IF([.J187]&lt;&gt;&quot;&quot;;CONCATENATE([.J187];&quot;_ &quot;;[.I187];&quot;. Type&quot;);CONCATENATE([.I18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40" office:value-type="string">
            <text:p>The type of party that issues and is responsible for a seal; expressed as a code</text:p>
          </table:table-cell>
          <table:table-cell table:style-name="ce40"/>
          <table:table-cell/>
          <table:table-cell table:style-name="ce50" office:value-type="string">
            <text:p>2.0</text:p>
          </table:table-cell>
          <table:table-cell/>
          <table:table-cell table:style-name="ce7"/>
          <table:table-cell office:value-type="string">
            <text:p>Transportation</text:p>
          </table:table-cell>
          <table:table-cell table:number-columns-repeated="8"/>
          <table:table-cell office:value-type="string">
            <text:p>Added 'Seal' to property term</text:p>
          </table:table-cell>
          <table:table-cell table:number-columns-repeated="224"/>
        </table:table-row>
        <table:table-row table:style-name="ro2">
          <table:table-cell table:style-name="ce3" table:formula="oooc:=SUBSTITUTE(SUBSTITUTE(CONCATENATE(IF([.E188]=&quot;Globally Unique&quot;;&quot;GU&quot;;[.E188]);IF([.G188]&lt;&gt;[.I188];[.H188];[.F188]);CONCATENATE(IF([.I188]=&quot;Identifier&quot;;&quot;ID&quot;;IF([.I188]=&quot;Text&quot;;&quot;&quot;;[.I188]))));&quot; &quot;;&quot;&quot;);&quot;'&quot;;&quot;&quot;)" office:value-type="string" office:string-value="Condition">
            <text:p>Condition</text:p>
          </table:table-cell>
          <table:table-cell table:style-name="ce8" office:value-type="string">
            <text:p>Transport Equipment Seal. Condition. Text</text:p>
          </table:table-cell>
          <table:table-cell/>
          <table:table-cell office:value-type="string">
            <text:p>Transport Equipment Seal</text:p>
          </table:table-cell>
          <table:table-cell table:number-columns-repeated="2"/>
          <table:table-cell office:value-type="string">
            <text:p>Condition</text:p>
          </table:table-cell>
          <table:table-cell table:formula="oooc:=IF([.F188]&lt;&gt;&quot;&quot;;CONCATENATE([.F188];&quot; &quot;;[.G188]);[.G188])" office:value-type="string" office:string-value="Condition">
            <text:p>Condition</text:p>
          </table:table-cell>
          <table:table-cell office:value-type="string">
            <text:p>Text</text:p>
          </table:table-cell>
          <table:table-cell/>
          <table:table-cell table:formula="oooc:=IF([.J188]&lt;&gt;&quot;&quot;;CONCATENATE([.J188];&quot;_ &quot;;[.I188];&quot;. Type&quot;);CONCATENATE([.I18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40" office:value-type="string">
            <text:p>Information about the condition of a seal</text:p>
          </table:table-cell>
          <table:table-cell table:style-name="ce40"/>
          <table:table-cell/>
          <table:table-cell table:style-name="ce50" office:value-type="string">
            <text:p>1.0</text:p>
          </table:table-cell>
          <table:table-cell/>
          <table:table-cell table:style-name="ce7"/>
          <table:table-cell office:value-type="string">
            <text:p>Transportation</text:p>
          </table:table-cell>
          <table:table-cell table:number-columns-repeated="233"/>
        </table:table-row>
        <table:table-row table:style-name="ro2">
          <table:table-cell table:style-name="ce3" table:formula="oooc:=SUBSTITUTE(SUBSTITUTE(CONCATENATE(IF([.E189]=&quot;Globally Unique&quot;;&quot;GU&quot;;[.E189]);IF([.G189]&lt;&gt;[.I189];[.H189];[.F189]);CONCATENATE(IF([.I189]=&quot;Identifier&quot;;&quot;ID&quot;;IF([.I189]=&quot;Text&quot;;&quot;&quot;;[.I189]))));&quot; &quot;;&quot;&quot;);&quot;'&quot;;&quot;&quot;)" office:value-type="string" office:string-value="SealStatusCode">
            <text:p>SealStatusCode</text:p>
          </table:table-cell>
          <table:table-cell table:style-name="ce8" office:value-type="string">
            <text:p>Transport Equipment Seal. Seal Status. Code</text:p>
          </table:table-cell>
          <table:table-cell/>
          <table:table-cell office:value-type="string">
            <text:p>Transport Equipment Seal</text:p>
          </table:table-cell>
          <table:table-cell/>
          <table:table-cell office:value-type="string">
            <text:p>Seal</text:p>
          </table:table-cell>
          <table:table-cell office:value-type="string">
            <text:p>Status</text:p>
          </table:table-cell>
          <table:table-cell table:formula="oooc:=IF([.F189]&lt;&gt;&quot;&quot;;CONCATENATE([.F189];&quot; &quot;;[.G189]);[.G189])" office:value-type="string" office:string-value="Seal Status">
            <text:p>Seal Status</text:p>
          </table:table-cell>
          <table:table-cell office:value-type="string">
            <text:p>Code</text:p>
          </table:table-cell>
          <table:table-cell/>
          <table:table-cell table:formula="oooc:=IF([.J189]&lt;&gt;&quot;&quot;;CONCATENATE([.J189];&quot;_ &quot;;[.I189];&quot;. Type&quot;);CONCATENATE([.I18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40" office:value-type="string">
            <text:p>The status of a seal expressed as a code</text:p>
          </table:table-cell>
          <table:table-cell table:style-name="ce40"/>
          <table:table-cell/>
          <table:table-cell table:style-name="ce50" office:value-type="string">
            <text:p>1.0</text:p>
          </table:table-cell>
          <table:table-cell/>
          <table:table-cell table:style-name="ce7"/>
          <table:table-cell office:value-type="string">
            <text:p>Transportation</text:p>
          </table:table-cell>
          <table:table-cell table:number-columns-repeated="233"/>
        </table:table-row>
        <table:table-row table:style-name="ro3">
          <table:table-cell table:style-name="ce3" table:formula="oooc:=SUBSTITUTE(SUBSTITUTE(CONCATENATE(IF([.E190]=&quot;Globally Unique&quot;;&quot;GU&quot;;[.E190]);IF([.G190]&lt;&gt;[.I190];[.H190];[.F190]);CONCATENATE(IF([.I190]=&quot;Identifier&quot;;&quot;ID&quot;;IF([.I190]=&quot;Text&quot;;&quot;&quot;;[.I190]))));&quot; &quot;;&quot;&quot;);&quot;'&quot;;&quot;&quot;)" office:value-type="string" office:string-value="SealingPartyType">
            <text:p>SealingPartyType</text:p>
          </table:table-cell>
          <table:table-cell table:style-name="ce8" office:value-type="string">
            <text:p>Transport Equipment Seal. Sealing Party Type. Text</text:p>
          </table:table-cell>
          <table:table-cell/>
          <table:table-cell office:value-type="string">
            <text:p>Transport Equipment Seal</text:p>
          </table:table-cell>
          <table:table-cell/>
          <table:table-cell office:value-type="string">
            <text:p>Sealing Party</text:p>
          </table:table-cell>
          <table:table-cell office:value-type="string">
            <text:p>Type</text:p>
          </table:table-cell>
          <table:table-cell table:formula="oooc:=IF([.F190]&lt;&gt;&quot;&quot;;CONCATENATE([.F190];&quot; &quot;;[.G190]);[.G190])" office:value-type="string" office:string-value="Sealing Party Type">
            <text:p>Sealing Party Type</text:p>
          </table:table-cell>
          <table:table-cell office:value-type="string">
            <text:p>Text</text:p>
          </table:table-cell>
          <table:table-cell/>
          <table:table-cell table:formula="oooc:=IF([.J190]&lt;&gt;&quot;&quot;;CONCATENATE([.J190];&quot;_ &quot;;[.I190];&quot;. Type&quot;);CONCATENATE([.I190];&quot;. Type&quot;))" office:value-type="string" office:string-value="Text. Type">
            <text:p>Text. Type</text:p>
          </table:table-cell>
          <table:table-cell table:number-columns-repeated="2"/>
          <table:table-cell office:value-type="string">
            <text:p>Sealing Party</text:p>
          </table:table-cell>
          <table:table-cell office:value-type="string">
            <text:p>0..1</text:p>
          </table:table-cell>
          <table:table-cell office:value-type="string">
            <text:p>BBIE</text:p>
          </table:table-cell>
          <table:table-cell office:value-type="string">
            <text:p>Textual description of the role of a sealing party.</text:p>
          </table:table-cell>
          <table:table-cell/>
          <table:table-cell office:value-type="float" office:value="9302">
            <text:p>9302</text:p>
          </table:table-cell>
          <table:table-cell table:style-name="ce50" office:value-type="string">
            <text:p>2.0</text:p>
          </table:table-cell>
          <table:table-cell/>
          <table:table-cell table:style-name="ce7"/>
          <table:table-cell office:value-type="string">
            <text:p>Transportation</text:p>
          </table:table-cell>
          <table:table-cell table:number-columns-repeated="233"/>
        </table:table-row>
        <table:table-row table:style-name="ro3">
          <table:table-cell table:style-name="ce2" table:formula="oooc:=SUBSTITUTE(SUBSTITUTE(CONCATENATE(IF([.C191]=&quot;&quot;;&quot;&quot;;CONCATENATE([.C191];&quot;&quot;));&quot;&quot;;[.D191]);&quot; &quot;;&quot;&quot;);&quot;'&quot;;&quot;&quot;)" office:value-type="string" office:string-value="TransportHandlingUnit">
            <text:p>TransportHandlingUnit</text:p>
          </table:table-cell>
          <table:table-cell table:style-name="ce9" office:value-type="string">
            <text:p>Transport Handling Unit. Details</text:p>
          </table:table-cell>
          <table:table-cell table:style-name="ce15"/>
          <table:table-cell table:style-name="ce15" office:value-type="string">
            <text:p>Transport Handling Unit</text:p>
          </table:table-cell>
          <table:table-cell table:style-name="ce15" table:number-columns-repeated="9"/>
          <table:table-cell table:style-name="ce15" office:value-type="string">
            <text:p>Logistics Unit, Handling Unit, THU</text:p>
          </table:table-cell>
          <table:table-cell table:style-name="ce9"/>
          <table:table-cell table:style-name="ce15" office:value-type="string">
            <text:p>ABIE</text:p>
          </table:table-cell>
          <table:table-cell table:style-name="ce15" office:value-type="string">
            <text:p>A uniquely identifiable physical unit consisting of one or more packages (not necessarily containing the same articles) for enabling physical handling during the <text:s/>transport process.</text:p>
          </table:table-cell>
          <table:table-cell table:style-name="ce26" table:number-columns-repeated="2"/>
          <table:table-cell table:style-name="ce56" office:value-type="string">
            <text:p>2.0</text:p>
          </table:table-cell>
          <table:table-cell table:style-name="ce45"/>
          <table:table-cell table:style-name="ce9"/>
          <table:table-cell table:style-name="ce15" office:value-type="string">
            <text:p>Transportation</text:p>
          </table:table-cell>
          <table:table-cell table:style-name="ce15" table:number-columns-repeated="26"/>
          <table:table-cell table:number-columns-repeated="207"/>
        </table:table-row>
        <table:table-row table:style-name="ro2">
          <table:table-cell table:style-name="ce3" table:formula="oooc:=SUBSTITUTE(SUBSTITUTE(CONCATENATE(IF([.E192]=&quot;Globally Unique&quot;;&quot;GU&quot;;[.E192]);IF([.G192]&lt;&gt;[.I192];[.H192];[.F192]);CONCATENATE(IF([.I192]=&quot;Identifier&quot;;&quot;ID&quot;;IF([.I192]=&quot;Text&quot;;&quot;&quot;;[.I192]))));&quot; &quot;;&quot;&quot;);&quot;'&quot;;&quot;&quot;)" office:value-type="string" office:string-value="ID">
            <text:p>ID</text:p>
          </table:table-cell>
          <table:table-cell table:style-name="ce8" office:value-type="string">
            <text:p>Transport Handling Unit. Identifier. Identifier</text:p>
          </table:table-cell>
          <table:table-cell/>
          <table:table-cell office:value-type="string">
            <text:p>Transport Handling Unit</text:p>
          </table:table-cell>
          <table:table-cell table:number-columns-repeated="2"/>
          <table:table-cell office:value-type="string">
            <text:p>Identifier</text:p>
          </table:table-cell>
          <table:table-cell table:formula="oooc:=IF([.F192]&lt;&gt;&quot;&quot;;CONCATENATE([.F192];&quot; &quot;;[.G192]);[.G192])" office:value-type="string" office:string-value="Identifier">
            <text:p>Identifier</text:p>
          </table:table-cell>
          <table:table-cell office:value-type="string">
            <text:p>Identifier</text:p>
          </table:table-cell>
          <table:table-cell/>
          <table:table-cell table:formula="oooc:=IF([.J192]&lt;&gt;&quot;&quot;;CONCATENATE([.J192];&quot;_ &quot;;[.I192];&quot;. Type&quot;);CONCATENATE([.I19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40" office:value-type="string">
            <text:p>The identifier for the Transport Handling Unit</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33"/>
        </table:table-row>
        <table:table-row table:style-name="ro3">
          <table:table-cell table:style-name="ce3" table:formula="oooc:=SUBSTITUTE(SUBSTITUTE(CONCATENATE(IF([.E193]=&quot;Globally Unique&quot;;&quot;GU&quot;;[.E193]);IF([.G193]&lt;&gt;[.I193];[.H193];[.F193]);CONCATENATE(IF([.I193]=&quot;Identifier&quot;;&quot;ID&quot;;IF([.I193]=&quot;Text&quot;;&quot;&quot;;[.I193]))));&quot; &quot;;&quot;&quot;);&quot;'&quot;;&quot;&quot;)" office:value-type="string" office:string-value="TransportHandlingUnitTypeCode">
            <text:p>TransportHandlingUnitTypeCode</text:p>
          </table:table-cell>
          <table:table-cell table:style-name="ce8" office:value-type="string">
            <text:p>Transport Handling Unit. Transport Handling Unit Type. Code</text:p>
          </table:table-cell>
          <table:table-cell/>
          <table:table-cell office:value-type="string">
            <text:p>Transport Handling Unit</text:p>
          </table:table-cell>
          <table:table-cell/>
          <table:table-cell office:value-type="string">
            <text:p>Transport Handling Unit</text:p>
          </table:table-cell>
          <table:table-cell office:value-type="string">
            <text:p>Type</text:p>
          </table:table-cell>
          <table:table-cell table:formula="oooc:=IF([.F193]&lt;&gt;&quot;&quot;;CONCATENATE([.F193];&quot; &quot;;[.G193]);[.G193])" office:value-type="string" office:string-value="Transport Handling Unit Type">
            <text:p>Transport Handling Unit Type</text:p>
          </table:table-cell>
          <table:table-cell office:value-type="string">
            <text:p>Code</text:p>
          </table:table-cell>
          <table:table-cell/>
          <table:table-cell table:formula="oooc:=IF([.J193]&lt;&gt;&quot;&quot;;CONCATENATE([.J193];&quot;_ &quot;;[.I193];&quot;. Type&quot;);CONCATENATE([.I193];&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40" office:value-type="string">
            <text:p>The type of Transport Handling Unit expressed as a code</text:p>
          </table:table-cell>
          <table:table-cell table:number-columns-repeated="2"/>
          <table:table-cell table:style-name="ce50" office:value-type="string">
            <text:p>1.0</text:p>
          </table:table-cell>
          <table:table-cell/>
          <table:table-cell table:style-name="ce7"/>
          <table:table-cell office:value-type="string">
            <text:p>Transportation</text:p>
          </table:table-cell>
          <table:table-cell table:number-columns-repeated="26"/>
          <table:table-cell table:style-name="ce16" table:number-columns-repeated="115"/>
          <table:table-cell table:number-columns-repeated="92"/>
        </table:table-row>
        <table:table-row table:style-name="ro2">
          <table:table-cell table:style-name="ce3" table:formula="oooc:=SUBSTITUTE(SUBSTITUTE(CONCATENATE(IF([.E194]=&quot;Globally Unique&quot;;&quot;GU&quot;;[.E194]);IF([.G194]&lt;&gt;[.I194];[.H194];[.F194]);CONCATENATE(IF([.I194]=&quot;Identifier&quot;;&quot;ID&quot;;IF([.I194]=&quot;Text&quot;;&quot;&quot;;[.I194]))));&quot; &quot;;&quot;&quot;);&quot;'&quot;;&quot;&quot;)" office:value-type="string" office:string-value="HandlingCode">
            <text:p>HandlingCode</text:p>
          </table:table-cell>
          <table:table-cell table:style-name="ce8" office:value-type="string">
            <text:p>Transport Handling Unit. Handling Code. Code</text:p>
          </table:table-cell>
          <table:table-cell/>
          <table:table-cell office:value-type="string">
            <text:p>Transport Handling Unit</text:p>
          </table:table-cell>
          <table:table-cell/>
          <table:table-cell office:value-type="string">
            <text:p>Handling</text:p>
          </table:table-cell>
          <table:table-cell office:value-type="string">
            <text:p>Code</text:p>
          </table:table-cell>
          <table:table-cell table:formula="oooc:=IF([.F194]&lt;&gt;&quot;&quot;;CONCATENATE([.F194];&quot; &quot;;[.G194]);[.G194])" office:value-type="string" office:string-value="Handling Code">
            <text:p>Handling Code</text:p>
          </table:table-cell>
          <table:table-cell office:value-type="string">
            <text:p>Code</text:p>
          </table:table-cell>
          <table:table-cell/>
          <table:table-cell table:formula="oooc:=IF([.J194]&lt;&gt;&quot;&quot;;CONCATENATE([.J194];&quot;_ &quot;;[.I194];&quot;. Type&quot;);CONCATENATE([.I194];&quot;. Type&quot;))" office:value-type="string" office:string-value="Code. Type">
            <text:p>Code. Type</text:p>
          </table:table-cell>
          <table:table-cell table:number-columns-repeated="2"/>
          <table:table-cell office:value-type="string">
            <text:p>Special Handling</text:p>
          </table:table-cell>
          <table:table-cell office:value-type="string">
            <text:p>0..1</text:p>
          </table:table-cell>
          <table:table-cell office:value-type="string">
            <text:p>BBIE</text:p>
          </table:table-cell>
          <table:table-cell table:style-name="ce40" office:value-type="string">
            <text:p>The handling required for a Shipment expressed as a code</text:p>
          </table:table-cell>
          <table:table-cell table:number-columns-repeated="2"/>
          <table:table-cell table:style-name="ce53" office:value-type="string">
            <text:p>2.0</text:p>
          </table:table-cell>
          <table:table-cell/>
          <table:table-cell table:style-name="ce7"/>
          <table:table-cell office:value-type="string">
            <text:p>Transportation</text:p>
          </table:table-cell>
          <table:table-cell table:number-columns-repeated="26"/>
          <table:table-cell table:style-name="ce16" table:number-columns-repeated="115"/>
          <table:table-cell table:number-columns-repeated="92"/>
        </table:table-row>
        <table:table-row table:style-name="ro3">
          <table:table-cell table:style-name="ce3" table:formula="oooc:=SUBSTITUTE(SUBSTITUTE(CONCATENATE(IF([.E195]=&quot;Globally Unique&quot;;&quot;GU&quot;;[.E195]);IF([.G195]&lt;&gt;[.I195];[.H195];[.F195]);CONCATENATE(IF([.I195]=&quot;Identifier&quot;;&quot;ID&quot;;IF([.I195]=&quot;Text&quot;;&quot;&quot;;[.I195]))));&quot; &quot;;&quot;&quot;);&quot;'&quot;;&quot;&quot;)" office:value-type="string" office:string-value="HandlingInstructions">
            <text:p>HandlingInstructions</text:p>
          </table:table-cell>
          <table:table-cell table:style-name="ce8" office:value-type="string">
            <text:p>Transport Handling Unit. Handling Instructions. Text</text:p>
          </table:table-cell>
          <table:table-cell/>
          <table:table-cell office:value-type="string">
            <text:p>Transport Handling Unit</text:p>
          </table:table-cell>
          <table:table-cell/>
          <table:table-cell office:value-type="string">
            <text:p>Handling</text:p>
          </table:table-cell>
          <table:table-cell office:value-type="string">
            <text:p>Instructions</text:p>
          </table:table-cell>
          <table:table-cell table:formula="oooc:=IF([.F195]&lt;&gt;&quot;&quot;;CONCATENATE([.F195];&quot; &quot;;[.G195]);[.G195])" office:value-type="string" office:string-value="Handling Instructions">
            <text:p>Handling Instructions</text:p>
          </table:table-cell>
          <table:table-cell office:value-type="string">
            <text:p>Text</text:p>
          </table:table-cell>
          <table:table-cell/>
          <table:table-cell table:formula="oooc:=IF([.J195]&lt;&gt;&quot;&quot;;CONCATENATE([.J195];&quot;_ &quot;;[.I195];&quot;. Type&quot;);CONCATENATE([.I19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40" office:value-type="string">
            <text:p>Free form text describing Handling Instructions for a Shipment</text:p>
          </table:table-cell>
          <table:table-cell/>
          <table:table-cell office:value-type="float" office:value="4078">
            <text:p>4078</text:p>
          </table:table-cell>
          <table:table-cell table:style-name="ce53" office:value-type="string">
            <text:p>2.0</text:p>
          </table:table-cell>
          <table:table-cell/>
          <table:table-cell table:style-name="ce7"/>
          <table:table-cell office:value-type="string">
            <text:p>Transportation</text:p>
          </table:table-cell>
          <table:table-cell table:number-columns-repeated="233"/>
        </table:table-row>
        <table:table-row table:style-name="ro9">
          <table:table-cell table:style-name="ce3" table:formula="oooc:=SUBSTITUTE(SUBSTITUTE(CONCATENATE(IF([.E196]=&quot;Globally Unique&quot;;&quot;GU&quot;;[.E196]);IF([.G196]&lt;&gt;[.I196];[.H196];[.F196]);CONCATENATE(IF([.I196]=&quot;Identifier&quot;;&quot;ID&quot;;IF([.I196]=&quot;Text&quot;;&quot;&quot;;[.I196]))));&quot; &quot;;&quot;&quot;);&quot;'&quot;;&quot;&quot;)" office:value-type="string" office:string-value="HazardousRiskIndicator">
            <text:p>HazardousRiskIndicator</text:p>
          </table:table-cell>
          <table:table-cell table:style-name="ce8" office:value-type="string">
            <text:p>Transport Handling Unit. Hazardous Risk Indicator. Indicator</text:p>
          </table:table-cell>
          <table:table-cell table:style-name="ce14"/>
          <table:table-cell office:value-type="string">
            <text:p>Transport Handling Unit</text:p>
          </table:table-cell>
          <table:table-cell table:style-name="ce14"/>
          <table:table-cell table:style-name="ce14" office:value-type="string">
            <text:p>Hazardous Risk</text:p>
          </table:table-cell>
          <table:table-cell table:style-name="ce14" office:value-type="string">
            <text:p>Indicator</text:p>
          </table:table-cell>
          <table:table-cell table:formula="oooc:=IF([.F196]&lt;&gt;&quot;&quot;;CONCATENATE([.F196];&quot; &quot;;[.G196]);[.G196])" office:value-type="string" office:string-value="Hazardous Risk Indicator">
            <text:p>Hazardous Risk Indicator</text:p>
          </table:table-cell>
          <table:table-cell table:style-name="ce14" office:value-type="string">
            <text:p>Indicator</text:p>
          </table:table-cell>
          <table:table-cell table:style-name="ce14"/>
          <table:table-cell table:formula="oooc:=IF([.J196]&lt;&gt;&quot;&quot;;CONCATENATE([.J196];&quot;_ &quot;;[.I196];&quot;. Type&quot;);CONCATENATE([.I196];&quot;. Type&quot;))" office:value-type="string" office:string-value="Indicator. Type">
            <text:p>Indicator. Type</text:p>
          </table:table-cell>
          <table:table-cell table:style-name="ce14" table:number-columns-repeated="3"/>
          <table:table-cell table:style-name="ce29" office:value-type="string">
            <text:p>1</text:p>
          </table:table-cell>
          <table:table-cell table:style-name="ce14" office:value-type="string">
            <text:p>BBIE</text:p>
          </table:table-cell>
          <table:table-cell table:style-name="ce40" office:value-type="string">
            <text:p>An indicator as to whether the shipment contains hazardous materials</text:p>
          </table:table-cell>
          <table:table-cell table:style-name="ce40" office:value-type="string">
            <text:p>Default is negative</text:p>
          </table:table-cell>
          <table:table-cell table:style-name="ce14"/>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197]=&quot;Globally Unique&quot;;&quot;GU&quot;;[.E197]);IF([.G197]&lt;&gt;[.I197];[.H197];[.F197]);CONCATENATE(IF([.I197]=&quot;Identifier&quot;;&quot;ID&quot;;IF([.I197]=&quot;Text&quot;;&quot;&quot;;[.I197]))));&quot; &quot;;&quot;&quot;);&quot;'&quot;;&quot;&quot;)" office:value-type="string" office:string-value="TotalGoodsItemQuantity">
            <text:p>TotalGoodsItemQuantity</text:p>
          </table:table-cell>
          <table:table-cell table:style-name="ce8" office:value-type="string">
            <text:p>Transport Handling Unit. Total_ Goods Item Quantity. Quantity</text:p>
          </table:table-cell>
          <table:table-cell table:style-name="ce14"/>
          <table:table-cell office:value-type="string">
            <text:p>Transport Handling Unit</text:p>
          </table:table-cell>
          <table:table-cell table:style-name="ce14" office:value-type="string">
            <text:p>Total</text:p>
          </table:table-cell>
          <table:table-cell table:style-name="ce14" office:value-type="string">
            <text:p>Goods Item</text:p>
          </table:table-cell>
          <table:table-cell table:style-name="ce14" office:value-type="string">
            <text:p>Quantity</text:p>
          </table:table-cell>
          <table:table-cell table:formula="oooc:=IF([.F197]&lt;&gt;&quot;&quot;;CONCATENATE([.F197];&quot; &quot;;[.G197]);[.G197])" office:value-type="string" office:string-value="Goods Item Quantity">
            <text:p>Goods Item Quantity</text:p>
          </table:table-cell>
          <table:table-cell table:style-name="ce14" office:value-type="string">
            <text:p>Quantity</text:p>
          </table:table-cell>
          <table:table-cell table:style-name="ce14"/>
          <table:table-cell table:formula="oooc:=IF([.J197]&lt;&gt;&quot;&quot;;CONCATENATE([.J197];&quot;_ &quot;;[.I197];&quot;. Type&quot;);CONCATENATE([.I197];&quot;. Type&quot;))" office:value-type="string" office:string-value="Quantity. Type">
            <text:p>Quantity.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36" office:value-type="string">
            <text:p>The total number of goods items in the Transport Handling Unit</text:p>
          </table:table-cell>
          <table:table-cell table:style-name="ce14"/>
          <table:table-cell table:style-name="ce14" office:value-type="float" office:value="7500">
            <text:p>7500</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198]=&quot;Globally Unique&quot;;&quot;GU&quot;;[.E198]);IF([.G198]&lt;&gt;[.I198];[.H198];[.F198]);CONCATENATE(IF([.I198]=&quot;Identifier&quot;;&quot;ID&quot;;IF([.I198]=&quot;Text&quot;;&quot;&quot;;[.I198]))));&quot; &quot;;&quot;&quot;);&quot;'&quot;;&quot;&quot;)" office:value-type="string" office:string-value="TotalPackageQuantity">
            <text:p>TotalPackageQuantity</text:p>
          </table:table-cell>
          <table:table-cell table:style-name="ce8" office:value-type="string">
            <text:p>Transport Handling Unit. Total_ Package Quantity. Quantity</text:p>
          </table:table-cell>
          <table:table-cell table:style-name="ce14"/>
          <table:table-cell office:value-type="string">
            <text:p>Transport Handling Unit</text:p>
          </table:table-cell>
          <table:table-cell table:style-name="ce14" office:value-type="string">
            <text:p>Total</text:p>
          </table:table-cell>
          <table:table-cell table:style-name="ce14" office:value-type="string">
            <text:p>Package</text:p>
          </table:table-cell>
          <table:table-cell table:style-name="ce14" office:value-type="string">
            <text:p>Quantity</text:p>
          </table:table-cell>
          <table:table-cell table:formula="oooc:=IF([.F198]&lt;&gt;&quot;&quot;;CONCATENATE([.F198];&quot; &quot;;[.G198]);[.G198])" office:value-type="string" office:string-value="Package Quantity">
            <text:p>Package Quantity</text:p>
          </table:table-cell>
          <table:table-cell table:style-name="ce14" office:value-type="string">
            <text:p>Quantity</text:p>
          </table:table-cell>
          <table:table-cell table:style-name="ce14"/>
          <table:table-cell table:formula="oooc:=IF([.J198]&lt;&gt;&quot;&quot;;CONCATENATE([.J198];&quot;_ &quot;;[.I198];&quot;. Type&quot;);CONCATENATE([.I198];&quot;. Type&quot;))" office:value-type="string" office:string-value="Quantity. Type">
            <text:p>Quantity.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36" office:value-type="string">
            <text:p>The total number of packages in the Transport Handling Unit</text:p>
          </table:table-cell>
          <table:table-cell table:style-name="ce14"/>
          <table:table-cell table:style-name="ce14" office:value-type="float" office:value="7500">
            <text:p>7500</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199]=&quot;Globally Unique&quot;;&quot;GU&quot;;[.E199]);IF([.G199]&lt;&gt;[.I199];[.H199];[.F199]);CONCATENATE(IF([.I199]=&quot;Identifier&quot;;&quot;ID&quot;;IF([.I199]=&quot;Text&quot;;&quot;&quot;;[.I199]))));&quot; &quot;;&quot;&quot;);&quot;'&quot;;&quot;&quot;)" office:value-type="string" office:string-value="DamageRemarks">
            <text:p>DamageRemarks</text:p>
          </table:table-cell>
          <table:table-cell table:style-name="ce8" office:value-type="string">
            <text:p>Transport Handling Unit. Damage Remarks. Text</text:p>
          </table:table-cell>
          <table:table-cell table:style-name="ce14"/>
          <table:table-cell office:value-type="string">
            <text:p>Transport Handling Unit</text:p>
          </table:table-cell>
          <table:table-cell table:style-name="ce14"/>
          <table:table-cell table:style-name="ce14" office:value-type="string">
            <text:p>Damage</text:p>
          </table:table-cell>
          <table:table-cell table:style-name="ce14" office:value-type="string">
            <text:p>Remarks</text:p>
          </table:table-cell>
          <table:table-cell table:formula="oooc:=IF([.F199]&lt;&gt;&quot;&quot;;CONCATENATE([.F199];&quot; &quot;;[.G199]);[.G199])" office:value-type="string" office:string-value="Damage Remarks">
            <text:p>Damage Remarks</text:p>
          </table:table-cell>
          <table:table-cell table:style-name="ce14" office:value-type="string">
            <text:p>Text</text:p>
          </table:table-cell>
          <table:table-cell table:style-name="ce14"/>
          <table:table-cell table:formula="oooc:=IF([.J199]&lt;&gt;&quot;&quot;;CONCATENATE([.J199];&quot;_ &quot;;[.I199];&quot;. Type&quot;);CONCATENATE([.I199];&quot;. Type&quot;))" office:value-type="string" office:string-value="Text. Type">
            <text:p>Text. Type</text:p>
          </table:table-cell>
          <table:table-cell table:style-name="ce14" table:number-columns-repeated="3"/>
          <table:table-cell table:style-name="ce29" office:value-type="string">
            <text:p>0..n</text:p>
          </table:table-cell>
          <table:table-cell table:style-name="ce14" office:value-type="string">
            <text:p>BBIE</text:p>
          </table:table-cell>
          <table:table-cell table:style-name="ce36" office:value-type="string">
            <text:p>Description of a type of damage.</text:p>
          </table:table-cell>
          <table:table-cell table:style-name="ce14"/>
          <table:table-cell table:style-name="ce14" office:value-type="float" office:value="7500">
            <text:p>7500</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4" table:formula="oooc:=SUBSTITUTE(SUBSTITUTE(CONCATENATE(IF([.E200]=&quot;Globally Unique&quot;;&quot;GU&quot;;[.E200]);IF([.G200]&lt;&gt;[.I200];[.H200];[.F200]);CONCATENATE(IF([.I200]=&quot;Identifier&quot;;&quot;ID&quot;;IF([.I200]=&quot;Text&quot;;&quot;&quot;;[.I200]))));&quot; &quot;;&quot;&quot;);&quot;'&quot;;&quot;&quot;)" office:value-type="string" office:string-value="ShippingMarks">
            <text:p>ShippingMarks</text:p>
          </table:table-cell>
          <table:table-cell table:style-name="ce10" office:value-type="string">
            <text:p>Transport Handling Unit. Shipping Marks. Text</text:p>
          </table:table-cell>
          <table:table-cell table:style-name="ce19"/>
          <table:table-cell office:value-type="string">
            <text:p>Transport Handling Unit</text:p>
          </table:table-cell>
          <table:table-cell table:style-name="ce19"/>
          <table:table-cell table:style-name="ce19" office:value-type="string">
            <text:p>Shipping</text:p>
          </table:table-cell>
          <table:table-cell table:style-name="ce19" office:value-type="string">
            <text:p>Marks</text:p>
          </table:table-cell>
          <table:table-cell table:style-name="ce16" table:formula="oooc:=IF([.F200]&lt;&gt;&quot;&quot;;CONCATENATE([.F200];&quot; &quot;;[.G200]);[.G200])" office:value-type="string" office:string-value="Shipping Marks">
            <text:p>Shipping Marks</text:p>
          </table:table-cell>
          <table:table-cell table:style-name="ce19" office:value-type="string">
            <text:p>Text</text:p>
          </table:table-cell>
          <table:table-cell table:style-name="ce19"/>
          <table:table-cell table:style-name="ce16" table:formula="oooc:=IF([.J200]&lt;&gt;&quot;&quot;;CONCATENATE([.J200];&quot;_ &quot;;[.I200];&quot;. Type&quot;);CONCATENATE([.I200];&quot;. Type&quot;))" office:value-type="string" office:string-value="Text. Type">
            <text:p>Text. Type</text:p>
          </table:table-cell>
          <table:table-cell table:style-name="ce19" table:number-columns-repeated="2"/>
          <table:table-cell table:style-name="ce19" office:value-type="string">
            <text:p>Marks and Numbers, Shipping Marks</text:p>
          </table:table-cell>
          <table:table-cell table:style-name="ce33" office:value-type="string">
            <text:p>0..n</text:p>
          </table:table-cell>
          <table:table-cell table:style-name="ce19" office:value-type="string">
            <text:p>BBIE</text:p>
          </table:table-cell>
          <table:table-cell table:style-name="ce41" office:value-type="string">
            <text:p>Free form description of the marks and numbers on a transport unit or package.</text:p>
          </table:table-cell>
          <table:table-cell table:style-name="ce19"/>
          <table:table-cell table:style-name="ce19" office:value-type="float" office:value="7102">
            <text:p>7102</text:p>
          </table:table-cell>
          <table:table-cell table:style-name="ce57" office:value-type="string">
            <text:p>2.0</text:p>
          </table:table-cell>
          <table:table-cell table:style-name="ce19" table:number-columns-repeated="2"/>
          <table:table-cell table:style-name="ce19" office:value-type="string">
            <text:p>Transportation</text:p>
          </table:table-cell>
          <table:table-cell table:style-name="ce19" table:number-columns-repeated="141"/>
          <table:table-cell table:style-name="ce16" table:number-columns-repeated="92"/>
        </table:table-row>
        <table:table-row table:style-name="ro3">
          <table:table-cell table:style-name="ce5" table:formula="oooc:=SUBSTITUTE(SUBSTITUTE(CONCATENATE(IF([.E201]=&quot;Globally Unique&quot;;&quot;GU&quot;;[.E201]);[.F201];IF([.H201]&lt;&gt;[.I201];[.H201];&quot;&quot;);CONCATENATE(IF([.I201]=&quot;Identifier&quot;;&quot;ID&quot;;IF([.I201]=&quot;Text&quot;;&quot;&quot;;[.I201]))));&quot; &quot;;&quot;&quot;);&quot;'&quot;;&quot;&quot;)" office:value-type="string" office:string-value="HandlingUnitDespatchLine">
            <text:p>HandlingUnitDespatchLine</text:p>
          </table:table-cell>
          <table:table-cell table:style-name="ce5" office:value-type="string">
            <text:p>Transport Handling Unit. Handling Unit Despatch Line</text:p>
          </table:table-cell>
          <table:table-cell table:style-name="ce17"/>
          <table:table-cell table:style-name="ce17" office:value-type="string">
            <text:p>Transport Handling Unit</text:p>
          </table:table-cell>
          <table:table-cell table:style-name="ce17"/>
          <table:table-cell table:style-name="ce17" office:value-type="string">
            <text:p>Handling Unit</text:p>
          </table:table-cell>
          <table:table-cell table:style-name="ce17"/>
          <table:table-cell table:style-name="ce5" table:formula="oooc:=[.M201]" office:value-type="string" office:string-value="Despatch Line">
            <text:p>Despatch Line</text:p>
          </table:table-cell>
          <table:table-cell table:style-name="ce5" table:formula="oooc:=[.M201]" office:value-type="string" office:string-value="Despatch Line">
            <text:p>Despatch Line</text:p>
          </table:table-cell>
          <table:table-cell table:style-name="ce5" table:number-columns-repeated="2"/>
          <table:table-cell table:style-name="ce17"/>
          <table:table-cell table:style-name="ce23" office:value-type="string">
            <text:p>Despatch Line</text:p>
          </table:table-cell>
          <table:table-cell table:style-name="ce17"/>
          <table:table-cell table:style-name="ce32" office:value-type="string">
            <text:p>0..n</text:p>
          </table:table-cell>
          <table:table-cell table:style-name="ce17" office:value-type="string">
            <text:p>ASBIE</text:p>
          </table:table-cell>
          <table:table-cell table:style-name="ce23" office:value-type="string">
            <text:p>An association to Handling Unit Despatch Line</text:p>
          </table:table-cell>
          <table:table-cell table:style-name="ce37" table:number-columns-repeated="2"/>
          <table:table-cell table:style-name="ce53" office:value-type="string">
            <text:p>1.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2">
          <table:table-cell table:style-name="ce5" table:formula="oooc:=SUBSTITUTE(SUBSTITUTE(CONCATENATE(IF([.E202]=&quot;Globally Unique&quot;;&quot;GU&quot;;[.E202]);[.F202];IF([.H202]&lt;&gt;[.I202];[.H202];&quot;&quot;);CONCATENATE(IF([.I202]=&quot;Identifier&quot;;&quot;ID&quot;;IF([.I202]=&quot;Text&quot;;&quot;&quot;;[.I202]))));&quot; &quot;;&quot;&quot;);&quot;'&quot;;&quot;&quot;)" office:value-type="string" office:string-value="ActualPackage">
            <text:p>ActualPackage</text:p>
          </table:table-cell>
          <table:table-cell table:style-name="ce5" office:value-type="string">
            <text:p>Transport Handling Unit. Actual_ Package</text:p>
          </table:table-cell>
          <table:table-cell table:style-name="ce17"/>
          <table:table-cell table:style-name="ce17" office:value-type="string">
            <text:p>Transport Handling Unit</text:p>
          </table:table-cell>
          <table:table-cell table:style-name="ce17" office:value-type="string">
            <text:p>Actual</text:p>
          </table:table-cell>
          <table:table-cell table:style-name="ce17"/>
          <table:table-cell table:style-name="ce17"/>
          <table:table-cell table:style-name="ce5" table:formula="oooc:=[.M202]" office:value-type="string" office:string-value="Package">
            <text:p>Package</text:p>
          </table:table-cell>
          <table:table-cell table:style-name="ce5" table:formula="oooc:=[.M202]" office:value-type="string" office:string-value="Package">
            <text:p>Package</text:p>
          </table:table-cell>
          <table:table-cell table:style-name="ce5" table:number-columns-repeated="2"/>
          <table:table-cell table:style-name="ce17"/>
          <table:table-cell table:style-name="ce23" office:value-type="string">
            <text:p>Package</text:p>
          </table:table-cell>
          <table:table-cell table:style-name="ce17"/>
          <table:table-cell table:style-name="ce32" office:value-type="string">
            <text:p>0..n</text:p>
          </table:table-cell>
          <table:table-cell table:style-name="ce17" office:value-type="string">
            <text:p>ASBIE</text:p>
          </table:table-cell>
          <table:table-cell table:style-name="ce23" office:value-type="string">
            <text:p>An association to Actual Package</text:p>
          </table:table-cell>
          <table:table-cell table:style-name="ce37" table:number-columns-repeated="2"/>
          <table:table-cell table:style-name="ce53" office:value-type="string">
            <text:p>1.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3">
          <table:table-cell table:style-name="ce5" table:formula="oooc:=SUBSTITUTE(SUBSTITUTE(CONCATENATE(IF([.E203]=&quot;Globally Unique&quot;;&quot;GU&quot;;[.E203]);[.F203];IF([.H203]&lt;&gt;[.I203];[.H203];&quot;&quot;);CONCATENATE(IF([.I203]=&quot;Identifier&quot;;&quot;ID&quot;;IF([.I203]=&quot;Text&quot;;&quot;&quot;;[.I203]))));&quot; &quot;;&quot;&quot;);&quot;'&quot;;&quot;&quot;)" office:value-type="string" office:string-value="ReceivedHandlingUnitReceiptLine">
            <text:p>ReceivedHandlingUnitReceiptLine</text:p>
          </table:table-cell>
          <table:table-cell table:style-name="ce5" office:value-type="string">
            <text:p>Transport Handling Unit. Received_ Handling Unit Receipt Line</text:p>
          </table:table-cell>
          <table:table-cell table:style-name="ce17"/>
          <table:table-cell table:style-name="ce17" office:value-type="string">
            <text:p>Transport Handling Unit</text:p>
          </table:table-cell>
          <table:table-cell table:style-name="ce17" office:value-type="string">
            <text:p>Received</text:p>
          </table:table-cell>
          <table:table-cell table:style-name="ce17" office:value-type="string">
            <text:p>Handling Unit</text:p>
          </table:table-cell>
          <table:table-cell table:style-name="ce17"/>
          <table:table-cell table:style-name="ce5" table:formula="oooc:=[.M203]" office:value-type="string" office:string-value="Receipt Line">
            <text:p>Receipt Line</text:p>
          </table:table-cell>
          <table:table-cell table:style-name="ce5" table:formula="oooc:=[.M203]" office:value-type="string" office:string-value="Receipt Line">
            <text:p>Receipt Line</text:p>
          </table:table-cell>
          <table:table-cell table:style-name="ce5" table:number-columns-repeated="2"/>
          <table:table-cell table:style-name="ce17"/>
          <table:table-cell table:style-name="ce23" office:value-type="string">
            <text:p>Receipt Line</text:p>
          </table:table-cell>
          <table:table-cell table:style-name="ce17"/>
          <table:table-cell table:style-name="ce32" office:value-type="string">
            <text:p>0..n</text:p>
          </table:table-cell>
          <table:table-cell table:style-name="ce17" office:value-type="string">
            <text:p>ASBIE</text:p>
          </table:table-cell>
          <table:table-cell table:style-name="ce23" office:value-type="string">
            <text:p>An association to Receipt Line</text:p>
          </table:table-cell>
          <table:table-cell table:style-name="ce37" table:number-columns-repeated="2"/>
          <table:table-cell table:style-name="ce53" office:value-type="string">
            <text:p>1.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3">
          <table:table-cell table:style-name="ce5" table:formula="oooc:=SUBSTITUTE(SUBSTITUTE(CONCATENATE(IF([.E204]=&quot;Globally Unique&quot;;&quot;GU&quot;;[.E204]);[.F204];IF([.H204]&lt;&gt;[.I204];[.H204];&quot;&quot;);CONCATENATE(IF([.I204]=&quot;Identifier&quot;;&quot;ID&quot;;IF([.I204]=&quot;Text&quot;;&quot;&quot;;[.I204]))));&quot; &quot;;&quot;&quot;);&quot;'&quot;;&quot;&quot;)" office:value-type="string" office:string-value="TransportEquipment">
            <text:p>TransportEquipment</text:p>
          </table:table-cell>
          <table:table-cell table:style-name="ce5" office:value-type="string">
            <text:p>Transport Handling Unit. Transport Equipment</text:p>
          </table:table-cell>
          <table:table-cell table:style-name="ce17"/>
          <table:table-cell table:style-name="ce17" office:value-type="string">
            <text:p>Transport Handling Unit</text:p>
          </table:table-cell>
          <table:table-cell table:number-columns-repeated="2" table:style-name="ce17"/>
          <table:table-cell table:style-name="ce17"/>
          <table:table-cell table:style-name="ce5" table:formula="oooc:=[.M204]" office:value-type="string" office:string-value="Transport Equipment">
            <text:p>Transport Equipment</text:p>
          </table:table-cell>
          <table:table-cell table:style-name="ce5" table:formula="oooc:=[.M204]" office:value-type="string" office:string-value="Transport Equipment">
            <text:p>Transport Equipment</text:p>
          </table:table-cell>
          <table:table-cell table:style-name="ce5" table:number-columns-repeated="2"/>
          <table:table-cell table:style-name="ce17"/>
          <table:table-cell table:style-name="ce23" office:value-type="string">
            <text:p>Transport Equipment</text:p>
          </table:table-cell>
          <table:table-cell table:style-name="ce17"/>
          <table:table-cell table:style-name="ce32" office:value-type="string">
            <text:p>0..n</text:p>
          </table:table-cell>
          <table:table-cell table:style-name="ce17" office:value-type="string">
            <text:p>ASBIE</text:p>
          </table:table-cell>
          <table:table-cell table:style-name="ce23" office:value-type="string">
            <text:p>An association to Transport Equipment</text:p>
          </table:table-cell>
          <table:table-cell table:style-name="ce37" table:number-columns-repeated="2"/>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number-columns-repeated="207"/>
        </table:table-row>
        <table:table-row table:style-name="ro4">
          <table:table-cell table:style-name="ce5" table:formula="oooc:=SUBSTITUTE(SUBSTITUTE(CONCATENATE(IF([.E205]=&quot;Globally Unique&quot;;&quot;GU&quot;;[.E205]);[.F205];IF([.H205]&lt;&gt;[.I205];[.H205];&quot;&quot;);CONCATENATE(IF([.I205]=&quot;Identifier&quot;;&quot;ID&quot;;IF([.I205]=&quot;Text&quot;;&quot;&quot;;[.I205]))));&quot; &quot;;&quot;&quot;);&quot;'&quot;;&quot;&quot;)" office:value-type="string" office:string-value="HazardousGoodsTransit">
            <text:p>HazardousGoodsTransit</text:p>
          </table:table-cell>
          <table:table-cell table:style-name="ce5" office:value-type="string">
            <text:p>Transport Handling Unit. Hazardous Goods Transit</text:p>
          </table:table-cell>
          <table:table-cell table:style-name="ce5"/>
          <table:table-cell table:style-name="ce17" office:value-type="string">
            <text:p>Transport Handling Unit</text:p>
          </table:table-cell>
          <table:table-cell table:number-columns-repeated="2" table:style-name="ce5"/>
          <table:table-cell table:style-name="ce5"/>
          <table:table-cell table:style-name="ce5" table:formula="oooc:=[.M205]" office:value-type="string" office:string-value="Hazardous Goods Transit">
            <text:p>Hazardous Goods Transit</text:p>
          </table:table-cell>
          <table:table-cell table:style-name="ce5" table:formula="oooc:=[.M205]" office:value-type="string" office:string-value="Hazardous Goods Transit">
            <text:p>Hazardous Goods Transit</text:p>
          </table:table-cell>
          <table:table-cell table:style-name="ce5" table:number-columns-repeated="3"/>
          <table:table-cell table:style-name="ce24" office:value-type="string">
            <text:p>Hazardous Goods Transit</text:p>
          </table:table-cell>
          <table:table-cell table:style-name="ce5"/>
          <table:table-cell table:style-name="ce32" office:value-type="string">
            <text:p>0..n</text:p>
          </table:table-cell>
          <table:table-cell table:style-name="ce5" office:value-type="string">
            <text:p>ASBIE</text:p>
          </table:table-cell>
          <table:table-cell table:style-name="ce23" office:value-type="string">
            <text:p>An association to information about the transportation of hazardous goods.</text:p>
          </table:table-cell>
          <table:table-cell table:style-name="ce23"/>
          <table:table-cell table:style-name="ce44"/>
          <table:table-cell table:style-name="ce53" office:value-type="string">
            <text:p>2.0</text:p>
          </table:table-cell>
          <table:table-cell table:style-name="ce60"/>
          <table:table-cell table:style-name="ce32"/>
          <table:table-cell table:style-name="ce5" office:value-type="string">
            <text:p>Transportation</text:p>
          </table:table-cell>
          <table:table-cell table:style-name="ce5" table:number-columns-repeated="26"/>
          <table:table-cell table:style-name="ce14" table:number-columns-repeated="115"/>
          <table:table-cell table:number-columns-repeated="92"/>
        </table:table-row>
        <table:table-row table:style-name="ro3">
          <table:table-cell table:style-name="ce5" table:formula="oooc:=SUBSTITUTE(SUBSTITUTE(CONCATENATE(IF([.E206]=&quot;Globally Unique&quot;;&quot;GU&quot;;[.E206]);[.F206];IF([.H206]&lt;&gt;[.I206];[.H206];&quot;&quot;);CONCATENATE(IF([.I206]=&quot;Identifier&quot;;&quot;ID&quot;;IF([.I206]=&quot;Text&quot;;&quot;&quot;;[.I206]))));&quot; &quot;;&quot;&quot;);&quot;'&quot;;&quot;&quot;)" office:value-type="string" office:string-value="MeasurementDimension">
            <text:p>MeasurementDimension</text:p>
          </table:table-cell>
          <table:table-cell table:style-name="ce5" office:value-type="string">
            <text:p>Transport Handling Equipment. Measurement_ Dimension</text:p>
          </table:table-cell>
          <table:table-cell table:style-name="ce17"/>
          <table:table-cell table:style-name="ce17" office:value-type="string">
            <text:p>Transport Handling Unit</text:p>
          </table:table-cell>
          <table:table-cell table:style-name="ce17" office:value-type="string">
            <text:p>Measurement</text:p>
          </table:table-cell>
          <table:table-cell table:style-name="ce17"/>
          <table:table-cell table:style-name="ce17"/>
          <table:table-cell table:style-name="ce5" table:formula="oooc:=[.M206]" office:value-type="string" office:string-value="Dimension">
            <text:p>Dimension</text:p>
          </table:table-cell>
          <table:table-cell table:style-name="ce5" table:formula="oooc:=[.M206]" office:value-type="string" office:string-value="Dimension">
            <text:p>Dimension</text:p>
          </table:table-cell>
          <table:table-cell table:style-name="ce5" table:number-columns-repeated="2"/>
          <table:table-cell table:style-name="ce17"/>
          <table:table-cell table:style-name="ce23" office:value-type="string">
            <text:p>Dimension</text:p>
          </table:table-cell>
          <table:table-cell table:style-name="ce17"/>
          <table:table-cell table:style-name="ce32" office:value-type="string">
            <text:p>0..n</text:p>
          </table:table-cell>
          <table:table-cell table:style-name="ce17" office:value-type="string">
            <text:p>ASBIE</text:p>
          </table:table-cell>
          <table:table-cell table:style-name="ce23" office:value-type="string">
            <text:p>An association to Dimension</text:p>
          </table:table-cell>
          <table:table-cell table:style-name="ce37" table:number-columns-repeated="2"/>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3">
          <table:table-cell table:style-name="ce5" table:formula="oooc:=SUBSTITUTE(SUBSTITUTE(CONCATENATE(IF([.E207]=&quot;Globally Unique&quot;;&quot;GU&quot;;[.E207]);[.F207];IF([.H207]&lt;&gt;[.I207];[.H207];&quot;&quot;);CONCATENATE(IF([.I207]=&quot;Identifier&quot;;&quot;ID&quot;;IF([.I207]=&quot;Text&quot;;&quot;&quot;;[.I207]))));&quot; &quot;;&quot;&quot;);&quot;'&quot;;&quot;&quot;)" office:value-type="string" office:string-value="MinimumTemperature">
            <text:p>MinimumTemperature</text:p>
          </table:table-cell>
          <table:table-cell table:style-name="ce5" office:value-type="string">
            <text:p>Transport Handling Unit. Minimum_ Temperature</text:p>
          </table:table-cell>
          <table:table-cell table:style-name="ce17"/>
          <table:table-cell table:style-name="ce17" office:value-type="string">
            <text:p>Transport Handling Unit</text:p>
          </table:table-cell>
          <table:table-cell table:style-name="ce17" office:value-type="string">
            <text:p>Minimum</text:p>
          </table:table-cell>
          <table:table-cell table:style-name="ce17"/>
          <table:table-cell table:style-name="ce17"/>
          <table:table-cell table:style-name="ce5" table:formula="oooc:=[.M207]" office:value-type="string" office:string-value="Temperature">
            <text:p>Temperature</text:p>
          </table:table-cell>
          <table:table-cell table:style-name="ce5" table:formula="oooc:=[.M207]" office:value-type="string" office:string-value="Temperature">
            <text:p>Temperature</text:p>
          </table:table-cell>
          <table:table-cell table:style-name="ce5" table:number-columns-repeated="2"/>
          <table:table-cell table:style-name="ce17"/>
          <table:table-cell table:style-name="ce23" office:value-type="string">
            <text:p>Temperature</text:p>
          </table:table-cell>
          <table:table-cell table:style-name="ce17"/>
          <table:table-cell table:style-name="ce18" office:value-type="string">
            <text:p>0..1</text:p>
          </table:table-cell>
          <table:table-cell table:style-name="ce17" office:value-type="string">
            <text:p>ASBIE</text:p>
          </table:table-cell>
          <table:table-cell table:style-name="ce37" office:value-type="string">
            <text:p>The minimum required operating temperature </text:p>
          </table:table-cell>
          <table:table-cell table:style-name="ce37" table:number-columns-repeated="2"/>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3">
          <table:table-cell table:style-name="ce5" table:formula="oooc:=SUBSTITUTE(SUBSTITUTE(CONCATENATE(IF([.E208]=&quot;Globally Unique&quot;;&quot;GU&quot;;[.E208]);[.F208];IF([.H208]&lt;&gt;[.I208];[.H208];&quot;&quot;);CONCATENATE(IF([.I208]=&quot;Identifier&quot;;&quot;ID&quot;;IF([.I208]=&quot;Text&quot;;&quot;&quot;;[.I208]))));&quot; &quot;;&quot;&quot;);&quot;'&quot;;&quot;&quot;)" office:value-type="string" office:string-value="MaximumTemperature">
            <text:p>MaximumTemperature</text:p>
          </table:table-cell>
          <table:table-cell table:style-name="ce5" office:value-type="string">
            <text:p>Transport Handling Unit. Maximum_ Temperature</text:p>
          </table:table-cell>
          <table:table-cell table:style-name="ce17"/>
          <table:table-cell table:style-name="ce17" office:value-type="string">
            <text:p>Transport Handling Unit</text:p>
          </table:table-cell>
          <table:table-cell table:style-name="ce17" office:value-type="string">
            <text:p>Maximum</text:p>
          </table:table-cell>
          <table:table-cell table:style-name="ce17"/>
          <table:table-cell table:style-name="ce17"/>
          <table:table-cell table:style-name="ce5" table:formula="oooc:=[.M208]" office:value-type="string" office:string-value="Temperature">
            <text:p>Temperature</text:p>
          </table:table-cell>
          <table:table-cell table:style-name="ce5" table:formula="oooc:=[.M208]" office:value-type="string" office:string-value="Temperature">
            <text:p>Temperature</text:p>
          </table:table-cell>
          <table:table-cell table:style-name="ce5" table:number-columns-repeated="2"/>
          <table:table-cell table:style-name="ce17"/>
          <table:table-cell table:style-name="ce23" office:value-type="string">
            <text:p>Temperature</text:p>
          </table:table-cell>
          <table:table-cell table:style-name="ce17"/>
          <table:table-cell table:style-name="ce18" office:value-type="string">
            <text:p>0..1</text:p>
          </table:table-cell>
          <table:table-cell table:style-name="ce17" office:value-type="string">
            <text:p>ASBIE</text:p>
          </table:table-cell>
          <table:table-cell table:style-name="ce37" office:value-type="string">
            <text:p>The maximum required operating termperature</text:p>
          </table:table-cell>
          <table:table-cell table:style-name="ce37" table:number-columns-repeated="2"/>
          <table:table-cell table:style-name="ce53" office:value-type="string">
            <text:p>2.0</text:p>
          </table:table-cell>
          <table:table-cell table:style-name="ce46"/>
          <table:table-cell table:style-name="ce18"/>
          <table:table-cell table:style-name="ce17" office:value-type="string">
            <text:p>Transportation</text:p>
          </table:table-cell>
          <table:table-cell table:style-name="ce17" table:number-columns-repeated="26"/>
          <table:table-cell table:style-name="ce16" table:number-columns-repeated="115"/>
          <table:table-cell table:number-columns-repeated="92"/>
        </table:table-row>
        <table:table-row table:style-name="ro2">
          <table:table-cell table:style-name="ce2" table:formula="oooc:=SUBSTITUTE(SUBSTITUTE(CONCATENATE(IF([.C209]=&quot;&quot;;&quot;&quot;;CONCATENATE([.C209];&quot;&quot;));&quot;&quot;;[.D209]);&quot; &quot;;&quot;&quot;);&quot;'&quot;;&quot;&quot;)" office:value-type="string" office:string-value="TransportMeans">
            <text:p>TransportMeans</text:p>
          </table:table-cell>
          <table:table-cell table:style-name="ce2" office:value-type="string">
            <text:p>Transport Means. Details</text:p>
          </table:table-cell>
          <table:table-cell table:style-name="ce13"/>
          <table:table-cell table:style-name="ce13" office:value-type="string">
            <text:p>Transport Means</text:p>
          </table:table-cell>
          <table:table-cell table:style-name="ce13" table:number-columns-repeated="9"/>
          <table:table-cell table:style-name="ce27" office:value-type="string">
            <text:p>Conveyance</text:p>
          </table:table-cell>
          <table:table-cell table:style-name="ce2"/>
          <table:table-cell table:style-name="ce13" office:value-type="string">
            <text:p>ABIE</text:p>
          </table:table-cell>
          <table:table-cell table:style-name="ce27" office:value-type="string">
            <text:p>The particular vehicle used for the transport of goods or persons.</text:p>
          </table:table-cell>
          <table:table-cell table:style-name="ce27" table:number-columns-repeated="2"/>
          <table:table-cell table:style-name="ce47" office:value-type="string">
            <text:p>2.0</text:p>
          </table:table-cell>
          <table:table-cell table:style-name="ce59"/>
          <table:table-cell table:style-name="ce2"/>
          <table:table-cell table:style-name="ce13" office:value-type="string">
            <text:p>Transportation</text:p>
          </table:table-cell>
          <table:table-cell table:style-name="ce13" table:number-columns-repeated="13"/>
          <table:table-cell table:style-name="ce13" office:value-type="string">
            <text:p>Y</text:p>
          </table:table-cell>
          <table:table-cell table:style-name="ce13" table:number-columns-repeated="9"/>
          <table:table-cell table:style-name="ce13" office:value-type="string">
            <text:p>Y</text:p>
          </table:table-cell>
          <table:table-cell table:style-name="ce13" table:number-columns-repeated="2"/>
          <table:table-cell table:style-name="ce14" table:number-columns-repeated="115"/>
          <table:table-cell table:number-columns-repeated="92"/>
        </table:table-row>
        <table:table-row table:style-name="ro2">
          <table:table-cell table:style-name="ce3" table:formula="oooc:=SUBSTITUTE(SUBSTITUTE(CONCATENATE(IF([.E210]=&quot;Globally Unique&quot;;&quot;GU&quot;;[.E210]);IF([.G210]&lt;&gt;[.I210];[.H210];[.F210]);CONCATENATE(IF([.I210]=&quot;Identifier&quot;;&quot;ID&quot;;IF([.I210]=&quot;Text&quot;;&quot;&quot;;[.I210]))));&quot; &quot;;&quot;&quot;);&quot;'&quot;;&quot;&quot;)" office:value-type="string" office:string-value="JourneyID">
            <text:p>JourneyID</text:p>
          </table:table-cell>
          <table:table-cell table:style-name="ce8" office:value-type="string">
            <text:p>Transport Means. Journey Identifier. Identifier</text:p>
          </table:table-cell>
          <table:table-cell/>
          <table:table-cell table:style-name="ce14" office:value-type="string">
            <text:p>Transport Means</text:p>
          </table:table-cell>
          <table:table-cell/>
          <table:table-cell office:value-type="string">
            <text:p>Journey</text:p>
          </table:table-cell>
          <table:table-cell office:value-type="string">
            <text:p>Identifier</text:p>
          </table:table-cell>
          <table:table-cell table:formula="oooc:=IF([.F210]&lt;&gt;&quot;&quot;;CONCATENATE([.F210];&quot; &quot;;[.G210]);[.G210])" office:value-type="string" office:string-value="Journey Identifier">
            <text:p>Journey Identifier</text:p>
          </table:table-cell>
          <table:table-cell office:value-type="string">
            <text:p>Identifier</text:p>
          </table:table-cell>
          <table:table-cell/>
          <table:table-cell table:formula="oooc:=IF([.J210]&lt;&gt;&quot;&quot;;CONCATENATE([.J210];&quot;_ &quot;;[.I210];&quot;. Type&quot;);CONCATENATE([.I210];&quot;. Type&quot;))" office:value-type="string" office:string-value="Identifier. Type">
            <text:p>Identifier. Type</text:p>
          </table:table-cell>
          <table:table-cell table:number-columns-repeated="2"/>
          <table:table-cell office:value-type="string">
            <text:p>Voyage Number, Scheduled Conveyance Identifier (WCO ID 205), Flight Number</text:p>
          </table:table-cell>
          <table:table-cell office:value-type="string">
            <text:p>0..1</text:p>
          </table:table-cell>
          <table:table-cell office:value-type="string">
            <text:p>BBIE</text:p>
          </table:table-cell>
          <table:table-cell office:value-type="string">
            <text:p>An identifier assigned to a regularly scheduled service of a means of transport.</text:p>
          </table:table-cell>
          <table:table-cell/>
          <table:table-cell office:value-type="float" office:value="8028">
            <text:p>8028</text:p>
          </table:table-cell>
          <table:table-cell table:style-name="ce50" office:value-type="string">
            <text:p>2.0</text:p>
          </table:table-cell>
          <table:table-cell/>
          <table:table-cell table:style-name="ce7"/>
          <table:table-cell table:style-name="ce14" office:value-type="string">
            <text:p>Transportation</text:p>
          </table:table-cell>
          <table:table-cell table:number-columns-repeated="233"/>
        </table:table-row>
        <table:table-row table:style-name="ro3">
          <table:table-cell table:style-name="ce3" table:formula="oooc:=SUBSTITUTE(SUBSTITUTE(CONCATENATE(IF([.E211]=&quot;Globally Unique&quot;;&quot;GU&quot;;[.E211]);IF([.G211]&lt;&gt;[.I211];[.H211];[.F211]);CONCATENATE(IF([.I211]=&quot;Identifier&quot;;&quot;ID&quot;;IF([.I211]=&quot;Text&quot;;&quot;&quot;;[.I211]))));&quot; &quot;;&quot;&quot;);&quot;'&quot;;&quot;&quot;)" office:value-type="string" office:string-value="RegistrationNationalityID">
            <text:p>RegistrationNationalityID</text:p>
          </table:table-cell>
          <table:table-cell table:style-name="ce8" office:value-type="string">
            <text:p>Transport Means. Registration_ Nationality Identifier. Identifier</text:p>
          </table:table-cell>
          <table:table-cell table:style-name="ce14"/>
          <table:table-cell table:style-name="ce14" office:value-type="string">
            <text:p>Transport Means</text:p>
          </table:table-cell>
          <table:table-cell table:style-name="ce14" office:value-type="string">
            <text:p>Registration</text:p>
          </table:table-cell>
          <table:table-cell table:style-name="ce14" office:value-type="string">
            <text:p>Nationality</text:p>
          </table:table-cell>
          <table:table-cell table:style-name="ce14" office:value-type="string">
            <text:p>Identifier</text:p>
          </table:table-cell>
          <table:table-cell table:formula="oooc:=IF([.F211]&lt;&gt;&quot;&quot;;CONCATENATE([.F211];&quot; &quot;;[.G211]);[.G211])" office:value-type="string" office:string-value="Nationality Identifier">
            <text:p>Nationality Identifier</text:p>
          </table:table-cell>
          <table:table-cell table:style-name="ce14" office:value-type="string">
            <text:p>Identifier</text:p>
          </table:table-cell>
          <table:table-cell table:style-name="ce14"/>
          <table:table-cell table:formula="oooc:=IF([.J211]&lt;&gt;&quot;&quot;;CONCATENATE([.J211];&quot;_ &quot;;[.I211];&quot;. Type&quot;);CONCATENATE([.I211];&quot;. Type&quot;))" office:value-type="string" office:string-value="Identifier. Type">
            <text:p>Identifier. Type</text:p>
          </table:table-cell>
          <table:table-cell table:style-name="ce14" table:number-columns-repeated="2"/>
          <table:table-cell table:style-name="ce14" office:value-type="string">
            <text:p>Nationality of Means of Transport (WCO 175, 178 and 179)</text:p>
          </table:table-cell>
          <table:table-cell table:style-name="ce29" office:value-type="string">
            <text:p>0..1</text:p>
          </table:table-cell>
          <table:table-cell table:style-name="ce14" office:value-type="string">
            <text:p>BBIE</text:p>
          </table:table-cell>
          <table:table-cell table:style-name="ce25" office:value-type="string">
            <text:p>Formal identification of the country in which a means of transport is registered.</text:p>
          </table:table-cell>
          <table:table-cell table:style-name="ce19" office:value-type="string">
            <text:p>"LIB"</text:p>
          </table:table-cell>
          <table:table-cell table:style-name="ce14" office:value-type="float" office:value="8453">
            <text:p>8453</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212]=&quot;Globally Unique&quot;;&quot;GU&quot;;[.E212]);IF([.G212]&lt;&gt;[.I212];[.H212];[.F212]);CONCATENATE(IF([.I212]=&quot;Identifier&quot;;&quot;ID&quot;;IF([.I212]=&quot;Text&quot;;&quot;&quot;;[.I212]))));&quot; &quot;;&quot;&quot;);&quot;'&quot;;&quot;&quot;)" office:value-type="string" office:string-value="RegistrationNationality">
            <text:p>RegistrationNationality</text:p>
          </table:table-cell>
          <table:table-cell table:style-name="ce8" office:value-type="string">
            <text:p>Transport Means. Registration_ Nationality. Text</text:p>
          </table:table-cell>
          <table:table-cell table:style-name="ce14"/>
          <table:table-cell table:style-name="ce14" office:value-type="string">
            <text:p>Transport Means</text:p>
          </table:table-cell>
          <table:table-cell table:style-name="ce14" office:value-type="string">
            <text:p>Registration</text:p>
          </table:table-cell>
          <table:table-cell table:style-name="ce14"/>
          <table:table-cell table:style-name="ce14" office:value-type="string">
            <text:p>Nationality</text:p>
          </table:table-cell>
          <table:table-cell table:formula="oooc:=IF([.F212]&lt;&gt;&quot;&quot;;CONCATENATE([.F212];&quot; &quot;;[.G212]);[.G212])" office:value-type="string" office:string-value="Nationality">
            <text:p>Nationality</text:p>
          </table:table-cell>
          <table:table-cell table:style-name="ce14" office:value-type="string">
            <text:p>Text</text:p>
          </table:table-cell>
          <table:table-cell table:style-name="ce14"/>
          <table:table-cell table:formula="oooc:=IF([.J212]&lt;&gt;&quot;&quot;;CONCATENATE([.J212];&quot;_ &quot;;[.I212];&quot;. Type&quot;);CONCATENATE([.I212];&quot;. Type&quot;))" office:value-type="string" office:string-value="Text. Type">
            <text:p>Text. Type</text:p>
          </table:table-cell>
          <table:table-cell table:style-name="ce14" table:number-columns-repeated="2"/>
          <table:table-cell table:style-name="ce14" office:value-type="string">
            <text:p>Flag of Vessel, Nationality of Ship</text:p>
          </table:table-cell>
          <table:table-cell table:style-name="ce29" office:value-type="string">
            <text:p>0..n</text:p>
          </table:table-cell>
          <table:table-cell table:style-name="ce14" office:value-type="string">
            <text:p>BBIE</text:p>
          </table:table-cell>
          <table:table-cell table:style-name="ce25" office:value-type="string">
            <text:p>Name of the country in which a means of transport is registered.</text:p>
          </table:table-cell>
          <table:table-cell table:style-name="ce19" office:value-type="string">
            <text:p>Liberia</text:p>
          </table:table-cell>
          <table:table-cell table:style-name="ce19" office:value-type="float" office:value="8452">
            <text:p>8452</text:p>
          </table:table-cell>
          <table:table-cell table:style-name="ce48" office:value-type="string">
            <text:p>2.0</text:p>
          </table:table-cell>
          <table:table-cell table:style-name="ce19"/>
          <table:table-cell table:style-name="ce14"/>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213]=&quot;Globally Unique&quot;;&quot;GU&quot;;[.E213]);IF([.G213]&lt;&gt;[.I213];[.H213];[.F213]);CONCATENATE(IF([.I213]=&quot;Identifier&quot;;&quot;ID&quot;;IF([.I213]=&quot;Text&quot;;&quot;&quot;;[.I213]))));&quot; &quot;;&quot;&quot;);&quot;'&quot;;&quot;&quot;)" office:value-type="string" office:string-value="DirectionCode">
            <text:p>DirectionCode</text:p>
          </table:table-cell>
          <table:table-cell table:style-name="ce8" office:value-type="string">
            <text:p>Transport Means. Direction. Code</text:p>
          </table:table-cell>
          <table:table-cell table:style-name="ce14"/>
          <table:table-cell table:style-name="ce14" office:value-type="string">
            <text:p>Transport Means</text:p>
          </table:table-cell>
          <table:table-cell table:number-columns-repeated="2" table:style-name="ce14"/>
          <table:table-cell table:style-name="ce14" office:value-type="string">
            <text:p>Direction</text:p>
          </table:table-cell>
          <table:table-cell table:formula="oooc:=IF([.F213]&lt;&gt;&quot;&quot;;CONCATENATE([.F213];&quot; &quot;;[.G213]);[.G213])" office:value-type="string" office:string-value="Direction">
            <text:p>Direction</text:p>
          </table:table-cell>
          <table:table-cell table:style-name="ce14" office:value-type="string">
            <text:p>Code</text:p>
          </table:table-cell>
          <table:table-cell table:style-name="ce14"/>
          <table:table-cell table:formula="oooc:=IF([.J213]&lt;&gt;&quot;&quot;;CONCATENATE([.J213];&quot;_ &quot;;[.I213];&quot;. Type&quot;);CONCATENATE([.I213];&quot;. Type&quot;))" office:value-type="string" office:string-value="Code. Type">
            <text:p>Code. Type</text:p>
          </table:table-cell>
          <table:table-cell table:style-name="ce14" table:number-columns-repeated="2"/>
          <table:table-cell table:style-name="ce14" office:value-type="string">
            <text:p>Transit Direction</text:p>
          </table:table-cell>
          <table:table-cell table:style-name="ce29" office:value-type="string">
            <text:p>0..1</text:p>
          </table:table-cell>
          <table:table-cell table:style-name="ce14" office:value-type="string">
            <text:p>BBIE</text:p>
          </table:table-cell>
          <table:table-cell table:style-name="ce25" office:value-type="string">
            <text:p>The direction of the transport means</text:p>
          </table:table-cell>
          <table:table-cell table:style-name="ce19" office:value-type="string">
            <text:p>"North","East"</text:p>
          </table:table-cell>
          <table:table-cell table:style-name="ce19" office:value-type="float" office:value="8452">
            <text:p>8452</text:p>
          </table:table-cell>
          <table:table-cell table:style-name="ce48" office:value-type="string">
            <text:p>2.0</text:p>
          </table:table-cell>
          <table:table-cell table:style-name="ce19"/>
          <table:table-cell table:style-name="ce14"/>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5" table:formula="oooc:=SUBSTITUTE(SUBSTITUTE(CONCATENATE(IF([.E214]=&quot;Globally Unique&quot;;&quot;GU&quot;;[.E214]);[.F214];IF([.H214]&lt;&gt;[.I214];[.H214];&quot;&quot;);CONCATENATE(IF([.I214]=&quot;Identifier&quot;;&quot;ID&quot;;IF([.I214]=&quot;Text&quot;;&quot;&quot;;[.I214]))));&quot; &quot;;&quot;&quot;);&quot;'&quot;;&quot;&quot;)" office:value-type="string" office:string-value="Stowage">
            <text:p>Stowage</text:p>
          </table:table-cell>
          <table:table-cell table:style-name="ce5" office:value-type="string">
            <text:p>Transport Means. Stowage</text:p>
          </table:table-cell>
          <table:table-cell table:style-name="ce18"/>
          <table:table-cell table:style-name="ce18" office:value-type="string">
            <text:p>Transport Means</text:p>
          </table:table-cell>
          <table:table-cell table:number-columns-repeated="2" table:style-name="ce5"/>
          <table:table-cell table:style-name="ce5"/>
          <table:table-cell table:style-name="ce5" table:formula="oooc:=[.M214]" office:value-type="string" office:string-value="Stowage">
            <text:p>Stowage</text:p>
          </table:table-cell>
          <table:table-cell table:style-name="ce5" table:formula="oooc:=[.M214]" office:value-type="string" office:string-value="Stowage">
            <text:p>Stowage</text:p>
          </table:table-cell>
          <table:table-cell table:style-name="ce5" table:number-columns-repeated="3"/>
          <table:table-cell table:style-name="ce18" office:value-type="string">
            <text:p>Stowage</text:p>
          </table:table-cell>
          <table:table-cell table:style-name="ce18"/>
          <table:table-cell table:style-name="ce32" office:value-type="string">
            <text:p>0..1</text:p>
          </table:table-cell>
          <table:table-cell table:style-name="ce5" office:value-type="string">
            <text:p>ASBIE</text:p>
          </table:table-cell>
          <table:table-cell table:style-name="ce5" office:value-type="string">
            <text:p>Association to a location on board a means of transport where specified goods or transport equipment have been or are to be stowed.</text:p>
          </table:table-cell>
          <table:table-cell table:style-name="ce18" table:number-columns-repeated="2"/>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2">
          <table:table-cell table:style-name="ce5" table:formula="oooc:=SUBSTITUTE(SUBSTITUTE(CONCATENATE(IF([.E215]=&quot;Globally Unique&quot;;&quot;GU&quot;;[.E215]);[.F215];IF([.H215]&lt;&gt;[.I215];[.H215];&quot;&quot;);CONCATENATE(IF([.I215]=&quot;Identifier&quot;;&quot;ID&quot;;IF([.I215]=&quot;Text&quot;;&quot;&quot;;[.I215]))));&quot; &quot;;&quot;&quot;);&quot;'&quot;;&quot;&quot;)" office:value-type="string" office:string-value="AirTransport">
            <text:p>AirTransport</text:p>
          </table:table-cell>
          <table:table-cell table:style-name="ce5" office:value-type="string">
            <text:p>Transport Means. Air Transport</text:p>
          </table:table-cell>
          <table:table-cell table:style-name="ce18"/>
          <table:table-cell table:style-name="ce18" office:value-type="string">
            <text:p>Transport Means</text:p>
          </table:table-cell>
          <table:table-cell table:number-columns-repeated="2" table:style-name="ce5"/>
          <table:table-cell table:style-name="ce5"/>
          <table:table-cell table:style-name="ce5" table:formula="oooc:=[.M215]" office:value-type="string" office:string-value="Air Transport">
            <text:p>Air Transport</text:p>
          </table:table-cell>
          <table:table-cell table:style-name="ce5" table:formula="oooc:=[.M215]" office:value-type="string" office:string-value="Air Transport">
            <text:p>Air Transport</text:p>
          </table:table-cell>
          <table:table-cell table:style-name="ce5" table:number-columns-repeated="3"/>
          <table:table-cell table:style-name="ce18" office:value-type="string">
            <text:p>Air Transport</text:p>
          </table:table-cell>
          <table:table-cell table:style-name="ce18"/>
          <table:table-cell table:style-name="ce32" office:value-type="string">
            <text:p>0..1</text:p>
          </table:table-cell>
          <table:table-cell table:style-name="ce5" office:value-type="string">
            <text:p>ASBIE</text:p>
          </table:table-cell>
          <table:table-cell table:style-name="ce5" office:value-type="string">
            <text:p>Association to identify an aircraft</text:p>
          </table:table-cell>
          <table:table-cell table:style-name="ce18" table:number-columns-repeated="2"/>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3">
          <table:table-cell table:style-name="ce5" table:formula="oooc:=SUBSTITUTE(SUBSTITUTE(CONCATENATE(IF([.E216]=&quot;Globally Unique&quot;;&quot;GU&quot;;[.E216]);[.F216];IF([.H216]&lt;&gt;[.I216];[.H216];&quot;&quot;);CONCATENATE(IF([.I216]=&quot;Identifier&quot;;&quot;ID&quot;;IF([.I216]=&quot;Text&quot;;&quot;&quot;;[.I216]))));&quot; &quot;;&quot;&quot;);&quot;'&quot;;&quot;&quot;)" office:value-type="string" office:string-value="RoadTransport">
            <text:p>RoadTransport</text:p>
          </table:table-cell>
          <table:table-cell table:style-name="ce5" office:value-type="string">
            <text:p>Transport Means. Road Transport</text:p>
          </table:table-cell>
          <table:table-cell table:style-name="ce18"/>
          <table:table-cell table:style-name="ce18" office:value-type="string">
            <text:p>Transport Means</text:p>
          </table:table-cell>
          <table:table-cell table:number-columns-repeated="2" table:style-name="ce5"/>
          <table:table-cell table:style-name="ce5"/>
          <table:table-cell table:style-name="ce5" table:formula="oooc:=[.M216]" office:value-type="string" office:string-value="Road Transport">
            <text:p>Road Transport</text:p>
          </table:table-cell>
          <table:table-cell table:style-name="ce5" table:formula="oooc:=[.M216]" office:value-type="string" office:string-value="Road Transport">
            <text:p>Road Transport</text:p>
          </table:table-cell>
          <table:table-cell table:style-name="ce5" table:number-columns-repeated="3"/>
          <table:table-cell table:style-name="ce18" office:value-type="string">
            <text:p>Road Transport</text:p>
          </table:table-cell>
          <table:table-cell table:style-name="ce18"/>
          <table:table-cell table:style-name="ce32" office:value-type="string">
            <text:p>0..1</text:p>
          </table:table-cell>
          <table:table-cell table:style-name="ce5" office:value-type="string">
            <text:p>ASBIE</text:p>
          </table:table-cell>
          <table:table-cell table:style-name="ce5" office:value-type="string">
            <text:p>Association to identify a road vehicle</text:p>
          </table:table-cell>
          <table:table-cell table:style-name="ce18" table:number-columns-repeated="2"/>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3">
          <table:table-cell table:style-name="ce5" table:formula="oooc:=SUBSTITUTE(SUBSTITUTE(CONCATENATE(IF([.E217]=&quot;Globally Unique&quot;;&quot;GU&quot;;[.E217]);[.F217];IF([.H217]&lt;&gt;[.I217];[.H217];&quot;&quot;);CONCATENATE(IF([.I217]=&quot;Identifier&quot;;&quot;ID&quot;;IF([.I217]=&quot;Text&quot;;&quot;&quot;;[.I217]))));&quot; &quot;;&quot;&quot;);&quot;'&quot;;&quot;&quot;)" office:value-type="string" office:string-value="RailTransport">
            <text:p>RailTransport</text:p>
          </table:table-cell>
          <table:table-cell table:style-name="ce5" office:value-type="string">
            <text:p>Transport Means. Rail Transport</text:p>
          </table:table-cell>
          <table:table-cell table:style-name="ce18"/>
          <table:table-cell table:style-name="ce18" office:value-type="string">
            <text:p>Transport Means</text:p>
          </table:table-cell>
          <table:table-cell table:number-columns-repeated="2" table:style-name="ce5"/>
          <table:table-cell table:style-name="ce5"/>
          <table:table-cell table:style-name="ce5" table:formula="oooc:=[.M217]" office:value-type="string" office:string-value="Rail Transport">
            <text:p>Rail Transport</text:p>
          </table:table-cell>
          <table:table-cell table:style-name="ce5" table:formula="oooc:=[.M217]" office:value-type="string" office:string-value="Rail Transport">
            <text:p>Rail Transport</text:p>
          </table:table-cell>
          <table:table-cell table:style-name="ce5" table:number-columns-repeated="3"/>
          <table:table-cell table:style-name="ce18" office:value-type="string">
            <text:p>Rail Transport</text:p>
          </table:table-cell>
          <table:table-cell table:style-name="ce18"/>
          <table:table-cell table:style-name="ce32" office:value-type="string">
            <text:p>0..1</text:p>
          </table:table-cell>
          <table:table-cell table:style-name="ce5" office:value-type="string">
            <text:p>ASBIE</text:p>
          </table:table-cell>
          <table:table-cell table:style-name="ce5" office:value-type="string">
            <text:p>Association to identify a train</text:p>
          </table:table-cell>
          <table:table-cell table:style-name="ce18" table:number-columns-repeated="2"/>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3">
          <table:table-cell table:style-name="ce5" table:formula="oooc:=SUBSTITUTE(SUBSTITUTE(CONCATENATE(IF([.E218]=&quot;Globally Unique&quot;;&quot;GU&quot;;[.E218]);[.F218];IF([.H218]&lt;&gt;[.I218];[.H218];&quot;&quot;);CONCATENATE(IF([.I218]=&quot;Identifier&quot;;&quot;ID&quot;;IF([.I218]=&quot;Text&quot;;&quot;&quot;;[.I218]))));&quot; &quot;;&quot;&quot;);&quot;'&quot;;&quot;&quot;)" office:value-type="string" office:string-value="MaritimeTransport">
            <text:p>MaritimeTransport</text:p>
          </table:table-cell>
          <table:table-cell table:style-name="ce5" office:value-type="string">
            <text:p>Transport Means. Maritime Transport</text:p>
          </table:table-cell>
          <table:table-cell table:style-name="ce18"/>
          <table:table-cell table:style-name="ce18" office:value-type="string">
            <text:p>Transport Means</text:p>
          </table:table-cell>
          <table:table-cell table:number-columns-repeated="2" table:style-name="ce5"/>
          <table:table-cell table:style-name="ce5"/>
          <table:table-cell table:style-name="ce5" table:formula="oooc:=[.M218]" office:value-type="string" office:string-value="Maritime Transport">
            <text:p>Maritime Transport</text:p>
          </table:table-cell>
          <table:table-cell table:style-name="ce5" table:formula="oooc:=[.M218]" office:value-type="string" office:string-value="Maritime Transport">
            <text:p>Maritime Transport</text:p>
          </table:table-cell>
          <table:table-cell table:style-name="ce5" table:number-columns-repeated="3"/>
          <table:table-cell table:style-name="ce18" office:value-type="string">
            <text:p>Maritime Transport</text:p>
          </table:table-cell>
          <table:table-cell table:style-name="ce18"/>
          <table:table-cell table:style-name="ce32" office:value-type="string">
            <text:p>0..1</text:p>
          </table:table-cell>
          <table:table-cell table:style-name="ce5" office:value-type="string">
            <text:p>ASBIE</text:p>
          </table:table-cell>
          <table:table-cell table:style-name="ce5" office:value-type="string">
            <text:p>Association to identify a ship</text:p>
          </table:table-cell>
          <table:table-cell table:style-name="ce18" table:number-columns-repeated="2"/>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2">
          <table:table-cell table:style-name="ce5" table:formula="oooc:=SUBSTITUTE(SUBSTITUTE(CONCATENATE(IF([.E219]=&quot;Globally Unique&quot;;&quot;GU&quot;;[.E219]);[.F219];IF([.H219]&lt;&gt;[.I219];[.H219];&quot;&quot;);CONCATENATE(IF([.I219]=&quot;Identifier&quot;;&quot;ID&quot;;IF([.I219]=&quot;Text&quot;;&quot;&quot;;[.I219]))));&quot; &quot;;&quot;&quot;);&quot;'&quot;;&quot;&quot;)" office:value-type="string" office:string-value="OwnerParty">
            <text:p>OwnerParty</text:p>
          </table:table-cell>
          <table:table-cell table:style-name="ce5" office:value-type="string">
            <text:p>Transport Means. Owner_ Party</text:p>
          </table:table-cell>
          <table:table-cell table:style-name="ce18"/>
          <table:table-cell table:style-name="ce18" office:value-type="string">
            <text:p>Transport Means</text:p>
          </table:table-cell>
          <table:table-cell table:style-name="ce5" office:value-type="string">
            <text:p>Owner</text:p>
          </table:table-cell>
          <table:table-cell table:style-name="ce5"/>
          <table:table-cell table:style-name="ce5"/>
          <table:table-cell table:style-name="ce5" table:formula="oooc:=[.M219]" office:value-type="string" office:string-value="Party">
            <text:p>Party</text:p>
          </table:table-cell>
          <table:table-cell table:style-name="ce5" table:formula="oooc:=[.M219]" office:value-type="string" office:string-value="Party">
            <text:p>Party</text:p>
          </table:table-cell>
          <table:table-cell table:style-name="ce5" table:number-columns-repeated="3"/>
          <table:table-cell table:style-name="ce18" office:value-type="string">
            <text:p>Party</text:p>
          </table:table-cell>
          <table:table-cell table:style-name="ce18"/>
          <table:table-cell table:style-name="ce32" office:value-type="string">
            <text:p>0..1</text:p>
          </table:table-cell>
          <table:table-cell table:style-name="ce5" office:value-type="string">
            <text:p>ASBIE</text:p>
          </table:table-cell>
          <table:table-cell table:style-name="ce5" office:value-type="string">
            <text:p>Association to the party owning the means of transport</text:p>
          </table:table-cell>
          <table:table-cell table:style-name="ce18" table:number-columns-repeated="2"/>
          <table:table-cell table:style-name="ce52" office:value-type="string">
            <text:p>2.0</text:p>
          </table:table-cell>
          <table:table-cell table:style-name="ce5" table:number-columns-repeated="2"/>
          <table:table-cell table:style-name="ce5" office:value-type="string">
            <text:p>Transportation</text:p>
          </table:table-cell>
          <table:table-cell table:style-name="ce18" table:number-columns-repeated="2"/>
          <table:table-cell table:style-name="ce5" table:number-columns-repeated="24"/>
          <table:table-cell table:style-name="ce14" table:number-columns-repeated="115"/>
          <table:table-cell table:number-columns-repeated="92"/>
        </table:table-row>
        <table:table-row table:style-name="ro2">
          <table:table-cell table:style-name="ce2" table:formula="oooc:=SUBSTITUTE(SUBSTITUTE(CONCATENATE(IF([.C220]=&quot;&quot;;&quot;&quot;;CONCATENATE([.C220];&quot;&quot;));&quot;&quot;;[.D220]);&quot; &quot;;&quot;&quot;);&quot;'&quot;;&quot;&quot;)" office:value-type="string" office:string-value="TransportationService">
            <text:p>TransportationService</text:p>
          </table:table-cell>
          <table:table-cell table:style-name="ce2" office:value-type="string">
            <text:p>Transportation Service. Details</text:p>
          </table:table-cell>
          <table:table-cell table:style-name="ce13"/>
          <table:table-cell table:style-name="ce13" office:value-type="string">
            <text:p>Transportation Service</text:p>
          </table:table-cell>
          <table:table-cell table:style-name="ce13" table:number-columns-repeated="10"/>
          <table:table-cell table:style-name="ce2"/>
          <table:table-cell table:style-name="ce13" office:value-type="string">
            <text:p>ABIE</text:p>
          </table:table-cell>
          <table:table-cell table:style-name="ce27" table:number-columns-repeated="3"/>
          <table:table-cell table:style-name="ce47" office:value-type="string">
            <text:p>2.0</text:p>
          </table:table-cell>
          <table:table-cell table:style-name="ce59"/>
          <table:table-cell table:style-name="ce2"/>
          <table:table-cell table:style-name="ce13" office:value-type="string">
            <text:p>Transportation</text:p>
          </table:table-cell>
          <table:table-cell table:style-name="ce13" table:number-columns-repeated="13"/>
          <table:table-cell table:style-name="ce13" office:value-type="string">
            <text:p>Y</text:p>
          </table:table-cell>
          <table:table-cell table:style-name="ce13" table:number-columns-repeated="9"/>
          <table:table-cell table:style-name="ce13" office:value-type="string">
            <text:p>Y</text:p>
          </table:table-cell>
          <table:table-cell table:style-name="ce13" table:number-columns-repeated="2"/>
          <table:table-cell table:style-name="ce14" table:number-columns-repeated="115"/>
          <table:table-cell table:number-columns-repeated="92"/>
        </table:table-row>
        <table:table-row table:style-name="ro4">
          <table:table-cell table:style-name="ce3" table:formula="oooc:=SUBSTITUTE(SUBSTITUTE(CONCATENATE(IF([.E221]=&quot;Globally Unique&quot;;&quot;GU&quot;;[.E221]);IF([.G221]&lt;&gt;[.I221];[.H221];[.F221]);CONCATENATE(IF([.I221]=&quot;Identifier&quot;;&quot;ID&quot;;IF([.I221]=&quot;Text&quot;;&quot;&quot;;[.I221]))));&quot; &quot;;&quot;&quot;);&quot;'&quot;;&quot;&quot;)" office:value-type="string" office:string-value="ServiceCode">
            <text:p>ServiceCode</text:p>
          </table:table-cell>
          <table:table-cell table:style-name="ce8" office:value-type="string">
            <text:p>Transportation Service. Service. Code</text:p>
          </table:table-cell>
          <table:table-cell table:style-name="ce14"/>
          <table:table-cell table:style-name="ce14" office:value-type="string">
            <text:p>Transportation Service</text:p>
          </table:table-cell>
          <table:table-cell table:number-columns-repeated="2" table:style-name="ce14"/>
          <table:table-cell table:style-name="ce14" office:value-type="string">
            <text:p>Service</text:p>
          </table:table-cell>
          <table:table-cell table:formula="oooc:=IF([.F221]&lt;&gt;&quot;&quot;;CONCATENATE([.F221];&quot; &quot;;[.G221]);[.G221])" office:value-type="string" office:string-value="Service">
            <text:p>Service</text:p>
          </table:table-cell>
          <table:table-cell table:style-name="ce14" office:value-type="string">
            <text:p>Code</text:p>
          </table:table-cell>
          <table:table-cell table:style-name="ce14"/>
          <table:table-cell table:formula="oooc:=IF([.J221]&lt;&gt;&quot;&quot;;CONCATENATE([.J221];&quot;_ &quot;;[.I221];&quot;. Type&quot;);CONCATENATE([.I221];&quot;. Type&quot;))" office:value-type="string" office:string-value="Code. Type">
            <text:p>Code. Type</text:p>
          </table:table-cell>
          <table:table-cell table:style-name="ce14" table:number-columns-repeated="3"/>
          <table:table-cell table:style-name="ce29" office:value-type="string">
            <text:p>1</text:p>
          </table:table-cell>
          <table:table-cell table:style-name="ce14" office:value-type="string">
            <text:p>BBIE</text:p>
          </table:table-cell>
          <table:table-cell table:style-name="ce25" office:value-type="string">
            <text:p>A code which describes the general type of service required for the transportation of goods. Specifically, it identifies the extent of the transportation service. E.g. door-to-door, port-to-port.</text:p>
          </table:table-cell>
          <table:table-cell table:style-name="ce14" table:number-columns-repeated="2"/>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222]=&quot;Globally Unique&quot;;&quot;GU&quot;;[.E222]);IF([.G222]&lt;&gt;[.I222];[.H222];[.F222]);CONCATENATE(IF([.I222]=&quot;Identifier&quot;;&quot;ID&quot;;IF([.I222]=&quot;Text&quot;;&quot;&quot;;[.I222]))));&quot; &quot;;&quot;&quot;);&quot;'&quot;;&quot;&quot;)" office:value-type="string" office:string-value="TariffClassCode">
            <text:p>TariffClassCode</text:p>
          </table:table-cell>
          <table:table-cell table:style-name="ce8" office:value-type="string">
            <text:p>Transportation Service. Tariff Class. Code</text:p>
          </table:table-cell>
          <table:table-cell table:style-name="ce14"/>
          <table:table-cell table:style-name="ce14" office:value-type="string">
            <text:p>Transportation Service</text:p>
          </table:table-cell>
          <table:table-cell table:style-name="ce14"/>
          <table:table-cell table:style-name="ce14" office:value-type="string">
            <text:p>Tariff </text:p>
          </table:table-cell>
          <table:table-cell table:style-name="ce14" office:value-type="string">
            <text:p>Class</text:p>
          </table:table-cell>
          <table:table-cell table:formula="oooc:=IF([.F222]&lt;&gt;&quot;&quot;;CONCATENATE([.F222];&quot; &quot;;[.G222]);[.G222])" office:value-type="string" office:string-value="Tariff  Class">
            <text:p>Tariff <text:s/>Class</text:p>
          </table:table-cell>
          <table:table-cell table:style-name="ce14" office:value-type="string">
            <text:p>Code</text:p>
          </table:table-cell>
          <table:table-cell table:style-name="ce14"/>
          <table:table-cell table:formula="oooc:=IF([.J222]&lt;&gt;&quot;&quot;;CONCATENATE([.J222];&quot;_ &quot;;[.I222];&quot;. Type&quot;);CONCATENATE([.I222];&quot;. Type&quot;))" office:value-type="string" office:string-value="Code. Type">
            <text:p>Code. Type</text:p>
          </table:table-cell>
          <table:table-cell table:style-name="ce14" table:number-columns-repeated="2"/>
          <table:table-cell table:style-name="ce14" office:value-type="string">
            <text:p>Tariff Class Specifier</text:p>
          </table:table-cell>
          <table:table-cell table:style-name="ce29" office:value-type="string">
            <text:p>0..1</text:p>
          </table:table-cell>
          <table:table-cell table:style-name="ce14" office:value-type="string">
            <text:p>BBIE</text:p>
          </table:table-cell>
          <table:table-cell table:style-name="ce25" office:value-type="string">
            <text:p>Specification of a tariff class applicable to a transportation service.</text:p>
          </table:table-cell>
          <table:table-cell table:style-name="ce14"/>
          <table:table-cell table:style-name="ce14" office:value-type="float" office:value="5440">
            <text:p>5440</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3" table:formula="oooc:=SUBSTITUTE(SUBSTITUTE(CONCATENATE(IF([.E223]=&quot;Globally Unique&quot;;&quot;GU&quot;;[.E223]);IF([.G223]&lt;&gt;[.I223];[.H223];[.F223]);CONCATENATE(IF([.I223]=&quot;Identifier&quot;;&quot;ID&quot;;IF([.I223]=&quot;Text&quot;;&quot;&quot;;[.I223]))));&quot; &quot;;&quot;&quot;);&quot;'&quot;;&quot;&quot;)" office:value-type="string" office:string-value="Priority">
            <text:p>Priority</text:p>
          </table:table-cell>
          <table:table-cell table:style-name="ce8" office:value-type="string">
            <text:p>Transportation Service. Priority. Text</text:p>
          </table:table-cell>
          <table:table-cell table:style-name="ce14"/>
          <table:table-cell table:style-name="ce14" office:value-type="string">
            <text:p>Transportation Service</text:p>
          </table:table-cell>
          <table:table-cell table:number-columns-repeated="2" table:style-name="ce14"/>
          <table:table-cell table:style-name="ce14" office:value-type="string">
            <text:p>Priority</text:p>
          </table:table-cell>
          <table:table-cell table:formula="oooc:=IF([.F223]&lt;&gt;&quot;&quot;;CONCATENATE([.F223];&quot; &quot;;[.G223]);[.G223])" office:value-type="string" office:string-value="Priority">
            <text:p>Priority</text:p>
          </table:table-cell>
          <table:table-cell table:style-name="ce14" office:value-type="string">
            <text:p>Text</text:p>
          </table:table-cell>
          <table:table-cell table:style-name="ce14"/>
          <table:table-cell table:formula="oooc:=IF([.J223]&lt;&gt;&quot;&quot;;CONCATENATE([.J223];&quot;_ &quot;;[.I223];&quot;. Type&quot;);CONCATENATE([.I223];&quot;. Type&quot;))" office:value-type="string" office:string-value="Text. Type">
            <text:p>Text. Type</text:p>
          </table:table-cell>
          <table:table-cell table:style-name="ce14" table:number-columns-repeated="3"/>
          <table:table-cell table:style-name="ce29" office:value-type="string">
            <text:p>0..1</text:p>
          </table:table-cell>
          <table:table-cell table:style-name="ce14" office:value-type="string">
            <text:p>BBIE</text:p>
          </table:table-cell>
          <table:table-cell table:style-name="ce25" office:value-type="string">
            <text:p>Statement indicating priority of requested transportion service.</text:p>
          </table:table-cell>
          <table:table-cell table:style-name="ce14"/>
          <table:table-cell table:style-name="ce14" office:value-type="float" office:value="4218">
            <text:p>4218</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3">
          <table:table-cell table:style-name="ce3" table:formula="oooc:=SUBSTITUTE(SUBSTITUTE(CONCATENATE(IF([.E224]=&quot;Globally Unique&quot;;&quot;GU&quot;;[.E224]);IF([.G224]&lt;&gt;[.I224];[.H224];[.F224]);CONCATENATE(IF([.I224]=&quot;Identifier&quot;;&quot;ID&quot;;IF([.I224]=&quot;Text&quot;;&quot;&quot;;[.I224]))));&quot; &quot;;&quot;&quot;);&quot;'&quot;;&quot;&quot;)" office:value-type="string" office:string-value="FreightRateClassCode">
            <text:p>FreightRateClassCode</text:p>
          </table:table-cell>
          <table:table-cell table:style-name="ce8" office:value-type="string">
            <text:p>Transportation Service. Freight Rate Class. Code</text:p>
          </table:table-cell>
          <table:table-cell table:style-name="ce14"/>
          <table:table-cell table:style-name="ce14" office:value-type="string">
            <text:p>Transportation Service</text:p>
          </table:table-cell>
          <table:table-cell table:style-name="ce14"/>
          <table:table-cell table:style-name="ce19" office:value-type="string">
            <text:p>Freight Rate</text:p>
          </table:table-cell>
          <table:table-cell table:style-name="ce14" office:value-type="string">
            <text:p>Class</text:p>
          </table:table-cell>
          <table:table-cell table:formula="oooc:=IF([.F224]&lt;&gt;&quot;&quot;;CONCATENATE([.F224];&quot; &quot;;[.G224]);[.G224])" office:value-type="string" office:string-value="Freight Rate Class">
            <text:p>Freight Rate Class</text:p>
          </table:table-cell>
          <table:table-cell table:style-name="ce14" office:value-type="string">
            <text:p>Code</text:p>
          </table:table-cell>
          <table:table-cell table:style-name="ce14"/>
          <table:table-cell table:formula="oooc:=IF([.J224]&lt;&gt;&quot;&quot;;CONCATENATE([.J224];&quot;_ &quot;;[.I224];&quot;. Type&quot;);CONCATENATE([.I224];&quot;. Type&quot;))" office:value-type="string" office:string-value="Code. Type">
            <text:p>Code. Type</text:p>
          </table:table-cell>
          <table:table-cell table:style-name="ce14" table:number-columns-repeated="2"/>
          <table:table-cell table:style-name="ce14" office:value-type="string">
            <text:p>Charge Basis</text:p>
          </table:table-cell>
          <table:table-cell table:style-name="ce29" office:value-type="string">
            <text:p>0..1</text:p>
          </table:table-cell>
          <table:table-cell table:style-name="ce14" office:value-type="string">
            <text:p>BBIE</text:p>
          </table:table-cell>
          <table:table-cell table:style-name="ce25" office:value-type="string">
            <text:p>Code to indicate applicable rate class for freight.</text:p>
          </table:table-cell>
          <table:table-cell table:style-name="ce14"/>
          <table:table-cell table:style-name="ce14" office:value-type="float" office:value="5099">
            <text:p>5099</text:p>
          </table:table-cell>
          <table:table-cell table:style-name="ce48" office:value-type="string">
            <text:p>2.0</text:p>
          </table:table-cell>
          <table:table-cell table:style-name="ce14" table:number-columns-repeated="2"/>
          <table:table-cell table:style-name="ce14" office:value-type="string">
            <text:p>Transportation</text:p>
          </table:table-cell>
          <table:table-cell table:style-name="ce14" table:number-columns-repeated="26"/>
          <table:table-cell table:style-name="ce19" table:number-columns-repeated="115"/>
          <table:table-cell table:number-columns-repeated="92"/>
        </table:table-row>
        <table:table-row table:style-name="ro2">
          <table:table-cell table:style-name="ce6" table:number-columns-repeated="13"/>
          <table:table-cell table:style-name="ce28"/>
          <table:table-cell table:style-name="ce34"/>
          <table:table-cell table:style-name="ce28" office:value-type="string">
            <text:p>END</text:p>
          </table:table-cell>
          <table:table-cell table:style-name="ce42" table:number-columns-repeated="4"/>
          <table:table-cell table:style-name="ce61"/>
          <table:table-cell table:style-name="ce42"/>
          <table:table-cell table:style-name="ce6" table:number-columns-repeated="27"/>
          <table:table-cell table:number-columns-repeated="207"/>
        </table:table-row>
        <table:table-row table:style-name="ro14" table:number-rows-repeated="65310">
          <table:table-cell table:number-columns-repeated="256"/>
        </table:table-row>
        <table:table-row table:style-name="ro14">
          <table:table-cell table:number-columns-repeated="256"/>
        </table:table-row>
      </table:table>
      <table:named-expressions>
        <table:named-range table:name="BuiltIn_AutoFilter___1" table:base-cell-address="$Transportation.$A$1" table:cell-range-address="$Transportation.$#REF!$#REF!:.$#REF!$#REF!"/>
        <table:named-range table:name="Excel_BuiltIn_Print_Area_1___0" table:base-cell-address="$Transportation.$A$1" table:cell-range-address="$Transportation.$#REF!$#REF!:.$#REF!$#REF!"/>
        <table:named-expression table:name="Excel_BuiltIn_Print_Titles_1___0" table:base-cell-address="$Transportation.$A$1" table:expression="&quot;$Reusable.$#REF!$#REF!:$#REF!$#REF!&quot;"/>
        <table:named-range table:name="Excel_BuiltIn_Print_Area_1" table:base-cell-address="$Transportation.$A$1" table:cell-range-address="$Transportation.$A$1:.$O$65536" table:range-usable-as="print-range"/>
        <table:named-range table:name="Excel_BuiltIn_Print_Titles_1" table:base-cell-address="$Transportation.$A$1" table:cell-range-address="$Transportation.$#REF!$#REF!:.$#REF!$#REF!"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number:text>
      <number:number number:decimal-places="0" number:min-integer-digits="1" number:grouping="true"/>
      <number:text> </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1"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kr </number:text>
      <number:number number:decimal-places="2" number:min-integer-digits="1" number:grouping="true"/>
      <number:text> </number:text>
    </number:number-style>
    <number:number-style style:name="N124P1" style:volatile="true">
      <number:text> kr (</number:text>
      <number:number number:decimal-places="2" number:min-integer-digits="1" number:grouping="true"/>
      <number:text>)</number:text>
    </number:number-style>
    <number:number-style style:name="N124P2" style:volatile="true">
      <number:text> kr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number number:decimal-places="0" number:min-integer-digits="1" number:grouping="true"/>
      <number:text> £</number:text>
    </number:number-style>
    <number:number-style style:name="N132">
      <number:text>-</number:text>
      <number:number number:decimal-places="0" number:min-integer-digits="1" number:grouping="true"/>
      <number:text> £</number:text>
      <style:map style:condition="value()&gt;=0" style:apply-style-name="N132P0"/>
    </number:number-style>
    <number:number-style style:name="N133P0" style:volatile="true">
      <number:number number:decimal-places="0" number:min-integer-digits="1" number:grouping="true"/>
      <number:text> £</number:text>
    </number:number-style>
    <number:number-style style:name="N133">
      <style:text-properties fo:color="#ff0000"/>
      <number:text>-</number:text>
      <number:number number:decimal-places="0" number:min-integer-digits="1" number:grouping="true"/>
      <number:text> £</number:text>
      <style:map style:condition="value()&gt;=0" style:apply-style-name="N133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6P0" style:volatile="true">
      <number:text> </number:text>
      <number:number number:decimal-places="0" number:min-integer-digits="1" number:grouping="true"/>
      <number:text> £ </number:text>
    </number:number-style>
    <number:number-style style:name="N136P1" style:volatile="true">
      <number:text>-</number:text>
      <number:number number:decimal-places="0" number:min-integer-digits="1" number:grouping="true"/>
      <number:text> £ </number:text>
    </number:number-style>
    <number:number-style style:name="N136P2" style:volatile="true">
      <number:text> -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8.2673in" fo:page-height="11.6925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1">01/01/2006</text:date>, <text:time>17:20:53</text:time></text:p>
        </style:region-right>
      </style:header>
      <style:header-left style:display="false"/>
      <style:footer>
        <text:p>Page <text:page-number>1</text:page-number> / <text:page-count>99</text:page-count></text:p>
      </style:footer>
      <style:footer-left style:display="false"/>
    </style:master-page>
    <style:master-page style:name="PageStyle_5f_Transportation" style:display-name="PageStyle_Transportation"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20:53</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20:53</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UBL</dc:title>
    <dc:description>v 2.0</dc:description>
    <meta:initial-creator>OASIS UBL Technical Committee</meta:initial-creator>
    <meta:creation-date>2001-08-30T03:59:20</meta:creation-date>
    <dc:creator>Tim McGrath</dc:creator>
    <dc:date>2005-12-30T17:25:47</dc:date>
    <meta:print-date>2005-12-15T21:17:33</meta:print-date>
    <dc:language>en-US</dc:language>
    <meta:editing-cycles>56</meta:editing-cycles>
    <meta:editing-duration>PT7H14M19S</meta:editing-duration>
    <meta:user-defined meta:name="Info 1"/>
    <meta:user-defined meta:name="Info 2"/>
    <meta:user-defined meta:name="Info 3"/>
    <meta:user-defined meta:name="Info 4"/>
    <meta:document-statistic meta:table-count="1" meta:cell-count="3291"/>
  </office:meta>
</office:document-meta>
</file>